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134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nk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(LKB1_1,CD20_1,Annexin-1_1)</text:p>
          </table:table-cell>
          <table:table-cell office:value-type="float" office:value="-3.59915961335" calcext:value-type="float">
            <text:p>-3.5991596134</text:p>
          </table:table-cell>
        </table:table-row>
        <table:table-row table:style-name="ro1">
          <table:table-cell office:value-type="string" calcext:value-type="string">
            <text:p>(LKB1_1,Annexin-1_1,Rab11_0)</text:p>
          </table:table-cell>
          <table:table-cell office:value-type="float" office:value="-3.24661986388" calcext:value-type="float">
            <text:p>-3.2466198639</text:p>
          </table:table-cell>
        </table:table-row>
        <table:table-row table:style-name="ro1">
          <table:table-cell office:value-type="string" calcext:value-type="string">
            <text:p>(S6_1,CD20_1)</text:p>
          </table:table-cell>
          <table:table-cell office:value-type="float" office:value="-3.14588883169" calcext:value-type="float">
            <text:p>-3.1458888317</text:p>
          </table:table-cell>
        </table:table-row>
        <table:table-row table:style-name="ro1">
          <table:table-cell office:value-type="string" calcext:value-type="string">
            <text:p>(Cyclin_D1_1,CD20_1,Annexin-1_1)</text:p>
          </table:table-cell>
          <table:table-cell office:value-type="float" office:value="-3.14588883169" calcext:value-type="float">
            <text:p>-3.1458888317</text:p>
          </table:table-cell>
        </table:table-row>
        <table:table-row table:style-name="ro1">
          <table:table-cell office:value-type="string" calcext:value-type="string">
            <text:p>(LKB1_1,CD20_1,MAPK_pT202_Y204_0)</text:p>
          </table:table-cell>
          <table:table-cell office:value-type="float" office:value="-3.11602627218" calcext:value-type="float">
            <text:p>-3.1160262722</text:p>
          </table:table-cell>
        </table:table-row>
        <table:table-row table:style-name="ro1">
          <table:table-cell office:value-type="string" calcext:value-type="string">
            <text:p>(LKB1_1,Annexin-1_1,p38_pT180_Y182_0)</text:p>
          </table:table-cell>
          <table:table-cell office:value-type="float" office:value="-3.11602627218" calcext:value-type="float">
            <text:p>-3.1160262722</text:p>
          </table:table-cell>
        </table:table-row>
        <table:table-row table:style-name="ro1">
          <table:table-cell office:value-type="string" calcext:value-type="string">
            <text:p>(LKB1_1,Cyclin_D1_1,HER3_0)</text:p>
          </table:table-cell>
          <table:table-cell office:value-type="float" office:value="-3.08771686143" calcext:value-type="float">
            <text:p>-3.0877168614</text:p>
          </table:table-cell>
        </table:table-row>
        <table:table-row table:style-name="ro1">
          <table:table-cell office:value-type="string" calcext:value-type="string">
            <text:p>(LKB1_1,Cyclin_D1_1,CD20_1)</text:p>
          </table:table-cell>
          <table:table-cell office:value-type="float" office:value="-3.08065218382" calcext:value-type="float">
            <text:p>-3.0806521838</text:p>
          </table:table-cell>
        </table:table-row>
        <table:table-row table:style-name="ro1">
          <table:table-cell office:value-type="string" calcext:value-type="string">
            <text:p>(CD20_1,Annexin-1_1)</text:p>
          </table:table-cell>
          <table:table-cell office:value-type="float" office:value="-3.01619470191" calcext:value-type="float">
            <text:p>-3.0161947019</text:p>
          </table:table-cell>
        </table:table-row>
        <table:table-row table:style-name="ro1">
          <table:table-cell office:value-type="string" calcext:value-type="string">
            <text:p>(Rad51_1,CD20_1)</text:p>
          </table:table-cell>
          <table:table-cell office:value-type="float" office:value="-3.01551210848" calcext:value-type="float">
            <text:p>-3.0155121085</text:p>
          </table:table-cell>
        </table:table-row>
        <table:table-row table:style-name="ro1">
          <table:table-cell office:value-type="string" calcext:value-type="string">
            <text:p>(CD20_1,Annexin-1_1,ARID1A_0)</text:p>
          </table:table-cell>
          <table:table-cell office:value-type="float" office:value="-2.98536794331" calcext:value-type="float">
            <text:p>-2.9853679433</text:p>
          </table:table-cell>
        </table:table-row>
        <table:table-row table:style-name="ro1">
          <table:table-cell office:value-type="string" calcext:value-type="string">
            <text:p>(LKB1_1,Cyclin_D1_1,Annexin-1_1)</text:p>
          </table:table-cell>
          <table:table-cell office:value-type="float" office:value="-2.98536794331" calcext:value-type="float">
            <text:p>-2.9853679433</text:p>
          </table:table-cell>
        </table:table-row>
        <table:table-row table:style-name="ro1">
          <table:table-cell office:value-type="string" calcext:value-type="string">
            <text:p>(LKB1_1,CD20_1,P-Cadherin_0)</text:p>
          </table:table-cell>
          <table:table-cell office:value-type="float" office:value="-2.98536794331" calcext:value-type="float">
            <text:p>-2.9853679433</text:p>
          </table:table-cell>
        </table:table-row>
        <table:table-row table:style-name="ro1">
          <table:table-cell office:value-type="string" calcext:value-type="string">
            <text:p>(p38_MAPK_1,LKB1_1,CD20_1)</text:p>
          </table:table-cell>
          <table:table-cell office:value-type="float" office:value="-2.95674309032" calcext:value-type="float">
            <text:p>-2.9567430903</text:p>
          </table:table-cell>
        </table:table-row>
        <table:table-row table:style-name="ro1">
          <table:table-cell office:value-type="string" calcext:value-type="string">
            <text:p>(CD20_1,HER3_0)</text:p>
          </table:table-cell>
          <table:table-cell office:value-type="float" office:value="-2.85540016539" calcext:value-type="float">
            <text:p>-2.8554001654</text:p>
          </table:table-cell>
        </table:table-row>
        <table:table-row table:style-name="ro1">
          <table:table-cell office:value-type="string" calcext:value-type="string">
            <text:p>(S6_1,LKB1_1)</text:p>
          </table:table-cell>
          <table:table-cell office:value-type="float" office:value="-2.85540016539" calcext:value-type="float">
            <text:p>-2.8554001654</text:p>
          </table:table-cell>
        </table:table-row>
        <table:table-row table:style-name="ro1">
          <table:table-cell office:value-type="string" calcext:value-type="string">
            <text:p>(LKB1_1,Cyclin_D1_1,P-Cadherin_0)</text:p>
          </table:table-cell>
          <table:table-cell office:value-type="float" office:value="-2.85460282876" calcext:value-type="float">
            <text:p>-2.8546028288</text:p>
          </table:table-cell>
        </table:table-row>
        <table:table-row table:style-name="ro1">
          <table:table-cell office:value-type="string" calcext:value-type="string">
            <text:p>(LKB1_1,CD20_1)</text:p>
          </table:table-cell>
          <table:table-cell office:value-type="float" office:value="-2.8470029699" calcext:value-type="float">
            <text:p>-2.8470029699</text:p>
          </table:table-cell>
        </table:table-row>
        <table:table-row table:style-name="ro1">
          <table:table-cell office:value-type="string" calcext:value-type="string">
            <text:p>(LKB1_1,p38_pT180_Y182_0)</text:p>
          </table:table-cell>
          <table:table-cell office:value-type="float" office:value="-2.8470029699" calcext:value-type="float">
            <text:p>-2.8470029699</text:p>
          </table:table-cell>
        </table:table-row>
        <table:table-row table:style-name="ro1">
          <table:table-cell office:value-type="string" calcext:value-type="string">
            <text:p>(Bax_2,LKB1_1,Collagen_VI_0)</text:p>
          </table:table-cell>
          <table:table-cell office:value-type="float" office:value="-2.82571326546" calcext:value-type="float">
            <text:p>-2.8257132655</text:p>
          </table:table-cell>
        </table:table-row>
        <table:table-row table:style-name="ro1">
          <table:table-cell office:value-type="string" calcext:value-type="string">
            <text:p>(LKB1_1,Cyclin_D1_1,Collagen_VI_0)</text:p>
          </table:table-cell>
          <table:table-cell office:value-type="float" office:value="-2.79824340567" calcext:value-type="float">
            <text:p>-2.7982434057</text:p>
          </table:table-cell>
        </table:table-row>
        <table:table-row table:style-name="ro1">
          <table:table-cell office:value-type="string" calcext:value-type="string">
            <text:p>(LKB1_1,Cyclin_D1_1,BRCA2_1)</text:p>
          </table:table-cell>
          <table:table-cell office:value-type="float" office:value="-2.79824340567" calcext:value-type="float">
            <text:p>-2.7982434057</text:p>
          </table:table-cell>
        </table:table-row>
        <table:table-row table:style-name="ro1">
          <table:table-cell office:value-type="string" calcext:value-type="string">
            <text:p>(Rad51_1,LKB1_1,Cyclin_D1_1)</text:p>
          </table:table-cell>
          <table:table-cell office:value-type="float" office:value="-2.79824340567" calcext:value-type="float">
            <text:p>-2.7982434057</text:p>
          </table:table-cell>
        </table:table-row>
        <table:table-row table:style-name="ro1">
          <table:table-cell office:value-type="string" calcext:value-type="string">
            <text:p>(Cyclin_D1_1,Annexin-1_1,Rab11_0)</text:p>
          </table:table-cell>
          <table:table-cell office:value-type="float" office:value="-2.79824340567" calcext:value-type="float">
            <text:p>-2.7982434057</text:p>
          </table:table-cell>
        </table:table-row>
        <table:table-row table:style-name="ro1">
          <table:table-cell office:value-type="string" calcext:value-type="string">
            <text:p>(Cyclin_D1_1,CD20_1,MAPK_pT202_Y204_0)</text:p>
          </table:table-cell>
          <table:table-cell office:value-type="float" office:value="-2.79824340567" calcext:value-type="float">
            <text:p>-2.7982434057</text:p>
          </table:table-cell>
        </table:table-row>
        <table:table-row table:style-name="ro1">
          <table:table-cell office:value-type="string" calcext:value-type="string">
            <text:p>(CD20_1,Annexin-1_1,P-Cadherin_0)</text:p>
          </table:table-cell>
          <table:table-cell office:value-type="float" office:value="-2.79824340567" calcext:value-type="float">
            <text:p>-2.7982434057</text:p>
          </table:table-cell>
        </table:table-row>
        <table:table-row table:style-name="ro1">
          <table:table-cell office:value-type="string" calcext:value-type="string">
            <text:p>(Myosin-IIa_pS1943_1,LKB1_1,CD20_1)</text:p>
          </table:table-cell>
          <table:table-cell office:value-type="float" office:value="-2.79824340567" calcext:value-type="float">
            <text:p>-2.7982434057</text:p>
          </table:table-cell>
        </table:table-row>
        <table:table-row table:style-name="ro1">
          <table:table-cell office:value-type="string" calcext:value-type="string">
            <text:p>(Cyclin_D1_1,CD20_1,ACVRL1_1)</text:p>
          </table:table-cell>
          <table:table-cell office:value-type="float" office:value="-2.78632235734" calcext:value-type="float">
            <text:p>-2.7863223573</text:p>
          </table:table-cell>
        </table:table-row>
        <table:table-row table:style-name="ro1">
          <table:table-cell office:value-type="string" calcext:value-type="string">
            <text:p>(LKB1_1,HER3_0)</text:p>
          </table:table-cell>
          <table:table-cell office:value-type="float" office:value="-2.76180213274" calcext:value-type="float">
            <text:p>-2.7618021327</text:p>
          </table:table-cell>
        </table:table-row>
        <table:table-row table:style-name="ro1">
          <table:table-cell office:value-type="string" calcext:value-type="string">
            <text:p>(LKB1_1,Annexin_VII_0)</text:p>
          </table:table-cell>
          <table:table-cell office:value-type="float" office:value="-2.76180213274" calcext:value-type="float">
            <text:p>-2.7618021327</text:p>
          </table:table-cell>
        </table:table-row>
        <table:table-row table:style-name="ro1">
          <table:table-cell office:value-type="string" calcext:value-type="string">
            <text:p>(LKB1_1,CD20_1,ACVRL1_1)</text:p>
          </table:table-cell>
          <table:table-cell office:value-type="float" office:value="-2.75424248176" calcext:value-type="float">
            <text:p>-2.7542424818</text:p>
          </table:table-cell>
        </table:table-row>
        <table:table-row table:style-name="ro1">
          <table:table-cell office:value-type="string" calcext:value-type="string">
            <text:p>(LKB1_1,Annexin-1_1)</text:p>
          </table:table-cell>
          <table:table-cell office:value-type="float" office:value="-2.753635331" calcext:value-type="float">
            <text:p>-2.753635331</text:p>
          </table:table-cell>
        </table:table-row>
        <table:table-row table:style-name="ro1">
          <table:table-cell office:value-type="string" calcext:value-type="string">
            <text:p>(LKB1_1,Rab11_0)</text:p>
          </table:table-cell>
          <table:table-cell office:value-type="float" office:value="-2.72460683894" calcext:value-type="float">
            <text:p>-2.7246068389</text:p>
          </table:table-cell>
        </table:table-row>
        <table:table-row table:style-name="ro1">
          <table:table-cell office:value-type="string" calcext:value-type="string">
            <text:p>(Rad51_1,P-Cadherin_0)</text:p>
          </table:table-cell>
          <table:table-cell office:value-type="float" office:value="-2.72368835605" calcext:value-type="float">
            <text:p>-2.7236883561</text:p>
          </table:table-cell>
        </table:table-row>
        <table:table-row table:style-name="ro1">
          <table:table-cell office:value-type="string" calcext:value-type="string">
            <text:p>(LKB1_1,P-Cadherin_0)</text:p>
          </table:table-cell>
          <table:table-cell office:value-type="float" office:value="-2.71049929293" calcext:value-type="float">
            <text:p>-2.7104992929</text:p>
          </table:table-cell>
        </table:table-row>
        <table:table-row table:style-name="ro1">
          <table:table-cell office:value-type="string" calcext:value-type="string">
            <text:p>(14-3-3_zeta_2,ACC1_0)</text:p>
          </table:table-cell>
          <table:table-cell office:value-type="float" office:value="-2.69458535143" calcext:value-type="float">
            <text:p>-2.6945853514</text:p>
          </table:table-cell>
        </table:table-row>
        <table:table-row table:style-name="ro1">
          <table:table-cell office:value-type="string" calcext:value-type="string">
            <text:p>(LKB1_1,PREX1_0,p38_pT180_Y182_0)</text:p>
          </table:table-cell>
          <table:table-cell office:value-type="float" office:value="-2.69458535143" calcext:value-type="float">
            <text:p>-2.6945853514</text:p>
          </table:table-cell>
        </table:table-row>
        <table:table-row table:style-name="ro1">
          <table:table-cell office:value-type="string" calcext:value-type="string">
            <text:p>(P-Cadherin_0,Annexin_VII_0)</text:p>
          </table:table-cell>
          <table:table-cell office:value-type="float" office:value="-2.68918608369" calcext:value-type="float">
            <text:p>-2.6891860837</text:p>
          </table:table-cell>
        </table:table-row>
        <table:table-row table:style-name="ro1">
          <table:table-cell office:value-type="string" calcext:value-type="string">
            <text:p>(14-3-3_zeta_2,LKB1_1)</text:p>
          </table:table-cell>
          <table:table-cell office:value-type="float" office:value="-2.68918608369" calcext:value-type="float">
            <text:p>-2.6891860837</text:p>
          </table:table-cell>
        </table:table-row>
        <table:table-row table:style-name="ro1">
          <table:table-cell office:value-type="string" calcext:value-type="string">
            <text:p>(LKB1_1,Annexin-1_1,c-Myc_0)</text:p>
          </table:table-cell>
          <table:table-cell office:value-type="float" office:value="-2.66686631676" calcext:value-type="float">
            <text:p>-2.6668663168</text:p>
          </table:table-cell>
        </table:table-row>
        <table:table-row table:style-name="ro1">
          <table:table-cell office:value-type="string" calcext:value-type="string">
            <text:p>(SCD1_1,Cyclin_D1_1)</text:p>
          </table:table-cell>
          <table:table-cell office:value-type="float" office:value="-2.66686631676" calcext:value-type="float">
            <text:p>-2.6668663168</text:p>
          </table:table-cell>
        </table:table-row>
        <table:table-row table:style-name="ro1">
          <table:table-cell office:value-type="string" calcext:value-type="string">
            <text:p>(CD20_1,Annexin-1_1,p38_pT180_Y182_0)</text:p>
          </table:table-cell>
          <table:table-cell office:value-type="float" office:value="-2.66686631676" calcext:value-type="float">
            <text:p>-2.6668663168</text:p>
          </table:table-cell>
        </table:table-row>
        <table:table-row table:style-name="ro1">
          <table:table-cell office:value-type="string" calcext:value-type="string">
            <text:p>(CD20_1,Collagen_VI_0)</text:p>
          </table:table-cell>
          <table:table-cell office:value-type="float" office:value="-2.65543579958" calcext:value-type="float">
            <text:p>-2.6554357996</text:p>
          </table:table-cell>
        </table:table-row>
        <table:table-row table:style-name="ro1">
          <table:table-cell office:value-type="string" calcext:value-type="string">
            <text:p>(LKB1_1,Collagen_VI_0)</text:p>
          </table:table-cell>
          <table:table-cell office:value-type="float" office:value="-2.63049978722" calcext:value-type="float">
            <text:p>-2.6304997872</text:p>
          </table:table-cell>
        </table:table-row>
        <table:table-row table:style-name="ro1">
          <table:table-cell office:value-type="string" calcext:value-type="string">
            <text:p>(LKB1_1,Cyclin_D1_1)</text:p>
          </table:table-cell>
          <table:table-cell office:value-type="float" office:value="-2.63040103884" calcext:value-type="float">
            <text:p>-2.6304010388</text:p>
          </table:table-cell>
        </table:table-row>
        <table:table-row table:style-name="ro1">
          <table:table-cell office:value-type="string" calcext:value-type="string">
            <text:p>(CD20_1,Annexin-1_1,MAPK_pT202_Y204_0)</text:p>
          </table:table-cell>
          <table:table-cell office:value-type="float" office:value="-2.62326233888" calcext:value-type="float">
            <text:p>-2.6232623389</text:p>
          </table:table-cell>
        </table:table-row>
        <table:table-row table:style-name="ro1">
          <table:table-cell office:value-type="string" calcext:value-type="string">
            <text:p>(S6_1,Annexin-1_1)</text:p>
          </table:table-cell>
          <table:table-cell office:value-type="float" office:value="-2.62326233888" calcext:value-type="float">
            <text:p>-2.6232623389</text:p>
          </table:table-cell>
        </table:table-row>
        <table:table-row table:style-name="ro1">
          <table:table-cell office:value-type="string" calcext:value-type="string">
            <text:p>(LKB1_1,Cyclin_D1_1,p38_pT180_Y182_0)</text:p>
          </table:table-cell>
          <table:table-cell office:value-type="float" office:value="-2.62326233888" calcext:value-type="float">
            <text:p>-2.6232623389</text:p>
          </table:table-cell>
        </table:table-row>
        <table:table-row table:style-name="ro1">
          <table:table-cell office:value-type="string" calcext:value-type="string">
            <text:p>(Cyclin_D1_1,CD20_1,P-Cadherin_0)</text:p>
          </table:table-cell>
          <table:table-cell office:value-type="float" office:value="-2.62326233888" calcext:value-type="float">
            <text:p>-2.6232623389</text:p>
          </table:table-cell>
        </table:table-row>
        <table:table-row table:style-name="ro1">
          <table:table-cell office:value-type="string" calcext:value-type="string">
            <text:p>(LKB1_1,Cyclin_D1_1,PREX1_0)</text:p>
          </table:table-cell>
          <table:table-cell office:value-type="float" office:value="-2.62326233888" calcext:value-type="float">
            <text:p>-2.6232623389</text:p>
          </table:table-cell>
        </table:table-row>
        <table:table-row table:style-name="ro1">
          <table:table-cell office:value-type="string" calcext:value-type="string">
            <text:p>(LKB1_1,CD20_1,p38_pT180_Y182_0)</text:p>
          </table:table-cell>
          <table:table-cell office:value-type="float" office:value="-2.59258135192" calcext:value-type="float">
            <text:p>-2.5925813519</text:p>
          </table:table-cell>
        </table:table-row>
        <table:table-row table:style-name="ro1">
          <table:table-cell office:value-type="string" calcext:value-type="string">
            <text:p>(LKB1_1,CD20_1,TAZ_0)</text:p>
          </table:table-cell>
          <table:table-cell office:value-type="float" office:value="-2.59258135192" calcext:value-type="float">
            <text:p>-2.5925813519</text:p>
          </table:table-cell>
        </table:table-row>
        <table:table-row table:style-name="ro1">
          <table:table-cell office:value-type="string" calcext:value-type="string">
            <text:p>(LKB1_1,PREX1_0,P-Cadherin_0)</text:p>
          </table:table-cell>
          <table:table-cell office:value-type="float" office:value="-2.56331682582" calcext:value-type="float">
            <text:p>-2.5633168258</text:p>
          </table:table-cell>
        </table:table-row>
        <table:table-row table:style-name="ro1">
          <table:table-cell office:value-type="string" calcext:value-type="string">
            <text:p>(LKB1_1,Cyclin_D1_1,ACVRL1_1)</text:p>
          </table:table-cell>
          <table:table-cell office:value-type="float" office:value="-2.55796264817" calcext:value-type="float">
            <text:p>-2.5579626482</text:p>
          </table:table-cell>
        </table:table-row>
        <table:table-row table:style-name="ro1">
          <table:table-cell office:value-type="string" calcext:value-type="string">
            <text:p>(Smad4_2,LKB1_1)</text:p>
          </table:table-cell>
          <table:table-cell office:value-type="float" office:value="-2.55796264817" calcext:value-type="float">
            <text:p>-2.5579626482</text:p>
          </table:table-cell>
        </table:table-row>
        <table:table-row table:style-name="ro1">
          <table:table-cell office:value-type="string" calcext:value-type="string">
            <text:p>(Cyclin_D1_1,Annexin-1_1,c-Myc_0)</text:p>
          </table:table-cell>
          <table:table-cell office:value-type="float" office:value="-2.53540025873" calcext:value-type="float">
            <text:p>-2.5354002587</text:p>
          </table:table-cell>
        </table:table-row>
        <table:table-row table:style-name="ro1">
          <table:table-cell office:value-type="string" calcext:value-type="string">
            <text:p>(HER3_0,Collagen_VI_0)</text:p>
          </table:table-cell>
          <table:table-cell office:value-type="float" office:value="-2.53540025873" calcext:value-type="float">
            <text:p>-2.5354002587</text:p>
          </table:table-cell>
        </table:table-row>
        <table:table-row table:style-name="ro1">
          <table:table-cell office:value-type="string" calcext:value-type="string">
            <text:p>(CD20_1,Annexin-1_1,ACVRL1_1)</text:p>
          </table:table-cell>
          <table:table-cell office:value-type="float" office:value="-2.53540025873" calcext:value-type="float">
            <text:p>-2.5354002587</text:p>
          </table:table-cell>
        </table:table-row>
        <table:table-row table:style-name="ro1">
          <table:table-cell office:value-type="string" calcext:value-type="string">
            <text:p>(LKB1_1,4E-BP1_pT70_1,p38_pT180_Y182_0)</text:p>
          </table:table-cell>
          <table:table-cell office:value-type="float" office:value="-2.53540025873" calcext:value-type="float">
            <text:p>-2.5354002587</text:p>
          </table:table-cell>
        </table:table-row>
        <table:table-row table:style-name="ro1">
          <table:table-cell office:value-type="string" calcext:value-type="string">
            <text:p>(Rad51_1,LKB1_1)</text:p>
          </table:table-cell>
          <table:table-cell office:value-type="float" office:value="-2.52420554717" calcext:value-type="float">
            <text:p>-2.5242055472</text:p>
          </table:table-cell>
        </table:table-row>
        <table:table-row table:style-name="ro1">
          <table:table-cell office:value-type="string" calcext:value-type="string">
            <text:p>(Myosin-IIa_pS1943_1,LKB1_1,Annexin-1_1)</text:p>
          </table:table-cell>
          <table:table-cell office:value-type="float" office:value="-2.50876994991" calcext:value-type="float">
            <text:p>-2.5087699499</text:p>
          </table:table-cell>
        </table:table-row>
        <table:table-row table:style-name="ro1">
          <table:table-cell office:value-type="string" calcext:value-type="string">
            <text:p>(LKB1_1,p38_pT180_Y182_0,GATA3_0)</text:p>
          </table:table-cell>
          <table:table-cell office:value-type="float" office:value="-2.50876994991" calcext:value-type="float">
            <text:p>-2.5087699499</text:p>
          </table:table-cell>
        </table:table-row>
        <table:table-row table:style-name="ro1">
          <table:table-cell office:value-type="string" calcext:value-type="string">
            <text:p>(Cyclin_D1_1,CD20_1,BRCA2_1)</text:p>
          </table:table-cell>
          <table:table-cell office:value-type="float" office:value="-2.50876994991" calcext:value-type="float">
            <text:p>-2.5087699499</text:p>
          </table:table-cell>
        </table:table-row>
        <table:table-row table:style-name="ro1">
          <table:table-cell office:value-type="string" calcext:value-type="string">
            <text:p>(p27_1,Cyclin_D1_1)</text:p>
          </table:table-cell>
          <table:table-cell office:value-type="float" office:value="-2.50876994991" calcext:value-type="float">
            <text:p>-2.5087699499</text:p>
          </table:table-cell>
        </table:table-row>
        <table:table-row table:style-name="ro1">
          <table:table-cell office:value-type="string" calcext:value-type="string">
            <text:p>(LKB1_1,CD20_1,c-Jun_pS73_0)</text:p>
          </table:table-cell>
          <table:table-cell office:value-type="float" office:value="-2.50876994991" calcext:value-type="float">
            <text:p>-2.5087699499</text:p>
          </table:table-cell>
        </table:table-row>
        <table:table-row table:style-name="ro1">
          <table:table-cell office:value-type="string" calcext:value-type="string">
            <text:p>(p27_1,P-Cadherin_0)</text:p>
          </table:table-cell>
          <table:table-cell office:value-type="float" office:value="-2.50876994991" calcext:value-type="float">
            <text:p>-2.5087699499</text:p>
          </table:table-cell>
        </table:table-row>
        <table:table-row table:style-name="ro1">
          <table:table-cell office:value-type="string" calcext:value-type="string">
            <text:p>(SCD1_1)</text:p>
          </table:table-cell>
          <table:table-cell office:value-type="float" office:value="-2.49863368847" calcext:value-type="float">
            <text:p>-2.4986336885</text:p>
          </table:table-cell>
        </table:table-row>
        <table:table-row table:style-name="ro1">
          <table:table-cell office:value-type="string" calcext:value-type="string">
            <text:p>(CD20_1,c-Myc_0)</text:p>
          </table:table-cell>
          <table:table-cell office:value-type="float" office:value="-2.49199253086" calcext:value-type="float">
            <text:p>-2.4919925309</text:p>
          </table:table-cell>
        </table:table-row>
        <table:table-row table:style-name="ro1">
          <table:table-cell office:value-type="string" calcext:value-type="string">
            <text:p>(CD20_1,XBP1_0)</text:p>
          </table:table-cell>
          <table:table-cell office:value-type="float" office:value="-2.49199253086" calcext:value-type="float">
            <text:p>-2.4919925309</text:p>
          </table:table-cell>
        </table:table-row>
        <table:table-row table:style-name="ro1">
          <table:table-cell office:value-type="string" calcext:value-type="string">
            <text:p>(HER2_2,LKB1_1)</text:p>
          </table:table-cell>
          <table:table-cell office:value-type="float" office:value="-2.49199253086" calcext:value-type="float">
            <text:p>-2.4919925309</text:p>
          </table:table-cell>
        </table:table-row>
        <table:table-row table:style-name="ro1">
          <table:table-cell office:value-type="string" calcext:value-type="string">
            <text:p>(LKB1_1,PREX1_0)</text:p>
          </table:table-cell>
          <table:table-cell office:value-type="float" office:value="-2.48806675764" calcext:value-type="float">
            <text:p>-2.4880667576</text:p>
          </table:table-cell>
        </table:table-row>
        <table:table-row table:style-name="ro1">
          <table:table-cell office:value-type="string" calcext:value-type="string">
            <text:p>(CD20_1,MAPK_pT202_Y204_0)</text:p>
          </table:table-cell>
          <table:table-cell office:value-type="float" office:value="-2.46160624875" calcext:value-type="float">
            <text:p>-2.4616062488</text:p>
          </table:table-cell>
        </table:table-row>
        <table:table-row table:style-name="ro1">
          <table:table-cell office:value-type="string" calcext:value-type="string">
            <text:p>(Collagen_VI_0,Annexin_VII_0)</text:p>
          </table:table-cell>
          <table:table-cell office:value-type="float" office:value="-2.46123796243" calcext:value-type="float">
            <text:p>-2.4612379624</text:p>
          </table:table-cell>
        </table:table-row>
        <table:table-row table:style-name="ro1">
          <table:table-cell office:value-type="string" calcext:value-type="string">
            <text:p>(AMPK_pT172_2,CD20_1)</text:p>
          </table:table-cell>
          <table:table-cell office:value-type="float" office:value="-2.46123796243" calcext:value-type="float">
            <text:p>-2.4612379624</text:p>
          </table:table-cell>
        </table:table-row>
        <table:table-row table:style-name="ro1">
          <table:table-cell office:value-type="string" calcext:value-type="string">
            <text:p>(LKB1_1,Annexin-1_1,MAPK_pT202_Y204_0)</text:p>
          </table:table-cell>
          <table:table-cell office:value-type="float" office:value="-2.46123796243" calcext:value-type="float">
            <text:p>-2.4612379624</text:p>
          </table:table-cell>
        </table:table-row>
        <table:table-row table:style-name="ro1">
          <table:table-cell office:value-type="string" calcext:value-type="string">
            <text:p>(LKB1_1,ACVRL1_1,PREX1_0)</text:p>
          </table:table-cell>
          <table:table-cell office:value-type="float" office:value="-2.46123796243" calcext:value-type="float">
            <text:p>-2.4612379624</text:p>
          </table:table-cell>
        </table:table-row>
        <table:table-row table:style-name="ro1">
          <table:table-cell office:value-type="string" calcext:value-type="string">
            <text:p>(p38_MAPK_1,LKB1_1,p38_pT180_Y182_0)</text:p>
          </table:table-cell>
          <table:table-cell office:value-type="float" office:value="-2.43186460361" calcext:value-type="float">
            <text:p>-2.4318646036</text:p>
          </table:table-cell>
        </table:table-row>
        <table:table-row table:style-name="ro1">
          <table:table-cell office:value-type="string" calcext:value-type="string">
            <text:p>(LKB1_1,CD20_1,PREX1_0)</text:p>
          </table:table-cell>
          <table:table-cell office:value-type="float" office:value="-2.43186460361" calcext:value-type="float">
            <text:p>-2.4318646036</text:p>
          </table:table-cell>
        </table:table-row>
        <table:table-row table:style-name="ro1">
          <table:table-cell office:value-type="string" calcext:value-type="string">
            <text:p>(Cyclin_D1_1,Annexin_VII_0)</text:p>
          </table:table-cell>
          <table:table-cell office:value-type="float" office:value="-2.42629222154" calcext:value-type="float">
            <text:p>-2.4262922215</text:p>
          </table:table-cell>
        </table:table-row>
        <table:table-row table:style-name="ro1">
          <table:table-cell office:value-type="string" calcext:value-type="string">
            <text:p>(Rab11_0,Collagen_VI_0)</text:p>
          </table:table-cell>
          <table:table-cell office:value-type="float" office:value="-2.40380275955" calcext:value-type="float">
            <text:p>-2.4038027596</text:p>
          </table:table-cell>
        </table:table-row>
        <table:table-row table:style-name="ro1">
          <table:table-cell office:value-type="string" calcext:value-type="string">
            <text:p>(CD20_1,Annexin-1_1,c-Jun_pS73_0)</text:p>
          </table:table-cell>
          <table:table-cell office:value-type="float" office:value="-2.40380275955" calcext:value-type="float">
            <text:p>-2.4038027596</text:p>
          </table:table-cell>
        </table:table-row>
        <table:table-row table:style-name="ro1">
          <table:table-cell office:value-type="string" calcext:value-type="string">
            <text:p>(Beclin_2,P-Cadherin_0)</text:p>
          </table:table-cell>
          <table:table-cell office:value-type="float" office:value="-2.40380275955" calcext:value-type="float">
            <text:p>-2.4038027596</text:p>
          </table:table-cell>
        </table:table-row>
        <table:table-row table:style-name="ro1">
          <table:table-cell office:value-type="string" calcext:value-type="string">
            <text:p>(LKB1_1,p38_pT180_Y182_0,P-Cadherin_0)</text:p>
          </table:table-cell>
          <table:table-cell office:value-type="float" office:value="-2.40380275955" calcext:value-type="float">
            <text:p>-2.4038027596</text:p>
          </table:table-cell>
        </table:table-row>
        <table:table-row table:style-name="ro1">
          <table:table-cell office:value-type="string" calcext:value-type="string">
            <text:p>(Cyclin_D1_1,P-Cadherin_0,Collagen_VI_0)</text:p>
          </table:table-cell>
          <table:table-cell office:value-type="float" office:value="-2.40380275955" calcext:value-type="float">
            <text:p>-2.4038027596</text:p>
          </table:table-cell>
        </table:table-row>
        <table:table-row table:style-name="ro1">
          <table:table-cell office:value-type="string" calcext:value-type="string">
            <text:p>(Cyclin_D1_1,CD20_1)</text:p>
          </table:table-cell>
          <table:table-cell office:value-type="float" office:value="-2.39856323453" calcext:value-type="float">
            <text:p>-2.3985632345</text:p>
          </table:table-cell>
        </table:table-row>
        <table:table-row table:style-name="ro1">
          <table:table-cell office:value-type="string" calcext:value-type="string">
            <text:p>(Annexin-1_1,HER3_0)</text:p>
          </table:table-cell>
          <table:table-cell office:value-type="float" office:value="-2.3925846774" calcext:value-type="float">
            <text:p>-2.3925846774</text:p>
          </table:table-cell>
        </table:table-row>
        <table:table-row table:style-name="ro1">
          <table:table-cell office:value-type="string" calcext:value-type="string">
            <text:p>(Cyclin_D1_1,Rab11_0)</text:p>
          </table:table-cell>
          <table:table-cell office:value-type="float" office:value="-2.3925846774" calcext:value-type="float">
            <text:p>-2.3925846774</text:p>
          </table:table-cell>
        </table:table-row>
        <table:table-row table:style-name="ro1">
          <table:table-cell office:value-type="string" calcext:value-type="string">
            <text:p>(14-3-3_zeta_2,Cyclin_D1_1)</text:p>
          </table:table-cell>
          <table:table-cell office:value-type="float" office:value="-2.3925846774" calcext:value-type="float">
            <text:p>-2.3925846774</text:p>
          </table:table-cell>
        </table:table-row>
        <table:table-row table:style-name="ro1">
          <table:table-cell office:value-type="string" calcext:value-type="string">
            <text:p>(Tuberin_1,LKB1_1)</text:p>
          </table:table-cell>
          <table:table-cell office:value-type="float" office:value="-2.3925846774" calcext:value-type="float">
            <text:p>-2.3925846774</text:p>
          </table:table-cell>
        </table:table-row>
        <table:table-row table:style-name="ro1">
          <table:table-cell office:value-type="string" calcext:value-type="string">
            <text:p>(LKB1_1)</text:p>
          </table:table-cell>
          <table:table-cell office:value-type="float" office:value="-2.38705926781" calcext:value-type="float">
            <text:p>-2.3870592678</text:p>
          </table:table-cell>
        </table:table-row>
        <table:table-row table:style-name="ro1">
          <table:table-cell office:value-type="string" calcext:value-type="string">
            <text:p>(Rad50_2,LKB1_1,Annexin-1_1)</text:p>
          </table:table-cell>
          <table:table-cell office:value-type="float" office:value="-2.3769895432" calcext:value-type="float">
            <text:p>-2.3769895432</text:p>
          </table:table-cell>
        </table:table-row>
        <table:table-row table:style-name="ro1">
          <table:table-cell office:value-type="string" calcext:value-type="string">
            <text:p>(CD20_1,Annexin-1_1,TAZ_0)</text:p>
          </table:table-cell>
          <table:table-cell office:value-type="float" office:value="-2.3769895432" calcext:value-type="float">
            <text:p>-2.3769895432</text:p>
          </table:table-cell>
        </table:table-row>
        <table:table-row table:style-name="ro1">
          <table:table-cell office:value-type="string" calcext:value-type="string">
            <text:p>(S6_1,PREX1_0)</text:p>
          </table:table-cell>
          <table:table-cell office:value-type="float" office:value="-2.3769895432" calcext:value-type="float">
            <text:p>-2.3769895432</text:p>
          </table:table-cell>
        </table:table-row>
        <table:table-row table:style-name="ro1">
          <table:table-cell office:value-type="string" calcext:value-type="string">
            <text:p>(Cyclin_D1_1,Annexin-1_1,ARID1A_0)</text:p>
          </table:table-cell>
          <table:table-cell office:value-type="float" office:value="-2.3769895432" calcext:value-type="float">
            <text:p>-2.3769895432</text:p>
          </table:table-cell>
        </table:table-row>
        <table:table-row table:style-name="ro1">
          <table:table-cell office:value-type="string" calcext:value-type="string">
            <text:p>(LKB1_1,Annexin-1_1,TAZ_0)</text:p>
          </table:table-cell>
          <table:table-cell office:value-type="float" office:value="-2.3769895432" calcext:value-type="float">
            <text:p>-2.3769895432</text:p>
          </table:table-cell>
        </table:table-row>
        <table:table-row table:style-name="ro1">
          <table:table-cell office:value-type="string" calcext:value-type="string">
            <text:p>(AMPK_pT172_2,LKB1_1,Annexin-1_1)</text:p>
          </table:table-cell>
          <table:table-cell office:value-type="float" office:value="-2.3769895432" calcext:value-type="float">
            <text:p>-2.3769895432</text:p>
          </table:table-cell>
        </table:table-row>
        <table:table-row table:style-name="ro1">
          <table:table-cell office:value-type="string" calcext:value-type="string">
            <text:p>(LKB1_1,Cyclin_D1_1,XBP1_0)</text:p>
          </table:table-cell>
          <table:table-cell office:value-type="float" office:value="-2.3769895432" calcext:value-type="float">
            <text:p>-2.3769895432</text:p>
          </table:table-cell>
        </table:table-row>
        <table:table-row table:style-name="ro1">
          <table:table-cell office:value-type="string" calcext:value-type="string">
            <text:p>(LKB1_1,Cyclin_D1_1,MAPK_pT202_Y204_0)</text:p>
          </table:table-cell>
          <table:table-cell office:value-type="float" office:value="-2.3769895432" calcext:value-type="float">
            <text:p>-2.3769895432</text:p>
          </table:table-cell>
        </table:table-row>
        <table:table-row table:style-name="ro1">
          <table:table-cell office:value-type="string" calcext:value-type="string">
            <text:p>(Cyclin_D1_1,CD31_0)</text:p>
          </table:table-cell>
          <table:table-cell office:value-type="float" office:value="-2.36038737741" calcext:value-type="float">
            <text:p>-2.3603873774</text:p>
          </table:table-cell>
        </table:table-row>
        <table:table-row table:style-name="ro1">
          <table:table-cell office:value-type="string" calcext:value-type="string">
            <text:p>(LKB1_1,AMPK_alpha_0)</text:p>
          </table:table-cell>
          <table:table-cell office:value-type="float" office:value="-2.36038737741" calcext:value-type="float">
            <text:p>-2.3603873774</text:p>
          </table:table-cell>
        </table:table-row>
        <table:table-row table:style-name="ro1">
          <table:table-cell office:value-type="string" calcext:value-type="string">
            <text:p>(HER2_2,Cyclin_D1_1)</text:p>
          </table:table-cell>
          <table:table-cell office:value-type="float" office:value="-2.3296135696" calcext:value-type="float">
            <text:p>-2.3296135696</text:p>
          </table:table-cell>
        </table:table-row>
        <table:table-row table:style-name="ro1">
          <table:table-cell office:value-type="string" calcext:value-type="string">
            <text:p>(Beclin_2,LKB1_1)</text:p>
          </table:table-cell>
          <table:table-cell office:value-type="float" office:value="-2.3296135696" calcext:value-type="float">
            <text:p>-2.3296135696</text:p>
          </table:table-cell>
        </table:table-row>
        <table:table-row table:style-name="ro1">
          <table:table-cell office:value-type="string" calcext:value-type="string">
            <text:p>(p38_MAPK_1,LKB1_1,Cyclin_D1_1)</text:p>
          </table:table-cell>
          <table:table-cell office:value-type="float" office:value="-2.3296135696" calcext:value-type="float">
            <text:p>-2.3296135696</text:p>
          </table:table-cell>
        </table:table-row>
        <table:table-row table:style-name="ro1">
          <table:table-cell office:value-type="string" calcext:value-type="string">
            <text:p>(Rab11_0,P-Cadherin_0)</text:p>
          </table:table-cell>
          <table:table-cell office:value-type="float" office:value="-2.3296135696" calcext:value-type="float">
            <text:p>-2.3296135696</text:p>
          </table:table-cell>
        </table:table-row>
        <table:table-row table:style-name="ro1">
          <table:table-cell office:value-type="string" calcext:value-type="string">
            <text:p>(Annexin-1_1,c-Myc_0)</text:p>
          </table:table-cell>
          <table:table-cell office:value-type="float" office:value="-2.32929752151" calcext:value-type="float">
            <text:p>-2.3292975215</text:p>
          </table:table-cell>
        </table:table-row>
        <table:table-row table:style-name="ro1">
          <table:table-cell office:value-type="string" calcext:value-type="string">
            <text:p>(S6_1,P-Cadherin_0)</text:p>
          </table:table-cell>
          <table:table-cell office:value-type="float" office:value="-2.30018495885" calcext:value-type="float">
            <text:p>-2.3001849589</text:p>
          </table:table-cell>
        </table:table-row>
        <table:table-row table:style-name="ro1">
          <table:table-cell office:value-type="string" calcext:value-type="string">
            <text:p>(P-Cadherin_0,FoxM1_0)</text:p>
          </table:table-cell>
          <table:table-cell office:value-type="float" office:value="-2.30018495885" calcext:value-type="float">
            <text:p>-2.3001849589</text:p>
          </table:table-cell>
        </table:table-row>
        <table:table-row table:style-name="ro1">
          <table:table-cell office:value-type="string" calcext:value-type="string">
            <text:p>(LKB1_1,Annexin-1_1,ARID1A_0)</text:p>
          </table:table-cell>
          <table:table-cell office:value-type="float" office:value="-2.30018495885" calcext:value-type="float">
            <text:p>-2.3001849589</text:p>
          </table:table-cell>
        </table:table-row>
        <table:table-row table:style-name="ro1">
          <table:table-cell office:value-type="string" calcext:value-type="string">
            <text:p>(LKB1_1,Annexin-1_1,c-Jun_pS73_0)</text:p>
          </table:table-cell>
          <table:table-cell office:value-type="float" office:value="-2.30018495885" calcext:value-type="float">
            <text:p>-2.3001849589</text:p>
          </table:table-cell>
        </table:table-row>
        <table:table-row table:style-name="ro1">
          <table:table-cell office:value-type="string" calcext:value-type="string">
            <text:p>(Cyclin_D1_1,HER3_0)</text:p>
          </table:table-cell>
          <table:table-cell office:value-type="float" office:value="-2.29412515005" calcext:value-type="float">
            <text:p>-2.2941251501</text:p>
          </table:table-cell>
        </table:table-row>
        <table:table-row table:style-name="ro1">
          <table:table-cell office:value-type="string" calcext:value-type="string">
            <text:p>(LKB1_1,XBP1_0)</text:p>
          </table:table-cell>
          <table:table-cell office:value-type="float" office:value="-2.29412515005" calcext:value-type="float">
            <text:p>-2.2941251501</text:p>
          </table:table-cell>
        </table:table-row>
        <table:table-row table:style-name="ro1">
          <table:table-cell office:value-type="string" calcext:value-type="string">
            <text:p>(Rb_pS807_S811_2,LKB1_1,Cyclin_D1_1)</text:p>
          </table:table-cell>
          <table:table-cell office:value-type="float" office:value="-2.27203082289" calcext:value-type="float">
            <text:p>-2.2720308229</text:p>
          </table:table-cell>
        </table:table-row>
        <table:table-row table:style-name="ro1">
          <table:table-cell office:value-type="string" calcext:value-type="string">
            <text:p>(MEK1_pS217_S221_1,LKB1_1)</text:p>
          </table:table-cell>
          <table:table-cell office:value-type="float" office:value="-2.27203082289" calcext:value-type="float">
            <text:p>-2.2720308229</text:p>
          </table:table-cell>
        </table:table-row>
        <table:table-row table:style-name="ro1">
          <table:table-cell office:value-type="string" calcext:value-type="string">
            <text:p>(CD20_1,P-Cadherin_0)</text:p>
          </table:table-cell>
          <table:table-cell office:value-type="float" office:value="-2.27137598975" calcext:value-type="float">
            <text:p>-2.2713759898</text:p>
          </table:table-cell>
        </table:table-row>
        <table:table-row table:style-name="ro1">
          <table:table-cell office:value-type="string" calcext:value-type="string">
            <text:p>(Rad51_1,Cyclin_D1_1)</text:p>
          </table:table-cell>
          <table:table-cell office:value-type="float" office:value="-2.26052513094" calcext:value-type="float">
            <text:p>-2.2605251309</text:p>
          </table:table-cell>
        </table:table-row>
        <table:table-row table:style-name="ro1">
          <table:table-cell office:value-type="string" calcext:value-type="string">
            <text:p>(Cyclin_D1_1,ACVRL1_1,Collagen_VI_0)</text:p>
          </table:table-cell>
          <table:table-cell office:value-type="float" office:value="-2.24508725201" calcext:value-type="float">
            <text:p>-2.245087252</text:p>
          </table:table-cell>
        </table:table-row>
        <table:table-row table:style-name="ro1">
          <table:table-cell office:value-type="string" calcext:value-type="string">
            <text:p>(eIF4E_2,P-Cadherin_0)</text:p>
          </table:table-cell>
          <table:table-cell office:value-type="float" office:value="-2.24508725201" calcext:value-type="float">
            <text:p>-2.245087252</text:p>
          </table:table-cell>
        </table:table-row>
        <table:table-row table:style-name="ro1">
          <table:table-cell office:value-type="string" calcext:value-type="string">
            <text:p>(Rb_pS807_S811_2,Cyclin_D1_1,Annexin-1_1)</text:p>
          </table:table-cell>
          <table:table-cell office:value-type="float" office:value="-2.24508725201" calcext:value-type="float">
            <text:p>-2.245087252</text:p>
          </table:table-cell>
        </table:table-row>
        <table:table-row table:style-name="ro1">
          <table:table-cell office:value-type="string" calcext:value-type="string">
            <text:p>(HER3_pY1289_2,LKB1_1,CD20_1)</text:p>
          </table:table-cell>
          <table:table-cell office:value-type="float" office:value="-2.24508725201" calcext:value-type="float">
            <text:p>-2.245087252</text:p>
          </table:table-cell>
        </table:table-row>
        <table:table-row table:style-name="ro1">
          <table:table-cell office:value-type="string" calcext:value-type="string">
            <text:p>(Myosin-IIa_pS1943_1,LKB1_1,Cyclin_D1_1)</text:p>
          </table:table-cell>
          <table:table-cell office:value-type="float" office:value="-2.24508725201" calcext:value-type="float">
            <text:p>-2.245087252</text:p>
          </table:table-cell>
        </table:table-row>
        <table:table-row table:style-name="ro1">
          <table:table-cell office:value-type="string" calcext:value-type="string">
            <text:p>(Bax_2,Tuberin_1,LKB1_1)</text:p>
          </table:table-cell>
          <table:table-cell office:value-type="float" office:value="-2.24508725201" calcext:value-type="float">
            <text:p>-2.245087252</text:p>
          </table:table-cell>
        </table:table-row>
        <table:table-row table:style-name="ro1">
          <table:table-cell office:value-type="string" calcext:value-type="string">
            <text:p>(Bax_2,Cyclin_D1_1,Collagen_VI_0)</text:p>
          </table:table-cell>
          <table:table-cell office:value-type="float" office:value="-2.24508725201" calcext:value-type="float">
            <text:p>-2.245087252</text:p>
          </table:table-cell>
        </table:table-row>
        <table:table-row table:style-name="ro1">
          <table:table-cell office:value-type="string" calcext:value-type="string">
            <text:p>(Annexin-1_1,Rab11_0)</text:p>
          </table:table-cell>
          <table:table-cell office:value-type="float" office:value="-2.23299434309" calcext:value-type="float">
            <text:p>-2.2329943431</text:p>
          </table:table-cell>
        </table:table-row>
        <table:table-row table:style-name="ro1">
          <table:table-cell office:value-type="string" calcext:value-type="string">
            <text:p>(LKB1_1,CD31_0)</text:p>
          </table:table-cell>
          <table:table-cell office:value-type="float" office:value="-2.22840020961" calcext:value-type="float">
            <text:p>-2.2284002096</text:p>
          </table:table-cell>
        </table:table-row>
        <table:table-row table:style-name="ro1">
          <table:table-cell office:value-type="string" calcext:value-type="string">
            <text:p>(LKB1_1,BRCA2_1)</text:p>
          </table:table-cell>
          <table:table-cell office:value-type="float" office:value="-2.22840020961" calcext:value-type="float">
            <text:p>-2.2284002096</text:p>
          </table:table-cell>
        </table:table-row>
        <table:table-row table:style-name="ro1">
          <table:table-cell office:value-type="string" calcext:value-type="string">
            <text:p>(Cyclin_D1_1,ACVRL1_1,HER3_0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Cyclin_D1_1,BRCA2_1,P-Cadherin_0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LKB1_1,CD20_1,4E-BP1_pT70_1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Shc_pY317_2,LKB1_1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LKB1_1,FOXO3a_pS318_S321_1,CD20_1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LKB1_1,ACVRL1_1,MAPK_pT202_Y204_0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Cyclin_D1_1,CD20_1,4E-BP1_pT70_1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Bax_2,CD20_1,Annexin-1_1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Rb_pS807_S811_2,Collagen_VI_0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Annexin-1_1,p38_pT180_Y182_0,c-Jun_pS73_0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14-3-3_zeta_2,P-Cadherin_0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PRAS40_pT246_2,Bax_2,LKB1_1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14-3-3_zeta_2,TAZ_0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p90RSK_1,LKB1_1,CD20_1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HER3_pY1289_2,Cyclin_D1_1,CD20_1)</text:p>
          </table:table-cell>
          <table:table-cell office:value-type="float" office:value="-2.21929649415" calcext:value-type="float">
            <text:p>-2.2192964942</text:p>
          </table:table-cell>
        </table:table-row>
        <table:table-row table:style-name="ro1">
          <table:table-cell office:value-type="string" calcext:value-type="string">
            <text:p>(Rab11_0,MAPK_pT202_Y204_0)</text:p>
          </table:table-cell>
          <table:table-cell office:value-type="float" office:value="-2.19766270438" calcext:value-type="float">
            <text:p>-2.1976627044</text:p>
          </table:table-cell>
        </table:table-row>
        <table:table-row table:style-name="ro1">
          <table:table-cell office:value-type="string" calcext:value-type="string">
            <text:p>(CD20_1,FoxM1_0)</text:p>
          </table:table-cell>
          <table:table-cell office:value-type="float" office:value="-2.19766270438" calcext:value-type="float">
            <text:p>-2.1976627044</text:p>
          </table:table-cell>
        </table:table-row>
        <table:table-row table:style-name="ro1">
          <table:table-cell office:value-type="string" calcext:value-type="string">
            <text:p>(YAP_1,Annexin-1_1)</text:p>
          </table:table-cell>
          <table:table-cell office:value-type="float" office:value="-2.19766270438" calcext:value-type="float">
            <text:p>-2.1976627044</text:p>
          </table:table-cell>
        </table:table-row>
        <table:table-row table:style-name="ro1">
          <table:table-cell office:value-type="string" calcext:value-type="string">
            <text:p>(Bax_2,LKB1_1,p38_pT180_Y182_0)</text:p>
          </table:table-cell>
          <table:table-cell office:value-type="float" office:value="-2.19766270438" calcext:value-type="float">
            <text:p>-2.1976627044</text:p>
          </table:table-cell>
        </table:table-row>
        <table:table-row table:style-name="ro1">
          <table:table-cell office:value-type="string" calcext:value-type="string">
            <text:p>(S6_1,Cyclin_D1_1)</text:p>
          </table:table-cell>
          <table:table-cell office:value-type="float" office:value="-2.19766270438" calcext:value-type="float">
            <text:p>-2.1976627044</text:p>
          </table:table-cell>
        </table:table-row>
        <table:table-row table:style-name="ro1">
          <table:table-cell office:value-type="string" calcext:value-type="string">
            <text:p>(PREX1_0,Collagen_VI_0)</text:p>
          </table:table-cell>
          <table:table-cell office:value-type="float" office:value="-2.19766270438" calcext:value-type="float">
            <text:p>-2.1976627044</text:p>
          </table:table-cell>
        </table:table-row>
        <table:table-row table:style-name="ro1">
          <table:table-cell office:value-type="string" calcext:value-type="string">
            <text:p>(LKB1_1,MAPK_pT202_Y204_0)</text:p>
          </table:table-cell>
          <table:table-cell office:value-type="float" office:value="-2.19637961325" calcext:value-type="float">
            <text:p>-2.1963796133</text:p>
          </table:table-cell>
        </table:table-row>
        <table:table-row table:style-name="ro1">
          <table:table-cell office:value-type="string" calcext:value-type="string">
            <text:p>(Cyclin_D1_1,Collagen_VI_0)</text:p>
          </table:table-cell>
          <table:table-cell office:value-type="float" office:value="-2.19637961325" calcext:value-type="float">
            <text:p>-2.1963796133</text:p>
          </table:table-cell>
        </table:table-row>
        <table:table-row table:style-name="ro1">
          <table:table-cell office:value-type="string" calcext:value-type="string">
            <text:p>(Myosin-IIa_pS1943_1,LKB1_1)</text:p>
          </table:table-cell>
          <table:table-cell office:value-type="float" office:value="-2.19637961325" calcext:value-type="float">
            <text:p>-2.1963796133</text:p>
          </table:table-cell>
        </table:table-row>
        <table:table-row table:style-name="ro1">
          <table:table-cell office:value-type="string" calcext:value-type="string">
            <text:p>(Beclin_2,CD20_1)</text:p>
          </table:table-cell>
          <table:table-cell office:value-type="float" office:value="-2.16823344309" calcext:value-type="float">
            <text:p>-2.1682334431</text:p>
          </table:table-cell>
        </table:table-row>
        <table:table-row table:style-name="ro1">
          <table:table-cell office:value-type="string" calcext:value-type="string">
            <text:p>(LKB1_1,TAZ_0,p38_pT180_Y182_0)</text:p>
          </table:table-cell>
          <table:table-cell office:value-type="float" office:value="-2.16823344309" calcext:value-type="float">
            <text:p>-2.1682334431</text:p>
          </table:table-cell>
        </table:table-row>
        <table:table-row table:style-name="ro1">
          <table:table-cell office:value-type="string" calcext:value-type="string">
            <text:p>(LKB1_1,ACVRL1_1,p38_pT180_Y182_0)</text:p>
          </table:table-cell>
          <table:table-cell office:value-type="float" office:value="-2.16823344309" calcext:value-type="float">
            <text:p>-2.1682334431</text:p>
          </table:table-cell>
        </table:table-row>
        <table:table-row table:style-name="ro1">
          <table:table-cell office:value-type="string" calcext:value-type="string">
            <text:p>(Annexin-1_1,Collagen_VI_0)</text:p>
          </table:table-cell>
          <table:table-cell office:value-type="float" office:value="-2.16823344309" calcext:value-type="float">
            <text:p>-2.1682334431</text:p>
          </table:table-cell>
        </table:table-row>
        <table:table-row table:style-name="ro1">
          <table:table-cell office:value-type="string" calcext:value-type="string">
            <text:p>(AMPK_pT172_2,Annexin-1_1)</text:p>
          </table:table-cell>
          <table:table-cell office:value-type="float" office:value="-2.16141036475" calcext:value-type="float">
            <text:p>-2.1614103648</text:p>
          </table:table-cell>
        </table:table-row>
        <table:table-row table:style-name="ro1">
          <table:table-cell office:value-type="string" calcext:value-type="string">
            <text:p>(CD20_1,53BP1_0)</text:p>
          </table:table-cell>
          <table:table-cell office:value-type="float" office:value="-2.14004085118" calcext:value-type="float">
            <text:p>-2.1400408512</text:p>
          </table:table-cell>
        </table:table-row>
        <table:table-row table:style-name="ro1">
          <table:table-cell office:value-type="string" calcext:value-type="string">
            <text:p>(LKB1_1,YAP_pS127_0)</text:p>
          </table:table-cell>
          <table:table-cell office:value-type="float" office:value="-2.14004085118" calcext:value-type="float">
            <text:p>-2.1400408512</text:p>
          </table:table-cell>
        </table:table-row>
        <table:table-row table:style-name="ro1">
          <table:table-cell office:value-type="string" calcext:value-type="string">
            <text:p>(Syk_1,LKB1_1)</text:p>
          </table:table-cell>
          <table:table-cell office:value-type="float" office:value="-2.14004085118" calcext:value-type="float">
            <text:p>-2.1400408512</text:p>
          </table:table-cell>
        </table:table-row>
        <table:table-row table:style-name="ro1">
          <table:table-cell office:value-type="string" calcext:value-type="string">
            <text:p>(p38_pT180_Y182_0,FoxM1_0)</text:p>
          </table:table-cell>
          <table:table-cell office:value-type="float" office:value="-2.14004085118" calcext:value-type="float">
            <text:p>-2.1400408512</text:p>
          </table:table-cell>
        </table:table-row>
        <table:table-row table:style-name="ro1">
          <table:table-cell office:value-type="string" calcext:value-type="string">
            <text:p>(MEK1_2,LKB1_1)</text:p>
          </table:table-cell>
          <table:table-cell office:value-type="float" office:value="-2.14004085118" calcext:value-type="float">
            <text:p>-2.1400408512</text:p>
          </table:table-cell>
        </table:table-row>
        <table:table-row table:style-name="ro1">
          <table:table-cell office:value-type="string" calcext:value-type="string">
            <text:p>(LKB1_1,Annexin-1_1,ACVRL1_1)</text:p>
          </table:table-cell>
          <table:table-cell office:value-type="float" office:value="-2.14004085118" calcext:value-type="float">
            <text:p>-2.1400408512</text:p>
          </table:table-cell>
        </table:table-row>
        <table:table-row table:style-name="ro1">
          <table:table-cell office:value-type="string" calcext:value-type="string">
            <text:p>(eIF4E_2,CD20_1)</text:p>
          </table:table-cell>
          <table:table-cell office:value-type="float" office:value="-2.14004085118" calcext:value-type="float">
            <text:p>-2.1400408512</text:p>
          </table:table-cell>
        </table:table-row>
        <table:table-row table:style-name="ro1">
          <table:table-cell office:value-type="string" calcext:value-type="string">
            <text:p>(14-3-3_zeta_2,CD20_1)</text:p>
          </table:table-cell>
          <table:table-cell office:value-type="float" office:value="-2.14004085118" calcext:value-type="float">
            <text:p>-2.1400408512</text:p>
          </table:table-cell>
        </table:table-row>
        <table:table-row table:style-name="ro1">
          <table:table-cell office:value-type="string" calcext:value-type="string">
            <text:p>(CD20_1,Rab11_0)</text:p>
          </table:table-cell>
          <table:table-cell office:value-type="float" office:value="-2.12797760414" calcext:value-type="float">
            <text:p>-2.1279776041</text:p>
          </table:table-cell>
        </table:table-row>
        <table:table-row table:style-name="ro1">
          <table:table-cell office:value-type="string" calcext:value-type="string">
            <text:p>(CD20_1,ARID1A_0)</text:p>
          </table:table-cell>
          <table:table-cell office:value-type="float" office:value="-2.12797760414" calcext:value-type="float">
            <text:p>-2.1279776041</text:p>
          </table:table-cell>
        </table:table-row>
        <table:table-row table:style-name="ro1">
          <table:table-cell office:value-type="string" calcext:value-type="string">
            <text:p>(LKB1_1,Bcl-xL_0)</text:p>
          </table:table-cell>
          <table:table-cell office:value-type="float" office:value="-2.12797760414" calcext:value-type="float">
            <text:p>-2.1279776041</text:p>
          </table:table-cell>
        </table:table-row>
        <table:table-row table:style-name="ro1">
          <table:table-cell office:value-type="string" calcext:value-type="string">
            <text:p>(PRAS40_pT246_2,LKB1_1)</text:p>
          </table:table-cell>
          <table:table-cell office:value-type="float" office:value="-2.12797760414" calcext:value-type="float">
            <text:p>-2.1279776041</text:p>
          </table:table-cell>
        </table:table-row>
        <table:table-row table:style-name="ro1">
          <table:table-cell office:value-type="string" calcext:value-type="string">
            <text:p>(LKB1_1,FoxM1_0)</text:p>
          </table:table-cell>
          <table:table-cell office:value-type="float" office:value="-2.12797760414" calcext:value-type="float">
            <text:p>-2.1279776041</text:p>
          </table:table-cell>
        </table:table-row>
        <table:table-row table:style-name="ro1">
          <table:table-cell office:value-type="string" calcext:value-type="string">
            <text:p>(Annexin-1_1,P-Cadherin_0,ARID1A_0)</text:p>
          </table:table-cell>
          <table:table-cell office:value-type="float" office:value="-2.11302016767" calcext:value-type="float">
            <text:p>-2.1130201677</text:p>
          </table:table-cell>
        </table:table-row>
        <table:table-row table:style-name="ro1">
          <table:table-cell office:value-type="string" calcext:value-type="string">
            <text:p>(Rad51_1,PREX1_0)</text:p>
          </table:table-cell>
          <table:table-cell office:value-type="float" office:value="-2.11302016767" calcext:value-type="float">
            <text:p>-2.1130201677</text:p>
          </table:table-cell>
        </table:table-row>
        <table:table-row table:style-name="ro1">
          <table:table-cell office:value-type="string" calcext:value-type="string">
            <text:p>(HER3_pY1289_2,Rab11_0)</text:p>
          </table:table-cell>
          <table:table-cell office:value-type="float" office:value="-2.11302016767" calcext:value-type="float">
            <text:p>-2.1130201677</text:p>
          </table:table-cell>
        </table:table-row>
        <table:table-row table:style-name="ro1">
          <table:table-cell office:value-type="string" calcext:value-type="string">
            <text:p>(eIF4E_2,Annexin-1_1)</text:p>
          </table:table-cell>
          <table:table-cell office:value-type="float" office:value="-2.11302016767" calcext:value-type="float">
            <text:p>-2.1130201677</text:p>
          </table:table-cell>
        </table:table-row>
        <table:table-row table:style-name="ro1">
          <table:table-cell office:value-type="string" calcext:value-type="string">
            <text:p>(LKB1_1,Cyclin_D1_1,4E-BP1_pT70_1)</text:p>
          </table:table-cell>
          <table:table-cell office:value-type="float" office:value="-2.11302016767" calcext:value-type="float">
            <text:p>-2.1130201677</text:p>
          </table:table-cell>
        </table:table-row>
        <table:table-row table:style-name="ro1">
          <table:table-cell office:value-type="string" calcext:value-type="string">
            <text:p>(CD49b_2,Cyclin_D1_1,CD20_1)</text:p>
          </table:table-cell>
          <table:table-cell office:value-type="float" office:value="-2.11302016767" calcext:value-type="float">
            <text:p>-2.1130201677</text:p>
          </table:table-cell>
        </table:table-row>
        <table:table-row table:style-name="ro1">
          <table:table-cell office:value-type="string" calcext:value-type="string">
            <text:p>(LKB1_1,Cyclin_D1_1,SF2_0)</text:p>
          </table:table-cell>
          <table:table-cell office:value-type="float" office:value="-2.11302016767" calcext:value-type="float">
            <text:p>-2.1130201677</text:p>
          </table:table-cell>
        </table:table-row>
        <table:table-row table:style-name="ro1">
          <table:table-cell office:value-type="string" calcext:value-type="string">
            <text:p>(p38_MAPK_1,Cyclin_D1_1,CD20_1)</text:p>
          </table:table-cell>
          <table:table-cell office:value-type="float" office:value="-2.11302016767" calcext:value-type="float">
            <text:p>-2.1130201677</text:p>
          </table:table-cell>
        </table:table-row>
        <table:table-row table:style-name="ro1">
          <table:table-cell office:value-type="string" calcext:value-type="string">
            <text:p>(BRCA2_1,PREX1_0)</text:p>
          </table:table-cell>
          <table:table-cell office:value-type="float" office:value="-2.11302016767" calcext:value-type="float">
            <text:p>-2.1130201677</text:p>
          </table:table-cell>
        </table:table-row>
        <table:table-row table:style-name="ro1">
          <table:table-cell office:value-type="string" calcext:value-type="string">
            <text:p>(LKB1_1,Heregulin_1,CD20_1)</text:p>
          </table:table-cell>
          <table:table-cell office:value-type="float" office:value="-2.11302016767" calcext:value-type="float">
            <text:p>-2.1130201677</text:p>
          </table:table-cell>
        </table:table-row>
        <table:table-row table:style-name="ro1">
          <table:table-cell office:value-type="string" calcext:value-type="string">
            <text:p>(Cyclin_D1_1,Annexin-1_1)</text:p>
          </table:table-cell>
          <table:table-cell office:value-type="float" office:value="-2.09910847498" calcext:value-type="float">
            <text:p>-2.099108475</text:p>
          </table:table-cell>
        </table:table-row>
        <table:table-row table:style-name="ro1">
          <table:table-cell office:value-type="string" calcext:value-type="string">
            <text:p>(CD20_1,JAB1_0)</text:p>
          </table:table-cell>
          <table:table-cell office:value-type="float" office:value="-2.09598327111" calcext:value-type="float">
            <text:p>-2.0959832711</text:p>
          </table:table-cell>
        </table:table-row>
        <table:table-row table:style-name="ro1">
          <table:table-cell office:value-type="string" calcext:value-type="string">
            <text:p>(Annexin-1_1,PREX1_0)</text:p>
          </table:table-cell>
          <table:table-cell office:value-type="float" office:value="-2.09598327111" calcext:value-type="float">
            <text:p>-2.0959832711</text:p>
          </table:table-cell>
        </table:table-row>
        <table:table-row table:style-name="ro1">
          <table:table-cell office:value-type="string" calcext:value-type="string">
            <text:p>(Myosin-IIa_pS1943_1,CD20_1)</text:p>
          </table:table-cell>
          <table:table-cell office:value-type="float" office:value="-2.09598327111" calcext:value-type="float">
            <text:p>-2.0959832711</text:p>
          </table:table-cell>
        </table:table-row>
        <table:table-row table:style-name="ro1">
          <table:table-cell office:value-type="string" calcext:value-type="string">
            <text:p>(LKB1_1,53BP1_0)</text:p>
          </table:table-cell>
          <table:table-cell office:value-type="float" office:value="-2.09598327111" calcext:value-type="float">
            <text:p>-2.0959832711</text:p>
          </table:table-cell>
        </table:table-row>
        <table:table-row table:style-name="ro1">
          <table:table-cell office:value-type="string" calcext:value-type="string">
            <text:p>(CD20_1,Annexin_VII_0)</text:p>
          </table:table-cell>
          <table:table-cell office:value-type="float" office:value="-2.09598327111" calcext:value-type="float">
            <text:p>-2.0959832711</text:p>
          </table:table-cell>
        </table:table-row>
        <table:table-row table:style-name="ro1">
          <table:table-cell office:value-type="string" calcext:value-type="string">
            <text:p>(Smad4_2,Annexin_VII_0)</text:p>
          </table:table-cell>
          <table:table-cell office:value-type="float" office:value="-2.08711276964" calcext:value-type="float">
            <text:p>-2.0871127696</text:p>
          </table:table-cell>
        </table:table-row>
        <table:table-row table:style-name="ro1">
          <table:table-cell office:value-type="string" calcext:value-type="string">
            <text:p>(Cyclin_D1_1,Collagen_VI_0,Chk1_0)</text:p>
          </table:table-cell>
          <table:table-cell office:value-type="float" office:value="-2.08711276964" calcext:value-type="float">
            <text:p>-2.0871127696</text:p>
          </table:table-cell>
        </table:table-row>
        <table:table-row table:style-name="ro1">
          <table:table-cell office:value-type="string" calcext:value-type="string">
            <text:p>(p38_MAPK_1,CD20_1,ACVRL1_1)</text:p>
          </table:table-cell>
          <table:table-cell office:value-type="float" office:value="-2.08711276964" calcext:value-type="float">
            <text:p>-2.0871127696</text:p>
          </table:table-cell>
        </table:table-row>
        <table:table-row table:style-name="ro1">
          <table:table-cell office:value-type="string" calcext:value-type="string">
            <text:p>(PRAS40_pT246_2,Collagen_VI_0)</text:p>
          </table:table-cell>
          <table:table-cell office:value-type="float" office:value="-2.08711276964" calcext:value-type="float">
            <text:p>-2.0871127696</text:p>
          </table:table-cell>
        </table:table-row>
        <table:table-row table:style-name="ro1">
          <table:table-cell office:value-type="string" calcext:value-type="string">
            <text:p>(Rb_pS807_S811_2,LKB1_1,Annexin-1_1)</text:p>
          </table:table-cell>
          <table:table-cell office:value-type="float" office:value="-2.08711276964" calcext:value-type="float">
            <text:p>-2.0871127696</text:p>
          </table:table-cell>
        </table:table-row>
        <table:table-row table:style-name="ro1">
          <table:table-cell office:value-type="string" calcext:value-type="string">
            <text:p>(LKB1_1,GAPDH_1,Cyclin_D1_1)</text:p>
          </table:table-cell>
          <table:table-cell office:value-type="float" office:value="-2.08711276964" calcext:value-type="float">
            <text:p>-2.0871127696</text:p>
          </table:table-cell>
        </table:table-row>
        <table:table-row table:style-name="ro1">
          <table:table-cell office:value-type="string" calcext:value-type="string">
            <text:p>(BRCA2_1,Annexin_VII_0)</text:p>
          </table:table-cell>
          <table:table-cell office:value-type="float" office:value="-2.08711276964" calcext:value-type="float">
            <text:p>-2.0871127696</text:p>
          </table:table-cell>
        </table:table-row>
        <table:table-row table:style-name="ro1">
          <table:table-cell office:value-type="string" calcext:value-type="string">
            <text:p>(CD20_1,p27_pT157_0)</text:p>
          </table:table-cell>
          <table:table-cell office:value-type="float" office:value="-2.08711276964" calcext:value-type="float">
            <text:p>-2.0871127696</text:p>
          </table:table-cell>
        </table:table-row>
        <table:table-row table:style-name="ro1">
          <table:table-cell office:value-type="string" calcext:value-type="string">
            <text:p>(14-3-3_zeta_2,p38_MAPK_1)</text:p>
          </table:table-cell>
          <table:table-cell office:value-type="float" office:value="-2.08711276964" calcext:value-type="float">
            <text:p>-2.0871127696</text:p>
          </table:table-cell>
        </table:table-row>
        <table:table-row table:style-name="ro1">
          <table:table-cell office:value-type="string" calcext:value-type="string">
            <text:p>(LKB1_1,CD20_1,SF2_0)</text:p>
          </table:table-cell>
          <table:table-cell office:value-type="float" office:value="-2.08711276964" calcext:value-type="float">
            <text:p>-2.0871127696</text:p>
          </table:table-cell>
        </table:table-row>
        <table:table-row table:style-name="ro1">
          <table:table-cell office:value-type="string" calcext:value-type="string">
            <text:p>(BRCA2_1,Collagen_VI_0)</text:p>
          </table:table-cell>
          <table:table-cell office:value-type="float" office:value="-2.08711276964" calcext:value-type="float">
            <text:p>-2.0871127696</text:p>
          </table:table-cell>
        </table:table-row>
        <table:table-row table:style-name="ro1">
          <table:table-cell office:value-type="string" calcext:value-type="string">
            <text:p>(Annexin-1_1,P-Cadherin_0,FoxM1_0)</text:p>
          </table:table-cell>
          <table:table-cell office:value-type="float" office:value="-2.08711276964" calcext:value-type="float">
            <text:p>-2.0871127696</text:p>
          </table:table-cell>
        </table:table-row>
        <table:table-row table:style-name="ro1">
          <table:table-cell office:value-type="string" calcext:value-type="string">
            <text:p>(Fibronectin_1,BRCA2_1)</text:p>
          </table:table-cell>
          <table:table-cell office:value-type="float" office:value="-2.08711276964" calcext:value-type="float">
            <text:p>-2.0871127696</text:p>
          </table:table-cell>
        </table:table-row>
        <table:table-row table:style-name="ro1">
          <table:table-cell office:value-type="string" calcext:value-type="string">
            <text:p>(Rb_pS807_S811_2,Cyclin_D1_1,ACVRL1_1)</text:p>
          </table:table-cell>
          <table:table-cell office:value-type="float" office:value="-2.08711276964" calcext:value-type="float">
            <text:p>-2.0871127696</text:p>
          </table:table-cell>
        </table:table-row>
        <table:table-row table:style-name="ro1">
          <table:table-cell office:value-type="string" calcext:value-type="string">
            <text:p>(Rad50_2,CD20_1)</text:p>
          </table:table-cell>
          <table:table-cell office:value-type="float" office:value="-2.06533895523" calcext:value-type="float">
            <text:p>-2.0653389552</text:p>
          </table:table-cell>
        </table:table-row>
        <table:table-row table:style-name="ro1">
          <table:table-cell office:value-type="string" calcext:value-type="string">
            <text:p>(14-3-3_zeta_2,ACVRL1_1)</text:p>
          </table:table-cell>
          <table:table-cell office:value-type="float" office:value="-2.06533895523" calcext:value-type="float">
            <text:p>-2.0653389552</text:p>
          </table:table-cell>
        </table:table-row>
        <table:table-row table:style-name="ro1">
          <table:table-cell office:value-type="string" calcext:value-type="string">
            <text:p>(eIF4E_2,LKB1_1)</text:p>
          </table:table-cell>
          <table:table-cell office:value-type="float" office:value="-2.06533895523" calcext:value-type="float">
            <text:p>-2.0653389552</text:p>
          </table:table-cell>
        </table:table-row>
        <table:table-row table:style-name="ro1">
          <table:table-cell office:value-type="string" calcext:value-type="string">
            <text:p>(Bax_2,Collagen_VI_0)</text:p>
          </table:table-cell>
          <table:table-cell office:value-type="float" office:value="-2.06279771196" calcext:value-type="float">
            <text:p>-2.062797712</text:p>
          </table:table-cell>
        </table:table-row>
        <table:table-row table:style-name="ro1">
          <table:table-cell office:value-type="string" calcext:value-type="string">
            <text:p>(Annexin-1_1,p38_pT180_Y182_0)</text:p>
          </table:table-cell>
          <table:table-cell office:value-type="float" office:value="-2.06279771196" calcext:value-type="float">
            <text:p>-2.062797712</text:p>
          </table:table-cell>
        </table:table-row>
        <table:table-row table:style-name="ro1">
          <table:table-cell office:value-type="string" calcext:value-type="string">
            <text:p>(Rad51_1)</text:p>
          </table:table-cell>
          <table:table-cell office:value-type="float" office:value="-2.04152126435" calcext:value-type="float">
            <text:p>-2.0415212644</text:p>
          </table:table-cell>
        </table:table-row>
        <table:table-row table:style-name="ro1">
          <table:table-cell office:value-type="string" calcext:value-type="string">
            <text:p>(p38_MAPK_1,LKB1_1)</text:p>
          </table:table-cell>
          <table:table-cell office:value-type="float" office:value="-2.04152126435" calcext:value-type="float">
            <text:p>-2.0415212644</text:p>
          </table:table-cell>
        </table:table-row>
        <table:table-row table:style-name="ro1">
          <table:table-cell office:value-type="string" calcext:value-type="string">
            <text:p>(YAP_1,CD20_1)</text:p>
          </table:table-cell>
          <table:table-cell office:value-type="float" office:value="-2.03596480032" calcext:value-type="float">
            <text:p>-2.0359648003</text:p>
          </table:table-cell>
        </table:table-row>
        <table:table-row table:style-name="ro1">
          <table:table-cell office:value-type="string" calcext:value-type="string">
            <text:p>(p38_MAPK_1,LKB1_1,ACVRL1_1)</text:p>
          </table:table-cell>
          <table:table-cell office:value-type="float" office:value="-2.03596480032" calcext:value-type="float">
            <text:p>-2.0359648003</text:p>
          </table:table-cell>
        </table:table-row>
        <table:table-row table:style-name="ro1">
          <table:table-cell office:value-type="string" calcext:value-type="string">
            <text:p>(LKB1_1,eEF2_1)</text:p>
          </table:table-cell>
          <table:table-cell office:value-type="float" office:value="-2.03596480032" calcext:value-type="float">
            <text:p>-2.0359648003</text:p>
          </table:table-cell>
        </table:table-row>
        <table:table-row table:style-name="ro1">
          <table:table-cell office:value-type="string" calcext:value-type="string">
            <text:p>(FASN_2,LKB1_1)</text:p>
          </table:table-cell>
          <table:table-cell office:value-type="float" office:value="-2.03596480032" calcext:value-type="float">
            <text:p>-2.0359648003</text:p>
          </table:table-cell>
        </table:table-row>
        <table:table-row table:style-name="ro1">
          <table:table-cell office:value-type="string" calcext:value-type="string">
            <text:p>(Cyclin_D1_1,Caspase-7_cleavedD198_0)</text:p>
          </table:table-cell>
          <table:table-cell office:value-type="float" office:value="-2.03596480032" calcext:value-type="float">
            <text:p>-2.0359648003</text:p>
          </table:table-cell>
        </table:table-row>
        <table:table-row table:style-name="ro1">
          <table:table-cell office:value-type="string" calcext:value-type="string">
            <text:p>(p38_MAPK_1,Annexin_VII_0)</text:p>
          </table:table-cell>
          <table:table-cell office:value-type="float" office:value="-2.03596480032" calcext:value-type="float">
            <text:p>-2.0359648003</text:p>
          </table:table-cell>
        </table:table-row>
        <table:table-row table:style-name="ro1">
          <table:table-cell office:value-type="string" calcext:value-type="string">
            <text:p>(P-Cadherin_0,Bcl-xL_0)</text:p>
          </table:table-cell>
          <table:table-cell office:value-type="float" office:value="-2.02809525579" calcext:value-type="float">
            <text:p>-2.0280952558</text:p>
          </table:table-cell>
        </table:table-row>
        <table:table-row table:style-name="ro1">
          <table:table-cell office:value-type="string" calcext:value-type="string">
            <text:p>(P-Cadherin_0,Collagen_VI_0)</text:p>
          </table:table-cell>
          <table:table-cell office:value-type="float" office:value="-2.02809525579" calcext:value-type="float">
            <text:p>-2.0280952558</text:p>
          </table:table-cell>
        </table:table-row>
        <table:table-row table:style-name="ro1">
          <table:table-cell office:value-type="string" calcext:value-type="string">
            <text:p>(p27_1,CD20_1)</text:p>
          </table:table-cell>
          <table:table-cell office:value-type="float" office:value="-2.00778856578" calcext:value-type="float">
            <text:p>-2.0077885658</text:p>
          </table:table-cell>
        </table:table-row>
        <table:table-row table:style-name="ro1">
          <table:table-cell office:value-type="string" calcext:value-type="string">
            <text:p>(LKB1_1,Annexin-1_1,FoxM1_0)</text:p>
          </table:table-cell>
          <table:table-cell office:value-type="float" office:value="-2.00778856578" calcext:value-type="float">
            <text:p>-2.0077885658</text:p>
          </table:table-cell>
        </table:table-row>
        <table:table-row table:style-name="ro1">
          <table:table-cell office:value-type="string" calcext:value-type="string">
            <text:p>(Cyclin_D1_1,Annexin-1_1,ACVRL1_1)</text:p>
          </table:table-cell>
          <table:table-cell office:value-type="float" office:value="-2.00778856578" calcext:value-type="float">
            <text:p>-2.0077885658</text:p>
          </table:table-cell>
        </table:table-row>
        <table:table-row table:style-name="ro1">
          <table:table-cell office:value-type="string" calcext:value-type="string">
            <text:p>(Smad4_2,P-Cadherin_0)</text:p>
          </table:table-cell>
          <table:table-cell office:value-type="float" office:value="-2.00778856578" calcext:value-type="float">
            <text:p>-2.0077885658</text:p>
          </table:table-cell>
        </table:table-row>
        <table:table-row table:style-name="ro1">
          <table:table-cell office:value-type="string" calcext:value-type="string">
            <text:p>(LKB1_1,CD20_1,Src_pY416_0)</text:p>
          </table:table-cell>
          <table:table-cell office:value-type="float" office:value="-2.00778856578" calcext:value-type="float">
            <text:p>-2.0077885658</text:p>
          </table:table-cell>
        </table:table-row>
        <table:table-row table:style-name="ro1">
          <table:table-cell office:value-type="string" calcext:value-type="string">
            <text:p>(Bax_2,LKB1_1,CD20_1)</text:p>
          </table:table-cell>
          <table:table-cell office:value-type="float" office:value="-2.00778856578" calcext:value-type="float">
            <text:p>-2.0077885658</text:p>
          </table:table-cell>
        </table:table-row>
        <table:table-row table:style-name="ro1">
          <table:table-cell office:value-type="string" calcext:value-type="string">
            <text:p>(CD20_1,ACVRL1_1)</text:p>
          </table:table-cell>
          <table:table-cell office:value-type="float" office:value="-2.00206286271" calcext:value-type="float">
            <text:p>-2.0020628627</text:p>
          </table:table-cell>
        </table:table-row>
        <table:table-row table:style-name="ro1">
          <table:table-cell office:value-type="string" calcext:value-type="string">
            <text:p>(S6_1)</text:p>
          </table:table-cell>
          <table:table-cell office:value-type="float" office:value="-1.98883980985" calcext:value-type="float">
            <text:p>-1.9888398099</text:p>
          </table:table-cell>
        </table:table-row>
        <table:table-row table:style-name="ro1">
          <table:table-cell office:value-type="string" calcext:value-type="string">
            <text:p>(Smad4_2,Collagen_VI_0)</text:p>
          </table:table-cell>
          <table:table-cell office:value-type="float" office:value="-1.98074481995" calcext:value-type="float">
            <text:p>-1.98074482</text:p>
          </table:table-cell>
        </table:table-row>
        <table:table-row table:style-name="ro1">
          <table:table-cell office:value-type="string" calcext:value-type="string">
            <text:p>(PRAS40_pT246_2,GAPDH_1)</text:p>
          </table:table-cell>
          <table:table-cell office:value-type="float" office:value="-1.98074481995" calcext:value-type="float">
            <text:p>-1.98074482</text:p>
          </table:table-cell>
        </table:table-row>
        <table:table-row table:style-name="ro1">
          <table:table-cell office:value-type="string" calcext:value-type="string">
            <text:p>(VEGFR2_2,LKB1_1,Cyclin_D1_1)</text:p>
          </table:table-cell>
          <table:table-cell office:value-type="float" office:value="-1.98074481995" calcext:value-type="float">
            <text:p>-1.98074482</text:p>
          </table:table-cell>
        </table:table-row>
        <table:table-row table:style-name="ro1">
          <table:table-cell office:value-type="string" calcext:value-type="string">
            <text:p>(S6_1,p38_MAPK_1)</text:p>
          </table:table-cell>
          <table:table-cell office:value-type="float" office:value="-1.98074481995" calcext:value-type="float">
            <text:p>-1.98074482</text:p>
          </table:table-cell>
        </table:table-row>
        <table:table-row table:style-name="ro1">
          <table:table-cell office:value-type="string" calcext:value-type="string">
            <text:p>(HER3_pY1289_2,LKB1_1,Cyclin_D1_1)</text:p>
          </table:table-cell>
          <table:table-cell office:value-type="float" office:value="-1.98074481995" calcext:value-type="float">
            <text:p>-1.98074482</text:p>
          </table:table-cell>
        </table:table-row>
        <table:table-row table:style-name="ro1">
          <table:table-cell office:value-type="string" calcext:value-type="string">
            <text:p>(Rab11_0,PREX1_0)</text:p>
          </table:table-cell>
          <table:table-cell office:value-type="float" office:value="-1.98074481995" calcext:value-type="float">
            <text:p>-1.98074482</text:p>
          </table:table-cell>
        </table:table-row>
        <table:table-row table:style-name="ro1">
          <table:table-cell office:value-type="string" calcext:value-type="string">
            <text:p>(Bax_2,LKB1_1,Annexin-1_1)</text:p>
          </table:table-cell>
          <table:table-cell office:value-type="float" office:value="-1.98074481995" calcext:value-type="float">
            <text:p>-1.98074482</text:p>
          </table:table-cell>
        </table:table-row>
        <table:table-row table:style-name="ro1">
          <table:table-cell office:value-type="string" calcext:value-type="string">
            <text:p>(Rb_pS807_S811_2,Rab11_0)</text:p>
          </table:table-cell>
          <table:table-cell office:value-type="float" office:value="-1.96308761371" calcext:value-type="float">
            <text:p>-1.9630876137</text:p>
          </table:table-cell>
        </table:table-row>
        <table:table-row table:style-name="ro1">
          <table:table-cell office:value-type="string" calcext:value-type="string">
            <text:p>(Rb_pS807_S811_2,CD20_1)</text:p>
          </table:table-cell>
          <table:table-cell office:value-type="float" office:value="-1.96308761371" calcext:value-type="float">
            <text:p>-1.9630876137</text:p>
          </table:table-cell>
        </table:table-row>
        <table:table-row table:style-name="ro1">
          <table:table-cell office:value-type="string" calcext:value-type="string">
            <text:p>(Annexin-1_1,CD31_0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Mre11_2,LKB1_1,Cyclin_D1_1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LKB1_1,p38_pT180_Y182_0,HSP70_0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p27_1,ACVRL1_1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MAPK_pT202_Y204_0,Collagen_VI_0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Cyclin_D1_1,ACVRL1_1,Bcl-xL_0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VEGFR2_2,BRCA2_1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CD20_1,ACVRL1_1,TAZ_0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Bax_2,Myosin-IIa_pS1943_1,LKB1_1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Cyclin_D1_1,P-Cadherin_0,Bcl-xL_0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LKB1_1,Src_pY416_0,p38_pT180_Y182_0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LKB1_1,MAPK_pT202_Y204_0,c-Jun_pS73_0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HER2_2,p38_MAPK_1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Cyclin_D1_1,CD20_1,Bcl-xL_0)</text:p>
          </table:table-cell>
          <table:table-cell office:value-type="float" office:value="-1.95477424528" calcext:value-type="float">
            <text:p>-1.9547742453</text:p>
          </table:table-cell>
        </table:table-row>
        <table:table-row table:style-name="ro1">
          <table:table-cell office:value-type="string" calcext:value-type="string">
            <text:p>(HER2_2)</text:p>
          </table:table-cell>
          <table:table-cell office:value-type="float" office:value="-1.94585155557" calcext:value-type="float">
            <text:p>-1.9458515556</text:p>
          </table:table-cell>
        </table:table-row>
        <table:table-row table:style-name="ro1">
          <table:table-cell office:value-type="string" calcext:value-type="string">
            <text:p>(14-3-3_zeta_2)</text:p>
          </table:table-cell>
          <table:table-cell office:value-type="float" office:value="-1.94585155557" calcext:value-type="float">
            <text:p>-1.9458515556</text:p>
          </table:table-cell>
        </table:table-row>
        <table:table-row table:style-name="ro1">
          <table:table-cell office:value-type="string" calcext:value-type="string">
            <text:p>(Annexin-1_1,53BP1_0)</text:p>
          </table:table-cell>
          <table:table-cell office:value-type="float" office:value="-1.93259487205" calcext:value-type="float">
            <text:p>-1.9325948721</text:p>
          </table:table-cell>
        </table:table-row>
        <table:table-row table:style-name="ro1">
          <table:table-cell office:value-type="string" calcext:value-type="string">
            <text:p>(4E-BP1_pT70_1,Rab11_0)</text:p>
          </table:table-cell>
          <table:table-cell office:value-type="float" office:value="-1.93259487205" calcext:value-type="float">
            <text:p>-1.9325948721</text:p>
          </table:table-cell>
        </table:table-row>
        <table:table-row table:style-name="ro1">
          <table:table-cell office:value-type="string" calcext:value-type="string">
            <text:p>(Mre11_2,Cyclin_D1_1,CD20_1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BRCA2_1,Rab11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LKB1_1,P-Cadherin_0,HSP70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Cyclin_D1_1,CD20_1,JAB1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GAB2_2,Cyclin_D1_1,Annexin-1_1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CD20_1,ACVRL1_1,4E-BP1_pT70_1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Cyclin_D1_1,ACVRL1_1,MAPK_pT202_Y204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LKB1_1,ACVRL1_1,Collagen_VI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Cyclin_D1_1,ACVRL1_1,ARID1A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Cyclin_E2_2,Annexin_VII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ACVRL1_1,P-Cadherin_0,Annexin_VII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LKB1_1,Annexin-1_1,GSK3_pS9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Mre11_2,Collagen_VI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VEGFR2_2,S6_1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FOXO3a_2,Cyclin_D1_1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LKB1_1,TAZ_0,PREX1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Bax_2,LKB1_1,Akt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LKB1_1,PR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Bim_2,LKB1_1,Annexin-1_1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LKB1_1,Collagen_VI_0,Chk1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S6_pS235_S236_0,Collagen_VI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LKB1_1,ATM_1,Collagen_VI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E-Cadherin_2,LKB1_1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Cyclin_D1_1,ACVRL1_1,XBP1_0)</text:p>
          </table:table-cell>
          <table:table-cell office:value-type="float" office:value="-1.92982303839" calcext:value-type="float">
            <text:p>-1.9298230384</text:p>
          </table:table-cell>
        </table:table-row>
        <table:table-row table:style-name="ro1">
          <table:table-cell office:value-type="string" calcext:value-type="string">
            <text:p>(MEK1_pS217_S221_1)</text:p>
          </table:table-cell>
          <table:table-cell office:value-type="float" office:value="-1.92849511449" calcext:value-type="float">
            <text:p>-1.9284951145</text:p>
          </table:table-cell>
        </table:table-row>
        <table:table-row table:style-name="ro1">
          <table:table-cell office:value-type="string" calcext:value-type="string">
            <text:p>(Cyclin_D1_1,BRCA2_1)</text:p>
          </table:table-cell>
          <table:table-cell office:value-type="float" office:value="-1.92849511449" calcext:value-type="float">
            <text:p>-1.9284951145</text:p>
          </table:table-cell>
        </table:table-row>
        <table:table-row table:style-name="ro1">
          <table:table-cell office:value-type="string" calcext:value-type="string">
            <text:p>(CD20_1)</text:p>
          </table:table-cell>
          <table:table-cell office:value-type="float" office:value="-1.92806192326" calcext:value-type="float">
            <text:p>-1.9280619233</text:p>
          </table:table-cell>
        </table:table-row>
        <table:table-row table:style-name="ro1">
          <table:table-cell office:value-type="string" calcext:value-type="string">
            <text:p>(Stathmin_2,Collagen_VI_0)</text:p>
          </table:table-cell>
          <table:table-cell office:value-type="float" office:value="-1.9033328779" calcext:value-type="float">
            <text:p>-1.9033328779</text:p>
          </table:table-cell>
        </table:table-row>
        <table:table-row table:style-name="ro1">
          <table:table-cell office:value-type="string" calcext:value-type="string">
            <text:p>(GAB2_2,CD20_1)</text:p>
          </table:table-cell>
          <table:table-cell office:value-type="float" office:value="-1.9033328779" calcext:value-type="float">
            <text:p>-1.9033328779</text:p>
          </table:table-cell>
        </table:table-row>
        <table:table-row table:style-name="ro1">
          <table:table-cell office:value-type="string" calcext:value-type="string">
            <text:p>(PRAS40_pT246_2,PREX1_0)</text:p>
          </table:table-cell>
          <table:table-cell office:value-type="float" office:value="-1.9033328779" calcext:value-type="float">
            <text:p>-1.9033328779</text:p>
          </table:table-cell>
        </table:table-row>
        <table:table-row table:style-name="ro1">
          <table:table-cell office:value-type="string" calcext:value-type="string">
            <text:p>(PEA15_pS116_1,LKB1_1)</text:p>
          </table:table-cell>
          <table:table-cell office:value-type="float" office:value="-1.9033328779" calcext:value-type="float">
            <text:p>-1.9033328779</text:p>
          </table:table-cell>
        </table:table-row>
        <table:table-row table:style-name="ro1">
          <table:table-cell office:value-type="string" calcext:value-type="string">
            <text:p>(Rb_pS807_S811_2,P-Cadherin_0)</text:p>
          </table:table-cell>
          <table:table-cell office:value-type="float" office:value="-1.9033328779" calcext:value-type="float">
            <text:p>-1.9033328779</text:p>
          </table:table-cell>
        </table:table-row>
        <table:table-row table:style-name="ro1">
          <table:table-cell office:value-type="string" calcext:value-type="string">
            <text:p>(A-Raf_pS299_2,LKB1_1)</text:p>
          </table:table-cell>
          <table:table-cell office:value-type="float" office:value="-1.9033328779" calcext:value-type="float">
            <text:p>-1.9033328779</text:p>
          </table:table-cell>
        </table:table-row>
        <table:table-row table:style-name="ro1">
          <table:table-cell office:value-type="string" calcext:value-type="string">
            <text:p>(Cyclin_D1_1,CD20_1,PREX1_0)</text:p>
          </table:table-cell>
          <table:table-cell office:value-type="float" office:value="-1.9033328779" calcext:value-type="float">
            <text:p>-1.9033328779</text:p>
          </table:table-cell>
        </table:table-row>
        <table:table-row table:style-name="ro1">
          <table:table-cell office:value-type="string" calcext:value-type="string">
            <text:p>(BRCA2_1,P-Cadherin_0)</text:p>
          </table:table-cell>
          <table:table-cell office:value-type="float" office:value="-1.9033328779" calcext:value-type="float">
            <text:p>-1.9033328779</text:p>
          </table:table-cell>
        </table:table-row>
        <table:table-row table:style-name="ro1">
          <table:table-cell office:value-type="string" calcext:value-type="string">
            <text:p>(Cyclin_D1_1,ACVRL1_1,PREX1_0)</text:p>
          </table:table-cell>
          <table:table-cell office:value-type="float" office:value="-1.9033328779" calcext:value-type="float">
            <text:p>-1.9033328779</text:p>
          </table:table-cell>
        </table:table-row>
        <table:table-row table:style-name="ro1">
          <table:table-cell office:value-type="string" calcext:value-type="string">
            <text:p>(LKB1_1,Cyclin_D1_1,TAZ_0)</text:p>
          </table:table-cell>
          <table:table-cell office:value-type="float" office:value="-1.9033328779" calcext:value-type="float">
            <text:p>-1.9033328779</text:p>
          </table:table-cell>
        </table:table-row>
        <table:table-row table:style-name="ro1">
          <table:table-cell office:value-type="string" calcext:value-type="string">
            <text:p>(CD20_1,BRCA2_1)</text:p>
          </table:table-cell>
          <table:table-cell office:value-type="float" office:value="-1.9033328779" calcext:value-type="float">
            <text:p>-1.9033328779</text:p>
          </table:table-cell>
        </table:table-row>
        <table:table-row table:style-name="ro1">
          <table:table-cell office:value-type="string" calcext:value-type="string">
            <text:p>(P-Cadherin_0,Akt_0)</text:p>
          </table:table-cell>
          <table:table-cell office:value-type="float" office:value="-1.9033328779" calcext:value-type="float">
            <text:p>-1.9033328779</text:p>
          </table:table-cell>
        </table:table-row>
        <table:table-row table:style-name="ro1">
          <table:table-cell office:value-type="string" calcext:value-type="string">
            <text:p>(Rab11_0,p38_pT180_Y182_0)</text:p>
          </table:table-cell>
          <table:table-cell office:value-type="float" office:value="-1.9033328779" calcext:value-type="float">
            <text:p>-1.9033328779</text:p>
          </table:table-cell>
        </table:table-row>
        <table:table-row table:style-name="ro1">
          <table:table-cell office:value-type="string" calcext:value-type="string">
            <text:p>(p38_MAPK_1,CD20_1)</text:p>
          </table:table-cell>
          <table:table-cell office:value-type="float" office:value="-1.89412553804" calcext:value-type="float">
            <text:p>-1.894125538</text:p>
          </table:table-cell>
        </table:table-row>
        <table:table-row table:style-name="ro1">
          <table:table-cell office:value-type="string" calcext:value-type="string">
            <text:p>(LKB1_1,Akt_0)</text:p>
          </table:table-cell>
          <table:table-cell office:value-type="float" office:value="-1.89412553804" calcext:value-type="float">
            <text:p>-1.894125538</text:p>
          </table:table-cell>
        </table:table-row>
        <table:table-row table:style-name="ro1">
          <table:table-cell office:value-type="string" calcext:value-type="string">
            <text:p>(4E-BP1_pT70_1,P-Cadherin_0)</text:p>
          </table:table-cell>
          <table:table-cell office:value-type="float" office:value="-1.89412553804" calcext:value-type="float">
            <text:p>-1.894125538</text:p>
          </table:table-cell>
        </table:table-row>
        <table:table-row table:style-name="ro1">
          <table:table-cell office:value-type="string" calcext:value-type="string">
            <text:p>(LKB1_1,ACVRL1_1,P-Cadherin_0)</text:p>
          </table:table-cell>
          <table:table-cell office:value-type="float" office:value="-1.87522892375" calcext:value-type="float">
            <text:p>-1.8752289238</text:p>
          </table:table-cell>
        </table:table-row>
        <table:table-row table:style-name="ro1">
          <table:table-cell office:value-type="string" calcext:value-type="string">
            <text:p>(LKB1_1,eEF2K_0)</text:p>
          </table:table-cell>
          <table:table-cell office:value-type="float" office:value="-1.87522892375" calcext:value-type="float">
            <text:p>-1.8752289238</text:p>
          </table:table-cell>
        </table:table-row>
        <table:table-row table:style-name="ro1">
          <table:table-cell office:value-type="string" calcext:value-type="string">
            <text:p>(CD20_1,ACVRL1_1,P-Cadherin_0)</text:p>
          </table:table-cell>
          <table:table-cell office:value-type="float" office:value="-1.87522892375" calcext:value-type="float">
            <text:p>-1.8752289238</text:p>
          </table:table-cell>
        </table:table-row>
        <table:table-row table:style-name="ro1">
          <table:table-cell office:value-type="string" calcext:value-type="string">
            <text:p>(PRAS40_pT246_2,p38_MAPK_1)</text:p>
          </table:table-cell>
          <table:table-cell office:value-type="float" office:value="-1.87522892375" calcext:value-type="float">
            <text:p>-1.8752289238</text:p>
          </table:table-cell>
        </table:table-row>
        <table:table-row table:style-name="ro1">
          <table:table-cell office:value-type="string" calcext:value-type="string">
            <text:p>(YAP_1,P-Cadherin_0)</text:p>
          </table:table-cell>
          <table:table-cell office:value-type="float" office:value="-1.87522892375" calcext:value-type="float">
            <text:p>-1.8752289238</text:p>
          </table:table-cell>
        </table:table-row>
        <table:table-row table:style-name="ro1">
          <table:table-cell office:value-type="string" calcext:value-type="string">
            <text:p>(S6_1,p38_pT180_Y182_0)</text:p>
          </table:table-cell>
          <table:table-cell office:value-type="float" office:value="-1.87522892375" calcext:value-type="float">
            <text:p>-1.8752289238</text:p>
          </table:table-cell>
        </table:table-row>
        <table:table-row table:style-name="ro1">
          <table:table-cell office:value-type="string" calcext:value-type="string">
            <text:p>(Cyclin_D1_1,CD20_1,TAZ_0)</text:p>
          </table:table-cell>
          <table:table-cell office:value-type="float" office:value="-1.87522892375" calcext:value-type="float">
            <text:p>-1.8752289238</text:p>
          </table:table-cell>
        </table:table-row>
        <table:table-row table:style-name="ro1">
          <table:table-cell office:value-type="string" calcext:value-type="string">
            <text:p>(P-Cadherin_0,CD31_0)</text:p>
          </table:table-cell>
          <table:table-cell office:value-type="float" office:value="-1.87522892375" calcext:value-type="float">
            <text:p>-1.8752289238</text:p>
          </table:table-cell>
        </table:table-row>
        <table:table-row table:style-name="ro1">
          <table:table-cell office:value-type="string" calcext:value-type="string">
            <text:p>(A-Raf_pS299_2,Annexin-1_1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GSK3-alpha-beta_2,CD20_1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Tuberin_1,p38_MAPK_1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CD49b_2,Annexin_VII_0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LKB1_1,ATM_1,P-Cadherin_0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LKB1_1,Cyclin_D1_1,c-Jun_pS73_0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P-Cadherin_0,HER3_0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Bax_2,Cyclin_D1_1,CD20_1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PREX1_0,FoxM1_0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p27_1,LKB1_1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Cyclin_D1_1,BRCA2_1,ACVRL1_1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Cyclin_D1_1,Annexin-1_1,c-Jun_pS73_0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LKB1_1,ACVRL1_1,4E-BP1_pT70_1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Annexin-1_1,p38_pT180_Y182_0,MAPK_pT202_Y204_0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TSC1_2,CD20_1)</text:p>
          </table:table-cell>
          <table:table-cell office:value-type="float" office:value="-1.84821709875" calcext:value-type="float">
            <text:p>-1.8482170988</text:p>
          </table:table-cell>
        </table:table-row>
        <table:table-row table:style-name="ro1">
          <table:table-cell office:value-type="string" calcext:value-type="string">
            <text:p>(Rad50_2,Annexin-1_1)</text:p>
          </table:table-cell>
          <table:table-cell office:value-type="float" office:value="-1.82966298674" calcext:value-type="float">
            <text:p>-1.8296629867</text:p>
          </table:table-cell>
        </table:table-row>
        <table:table-row table:style-name="ro1">
          <table:table-cell office:value-type="string" calcext:value-type="string">
            <text:p>(CD49b_2,CD20_1)</text:p>
          </table:table-cell>
          <table:table-cell office:value-type="float" office:value="-1.82966298674" calcext:value-type="float">
            <text:p>-1.8296629867</text:p>
          </table:table-cell>
        </table:table-row>
        <table:table-row table:style-name="ro1">
          <table:table-cell office:value-type="string" calcext:value-type="string">
            <text:p>(LKB1_1,Fibronectin_1)</text:p>
          </table:table-cell>
          <table:table-cell office:value-type="float" office:value="-1.82966298674" calcext:value-type="float">
            <text:p>-1.8296629867</text:p>
          </table:table-cell>
        </table:table-row>
        <table:table-row table:style-name="ro1">
          <table:table-cell office:value-type="string" calcext:value-type="string">
            <text:p>(Annexin-1_1,ARID1A_0)</text:p>
          </table:table-cell>
          <table:table-cell office:value-type="float" office:value="-1.8289070482" calcext:value-type="float">
            <text:p>-1.8289070482</text:p>
          </table:table-cell>
        </table:table-row>
        <table:table-row table:style-name="ro1">
          <table:table-cell office:value-type="string" calcext:value-type="string">
            <text:p>(p27_1)</text:p>
          </table:table-cell>
          <table:table-cell office:value-type="float" office:value="-1.8289070482" calcext:value-type="float">
            <text:p>-1.8289070482</text:p>
          </table:table-cell>
        </table:table-row>
        <table:table-row table:style-name="ro1">
          <table:table-cell office:value-type="string" calcext:value-type="string">
            <text:p>(HER3_0,Annexin_VII_0)</text:p>
          </table:table-cell>
          <table:table-cell office:value-type="float" office:value="-1.82223757579" calcext:value-type="float">
            <text:p>-1.8222375758</text:p>
          </table:table-cell>
        </table:table-row>
        <table:table-row table:style-name="ro1">
          <table:table-cell office:value-type="string" calcext:value-type="string">
            <text:p>(Cyclin_D1_1,Annexin-1_1,FoxM1_0)</text:p>
          </table:table-cell>
          <table:table-cell office:value-type="float" office:value="-1.82223757579" calcext:value-type="float">
            <text:p>-1.8222375758</text:p>
          </table:table-cell>
        </table:table-row>
        <table:table-row table:style-name="ro1">
          <table:table-cell office:value-type="string" calcext:value-type="string">
            <text:p>(PEA15_pS116_1,CD20_1)</text:p>
          </table:table-cell>
          <table:table-cell office:value-type="float" office:value="-1.82223757579" calcext:value-type="float">
            <text:p>-1.8222375758</text:p>
          </table:table-cell>
        </table:table-row>
        <table:table-row table:style-name="ro1">
          <table:table-cell office:value-type="string" calcext:value-type="string">
            <text:p>(14-3-3_zeta_2,p38_pT180_Y182_0)</text:p>
          </table:table-cell>
          <table:table-cell office:value-type="float" office:value="-1.82223757579" calcext:value-type="float">
            <text:p>-1.8222375758</text:p>
          </table:table-cell>
        </table:table-row>
        <table:table-row table:style-name="ro1">
          <table:table-cell office:value-type="string" calcext:value-type="string">
            <text:p>(JNK_pT183_Y185_2,CD20_1)</text:p>
          </table:table-cell>
          <table:table-cell office:value-type="float" office:value="-1.82223757579" calcext:value-type="float">
            <text:p>-1.8222375758</text:p>
          </table:table-cell>
        </table:table-row>
        <table:table-row table:style-name="ro1">
          <table:table-cell office:value-type="string" calcext:value-type="string">
            <text:p>(Cyclin_D1_1,CD20_1,SF2_0)</text:p>
          </table:table-cell>
          <table:table-cell office:value-type="float" office:value="-1.82223757579" calcext:value-type="float">
            <text:p>-1.8222375758</text:p>
          </table:table-cell>
        </table:table-row>
        <table:table-row table:style-name="ro1">
          <table:table-cell office:value-type="string" calcext:value-type="string">
            <text:p>(LKB1_1,Cyclin_D1_1,HSP70_0)</text:p>
          </table:table-cell>
          <table:table-cell office:value-type="float" office:value="-1.82223757579" calcext:value-type="float">
            <text:p>-1.8222375758</text:p>
          </table:table-cell>
        </table:table-row>
        <table:table-row table:style-name="ro1">
          <table:table-cell office:value-type="string" calcext:value-type="string">
            <text:p>(Cyclin_D1_1,SF2_0,P-Cadherin_0)</text:p>
          </table:table-cell>
          <table:table-cell office:value-type="float" office:value="-1.82223757579" calcext:value-type="float">
            <text:p>-1.8222375758</text:p>
          </table:table-cell>
        </table:table-row>
        <table:table-row table:style-name="ro1">
          <table:table-cell office:value-type="string" calcext:value-type="string">
            <text:p>(eIF4E_2,PREX1_0)</text:p>
          </table:table-cell>
          <table:table-cell office:value-type="float" office:value="-1.82223757579" calcext:value-type="float">
            <text:p>-1.8222375758</text:p>
          </table:table-cell>
        </table:table-row>
        <table:table-row table:style-name="ro1">
          <table:table-cell office:value-type="string" calcext:value-type="string">
            <text:p>(Cyclin_D1_1,Annexin-1_1,P-Cadherin_0)</text:p>
          </table:table-cell>
          <table:table-cell office:value-type="float" office:value="-1.82223757579" calcext:value-type="float">
            <text:p>-1.8222375758</text:p>
          </table:table-cell>
        </table:table-row>
        <table:table-row table:style-name="ro1">
          <table:table-cell office:value-type="string" calcext:value-type="string">
            <text:p>(p90RSK_1,LKB1_1,Cyclin_D1_1)</text:p>
          </table:table-cell>
          <table:table-cell office:value-type="float" office:value="-1.82223757579" calcext:value-type="float">
            <text:p>-1.8222375758</text:p>
          </table:table-cell>
        </table:table-row>
        <table:table-row table:style-name="ro1">
          <table:table-cell office:value-type="string" calcext:value-type="string">
            <text:p>(14-3-3_beta_1,Collagen_VI_0)</text:p>
          </table:table-cell>
          <table:table-cell office:value-type="float" office:value="-1.82223757579" calcext:value-type="float">
            <text:p>-1.8222375758</text:p>
          </table:table-cell>
        </table:table-row>
        <table:table-row table:style-name="ro1">
          <table:table-cell office:value-type="string" calcext:value-type="string">
            <text:p>(LKB1_1,ACVRL1_1)</text:p>
          </table:table-cell>
          <table:table-cell office:value-type="float" office:value="-1.80757720256" calcext:value-type="float">
            <text:p>-1.8075772026</text:p>
          </table:table-cell>
        </table:table-row>
        <table:table-row table:style-name="ro1">
          <table:table-cell office:value-type="string" calcext:value-type="string">
            <text:p>(Annexin_VII_0)</text:p>
          </table:table-cell>
          <table:table-cell office:value-type="float" office:value="-1.79940542294" calcext:value-type="float">
            <text:p>-1.7994054229</text:p>
          </table:table-cell>
        </table:table-row>
        <table:table-row table:style-name="ro1">
          <table:table-cell office:value-type="string" calcext:value-type="string">
            <text:p>(Annexin-1_1,Annexin_VII_0)</text:p>
          </table:table-cell>
          <table:table-cell office:value-type="float" office:value="-1.79938186482" calcext:value-type="float">
            <text:p>-1.7993818648</text:p>
          </table:table-cell>
        </table:table-row>
        <table:table-row table:style-name="ro1">
          <table:table-cell office:value-type="string" calcext:value-type="string">
            <text:p>(LKB1_1,Cyclin_D1_1,Chk1_0)</text:p>
          </table:table-cell>
          <table:table-cell office:value-type="float" office:value="-1.79938186482" calcext:value-type="float">
            <text:p>-1.7993818648</text:p>
          </table:table-cell>
        </table:table-row>
        <table:table-row table:style-name="ro1">
          <table:table-cell office:value-type="string" calcext:value-type="string">
            <text:p>(LKB1_1,c-Myc_0)</text:p>
          </table:table-cell>
          <table:table-cell office:value-type="float" office:value="-1.79938186482" calcext:value-type="float">
            <text:p>-1.7993818648</text:p>
          </table:table-cell>
        </table:table-row>
        <table:table-row table:style-name="ro1">
          <table:table-cell office:value-type="string" calcext:value-type="string">
            <text:p>(S6_1,ACVRL1_1)</text:p>
          </table:table-cell>
          <table:table-cell office:value-type="float" office:value="-1.79938186482" calcext:value-type="float">
            <text:p>-1.7993818648</text:p>
          </table:table-cell>
        </table:table-row>
        <table:table-row table:style-name="ro1">
          <table:table-cell office:value-type="string" calcext:value-type="string">
            <text:p>(S6_1,Chk1_0)</text:p>
          </table:table-cell>
          <table:table-cell office:value-type="float" office:value="-1.79938186482" calcext:value-type="float">
            <text:p>-1.7993818648</text:p>
          </table:table-cell>
        </table:table-row>
        <table:table-row table:style-name="ro1">
          <table:table-cell office:value-type="string" calcext:value-type="string">
            <text:p>(Rictor_pT1135_2,LKB1_1)</text:p>
          </table:table-cell>
          <table:table-cell office:value-type="float" office:value="-1.79938186482" calcext:value-type="float">
            <text:p>-1.7993818648</text:p>
          </table:table-cell>
        </table:table-row>
        <table:table-row table:style-name="ro1">
          <table:table-cell office:value-type="string" calcext:value-type="string">
            <text:p>(Bax_2,LKB1_1,Cyclin_D1_1)</text:p>
          </table:table-cell>
          <table:table-cell office:value-type="float" office:value="-1.79938186482" calcext:value-type="float">
            <text:p>-1.7993818648</text:p>
          </table:table-cell>
        </table:table-row>
        <table:table-row table:style-name="ro1">
          <table:table-cell office:value-type="string" calcext:value-type="string">
            <text:p>(Stathmin_2,HER3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GAB2_2,LKB1_1,Annexin-1_1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Collagen_VI_0,Akt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AR_2,Cyclin_D1_1,P-Cadherin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Cyclin_D1_1,4E-BP1_pT70_1,P-Cadherin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LKB1_1,CD20_1,ACC1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PRDX1_1,LKB1_1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Cyclin_D1_1,Annexin-1_1,p38_pT180_Y182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CD20_1,HER3_0,Chk1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Cyclin_D1_1,CD20_1,ACC1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Annexin-1_1,Rab11_0,Chk1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Rb_pS807_S811_2,BRCA2_1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Bim_2,LKB1_1,CD20_1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LKB1_1,Cyclin_D1_1,GATA3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Tuberin_1,CD20_1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Rad50_2,P-Cadherin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P-Cadherin_0,c-Myc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VEGFR2_2,LKB1_1,p38_pT180_Y182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LKB1_1,Src_pY416_0,PREX1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LKB1_1,CD20_1,Dvl3_0)</text:p>
          </table:table-cell>
          <table:table-cell office:value-type="float" office:value="-1.79723599608" calcext:value-type="float">
            <text:p>-1.7972359961</text:p>
          </table:table-cell>
        </table:table-row>
        <table:table-row table:style-name="ro1">
          <table:table-cell office:value-type="string" calcext:value-type="string">
            <text:p>(SF2_0,Annexin_VII_0)</text:p>
          </table:table-cell>
          <table:table-cell office:value-type="float" office:value="-1.77029053306" calcext:value-type="float">
            <text:p>-1.7702905331</text:p>
          </table:table-cell>
        </table:table-row>
        <table:table-row table:style-name="ro1">
          <table:table-cell office:value-type="string" calcext:value-type="string">
            <text:p>(Smad4_2,CD20_1)</text:p>
          </table:table-cell>
          <table:table-cell office:value-type="float" office:value="-1.77029053306" calcext:value-type="float">
            <text:p>-1.7702905331</text:p>
          </table:table-cell>
        </table:table-row>
        <table:table-row table:style-name="ro1">
          <table:table-cell office:value-type="string" calcext:value-type="string">
            <text:p>(PRAS40_pT246_2,Cyclin_D1_1)</text:p>
          </table:table-cell>
          <table:table-cell office:value-type="float" office:value="-1.77029053306" calcext:value-type="float">
            <text:p>-1.7702905331</text:p>
          </table:table-cell>
        </table:table-row>
        <table:table-row table:style-name="ro1">
          <table:table-cell office:value-type="string" calcext:value-type="string">
            <text:p>(p38_pT180_Y182_0,HER3_0)</text:p>
          </table:table-cell>
          <table:table-cell office:value-type="float" office:value="-1.77029053306" calcext:value-type="float">
            <text:p>-1.7702905331</text:p>
          </table:table-cell>
        </table:table-row>
        <table:table-row table:style-name="ro1">
          <table:table-cell office:value-type="string" calcext:value-type="string">
            <text:p>(Stathmin_2,CD20_1)</text:p>
          </table:table-cell>
          <table:table-cell office:value-type="float" office:value="-1.77029053306" calcext:value-type="float">
            <text:p>-1.7702905331</text:p>
          </table:table-cell>
        </table:table-row>
        <table:table-row table:style-name="ro1">
          <table:table-cell office:value-type="string" calcext:value-type="string">
            <text:p>(Cyclin_D1_1,FoxM1_0)</text:p>
          </table:table-cell>
          <table:table-cell office:value-type="float" office:value="-1.77029053306" calcext:value-type="float">
            <text:p>-1.7702905331</text:p>
          </table:table-cell>
        </table:table-row>
        <table:table-row table:style-name="ro1">
          <table:table-cell office:value-type="string" calcext:value-type="string">
            <text:p>(Stathmin_2,PREX1_0)</text:p>
          </table:table-cell>
          <table:table-cell office:value-type="float" office:value="-1.77029053306" calcext:value-type="float">
            <text:p>-1.7702905331</text:p>
          </table:table-cell>
        </table:table-row>
        <table:table-row table:style-name="ro1">
          <table:table-cell office:value-type="string" calcext:value-type="string">
            <text:p>(Cyclin_D1_1,CD20_1,Chk1_0)</text:p>
          </table:table-cell>
          <table:table-cell office:value-type="float" office:value="-1.77029053306" calcext:value-type="float">
            <text:p>-1.7702905331</text:p>
          </table:table-cell>
        </table:table-row>
        <table:table-row table:style-name="ro1">
          <table:table-cell office:value-type="string" calcext:value-type="string">
            <text:p>(eIF4E_2,Cyclin_D1_1)</text:p>
          </table:table-cell>
          <table:table-cell office:value-type="float" office:value="-1.77029053306" calcext:value-type="float">
            <text:p>-1.7702905331</text:p>
          </table:table-cell>
        </table:table-row>
        <table:table-row table:style-name="ro1">
          <table:table-cell office:value-type="string" calcext:value-type="string">
            <text:p>(LKB1_1,SF2_0)</text:p>
          </table:table-cell>
          <table:table-cell office:value-type="float" office:value="-1.75944510726" calcext:value-type="float">
            <text:p>-1.7594451073</text:p>
          </table:table-cell>
        </table:table-row>
        <table:table-row table:style-name="ro1">
          <table:table-cell office:value-type="string" calcext:value-type="string">
            <text:p>(Annexin-1_1,P-Cadherin_0)</text:p>
          </table:table-cell>
          <table:table-cell office:value-type="float" office:value="-1.75944510726" calcext:value-type="float">
            <text:p>-1.7594451073</text:p>
          </table:table-cell>
        </table:table-row>
        <table:table-row table:style-name="ro1">
          <table:table-cell office:value-type="string" calcext:value-type="string">
            <text:p>(Rb_pS807_S811_2,Cyclin_D1_1)</text:p>
          </table:table-cell>
          <table:table-cell office:value-type="float" office:value="-1.75944510726" calcext:value-type="float">
            <text:p>-1.7594451073</text:p>
          </table:table-cell>
        </table:table-row>
        <table:table-row table:style-name="ro1">
          <table:table-cell office:value-type="string" calcext:value-type="string">
            <text:p>(Annexin_VII_0,Akt_0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Annexin-1_1,XBP1_0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p38_pT180_Y182_0,53BP1_0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YAP_1,PREX1_0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LKB1_1,Caspase-7_cleavedD198_0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Cyclin_D1_1,CD20_1,Src_pY416_0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Bax_2,LKB1_1,P-Cadherin_0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Cyclin_E2_2,CD20_1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Mre11_2,P-Cadherin_0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p38_pT180_Y182_0,Annexin_VII_0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LKB1_1,ATM_1,p38_pT180_Y182_0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PKC-delta_pS664_2,LKB1_1,Cyclin_D1_1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Cyclin_D1_1,PREX1_0,P-Cadherin_0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PREX1_0,HER3_0)</text:p>
          </table:table-cell>
          <table:table-cell office:value-type="float" office:value="-1.74231603105" calcext:value-type="float">
            <text:p>-1.7423160311</text:p>
          </table:table-cell>
        </table:table-row>
        <table:table-row table:style-name="ro1">
          <table:table-cell office:value-type="string" calcext:value-type="string">
            <text:p>(Cyclin_D1_1,P-Cadherin_0)</text:p>
          </table:table-cell>
          <table:table-cell office:value-type="float" office:value="-1.7290435198" calcext:value-type="float">
            <text:p>-1.7290435198</text:p>
          </table:table-cell>
        </table:table-row>
        <table:table-row table:style-name="ro1">
          <table:table-cell office:value-type="string" calcext:value-type="string">
            <text:p>(Rb_pS807_S811_2,Annexin-1_1)</text:p>
          </table:table-cell>
          <table:table-cell office:value-type="float" office:value="-1.72689299008" calcext:value-type="float">
            <text:p>-1.7268929901</text:p>
          </table:table-cell>
        </table:table-row>
        <table:table-row table:style-name="ro1">
          <table:table-cell office:value-type="string" calcext:value-type="string">
            <text:p>(HER3_pY1289_2,CD20_1)</text:p>
          </table:table-cell>
          <table:table-cell office:value-type="float" office:value="-1.72689299008" calcext:value-type="float">
            <text:p>-1.7268929901</text:p>
          </table:table-cell>
        </table:table-row>
        <table:table-row table:style-name="ro1">
          <table:table-cell office:value-type="string" calcext:value-type="string">
            <text:p>(Stathmin_2,LKB1_1)</text:p>
          </table:table-cell>
          <table:table-cell office:value-type="float" office:value="-1.72689299008" calcext:value-type="float">
            <text:p>-1.7268929901</text:p>
          </table:table-cell>
        </table:table-row>
        <table:table-row table:style-name="ro1">
          <table:table-cell office:value-type="string" calcext:value-type="string">
            <text:p>(Rad50_2,LKB1_1)</text:p>
          </table:table-cell>
          <table:table-cell office:value-type="float" office:value="-1.72689299008" calcext:value-type="float">
            <text:p>-1.7268929901</text:p>
          </table:table-cell>
        </table:table-row>
        <table:table-row table:style-name="ro1">
          <table:table-cell office:value-type="string" calcext:value-type="string">
            <text:p>(S6_1,14-3-3_beta_1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Myosin-IIa_pS1943_1,Collagen_VI_0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4E-BP1_pT70_1,FoxM1_0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HER2_2,P-Cadherin_0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HER2_2,ACVRL1_1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JNK_pT183_Y185_2,LKB1_1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CD20_1,ACVRL1_1,PREX1_0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Bax_2,P-Cadherin_0,Collagen_VI_0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p38_pT180_Y182_0,CD31_0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Bim_2,LKB1_1,Cyclin_D1_1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AMPK_pT172_2,P-Cadherin_0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CD20_1,Bid_0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p38_MAPK_1,Rab11_0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P-Cadherin_0,Caspase-7_cleavedD198_0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Rad51_1,ACVRL1_1)</text:p>
          </table:table-cell>
          <table:table-cell office:value-type="float" office:value="-1.7153921727" calcext:value-type="float">
            <text:p>-1.7153921727</text:p>
          </table:table-cell>
        </table:table-row>
        <table:table-row table:style-name="ro1">
          <table:table-cell office:value-type="string" calcext:value-type="string">
            <text:p>(HER3_0)</text:p>
          </table:table-cell>
          <table:table-cell office:value-type="float" office:value="-1.70954561325" calcext:value-type="float">
            <text:p>-1.7095456133</text:p>
          </table:table-cell>
        </table:table-row>
        <table:table-row table:style-name="ro1">
          <table:table-cell office:value-type="string" calcext:value-type="string">
            <text:p>(CD20_1,Bcl-xL_0)</text:p>
          </table:table-cell>
          <table:table-cell office:value-type="float" office:value="-1.6956577196" calcext:value-type="float">
            <text:p>-1.6956577196</text:p>
          </table:table-cell>
        </table:table-row>
        <table:table-row table:style-name="ro1">
          <table:table-cell office:value-type="string" calcext:value-type="string">
            <text:p>(GAPDH_1,P-Cadherin_0)</text:p>
          </table:table-cell>
          <table:table-cell office:value-type="float" office:value="-1.6956577196" calcext:value-type="float">
            <text:p>-1.6956577196</text:p>
          </table:table-cell>
        </table:table-row>
        <table:table-row table:style-name="ro1">
          <table:table-cell office:value-type="string" calcext:value-type="string">
            <text:p>(LKB1_1,Rictor_0)</text:p>
          </table:table-cell>
          <table:table-cell office:value-type="float" office:value="-1.6956577196" calcext:value-type="float">
            <text:p>-1.6956577196</text:p>
          </table:table-cell>
        </table:table-row>
        <table:table-row table:style-name="ro1">
          <table:table-cell office:value-type="string" calcext:value-type="string">
            <text:p>(ACVRL1_1,Annexin_VII_0)</text:p>
          </table:table-cell>
          <table:table-cell office:value-type="float" office:value="-1.6956577196" calcext:value-type="float">
            <text:p>-1.6956577196</text:p>
          </table:table-cell>
        </table:table-row>
        <table:table-row table:style-name="ro1">
          <table:table-cell office:value-type="string" calcext:value-type="string">
            <text:p>(LKB1_1,Chk2_1)</text:p>
          </table:table-cell>
          <table:table-cell office:value-type="float" office:value="-1.6956577196" calcext:value-type="float">
            <text:p>-1.6956577196</text:p>
          </table:table-cell>
        </table:table-row>
        <table:table-row table:style-name="ro1">
          <table:table-cell office:value-type="string" calcext:value-type="string">
            <text:p>(Bax_2,Annexin_VII_0)</text:p>
          </table:table-cell>
          <table:table-cell office:value-type="float" office:value="-1.6956577196" calcext:value-type="float">
            <text:p>-1.6956577196</text:p>
          </table:table-cell>
        </table:table-row>
        <table:table-row table:style-name="ro1">
          <table:table-cell office:value-type="string" calcext:value-type="string">
            <text:p>(PRAS40_pT246_2,Bax_2)</text:p>
          </table:table-cell>
          <table:table-cell office:value-type="float" office:value="-1.6956577196" calcext:value-type="float">
            <text:p>-1.6956577196</text:p>
          </table:table-cell>
        </table:table-row>
        <table:table-row table:style-name="ro1">
          <table:table-cell office:value-type="string" calcext:value-type="string">
            <text:p>(HER3_pY1289_2,HER3_0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Rab11_0,Annexin_VII_0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BRCA2_1,SF2_0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Mre11_2,SF2_0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CD20_1,Caspase-7_cleavedD198_0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LKB1_1,CD20_1,TFRC_0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GAPDH_1,Bcl-xL_0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IGFBP2_2,Cyclin_D1_1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MAPK_pT202_Y204_0,Annexin_VII_0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ACVRL1_1,PR_0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FASN_2,Cyclin_D1_1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Smad4_2,Annexin-1_1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FoxM1_0)</text:p>
          </table:table-cell>
          <table:table-cell office:value-type="float" office:value="-1.66805919536" calcext:value-type="float">
            <text:p>-1.6680591954</text:p>
          </table:table-cell>
        </table:table-row>
        <table:table-row table:style-name="ro1">
          <table:table-cell office:value-type="string" calcext:value-type="string">
            <text:p>(Myosin-IIa_pS1943_1,Annexin-1_1)</text:p>
          </table:table-cell>
          <table:table-cell office:value-type="float" office:value="-1.66565009648" calcext:value-type="float">
            <text:p>-1.6656500965</text:p>
          </table:table-cell>
        </table:table-row>
        <table:table-row table:style-name="ro1">
          <table:table-cell office:value-type="string" calcext:value-type="string">
            <text:p>(Cyclin_D1_1,c-Myc_0)</text:p>
          </table:table-cell>
          <table:table-cell office:value-type="float" office:value="-1.66565009648" calcext:value-type="float">
            <text:p>-1.6656500965</text:p>
          </table:table-cell>
        </table:table-row>
        <table:table-row table:style-name="ro1">
          <table:table-cell office:value-type="string" calcext:value-type="string">
            <text:p>(p38_pT180_Y182_0,MAPK_pT202_Y204_0)</text:p>
          </table:table-cell>
          <table:table-cell office:value-type="float" office:value="-1.66565009648" calcext:value-type="float">
            <text:p>-1.6656500965</text:p>
          </table:table-cell>
        </table:table-row>
        <table:table-row table:style-name="ro1">
          <table:table-cell office:value-type="string" calcext:value-type="string">
            <text:p>(Mre11_2,LKB1_1)</text:p>
          </table:table-cell>
          <table:table-cell office:value-type="float" office:value="-1.66565009648" calcext:value-type="float">
            <text:p>-1.6656500965</text:p>
          </table:table-cell>
        </table:table-row>
        <table:table-row table:style-name="ro1">
          <table:table-cell office:value-type="string" calcext:value-type="string">
            <text:p>(CD20_1,YAP_pS127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TSC1_2,Annexin-1_1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Annexin-1_1,Chk1_0,c-Myc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Rad50_2,Annexin_VII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SCD1_1,ATM_1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Bax_2,LKB1_1,SF2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CD20_1,eEF2K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LKB1_1,Cyclin_D1_1,Raptor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LKB1_1,14-3-3_beta_1,p38_pT180_Y182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p38_pT180_Y182_0,P-Cadherin_0,Bcl-xL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LKB1_1,Cyclin_D1_1,mTOR_pS2448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Bax_2,LKB1_1,XBP1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14-3-3_zeta_2,PREX1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Bad_pS112_2,LKB1_1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Fibronectin_1,Collagen_VI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N-Ras_2,LKB1_1,Cyclin_D1_1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Annexin-1_1,ACVRL1_1,Rab11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ACVRL1_1,P-Cadherin_0,Collagen_VI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Stathmin_2,LKB1_1,ACVRL1_1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Stathmin_2,Cyclin_D1_1,ACVRL1_1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Bax_2,Annexin-1_1,p38_pT180_Y182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Collagen_VI_0,ARID1A_0)</text:p>
          </table:table-cell>
          <table:table-cell office:value-type="float" office:value="-1.66446123856" calcext:value-type="float">
            <text:p>-1.6644612386</text:p>
          </table:table-cell>
        </table:table-row>
        <table:table-row table:style-name="ro1">
          <table:table-cell office:value-type="string" calcext:value-type="string">
            <text:p>(Annexin-1_1)</text:p>
          </table:table-cell>
          <table:table-cell office:value-type="float" office:value="-1.65892016958" calcext:value-type="float">
            <text:p>-1.6589201696</text:p>
          </table:table-cell>
        </table:table-row>
        <table:table-row table:style-name="ro1">
          <table:table-cell office:value-type="string" calcext:value-type="string">
            <text:p>(LKB1_1,4E-BP1_pT70_1)</text:p>
          </table:table-cell>
          <table:table-cell office:value-type="float" office:value="-1.65749058712" calcext:value-type="float">
            <text:p>-1.6574905871</text:p>
          </table:table-cell>
        </table:table-row>
        <table:table-row table:style-name="ro1">
          <table:table-cell office:value-type="string" calcext:value-type="string">
            <text:p>(CD20_1,TAZ_0)</text:p>
          </table:table-cell>
          <table:table-cell office:value-type="float" office:value="-1.65749058712" calcext:value-type="float">
            <text:p>-1.6574905871</text:p>
          </table:table-cell>
        </table:table-row>
        <table:table-row table:style-name="ro1">
          <table:table-cell office:value-type="string" calcext:value-type="string">
            <text:p>(Collagen_VI_0)</text:p>
          </table:table-cell>
          <table:table-cell office:value-type="float" office:value="-1.65567551114" calcext:value-type="float">
            <text:p>-1.6556755111</text:p>
          </table:table-cell>
        </table:table-row>
        <table:table-row table:style-name="ro1">
          <table:table-cell office:value-type="string" calcext:value-type="string">
            <text:p>(Mre11_2,Cyclin_D1_1,P-Cadherin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LKB1_1,ACVRL1_1,SF2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Cyclin_E2_2,Collagen_VI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Cyclin_D1_1,P-Cadherin_0,ACC1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Myosin-IIa_pS1943_1,LKB1_1,TAZ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p27_1,p38_pT180_Y182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GAPDH_1,ACVRL1_1,P-Cadherin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PI3K-p85_2,LKB1_1,Annexin-1_1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Bak_1,P-Cadherin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LKB1_1,Src_pY416_0,P-Cadherin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AR_2,Bcl-xL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Annexin-1_1,p38_pT180_Y182_0,P-Cadherin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LKB1_1,PREX1_0,HSP70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LKB1_1,Annexin-1_1,ACC1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Bax_2,ACVRL1_1,Collagen_VI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LKB1_1,Annexin-1_1,Src_pY416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HER2_2,Annexin-1_1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Rb_pS807_S811_2,Bcl-xL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Annexin-1_1,4E-BP1_pT70_1,MAPK_pT202_Y204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LKB1_1,HER3_0,Chk1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Cyclin_D1_1,P-Cadherin_0,N-Cadherin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AMPK_pT172_2,Annexin-1_1,Chk1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HER3_pY1289_2,Collagen_VI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MEK1_pS217_S221_1,ACVRL1_1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Cyclin_D1_1,P-Cadherin_0,MAPK_pT202_Y204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Bim_2,Cyclin_D1_1,BRCA2_1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p38_MAPK_1,Cyclin_D1_1,BRCA2_1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AR_2,LKB1_1,Cyclin_D1_1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Mre11_2,Bax_2,LKB1_1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ACVRL1_1,4E-BP1_pT70_1,PREX1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Cyclin_D1_1,Annexin-1_1,Dvl3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VEGFR2_2,LKB1_1,PREX1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p38_MAPK_1,Cyclin_D1_1,PREX1_0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HER3_pY1289_2,S6_1)</text:p>
          </table:table-cell>
          <table:table-cell office:value-type="float" office:value="-1.64034958263" calcext:value-type="float">
            <text:p>-1.6403495826</text:p>
          </table:table-cell>
        </table:table-row>
        <table:table-row table:style-name="ro1">
          <table:table-cell office:value-type="string" calcext:value-type="string">
            <text:p>(Rad50_2,MAPK_pT202_Y204_0)</text:p>
          </table:table-cell>
          <table:table-cell office:value-type="float" office:value="-1.63678953449" calcext:value-type="float">
            <text:p>-1.6367895345</text:p>
          </table:table-cell>
        </table:table-row>
        <table:table-row table:style-name="ro1">
          <table:table-cell office:value-type="string" calcext:value-type="string">
            <text:p>(Annexin-1_1,JAB1_0)</text:p>
          </table:table-cell>
          <table:table-cell office:value-type="float" office:value="-1.63678953449" calcext:value-type="float">
            <text:p>-1.6367895345</text:p>
          </table:table-cell>
        </table:table-row>
        <table:table-row table:style-name="ro1">
          <table:table-cell office:value-type="string" calcext:value-type="string">
            <text:p>(HER3_pY1289_2,Annexin-1_1)</text:p>
          </table:table-cell>
          <table:table-cell office:value-type="float" office:value="-1.63678953449" calcext:value-type="float">
            <text:p>-1.6367895345</text:p>
          </table:table-cell>
        </table:table-row>
        <table:table-row table:style-name="ro1">
          <table:table-cell office:value-type="string" calcext:value-type="string">
            <text:p>(CD20_1,GSK3_pS9_0)</text:p>
          </table:table-cell>
          <table:table-cell office:value-type="float" office:value="-1.63678953449" calcext:value-type="float">
            <text:p>-1.6367895345</text:p>
          </table:table-cell>
        </table:table-row>
        <table:table-row table:style-name="ro1">
          <table:table-cell office:value-type="string" calcext:value-type="string">
            <text:p>(Tuberin_1,P-Cadherin_0)</text:p>
          </table:table-cell>
          <table:table-cell office:value-type="float" office:value="-1.63678953449" calcext:value-type="float">
            <text:p>-1.6367895345</text:p>
          </table:table-cell>
        </table:table-row>
        <table:table-row table:style-name="ro1">
          <table:table-cell office:value-type="string" calcext:value-type="string">
            <text:p>(4E-BP1_pT70_1,Collagen_VI_0)</text:p>
          </table:table-cell>
          <table:table-cell office:value-type="float" office:value="-1.63678953449" calcext:value-type="float">
            <text:p>-1.6367895345</text:p>
          </table:table-cell>
        </table:table-row>
        <table:table-row table:style-name="ro1">
          <table:table-cell office:value-type="string" calcext:value-type="string">
            <text:p>(Cyclin_D1_1,ACVRL1_1,P-Cadherin_0)</text:p>
          </table:table-cell>
          <table:table-cell office:value-type="float" office:value="-1.63678953449" calcext:value-type="float">
            <text:p>-1.6367895345</text:p>
          </table:table-cell>
        </table:table-row>
        <table:table-row table:style-name="ro1">
          <table:table-cell office:value-type="string" calcext:value-type="string">
            <text:p>(Smad4_2,Cyclin_D1_1)</text:p>
          </table:table-cell>
          <table:table-cell office:value-type="float" office:value="-1.63678953449" calcext:value-type="float">
            <text:p>-1.6367895345</text:p>
          </table:table-cell>
        </table:table-row>
        <table:table-row table:style-name="ro1">
          <table:table-cell office:value-type="string" calcext:value-type="string">
            <text:p>(LKB1_1,S6_pS235_S236_0)</text:p>
          </table:table-cell>
          <table:table-cell office:value-type="float" office:value="-1.63678953449" calcext:value-type="float">
            <text:p>-1.6367895345</text:p>
          </table:table-cell>
        </table:table-row>
        <table:table-row table:style-name="ro1">
          <table:table-cell office:value-type="string" calcext:value-type="string">
            <text:p>(YAP_1,Cyclin_D1_1)</text:p>
          </table:table-cell>
          <table:table-cell office:value-type="float" office:value="-1.63678953449" calcext:value-type="float">
            <text:p>-1.6367895345</text:p>
          </table:table-cell>
        </table:table-row>
        <table:table-row table:style-name="ro1">
          <table:table-cell office:value-type="string" calcext:value-type="string">
            <text:p>(eIF4E_2)</text:p>
          </table:table-cell>
          <table:table-cell office:value-type="float" office:value="-1.62859314977" calcext:value-type="float">
            <text:p>-1.6285931498</text:p>
          </table:table-cell>
        </table:table-row>
        <table:table-row table:style-name="ro1">
          <table:table-cell office:value-type="string" calcext:value-type="string">
            <text:p>(HER3_pY1289_2,LKB1_1)</text:p>
          </table:table-cell>
          <table:table-cell office:value-type="float" office:value="-1.62399588588" calcext:value-type="float">
            <text:p>-1.6239958859</text:p>
          </table:table-cell>
        </table:table-row>
        <table:table-row table:style-name="ro1">
          <table:table-cell office:value-type="string" calcext:value-type="string">
            <text:p>(Rab11_0)</text:p>
          </table:table-cell>
          <table:table-cell office:value-type="float" office:value="-1.61054062596" calcext:value-type="float">
            <text:p>-1.610540626</text:p>
          </table:table-cell>
        </table:table-row>
        <table:table-row table:style-name="ro1">
          <table:table-cell office:value-type="string" calcext:value-type="string">
            <text:p>(Rb_pS807_S811_2,MAPK_pT202_Y204_0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BRCA2_1,Annexin-1_1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CD20_1,CD31_0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Cyclin_D1_1,Annexin-1_1,MAPK_pT202_Y204_0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CD20_1,S6_pS235_S236_0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PRAS40_pT246_2,CD20_1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LKB1_1,CD20_1,Chk1_0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PREX1_0,Annexin_VII_0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Cyclin_E2_2,P-Cadherin_0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Rad51_1,Chk1_0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LKB1_1,Cyclin_D1_1,Src_pY416_0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Cyclin_D1_1,p90RSK_pT359_S363_0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Bax_2,14-3-3_zeta_2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p62-LCK-ligand_1,LKB1_1)</text:p>
          </table:table-cell>
          <table:table-cell office:value-type="float" office:value="-1.60900305142" calcext:value-type="float">
            <text:p>-1.6090030514</text:p>
          </table:table-cell>
        </table:table-row>
        <table:table-row table:style-name="ro1">
          <table:table-cell office:value-type="string" calcext:value-type="string">
            <text:p>(LKB1_1,GAPDH_1)</text:p>
          </table:table-cell>
          <table:table-cell office:value-type="float" office:value="-1.59187146282" calcext:value-type="float">
            <text:p>-1.5918714628</text:p>
          </table:table-cell>
        </table:table-row>
        <table:table-row table:style-name="ro1">
          <table:table-cell office:value-type="string" calcext:value-type="string">
            <text:p>(p38_MAPK_1,P-Cadherin_0)</text:p>
          </table:table-cell>
          <table:table-cell office:value-type="float" office:value="-1.59187146282" calcext:value-type="float">
            <text:p>-1.5918714628</text:p>
          </table:table-cell>
        </table:table-row>
        <table:table-row table:style-name="ro1">
          <table:table-cell office:value-type="string" calcext:value-type="string">
            <text:p>(Rb_pS807_S811_2,HER3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Myosin-IIa_pS1943_1,Annexin_VII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Rb_pS807_S811_2,Annexin_VII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CD20_1,PREX1_0,P-Cadherin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P-Cadherin_0,AMPK_alpha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GAPDH_1,Annexin_VII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PRAS40_pT246_2,ACVRL1_1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Cyclin_D1_1,Annexin-1_1,Chk1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PRAS40_pT246_2,P-Cadherin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CD20_1,Annexin-1_1,Chk1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LKB1_1,ACVRL1_1,TAZ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Cyclin_D1_1,CD20_1,Dvl3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p38_MAPK_1,LKB1_1,ATM_1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Cyclin_D1_1,ACVRL1_1,4E-BP1_pT70_1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Myosin-IIa_pS1943_1,P-Cadherin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Bax_2,p38_MAPK_1,LKB1_1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LKB1_1,PREX1_0,Chk1_0)</text:p>
          </table:table-cell>
          <table:table-cell office:value-type="float" office:value="-1.58222440442" calcext:value-type="float">
            <text:p>-1.5822244044</text:p>
          </table:table-cell>
        </table:table-row>
        <table:table-row table:style-name="ro1">
          <table:table-cell office:value-type="string" calcext:value-type="string">
            <text:p>(P-Cadherin_0)</text:p>
          </table:table-cell>
          <table:table-cell office:value-type="float" office:value="-1.56197421631" calcext:value-type="float">
            <text:p>-1.5619742163</text:p>
          </table:table-cell>
        </table:table-row>
        <table:table-row table:style-name="ro1">
          <table:table-cell office:value-type="string" calcext:value-type="string">
            <text:p>(Stathmin_2,Cyclin_D1_1)</text:p>
          </table:table-cell>
          <table:table-cell office:value-type="float" office:value="-1.56101859677" calcext:value-type="float">
            <text:p>-1.5610185968</text:p>
          </table:table-cell>
        </table:table-row>
        <table:table-row table:style-name="ro1">
          <table:table-cell office:value-type="string" calcext:value-type="string">
            <text:p>(YAP_1,LKB1_1)</text:p>
          </table:table-cell>
          <table:table-cell office:value-type="float" office:value="-1.56101859677" calcext:value-type="float">
            <text:p>-1.5610185968</text:p>
          </table:table-cell>
        </table:table-row>
        <table:table-row table:style-name="ro1">
          <table:table-cell office:value-type="string" calcext:value-type="string">
            <text:p>(Cyclin_D1_1,XBP1_0)</text:p>
          </table:table-cell>
          <table:table-cell office:value-type="float" office:value="-1.56101859677" calcext:value-type="float">
            <text:p>-1.5610185968</text:p>
          </table:table-cell>
        </table:table-row>
        <table:table-row table:style-name="ro1">
          <table:table-cell office:value-type="string" calcext:value-type="string">
            <text:p>(CD20_1,4E-BP1_pT70_1)</text:p>
          </table:table-cell>
          <table:table-cell office:value-type="float" office:value="-1.56101859677" calcext:value-type="float">
            <text:p>-1.5610185968</text:p>
          </table:table-cell>
        </table:table-row>
        <table:table-row table:style-name="ro1">
          <table:table-cell office:value-type="string" calcext:value-type="string">
            <text:p>(CD20_1,P-Cadherin_0,Dvl3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Rad50_2,Rab11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BRCA2_1,ARID1A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Cyclin_E2_2,MAPK_pT202_Y204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XBP1_0,SF2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Stathmin_2,Annexin_VII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p38_MAPK_1,Cyclin_D1_1,P-Cadherin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Annexin-1_1,P-Cadherin_0,MAPK_pT202_Y204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p38_MAPK_1,HER3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CD49b_2,LKB1_1,Cyclin_D1_1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CD49b_2,Cyclin_D1_1,P-Cadherin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ACVRL1_1,4E-BP1_pT70_1,P-Cadherin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Bax_2,P-Cadherin_0,Bcl-xL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LKB1_1,Heregulin_1,ACVRL1_1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p38_MAPK_1,LKB1_1,Heregulin_1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MEK1_2,p38_pT180_Y182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A-Raf_pS299_2,Cyclin_D1_1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VEGFR2_2,Annexin_VII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TIGAR_2,CD20_1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Annexin-1_1,Rictor_0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Rad51_1,Heregulin_1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PKC-delta_pS664_2,Myosin-IIa_pS1943_1,LKB1_1)</text:p>
          </table:table-cell>
          <table:table-cell office:value-type="float" office:value="-1.55639334631" calcext:value-type="float">
            <text:p>-1.5563933463</text:p>
          </table:table-cell>
        </table:table-row>
        <table:table-row table:style-name="ro1">
          <table:table-cell office:value-type="string" calcext:value-type="string">
            <text:p>(LKB1_1,TAZ_0)</text:p>
          </table:table-cell>
          <table:table-cell office:value-type="float" office:value="-1.55504172353" calcext:value-type="float">
            <text:p>-1.5550417235</text:p>
          </table:table-cell>
        </table:table-row>
        <table:table-row table:style-name="ro1">
          <table:table-cell office:value-type="string" calcext:value-type="string">
            <text:p>(Rb_pS807_S811_2,Cyclin_E2_2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HER3_0,ARID1A_0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HER3_pY1289_2,AMPK_pT172_2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YAP_1,ARID1A_0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Bcl-xL_0,Annexin_VII_0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VEGFR2_2,Cyclin_D1_1,ACVRL1_1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Bax_2,CD20_1,ACVRL1_1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Annexin-1_1,P-Cadherin_0,c-Jun_pS73_0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Bax_2,LKB1_1,4E-BP1_pT70_1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LKB1_1,ATM_1,Annexin-1_1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AR_2,Cyclin_D1_1,ACVRL1_1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ACVRL1_1,P-Cadherin_0,Bcl-xL_0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Cyclin_D1_1,HER3_0,Chk1_0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PKC-delta_pS664_2,LKB1_1,Annexin-1_1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Syk_1,ACVRL1_1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LKB1_1,Heregulin_1,p38_pT180_Y182_0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HER3_pY1289_2,Cyclin_D1_1,ACVRL1_1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LKB1_1,EGFR_pY1068_1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HER3_pY1289_2,LKB1_1,TAZ_0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CD20_1,MAPK_pT202_Y204_0,Chk1_0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Bim_2,p38_MAPK_1,LKB1_1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LKB1_1,P-Cadherin_0,Chk1_0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LKB1_1,MAPK_pT202_Y204_0,Chk1_0)</text:p>
          </table:table-cell>
          <table:table-cell office:value-type="float" office:value="-1.53145498391" calcext:value-type="float">
            <text:p>-1.5314549839</text:p>
          </table:table-cell>
        </table:table-row>
        <table:table-row table:style-name="ro1">
          <table:table-cell office:value-type="string" calcext:value-type="string">
            <text:p>(P-Cadherin_0,MAPK_pT202_Y204_0)</text:p>
          </table:table-cell>
          <table:table-cell office:value-type="float" office:value="-1.53134836933" calcext:value-type="float">
            <text:p>-1.5313483693</text:p>
          </table:table-cell>
        </table:table-row>
        <table:table-row table:style-name="ro1">
          <table:table-cell office:value-type="string" calcext:value-type="string">
            <text:p>(Cyclin_E2_2,LKB1_1)</text:p>
          </table:table-cell>
          <table:table-cell office:value-type="float" office:value="-1.53134836933" calcext:value-type="float">
            <text:p>-1.5313483693</text:p>
          </table:table-cell>
        </table:table-row>
        <table:table-row table:style-name="ro1">
          <table:table-cell office:value-type="string" calcext:value-type="string">
            <text:p>(ACVRL1_1,Bcl-xL_0)</text:p>
          </table:table-cell>
          <table:table-cell office:value-type="float" office:value="-1.53134836933" calcext:value-type="float">
            <text:p>-1.5313483693</text:p>
          </table:table-cell>
        </table:table-row>
        <table:table-row table:style-name="ro1">
          <table:table-cell office:value-type="string" calcext:value-type="string">
            <text:p>(Annexin-1_1,4E-BP1_pT70_1)</text:p>
          </table:table-cell>
          <table:table-cell office:value-type="float" office:value="-1.53134836933" calcext:value-type="float">
            <text:p>-1.5313483693</text:p>
          </table:table-cell>
        </table:table-row>
        <table:table-row table:style-name="ro1">
          <table:table-cell office:value-type="string" calcext:value-type="string">
            <text:p>(CD20_1,c-Jun_pS73_0)</text:p>
          </table:table-cell>
          <table:table-cell office:value-type="float" office:value="-1.53134836933" calcext:value-type="float">
            <text:p>-1.5313483693</text:p>
          </table:table-cell>
        </table:table-row>
        <table:table-row table:style-name="ro1">
          <table:table-cell office:value-type="string" calcext:value-type="string">
            <text:p>(p38_MAPK_1,PREX1_0)</text:p>
          </table:table-cell>
          <table:table-cell office:value-type="float" office:value="-1.53134836933" calcext:value-type="float">
            <text:p>-1.5313483693</text:p>
          </table:table-cell>
        </table:table-row>
        <table:table-row table:style-name="ro1">
          <table:table-cell office:value-type="string" calcext:value-type="string">
            <text:p>(Cyclin_D1_1,ARID1A_0)</text:p>
          </table:table-cell>
          <table:table-cell office:value-type="float" office:value="-1.53134836933" calcext:value-type="float">
            <text:p>-1.5313483693</text:p>
          </table:table-cell>
        </table:table-row>
        <table:table-row table:style-name="ro1">
          <table:table-cell office:value-type="string" calcext:value-type="string">
            <text:p>(Cyclin_D1_1,ACVRL1_1)</text:p>
          </table:table-cell>
          <table:table-cell office:value-type="float" office:value="-1.52721272461" calcext:value-type="float">
            <text:p>-1.5272127246</text:p>
          </table:table-cell>
        </table:table-row>
        <table:table-row table:style-name="ro1">
          <table:table-cell office:value-type="string" calcext:value-type="string">
            <text:p>(Bax_2,LKB1_1)</text:p>
          </table:table-cell>
          <table:table-cell office:value-type="float" office:value="-1.52721272461" calcext:value-type="float">
            <text:p>-1.5272127246</text:p>
          </table:table-cell>
        </table:table-row>
        <table:table-row table:style-name="ro1">
          <table:table-cell office:value-type="string" calcext:value-type="string">
            <text:p>(Annexin-1_1,FoxM1_0)</text:p>
          </table:table-cell>
          <table:table-cell office:value-type="float" office:value="-1.52066428727" calcext:value-type="float">
            <text:p>-1.5206642873</text:p>
          </table:table-cell>
        </table:table-row>
        <table:table-row table:style-name="ro1">
          <table:table-cell office:value-type="string" calcext:value-type="string">
            <text:p>(p27_1,PREX1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Rictor_pT1135_2,MAPK_pT202_Y204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S6_1,ARID1A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14-3-3_zeta_2,mTOR_pS2448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Cyclin_B1_2,Annexin-1_1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Raptor_0,HER3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PRAS40_pT246_2,Annexin_VII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p38_MAPK_1,LKB1_1,TAZ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HER3_pY1289_2,LKB1_1,ACVRL1_1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LKB1_1,Src_pY416_0,MAPK_pT202_Y204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PAI-1_2,LKB1_1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Fibronectin_1,Rab11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LKB1_1,4E-BP1_pT70_1,HSP70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Rictor_pT1135_2,Cyclin_D1_1,ACVRL1_1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Cyclin_D1_1,BRCA2_1,Chk1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ASNS_2,LKB1_1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Rab11_0,Akt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Rb_pS807_S811_2,LKB1_1,ACVRL1_1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MEK1_2,CD20_1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IGFBP2_2,LKB1_1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PREX1_0,Caspase-7_cleavedD198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AR_2,ACVRL1_1,P-Cadherin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Shc_pY317_2,Cyclin_D1_1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Bim_2,Cyclin_D1_1,Annexin-1_1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Raptor_0,Annexin_VII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VHL_1,CD20_1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Bim_2,S6_1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MYH11_2,Cyclin_D1_1,CD20_1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Annexin-1_1,TAZ_0,p38_pT180_Y182_0)</text:p>
          </table:table-cell>
          <table:table-cell office:value-type="float" office:value="-1.50735922252" calcext:value-type="float">
            <text:p>-1.5073592225</text:p>
          </table:table-cell>
        </table:table-row>
        <table:table-row table:style-name="ro1">
          <table:table-cell office:value-type="string" calcext:value-type="string">
            <text:p>(Rab11_0,ARID1A_0)</text:p>
          </table:table-cell>
          <table:table-cell office:value-type="float" office:value="-1.50278045853" calcext:value-type="float">
            <text:p>-1.5027804585</text:p>
          </table:table-cell>
        </table:table-row>
        <table:table-row table:style-name="ro1">
          <table:table-cell office:value-type="string" calcext:value-type="string">
            <text:p>(GAB2_2,LKB1_1)</text:p>
          </table:table-cell>
          <table:table-cell office:value-type="float" office:value="-1.50278045853" calcext:value-type="float">
            <text:p>-1.5027804585</text:p>
          </table:table-cell>
        </table:table-row>
        <table:table-row table:style-name="ro1">
          <table:table-cell office:value-type="string" calcext:value-type="string">
            <text:p>(P-Cadherin_0,ARID1A_0)</text:p>
          </table:table-cell>
          <table:table-cell office:value-type="float" office:value="-1.50278045853" calcext:value-type="float">
            <text:p>-1.5027804585</text:p>
          </table:table-cell>
        </table:table-row>
        <table:table-row table:style-name="ro1">
          <table:table-cell office:value-type="string" calcext:value-type="string">
            <text:p>(Rad50_2,Cyclin_D1_1)</text:p>
          </table:table-cell>
          <table:table-cell office:value-type="float" office:value="-1.50278045853" calcext:value-type="float">
            <text:p>-1.5027804585</text:p>
          </table:table-cell>
        </table:table-row>
        <table:table-row table:style-name="ro1">
          <table:table-cell office:value-type="string" calcext:value-type="string">
            <text:p>(p38_pT180_Y182_0,Collagen_VI_0)</text:p>
          </table:table-cell>
          <table:table-cell office:value-type="float" office:value="-1.50278045853" calcext:value-type="float">
            <text:p>-1.5027804585</text:p>
          </table:table-cell>
        </table:table-row>
        <table:table-row table:style-name="ro1">
          <table:table-cell office:value-type="string" calcext:value-type="string">
            <text:p>(TSC1_2,LKB1_1)</text:p>
          </table:table-cell>
          <table:table-cell office:value-type="float" office:value="-1.50278045853" calcext:value-type="float">
            <text:p>-1.5027804585</text:p>
          </table:table-cell>
        </table:table-row>
        <table:table-row table:style-name="ro1">
          <table:table-cell office:value-type="string" calcext:value-type="string">
            <text:p>(Cyclin_B1_2,LKB1_1)</text:p>
          </table:table-cell>
          <table:table-cell office:value-type="float" office:value="-1.50278045853" calcext:value-type="float">
            <text:p>-1.5027804585</text:p>
          </table:table-cell>
        </table:table-row>
        <table:table-row table:style-name="ro1">
          <table:table-cell office:value-type="string" calcext:value-type="string">
            <text:p>(ACVRL1_1,HER3_0)</text:p>
          </table:table-cell>
          <table:table-cell office:value-type="float" office:value="-1.50278045853" calcext:value-type="float">
            <text:p>-1.5027804585</text:p>
          </table:table-cell>
        </table:table-row>
        <table:table-row table:style-name="ro1">
          <table:table-cell office:value-type="string" calcext:value-type="string">
            <text:p>(CD31_0)</text:p>
          </table:table-cell>
          <table:table-cell office:value-type="float" office:value="-1.48859299035" calcext:value-type="float">
            <text:p>-1.4885929904</text:p>
          </table:table-cell>
        </table:table-row>
        <table:table-row table:style-name="ro1">
          <table:table-cell office:value-type="string" calcext:value-type="string">
            <text:p>(FoxM1_0,c-Jun_pS73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SF2_0,Collagen_VI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p62-LCK-ligand_1,CD20_1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CD20_1,ETS-1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LKB1_1,CD20_1,ATM_1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LKB1_1,JAB1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VHL_1,Cyclin_D1_1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Mre11_2,CD20_1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p38_MAPK_1,Bcl-xL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LKB1_1,ETS-1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LKB1_1,Bak_1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LKB1_1,EGFR_pY1173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TAZ_0,Annexin_VII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Rb_pS807_S811_2,LKB1_1)</text:p>
          </table:table-cell>
          <table:table-cell office:value-type="float" office:value="-1.45609250256" calcext:value-type="float">
            <text:p>-1.4560925026</text:p>
          </table:table-cell>
        </table:table-row>
        <table:table-row table:style-name="ro1">
          <table:table-cell office:value-type="string" calcext:value-type="string">
            <text:p>(Cyclin_D1_1,PREX1_0)</text:p>
          </table:table-cell>
          <table:table-cell office:value-type="float" office:value="-1.45176195774" calcext:value-type="float">
            <text:p>-1.4517619577</text:p>
          </table:table-cell>
        </table:table-row>
        <table:table-row table:style-name="ro1">
          <table:table-cell office:value-type="string" calcext:value-type="string">
            <text:p>(Annexin-1_1,AMPK_alpha_0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Bim_2,BRCA2_1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HER3_pY1289_2,ARID1A_0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GAPDH_1,Collagen_VI_0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Mre11_2,Annexin-1_1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Rb_pS807_S811_2,PREX1_0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p38_MAPK_1,Akt_0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JNK_pT183_Y185_2,Cyclin_D1_1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CD20_1,C-Raf_pS338_1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XBP1_0,P-Cadherin_0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CD20_1,14-3-3_epsilon_0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LKB1_1,4E-BP1_pS65_0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Bax_2,FoxM1_0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PEA-15_2,CD20_1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Smad4_2,PREX1_0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LKB1_1,Heregulin_1,Cyclin_D1_1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p38_MAPK_1,Collagen_VI_0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Bax_2,LKB1_1,PREX1_0)</text:p>
          </table:table-cell>
          <table:table-cell office:value-type="float" office:value="-1.44866726177" calcext:value-type="float">
            <text:p>-1.4486672618</text:p>
          </table:table-cell>
        </table:table-row>
        <table:table-row table:style-name="ro1">
          <table:table-cell office:value-type="string" calcext:value-type="string">
            <text:p>(CD20_1,SF2_0)</text:p>
          </table:table-cell>
          <table:table-cell office:value-type="float" office:value="-1.42569072437" calcext:value-type="float">
            <text:p>-1.4256907244</text:p>
          </table:table-cell>
        </table:table-row>
        <table:table-row table:style-name="ro1">
          <table:table-cell office:value-type="string" calcext:value-type="string">
            <text:p>(LKB1_1,ARID1A_0)</text:p>
          </table:table-cell>
          <table:table-cell office:value-type="float" office:value="-1.42569072437" calcext:value-type="float">
            <text:p>-1.4256907244</text:p>
          </table:table-cell>
        </table:table-row>
        <table:table-row table:style-name="ro1">
          <table:table-cell office:value-type="string" calcext:value-type="string">
            <text:p>(Cyclin_D1_1,Bcl-xL_0)</text:p>
          </table:table-cell>
          <table:table-cell office:value-type="float" office:value="-1.42569072437" calcext:value-type="float">
            <text:p>-1.4256907244</text:p>
          </table:table-cell>
        </table:table-row>
        <table:table-row table:style-name="ro1">
          <table:table-cell office:value-type="string" calcext:value-type="string">
            <text:p>(Cyclin_D1_1,MAPK_pT202_Y204_0)</text:p>
          </table:table-cell>
          <table:table-cell office:value-type="float" office:value="-1.42569072437" calcext:value-type="float">
            <text:p>-1.4256907244</text:p>
          </table:table-cell>
        </table:table-row>
        <table:table-row table:style-name="ro1">
          <table:table-cell office:value-type="string" calcext:value-type="string">
            <text:p>(Rictor_pT1135_2,Cyclin_D1_1)</text:p>
          </table:table-cell>
          <table:table-cell office:value-type="float" office:value="-1.42569072437" calcext:value-type="float">
            <text:p>-1.4256907244</text:p>
          </table:table-cell>
        </table:table-row>
        <table:table-row table:style-name="ro1">
          <table:table-cell office:value-type="string" calcext:value-type="string">
            <text:p>(PKC-alpha_1,CD20_1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PREX1_0,eEF2K_0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A-Raf_pS299_2,CD20_1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S6_1,ACC1_0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SF2_0,HER3_0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P-Cadherin_0,eEF2K_0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Cyclin_B1_2,CD20_1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Fibronectin_1,Annexin_VII_0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LKB1_1,Smad3_0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LKB1_1,ATM_1,PREX1_0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PKC-delta_pS664_2,Cyclin_D1_1,CD20_1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LKB1_1,p38_pT180_Y182_0,Chk1_0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GAPDH_1,Annexin-1_1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Bax_2,CD20_1,P-Cadherin_0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Cyclin_E2_2,Annexin-1_1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Bax_2,Rad51_1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LKB1_1,CDK1_1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Annexin-1_1,Bcl-xL_0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PKC-delta_pS664_2,LKB1_1,CD20_1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TSC1_2,p38_pT180_Y182_0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Bax_2,LKB1_1,TAZ_0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LKB1_1,Annexin-1_1,Chk1_0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Beclin_2,p38_pT180_Y182_0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Annexin-1_1,MAPK_pT202_Y204_0)</text:p>
          </table:table-cell>
          <table:table-cell office:value-type="float" office:value="-1.41656577526" calcext:value-type="float">
            <text:p>-1.4165657753</text:p>
          </table:table-cell>
        </table:table-row>
        <table:table-row table:style-name="ro1">
          <table:table-cell office:value-type="string" calcext:value-type="string">
            <text:p>(CD20_1,Src_pY416_0,P-Cadherin_0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Rad50_2,ARID1A_0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eIF4E_2,p38_MAPK_1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Collagen_VI_0,Bcl-xL_0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SF2_0,Rab11_0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Cyclin_B1_2,p38_pT180_Y182_0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CD20_1,TAZ_0,p38_pT180_Y182_0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LKB1_1,ATM_1,MAPK_pT202_Y204_0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Cyclin_D1_1,ACVRL1_1,SF2_0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Cyclin_D1_1,SF2_0,PREX1_0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LKB1_1,ACVRL1_1,c-Jun_pS73_0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LKB1_1,Cyclin_D1_1,Dvl3_0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mTOR_1,LKB1_1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Chk2_1,CD20_1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p90RSK_1,Cyclin_D1_1,ACVRL1_1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Annexin-1_1,ACVRL1_1,ARID1A_0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Lck_2,LKB1_1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p90RSK_1,LKB1_1,Annexin-1_1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LKB1_1,CD20_1,ACC_pS79_1)</text:p>
          </table:table-cell>
          <table:table-cell office:value-type="float" office:value="-1.39817281408" calcext:value-type="float">
            <text:p>-1.3981728141</text:p>
          </table:table-cell>
        </table:table-row>
        <table:table-row table:style-name="ro1">
          <table:table-cell office:value-type="string" calcext:value-type="string">
            <text:p>(GAB2_2,Annexin-1_1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Annexin_VII_0,ACC1_0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FOXO3a_pS318_S321_1,CD20_1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DJ-1_1,P-Cadherin_0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AR_2,P-Cadherin_0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BRCA2_1,ACVRL1_1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SF2_0,P-Cadherin_0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AMPK_pT172_2,LKB1_1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LKB1_1,FOXO3a_pS318_S321_1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14-3-3_beta_1,P-Cadherin_0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LKB1_1,GSK3_pS9_0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P-Cadherin_0,ACC1_0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Collagen_VI_0,Chk1_0)</text:p>
          </table:table-cell>
          <table:table-cell office:value-type="float" office:value="-1.39642400438" calcext:value-type="float">
            <text:p>-1.3964240044</text:p>
          </table:table-cell>
        </table:table-row>
        <table:table-row table:style-name="ro1">
          <table:table-cell office:value-type="string" calcext:value-type="string">
            <text:p>(BRCA2_1)</text:p>
          </table:table-cell>
          <table:table-cell office:value-type="float" office:value="-1.38494834491" calcext:value-type="float">
            <text:p>-1.3849483449</text:p>
          </table:table-cell>
        </table:table-row>
        <table:table-row table:style-name="ro1">
          <table:table-cell office:value-type="string" calcext:value-type="string">
            <text:p>(CD20_1,PREX1_0)</text:p>
          </table:table-cell>
          <table:table-cell office:value-type="float" office:value="-1.3828681629" calcext:value-type="float">
            <text:p>-1.3828681629</text:p>
          </table:table-cell>
        </table:table-row>
        <table:table-row table:style-name="ro1">
          <table:table-cell office:value-type="string" calcext:value-type="string">
            <text:p>(PREX1_0,P-Cadherin_0)</text:p>
          </table:table-cell>
          <table:table-cell office:value-type="float" office:value="-1.3828681629" calcext:value-type="float">
            <text:p>-1.3828681629</text:p>
          </table:table-cell>
        </table:table-row>
        <table:table-row table:style-name="ro1">
          <table:table-cell office:value-type="string" calcext:value-type="string">
            <text:p>(IGFBP2_2,CD20_1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YB-1_pS102_1,PREX1_0,P-Cadherin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Bax_2,Annexin-1_1,FoxM1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S6_1,SF2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Bim_2,c-Myc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4E-BP1_pT70_1,P-Cadherin_0,Chk1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Bad_pS112_2,ACVRL1_1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Heregulin_1,Cyclin_D1_1,CD20_1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ACVRL1_1,YAP_pS127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eIF4E_2,Heregulin_1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HER2_2,TAZ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Cyclin_D1_1,MAPK_pT202_Y204_0,Chk1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VEGFR2_2,LKB1_1,ACVRL1_1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GAPDH_1,Rab11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PKC-alpha_1,p38_pT180_Y182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AR_2,Annexin_VII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Bax_2,LKB1_1,GAPDH_1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CD20_1,ACVRL1_1,p38_pT180_Y182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PI3K-p85_2,LKB1_1,CD20_1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Stathmin_2,Myosin-IIa_pS1943_1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Cyclin_D1_1,PREX1_0,Bcl-xL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GSK3-alpha-beta_2,PREX1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Myosin-IIa_pS1943_1,Cyclin_D1_1,ACVRL1_1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PI3K-p85_2,Cyclin_D1_1,CD20_1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VEGFR2_2,Rab11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PEA15_pS116_1,P-Cadherin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Annexin-1_1,S6_pS235_S236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Cyclin_D1_1,MAPK_pT202_Y204_0,c-Jun_pS73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PKC-delta_pS664_2,Bax_2,Collagen_VI_0)</text:p>
          </table:table-cell>
          <table:table-cell office:value-type="float" office:value="-1.37414823183" calcext:value-type="float">
            <text:p>-1.3741482318</text:p>
          </table:table-cell>
        </table:table-row>
        <table:table-row table:style-name="ro1">
          <table:table-cell office:value-type="string" calcext:value-type="string">
            <text:p>(MAPK_pT202_Y204_0,ARID1A_0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4E-BP1_pT70_1,Annexin_VII_0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Cyclin_D1_1,GSK3_pS9_0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GAPDH_1,CD20_1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DJ-1_1,CD20_1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PEA-15_2,LKB1_1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Cyclin_D1_1,ACVRL1_1,Chk1_0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Cyclin_E2_2,Cyclin_D1_1)</text:p>
          </table:table-cell>
          <table:table-cell office:value-type="float" office:value="-1.36821257925" calcext:value-type="float">
            <text:p>-1.3682125793</text:p>
          </table:table-cell>
        </table:table-row>
        <table:table-row table:style-name="ro1">
          <table:table-cell office:value-type="string" calcext:value-type="string">
            <text:p>(P-Cadherin_0,MAPK_pT202_Y204_0,Chk1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MYH11_2,Cyclin_D1_1,ACVRL1_1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ACVRL1_1,4E-BP1_pT70_1,p38_pT180_Y182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LKB1_1,ACVRL1_1,GSK3_pS9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p90RSK_1,LKB1_1,MAPK_pT202_Y204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Cyclin_E2_2,Akt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CD20_1,TAZ_0,PREX1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p38_MAPK_1,LKB1_1,4E-BP1_pT70_1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VEGFR2_2,Cyclin_D1_1,CD20_1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Cyclin_D1_1,4E-BP1_pT70_1,PREX1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Tuberin_1,ACC1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Chk2_1,Collagen_VI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CD20_1,Rab11_0,Chk1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p38_MAPK_1,LKB1_1,ACC1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LKB1_1,CD20_1,ARHI_1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Cyclin_E2_2,LKB1_1,ATM_1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14-3-3_zeta_2,4E-BP1_pT70_1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ACVRL1_1,Collagen_VI_0,Chk1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Smad4_2,LKB1_1,Ku80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Cyclin_D1_1,Annexin-1_1,ACC_pS79_1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Annexin-1_1,4E-BP1_pT70_1,Chk1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EGFR_pY1068_1,Cyclin_D1_1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p21_2,LKB1_1,CD20_1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YAP_pS127_0,p38_pT180_Y182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PKC-delta_pS664_2,Cyclin_D1_1,Annexin-1_1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Cyclin_D1_1,Chk1_0,c-Myc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TSC1_2,p38_MAPK_1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Annexin-1_1,p38_pT180_Y182_0,Chk1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SF2_0,CD31_0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Bim_2,LKB1_1)</text:p>
          </table:table-cell>
          <table:table-cell office:value-type="float" office:value="-1.3505478858" calcext:value-type="float">
            <text:p>-1.3505478858</text:p>
          </table:table-cell>
        </table:table-row>
        <table:table-row table:style-name="ro1">
          <table:table-cell office:value-type="string" calcext:value-type="string">
            <text:p>(Bax_2,CD20_1)</text:p>
          </table:table-cell>
          <table:table-cell office:value-type="float" office:value="-1.3505478858" calcext:value-type="float">
            <text:p>-1.3505478858</text:p>
          </table:table-cell>
        </table:table-row>
        <table:table-row table:style-name="ro1">
          <table:table-cell office:value-type="string" calcext:value-type="string">
            <text:p>(CD20_1,p38_pT180_Y182_0)</text:p>
          </table:table-cell>
          <table:table-cell office:value-type="float" office:value="-1.3505478858" calcext:value-type="float">
            <text:p>-1.3505478858</text:p>
          </table:table-cell>
        </table:table-row>
        <table:table-row table:style-name="ro1">
          <table:table-cell office:value-type="string" calcext:value-type="string">
            <text:p>(HER3_pY1289_2,p38_MAPK_1)</text:p>
          </table:table-cell>
          <table:table-cell office:value-type="float" office:value="-1.34098419693" calcext:value-type="float">
            <text:p>-1.3409841969</text:p>
          </table:table-cell>
        </table:table-row>
        <table:table-row table:style-name="ro1">
          <table:table-cell office:value-type="string" calcext:value-type="string">
            <text:p>(LKB1_1,Cyclin_D1_1,ATM_1)</text:p>
          </table:table-cell>
          <table:table-cell office:value-type="float" office:value="-1.34098419693" calcext:value-type="float">
            <text:p>-1.3409841969</text:p>
          </table:table-cell>
        </table:table-row>
        <table:table-row table:style-name="ro1">
          <table:table-cell office:value-type="string" calcext:value-type="string">
            <text:p>(Tuberin_1,ACVRL1_1)</text:p>
          </table:table-cell>
          <table:table-cell office:value-type="float" office:value="-1.34098419693" calcext:value-type="float">
            <text:p>-1.3409841969</text:p>
          </table:table-cell>
        </table:table-row>
        <table:table-row table:style-name="ro1">
          <table:table-cell office:value-type="string" calcext:value-type="string">
            <text:p>(MYH11_2,LKB1_1)</text:p>
          </table:table-cell>
          <table:table-cell office:value-type="float" office:value="-1.34098419693" calcext:value-type="float">
            <text:p>-1.3409841969</text:p>
          </table:table-cell>
        </table:table-row>
        <table:table-row table:style-name="ro1">
          <table:table-cell office:value-type="string" calcext:value-type="string">
            <text:p>(Annexin-1_1,SF2_0)</text:p>
          </table:table-cell>
          <table:table-cell office:value-type="float" office:value="-1.34098419693" calcext:value-type="float">
            <text:p>-1.3409841969</text:p>
          </table:table-cell>
        </table:table-row>
        <table:table-row table:style-name="ro1">
          <table:table-cell office:value-type="string" calcext:value-type="string">
            <text:p>(LKB1_1,p90RSK_pT359_S363_0)</text:p>
          </table:table-cell>
          <table:table-cell office:value-type="float" office:value="-1.34098419693" calcext:value-type="float">
            <text:p>-1.3409841969</text:p>
          </table:table-cell>
        </table:table-row>
        <table:table-row table:style-name="ro1">
          <table:table-cell office:value-type="string" calcext:value-type="string">
            <text:p>(4E-BP1_pT70_1,Akt_0)</text:p>
          </table:table-cell>
          <table:table-cell office:value-type="float" office:value="-1.34098419693" calcext:value-type="float">
            <text:p>-1.3409841969</text:p>
          </table:table-cell>
        </table:table-row>
        <table:table-row table:style-name="ro1">
          <table:table-cell office:value-type="string" calcext:value-type="string">
            <text:p>(Cyclin_D1_1,53BP1_0)</text:p>
          </table:table-cell>
          <table:table-cell office:value-type="float" office:value="-1.34098419693" calcext:value-type="float">
            <text:p>-1.3409841969</text:p>
          </table:table-cell>
        </table:table-row>
        <table:table-row table:style-name="ro1">
          <table:table-cell office:value-type="string" calcext:value-type="string">
            <text:p>(AMPK_pT172_2,Cyclin_D1_1)</text:p>
          </table:table-cell>
          <table:table-cell office:value-type="float" office:value="-1.34098419693" calcext:value-type="float">
            <text:p>-1.3409841969</text:p>
          </table:table-cell>
        </table:table-row>
        <table:table-row table:style-name="ro1">
          <table:table-cell office:value-type="string" calcext:value-type="string">
            <text:p>(Shc_pY317_2)</text:p>
          </table:table-cell>
          <table:table-cell office:value-type="float" office:value="-1.31949665728" calcext:value-type="float">
            <text:p>-1.3194966573</text:p>
          </table:table-cell>
        </table:table-row>
        <table:table-row table:style-name="ro1">
          <table:table-cell office:value-type="string" calcext:value-type="string">
            <text:p>(4E-BP1_pT70_1,p38_pT180_Y182_0)</text:p>
          </table:table-cell>
          <table:table-cell office:value-type="float" office:value="-1.31949665728" calcext:value-type="float">
            <text:p>-1.3194966573</text:p>
          </table:table-cell>
        </table:table-row>
        <table:table-row table:style-name="ro1">
          <table:table-cell office:value-type="string" calcext:value-type="string">
            <text:p>(VEGFR2_2,LKB1_1)</text:p>
          </table:table-cell>
          <table:table-cell office:value-type="float" office:value="-1.31949665728" calcext:value-type="float">
            <text:p>-1.3194966573</text:p>
          </table:table-cell>
        </table:table-row>
        <table:table-row table:style-name="ro1">
          <table:table-cell office:value-type="string" calcext:value-type="string">
            <text:p>(JAB1_0,c-Jun_pS73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c-Myc_0,c-Jun_pS73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p38_MAPK_1,BRCA2_1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CD20_1,AMPK_alpha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Rab11_0,c-Jun_pS73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Rb_pS807_S811_2,ARID1A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SF2_0,MAPK_pT202_Y204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XBP1_0,PREX1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14-3-3_zeta_2,ATM_1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Fibronectin_1,CD20_1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Smad4_2,p38_pT180_Y182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Rictor_pT1135_2,CD20_1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GAPDH_1,p38_pT180_Y182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LKB1_1,Bid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TIGAR_2,LKB1_1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Beclin_2,Cyclin_D1_1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HER3_pY1289_2,P-Cadherin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LKB1_1,ATM_1,ACVRL1_1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4E-BP1_pT70_1,MAPK_pT202_Y204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Heregulin_1,Annexin_VII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Cyclin_D1_1,AMPK_alpha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Rad50_2,ACVRL1_1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LKB1_1,PI3K-p110-alpha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p38_MAPK_1,Cyclin_D1_1,ACVRL1_1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eIF4E_2,p38_pT180_Y182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PREX1_0,MAPK_pT202_Y204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S6_1,TAZ_0)</text:p>
          </table:table-cell>
          <table:table-cell office:value-type="float" office:value="-1.31467322494" calcext:value-type="float">
            <text:p>-1.3146732249</text:p>
          </table:table-cell>
        </table:table-row>
        <table:table-row table:style-name="ro1">
          <table:table-cell office:value-type="string" calcext:value-type="string">
            <text:p>(PI3K-p85_2,S6_1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Stathmin_2,BRCA2_1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Rab11_0,GSK3_pS9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S6_1,GATA3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AR_2,Collagen_VI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S6_1,4E-BP1_pT70_1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eIF4E_2,ACVRL1_1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mTOR_pS2448_0,Collagen_VI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p38_pT180_Y182_0,c-Myc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Collagen_VI_0,ACC1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TSC1_2,Cyclin_D1_1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Rad50_2,p38_pT180_Y182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ACVRL1_1,FoxM1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Beclin_2,Bax_2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Notch1_1,P-Cadherin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VHL_1,LKB1_1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PREX1_0,ARID1A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HER2_2,Bax_2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eIF4E_2,Chk1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NDRG1_pT346_1,LKB1_1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Cyclin_D1_1,CD20_1,p38_pT180_Y182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GAB2_2,P-Cadherin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CD20_1,PI3K-p110-alpha_0)</text:p>
          </table:table-cell>
          <table:table-cell office:value-type="float" office:value="-1.28921988508" calcext:value-type="float">
            <text:p>-1.2892198851</text:p>
          </table:table-cell>
        </table:table-row>
        <table:table-row table:style-name="ro1">
          <table:table-cell office:value-type="string" calcext:value-type="string">
            <text:p>(eIF4E_2,14-3-3_beta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BRCA2_1,MAPK_pT202_Y204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CD49b_2,Bcl-xL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YB-1_2,CD20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S6_1,p90RSK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A-Raf_pS299_2,TAZ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Cyclin_B1_2,PREX1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PKC-delta_pS664_2,LKB1_1,p38_pT180_Y182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Cyclin_D1_1,P-Cadherin_0,Dvl3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Smad4_2,p38_MAPK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Tuberin_1,p38_pT180_Y182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Bax_2,4E-BP1_pT70_1,P-Cadherin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LKB1_1,Cyclin_D1_1,ACC1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PKC-delta_pS664_2,S6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Bim_2,LKB1_1,ACVRL1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MEK1_2,Cyclin_D1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p90RSK_1,LKB1_1,ACVRL1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Bim_2,LKB1_1,ATM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PRAS40_pT246_2,Annexin-1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p38_MAPK_1,ACVRL1_1,P-Cadherin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S6_1,Heregulin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LKB1_1,p27_pT157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LKB1_1,4E-BP1_pT70_1,Chk1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Cyclin_B1_2,P-Cadherin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MAPK_pT202_Y204_0,Akt_0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eEF2_1,Cyclin_D1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Cyclin_D1_1,CD20_1,ACC_pS79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LKB1_1,Cyclin_D1_1,ACC_pS79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Bim_2,Bax_2,LKB1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eIF4G_1,CD20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Beclin_2,ACVRL1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Bax_2,Cyclin_D1_1,BRCA2_1)</text:p>
          </table:table-cell>
          <table:table-cell office:value-type="float" office:value="-1.26456959388" calcext:value-type="float">
            <text:p>-1.2645695939</text:p>
          </table:table-cell>
        </table:table-row>
        <table:table-row table:style-name="ro1">
          <table:table-cell office:value-type="string" calcext:value-type="string">
            <text:p>(ACVRL1_1,Collagen_VI_0)</text:p>
          </table:table-cell>
          <table:table-cell office:value-type="float" office:value="-1.26082271277" calcext:value-type="float">
            <text:p>-1.2608227128</text:p>
          </table:table-cell>
        </table:table-row>
        <table:table-row table:style-name="ro1">
          <table:table-cell office:value-type="string" calcext:value-type="string">
            <text:p>(p38_MAPK_1,Cyclin_D1_1)</text:p>
          </table:table-cell>
          <table:table-cell office:value-type="float" office:value="-1.24403337882" calcext:value-type="float">
            <text:p>-1.2440333788</text:p>
          </table:table-cell>
        </table:table-row>
        <table:table-row table:style-name="ro1">
          <table:table-cell office:value-type="string" calcext:value-type="string">
            <text:p>(ACVRL1_1,PREX1_0)</text:p>
          </table:table-cell>
          <table:table-cell office:value-type="float" office:value="-1.24403337882" calcext:value-type="float">
            <text:p>-1.2440333788</text:p>
          </table:table-cell>
        </table:table-row>
        <table:table-row table:style-name="ro1">
          <table:table-cell office:value-type="string" calcext:value-type="string">
            <text:p>(PRAS40_pT246_2)</text:p>
          </table:table-cell>
          <table:table-cell office:value-type="float" office:value="-1.24117155451" calcext:value-type="float">
            <text:p>-1.2411715545</text:p>
          </table:table-cell>
        </table:table-row>
        <table:table-row table:style-name="ro1">
          <table:table-cell office:value-type="string" calcext:value-type="string">
            <text:p>(Raptor_0,Bcl-xL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Rictor_pT1135_2,Annexin_VII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Bak_1,PREX1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DJ-1_1,Rab11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PRAS40_pT246_2,14-3-3_beta_1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GSK3-alpha-beta_2,Annexin-1_1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GAB2_2,PREX1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CD20_1,Bak_1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CDK1_1,P-Cadherin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CD20_1,p38_pT180_Y182_0,P-Cadherin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p21_2,LKB1_1,Cyclin_D1_1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LKB1_1,TAZ_0,Src_pY416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PEA15_pS116_1,p38_pT180_Y182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JNK_pT183_Y185_2,P-Cadherin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Bax_2,LKB1_1,MAPK_pT202_Y204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Annexin-1_1,B-Raf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Bax_2,GAPDH_1,P-Cadherin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S6_1,TFRC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DJ-1_1,Annexin_VII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LKB1_1,Cyclin_D1_1,TFRC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A-Raf_pS299_2,p38_pT180_Y182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VEGFR2_2,HER3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p38_MAPK_1,LKB1_1,Src_pY416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PREX1_0,c-Myc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CD49b_2,Cyclin_D1_1,PREX1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VEGFR2_2,Bax_2,LKB1_1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HER2_2,p38_pT180_Y182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Raptor_0,Collagen_VI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Bim_2,Cyclin_D1_1,CD20_1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TAZ_0,c-Myc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Bax_2,4E-BP1_pT70_1,p38_pT180_Y182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Bax_2,Cyclin_D1_1,Annexin-1_1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LKB1_1,14-3-3_beta_1,PREX1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Myosin-IIa_pS1943_1,ARID1A_0)</text:p>
          </table:table-cell>
          <table:table-cell office:value-type="float" office:value="-1.24067239203" calcext:value-type="float">
            <text:p>-1.240672392</text:p>
          </table:table-cell>
        </table:table-row>
        <table:table-row table:style-name="ro1">
          <table:table-cell office:value-type="string" calcext:value-type="string">
            <text:p>(Annexin-1_1,ETS-1_0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FOXO3a_pS318_S321_1,Annexin-1_1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PREX1_0,Bcl-xL_0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CD49b_2,P-Cadherin_0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p90RSK_1,CD20_1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ACVRL1_1,MAPK_pT202_Y204_0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LKB1_1,MIG-6_0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GAB2_2,Cyclin_D1_1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Stathmin_2,P-Cadherin_0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ACVRL1_1,Rab11_0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Chk1_0,Annexin_VII_0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p38_pT180_Y182_0,Bcl-xL_0)</text:p>
          </table:table-cell>
          <table:table-cell office:value-type="float" office:value="-1.23303375193" calcext:value-type="float">
            <text:p>-1.2330337519</text:p>
          </table:table-cell>
        </table:table-row>
        <table:table-row table:style-name="ro1">
          <table:table-cell office:value-type="string" calcext:value-type="string">
            <text:p>(14-3-3_zeta_2,p90RSK_1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Rab11_0,14-3-3_epsilon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Cyclin_E2_2,Rab11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Annexin-1_1,TAZ_0,ARID1A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PKC-delta_pS664_2,LKB1_1,P-Cadherin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PKC-delta_pS664_2,p38_MAPK_1,LKB1_1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Bax_2,Cyclin_D1_1,Bcl-xL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ASNS_2,CD20_1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CD20_1,ACC_pS79_1,P-Cadherin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AR_2,LKB1_1,ACVRL1_1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CD20_1,PREX1_0,p38_pT180_Y182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mTOR_1,ACVRL1_1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CD20_1,Src_pY416_0,p38_pT180_Y182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Bcl-xL_0,Akt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LKB1_1,ATM_1,SF2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JNK_pT183_Y185_2,PREX1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Smad4_2,4E-BP1_pT70_1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Rictor_pT1135_2,Collagen_VI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HER3_pY1289_2,S6_pS235_S236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ACVRL1_1,TAZ_0,PREX1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LKB1_1,MAPK_pT202_Y204_0,ACC1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Paxillin_1,P-Cadherin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Cyclin_D1_1,BRCA2_1,TAZ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HER3_pY1289_2,Annexin_VII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4E-BP1_pT70_1,P-Cadherin_0,HSP70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p21_2,LKB1_1,p38_pT180_Y182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p21_2,LKB1_1,MAPK_pT202_Y204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YB-1_pS102_1,LKB1_1,Cyclin_D1_1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LKB1_1,ATM_1,Akt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p38_MAPK_1,FoxM1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Cyclin_D1_1,Annexin-1_1,ACC1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HER3_pY1289_2,Bcl-xL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S6_1,mTOR_pS2448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Rb_pS807_S811_2,Akt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Paxillin_1,CD20_1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AMPK_pT172_2,LKB1_1,c-Jun_pS73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HER3_pY1289_2,Bax_2,LKB1_1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LKB1_1,Heregulin_1,ACC1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LKB1_1,4E-BP1_pT70_1,TAZ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YAP_1,LKB1_1,Src_pY416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TIGAR_2,p38_MAPK_1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Annexin-1_1,c-Jun_pS73_0)</text:p>
          </table:table-cell>
          <table:table-cell office:value-type="float" office:value="-1.21242152634" calcext:value-type="float">
            <text:p>-1.2124215263</text:p>
          </table:table-cell>
        </table:table-row>
        <table:table-row table:style-name="ro1">
          <table:table-cell office:value-type="string" calcext:value-type="string">
            <text:p>(Annexin-1_1,Bid_0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Annexin-1_1,4E-BP1_1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Cyclin_B1_2,Cyclin_D1_1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MSH6_1,LKB1_1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Bax_2,LKB1_1,ACVRL1_1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Cyclin_D1_1,S6_pS235_S236_0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ACVRL1_1,XBP1_0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LKB1_1,ACVRL1_1,Chk1_0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CD20_1,N-Cadherin_0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PEA15_pS116_1,Cyclin_D1_1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YAP_1,ACVRL1_1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PRAS40_pT246_2,p38_pT180_Y182_0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Cyclin_D1_1,ACVRL1_1,TAZ_0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YAP_1)</text:p>
          </table:table-cell>
          <table:table-cell office:value-type="float" office:value="-1.20456214899" calcext:value-type="float">
            <text:p>-1.204562149</text:p>
          </table:table-cell>
        </table:table-row>
        <table:table-row table:style-name="ro1">
          <table:table-cell office:value-type="string" calcext:value-type="string">
            <text:p>(XBP1_0)</text:p>
          </table:table-cell>
          <table:table-cell office:value-type="float" office:value="-1.20456214899" calcext:value-type="float">
            <text:p>-1.204562149</text:p>
          </table:table-cell>
        </table:table-row>
        <table:table-row table:style-name="ro1">
          <table:table-cell office:value-type="string" calcext:value-type="string">
            <text:p>(Cyclin_D1_1)</text:p>
          </table:table-cell>
          <table:table-cell office:value-type="float" office:value="-1.19352963391" calcext:value-type="float">
            <text:p>-1.1935296339</text:p>
          </table:table-cell>
        </table:table-row>
        <table:table-row table:style-name="ro1">
          <table:table-cell office:value-type="string" calcext:value-type="string">
            <text:p>(CD20_1,Src_pY416_0)</text:p>
          </table:table-cell>
          <table:table-cell office:value-type="float" office:value="-1.18202224805" calcext:value-type="float">
            <text:p>-1.1820222481</text:p>
          </table:table-cell>
        </table:table-row>
        <table:table-row table:style-name="ro1">
          <table:table-cell office:value-type="string" calcext:value-type="string">
            <text:p>(Annexin-1_1,ACVRL1_1)</text:p>
          </table:table-cell>
          <table:table-cell office:value-type="float" office:value="-1.18202224805" calcext:value-type="float">
            <text:p>-1.1820222481</text:p>
          </table:table-cell>
        </table:table-row>
        <table:table-row table:style-name="ro1">
          <table:table-cell office:value-type="string" calcext:value-type="string">
            <text:p>(LKB1_1,HSP70_0)</text:p>
          </table:table-cell>
          <table:table-cell office:value-type="float" office:value="-1.18202224805" calcext:value-type="float">
            <text:p>-1.1820222481</text:p>
          </table:table-cell>
        </table:table-row>
        <table:table-row table:style-name="ro1">
          <table:table-cell office:value-type="string" calcext:value-type="string">
            <text:p>(Syk_1)</text:p>
          </table:table-cell>
          <table:table-cell office:value-type="float" office:value="-1.18202224805" calcext:value-type="float">
            <text:p>-1.1820222481</text:p>
          </table:table-cell>
        </table:table-row>
        <table:table-row table:style-name="ro1">
          <table:table-cell office:value-type="string" calcext:value-type="string">
            <text:p>(LKB1_1,GATA3_0)</text:p>
          </table:table-cell>
          <table:table-cell office:value-type="float" office:value="-1.18202224805" calcext:value-type="float">
            <text:p>-1.1820222481</text:p>
          </table:table-cell>
        </table:table-row>
        <table:table-row table:style-name="ro1">
          <table:table-cell office:value-type="string" calcext:value-type="string">
            <text:p>(LKB1_1,c-Jun_pS73_0)</text:p>
          </table:table-cell>
          <table:table-cell office:value-type="float" office:value="-1.18202224805" calcext:value-type="float">
            <text:p>-1.1820222481</text:p>
          </table:table-cell>
        </table:table-row>
        <table:table-row table:style-name="ro1">
          <table:table-cell office:value-type="string" calcext:value-type="string">
            <text:p>(Mre11_2,Cyclin_D1_1)</text:p>
          </table:table-cell>
          <table:table-cell office:value-type="float" office:value="-1.18202224805" calcext:value-type="float">
            <text:p>-1.1820222481</text:p>
          </table:table-cell>
        </table:table-row>
        <table:table-row table:style-name="ro1">
          <table:table-cell office:value-type="string" calcext:value-type="string">
            <text:p>(PREX1_0,p38_pT180_Y182_0)</text:p>
          </table:table-cell>
          <table:table-cell office:value-type="float" office:value="-1.18202224805" calcext:value-type="float">
            <text:p>-1.1820222481</text:p>
          </table:table-cell>
        </table:table-row>
        <table:table-row table:style-name="ro1">
          <table:table-cell office:value-type="string" calcext:value-type="string">
            <text:p>(FASN_2)</text:p>
          </table:table-cell>
          <table:table-cell office:value-type="float" office:value="-1.18202224805" calcext:value-type="float">
            <text:p>-1.1820222481</text:p>
          </table:table-cell>
        </table:table-row>
        <table:table-row table:style-name="ro1">
          <table:table-cell office:value-type="string" calcext:value-type="string">
            <text:p>(MAPK_pT202_Y204_0,GSK3_pS9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14-3-3_zeta_2,Heregulin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Cyclin_E2_2,4E-BP1_pT70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-Cadherin_0,Bid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90RSK_1,Annexin_VII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CD20_1,p70S6K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HSP70_0,Collagen_VI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KC-delta_pS664_2,LKB1_1,ACVRL1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LKB1_1,ER-alpha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TAZ_0,HER3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AMPK_pT172_2,p38_pT180_Y182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-Cadherin_0,14-3-3_epsilon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Tuberin_1,Cyclin_D1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Rb_pS807_S811_2,TAZ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Smad1_1,CD20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Cyclin_D1_1,eEF2K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Cyclin_D1_1,Chk2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38_MAPK_1,GAPDH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GSK3-alpha-beta_2,LKB1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c-Myc_0)</text:p>
          </table:table-cell>
          <table:table-cell office:value-type="float" office:value="-1.16960877813" calcext:value-type="float">
            <text:p>-1.1696087781</text:p>
          </table:table-cell>
        </table:table-row>
        <table:table-row table:style-name="ro1">
          <table:table-cell office:value-type="string" calcext:value-type="string">
            <text:p>(AMPK_pT172_2,ARID1A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YAP_1,14-3-3_beta_1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HER2_2,CD20_1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Tuberin_1,PREX1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CD20_1,4E-BP1_1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VEGFR2_2,MAPK_pT202_Y204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Annexin-1_1,Akt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ACVRL1_1,CD31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Smad4_2,ACVRL1_1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Cyclin_E2_2,p38_pT180_Y182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p90RSK_pT359_S363_0,P-Cadherin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Cyclin_B1_2,ACVRL1_1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Cyclin_D1_1,P-Cadherin_0,Chk1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CD49b_2,Annexin-1_1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LKB1_1,4E-BP1_1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LKB1_1,ACVRL1_1,Src_pY416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PRAS40_pT246_2,Chk1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Chk2_1,P-Cadherin_0)</text:p>
          </table:table-cell>
          <table:table-cell office:value-type="float" office:value="-1.15501849249" calcext:value-type="float">
            <text:p>-1.1550184925</text:p>
          </table:table-cell>
        </table:table-row>
        <table:table-row table:style-name="ro1">
          <table:table-cell office:value-type="string" calcext:value-type="string">
            <text:p>(Annexin-1_1,TAZ_0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GAPDH_1,Cyclin_D1_1)</text:p>
          </table:table-cell>
          <table:table-cell office:value-type="float" office:value="-1.15273989786" calcext:value-type="float">
            <text:p>-1.1527398979</text:p>
          </table:table-cell>
        </table:table-row>
        <table:table-row table:style-name="ro1">
          <table:table-cell office:value-type="string" calcext:value-type="string">
            <text:p>(MAPK_pT202_Y204_0)</text:p>
          </table:table-cell>
          <table:table-cell office:value-type="float" office:value="-1.13295897" calcext:value-type="float">
            <text:p>-1.13295897</text:p>
          </table:table-cell>
        </table:table-row>
        <table:table-row table:style-name="ro1">
          <table:table-cell office:value-type="string" calcext:value-type="string">
            <text:p>(Notch1_1,Annexin_VII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YAP_1,c-Jun_pS73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Myosin-IIa_pS1943_1,MAPK_pT202_Y204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eIF4E_2,4E-BP1_pT70_1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Rad50_2,SF2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PI3K-p85_2,FoxM1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TFRC_0,HER3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p27_pT157_0,P-Cadherin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PKC-delta_pS664_2,14-3-3_zeta_2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CD20_1,Bcl-2_1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Cyclin_D1_1,PREX1_0,p38_pT180_Y182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Annexin-1_1,ACVRL1_1,MAPK_pT202_Y204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PKC-alpha_1,LKB1_1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JAB1_0,P-Cadherin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BRCA2_1,4E-BP1_pT70_1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Heregulin_1,Rab11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Annexin-1_1,ACVRL1_1,c-Jun_pS73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YB-1_pS102_1,Annexin_VII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TSC1_2,Bax_2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GSK3-alpha-beta_2,Cyclin_D1_1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ACVRL1_1,c-Myc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p38_MAPK_1,Myosin-IIa_pS1943_1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p38_MAPK_1,XBP1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CD20_1,ACVRL1_1,Chk1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Cyclin_D1_1,ACVRL1_1,ACC1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YB-1_pS102_1,Collagen_VI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CD20_1,P-Cadherin_0,Chk1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FOXO3a_pS318_S321_1,P-Cadherin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LKB1_1,NF-kB-p65_pS536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JAB1_0,TAZ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Myosin-IIa_pS1943_1,PREX1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JAB1_0,p38_pT180_Y182_0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Notch1_1,CD20_1)</text:p>
          </table:table-cell>
          <table:table-cell office:value-type="float" office:value="-1.13059938655" calcext:value-type="float">
            <text:p>-1.1305993866</text:p>
          </table:table-cell>
        </table:table-row>
        <table:table-row table:style-name="ro1">
          <table:table-cell office:value-type="string" calcext:value-type="string">
            <text:p>(Annexin-1_1,GSK3_pS9_0)</text:p>
          </table:table-cell>
          <table:table-cell office:value-type="float" office:value="-1.12448845866" calcext:value-type="float">
            <text:p>-1.1244884587</text:p>
          </table:table-cell>
        </table:table-row>
        <table:table-row table:style-name="ro1">
          <table:table-cell office:value-type="string" calcext:value-type="string">
            <text:p>(CD20_1,ACC1_0)</text:p>
          </table:table-cell>
          <table:table-cell office:value-type="float" office:value="-1.12448845866" calcext:value-type="float">
            <text:p>-1.1244884587</text:p>
          </table:table-cell>
        </table:table-row>
        <table:table-row table:style-name="ro1">
          <table:table-cell office:value-type="string" calcext:value-type="string">
            <text:p>(Heregulin_1,CD20_1)</text:p>
          </table:table-cell>
          <table:table-cell office:value-type="float" office:value="-1.12448845866" calcext:value-type="float">
            <text:p>-1.1244884587</text:p>
          </table:table-cell>
        </table:table-row>
        <table:table-row table:style-name="ro1">
          <table:table-cell office:value-type="string" calcext:value-type="string">
            <text:p>(Myosin-IIa_pS1943_1,Cyclin_D1_1)</text:p>
          </table:table-cell>
          <table:table-cell office:value-type="float" office:value="-1.12448845866" calcext:value-type="float">
            <text:p>-1.1244884587</text:p>
          </table:table-cell>
        </table:table-row>
        <table:table-row table:style-name="ro1">
          <table:table-cell office:value-type="string" calcext:value-type="string">
            <text:p>(TIGAR_2,SF2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Tuberin_1,SF2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MAPK_pT202_Y204_0,Bcl-xL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Stathmin_2,Bcl-xL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Notch1_1,Collagen_VI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Annexin-1_1,eEF2K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VEGFR2_2,Mre11_2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Rad50_2,Akt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TIGAR_2,Annexin-1_1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CD49b_2,Cyclin_D1_1,SF2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Cyclin_D1_1,TAZ_0,PREX1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C-Raf_2,Cyclin_D1_1,P-Cadherin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PDCD4_2,CD20_1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CD20_1,ACVRL1_1,Src_pY416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14-3-3_beta_1,Bcl-xL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PKC-delta_pS664_2,CD20_1,ACVRL1_1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Bax_2,Annexin-1_1,ARID1A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Bax_2,Annexin-1_1,P-Cadherin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p38_MAPK_1,p90RSK_pT359_S363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PEA15_pS116_1,Chk1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p38_pT180_Y182_0,p27_pT157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TIGAR_2,P-Cadherin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ACVRL1_1,PREX1_0,p38_pT180_Y182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Rb_pS807_S811_2,Cyclin_D1_1,Chk1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ARID1A_0,Annexin_VII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p38_pT180_Y182_0,eEF2K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AMPK_pT172_2,4E-BP1_pT70_1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c-Kit_2,CD20_1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Cyclin_D1_1,4E-BP1_pT70_1,p38_pT180_Y182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Cyclin_D1_1,4E-BP1_pT70_1,Chk1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S6_1,HSP70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LKB1_1,p38_pT180_Y182_0,Ku80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14-3-3_beta_1,Annexin_VII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PKC-delta_pS664_2,HER3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CD49b_2,Collagen_VI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Rad50_2,PREX1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LKB1_1,Cyclin_E1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LKB1_1,ACVRL1_1,TFRC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Annexin-1_1,TAZ_0,MAPK_pT202_Y204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FASN_2,Chk1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Cyclin_E2_2,PREX1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LKB1_1,Cyclin_D1_1,14-3-3_beta_1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p90RSK_1,BRCA2_1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Annexin-1_1,Chk1_0,ARID1A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p38_MAPK_1,EGFR_pY1173_0)</text:p>
          </table:table-cell>
          <table:table-cell office:value-type="float" office:value="-1.10688681115" calcext:value-type="float">
            <text:p>-1.1068868112</text:p>
          </table:table-cell>
        </table:table-row>
        <table:table-row table:style-name="ro1">
          <table:table-cell office:value-type="string" calcext:value-type="string">
            <text:p>(PEA15_pS116_1)</text:p>
          </table:table-cell>
          <table:table-cell office:value-type="float" office:value="-1.10408803072" calcext:value-type="float">
            <text:p>-1.1040880307</text:p>
          </table:table-cell>
        </table:table-row>
        <table:table-row table:style-name="ro1">
          <table:table-cell office:value-type="string" calcext:value-type="string">
            <text:p>(LKB1_1,Heregulin_1)</text:p>
          </table:table-cell>
          <table:table-cell office:value-type="float" office:value="-1.10408803072" calcext:value-type="float">
            <text:p>-1.1040880307</text:p>
          </table:table-cell>
        </table:table-row>
        <table:table-row table:style-name="ro1">
          <table:table-cell office:value-type="string" calcext:value-type="string">
            <text:p>(Annexin-1_1,14-3-3_epsilon_0)</text:p>
          </table:table-cell>
          <table:table-cell office:value-type="float" office:value="-1.09719028915" calcext:value-type="float">
            <text:p>-1.0971902892</text:p>
          </table:table-cell>
        </table:table-row>
        <table:table-row table:style-name="ro1">
          <table:table-cell office:value-type="string" calcext:value-type="string">
            <text:p>(4E-BP1_pT70_1,PREX1_0)</text:p>
          </table:table-cell>
          <table:table-cell office:value-type="float" office:value="-1.09719028915" calcext:value-type="float">
            <text:p>-1.0971902892</text:p>
          </table:table-cell>
        </table:table-row>
        <table:table-row table:style-name="ro1">
          <table:table-cell office:value-type="string" calcext:value-type="string">
            <text:p>(Rb_pS807_S811_2,ACVRL1_1)</text:p>
          </table:table-cell>
          <table:table-cell office:value-type="float" office:value="-1.09719028915" calcext:value-type="float">
            <text:p>-1.0971902892</text:p>
          </table:table-cell>
        </table:table-row>
        <table:table-row table:style-name="ro1">
          <table:table-cell office:value-type="string" calcext:value-type="string">
            <text:p>(Fibronectin_1,Cyclin_D1_1)</text:p>
          </table:table-cell>
          <table:table-cell office:value-type="float" office:value="-1.09719028915" calcext:value-type="float">
            <text:p>-1.0971902892</text:p>
          </table:table-cell>
        </table:table-row>
        <table:table-row table:style-name="ro1">
          <table:table-cell office:value-type="string" calcext:value-type="string">
            <text:p>(Cyclin_D1_1,Akt_0)</text:p>
          </table:table-cell>
          <table:table-cell office:value-type="float" office:value="-1.09719028915" calcext:value-type="float">
            <text:p>-1.0971902892</text:p>
          </table:table-cell>
        </table:table-row>
        <table:table-row table:style-name="ro1">
          <table:table-cell office:value-type="string" calcext:value-type="string">
            <text:p>(PRDX1_1)</text:p>
          </table:table-cell>
          <table:table-cell office:value-type="float" office:value="-1.09719028915" calcext:value-type="float">
            <text:p>-1.0971902892</text:p>
          </table:table-cell>
        </table:table-row>
        <table:table-row table:style-name="ro1">
          <table:table-cell office:value-type="string" calcext:value-type="string">
            <text:p>(PAI-1_2)</text:p>
          </table:table-cell>
          <table:table-cell office:value-type="float" office:value="-1.09719028915" calcext:value-type="float">
            <text:p>-1.0971902892</text:p>
          </table:table-cell>
        </table:table-row>
        <table:table-row table:style-name="ro1">
          <table:table-cell office:value-type="string" calcext:value-type="string">
            <text:p>(Bcl-xL_0)</text:p>
          </table:table-cell>
          <table:table-cell office:value-type="float" office:value="-1.09578233069" calcext:value-type="float">
            <text:p>-1.0957823307</text:p>
          </table:table-cell>
        </table:table-row>
        <table:table-row table:style-name="ro1">
          <table:table-cell office:value-type="string" calcext:value-type="string">
            <text:p>(VEGFR2_2,Tuberin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4E-BP1_pT70_1,YAP_pS127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Paxillin_1,Annexin-1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IGFBP2_2,p38_pT180_Y182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Annexin-1_1,ACVRL1_1,FoxM1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SF2_0,FoxM1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YB-1_pS102_1,CD20_1,PREX1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HER3_pY1289_2,BRCA2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eIF4E_2,TFRC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BRCA2_1,MIG-6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Myosin-IIa_pS1943_1,GSK3_pS9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Cyclin_D1_1,4E-BP1_pT70_1,SF2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Cyclin_D1_1,TAZ_0,P-Cadherin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MSH6_1,P-Cadherin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EGFR_2,LKB1_1,ACVRL1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Bax_2,GAPDH_1,Cyclin_D1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Rb_pS807_S811_2,Annexin-1_1,Chk1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Cyclin_D1_1,PR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LKB1_1,PREX1_0,Ku80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Annexin-1_1,P-Cadherin_0,Chk1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PKC-delta_pS664_2,Myosin-IIa_pS1943_1,ACVRL1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CD49b_2,Rab11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GAB2_2,p38_pT180_Y182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GSK3_pS9_0,Collagen_VI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Bax_2,p27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VEGFR2_2,Cyclin_D1_1,PREX1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GSK3-alpha-beta_2,p38_MAPK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p90RSK_1,ACVRL1_1,P-Cadherin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PRAS40_pT246_2,Bim_2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C-Raf_2,LKB1_1,Cyclin_D1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Stathmin_2,Akt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EGFR_2,Annexin_VII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CD20_1,IRS1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GAPDH_1,HER3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PKC-delta_pS664_2,LKB1_1,MAPK_pT202_Y204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Cyclin_D1_1,CD20_1,TFRC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p90RSK_1,HER3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p21_2,LKB1_1,Annexin-1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HER2_2,ATM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YB-1_pS102_1,Cyclin_D1_1,CD20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Cyclin_D1_1,BRCA2_1,c-Jun_pS73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Cyclin_D1_1,Raptor_0,P-Cadherin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Annexin-1_1,ACVRL1_1,P-Cadherin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Stathmin_2,ACVRL1_1,P-Cadherin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RBM15_1,LKB1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CD20_1,4E-BP1_pT70_1,Chk1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DJ-1_1,Collagen_VI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Bax_2,LKB1_1,GSK3_pS9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TSC1_2,PREX1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p38_MAPK_1,AMPK_alpha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4E-BP1_pT70_1,CD31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Myosin-IIa_pS1943_1,Akt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4E-BP1_pT70_1,p38_pT180_Y182_0,Chk1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eIF4E_2,Src_pY416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YAP_1,TAZ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LKB1_1,Src_pY416_0)</text:p>
          </table:table-cell>
          <table:table-cell office:value-type="float" office:value="-1.073270813" calcext:value-type="float">
            <text:p>-1.073270813</text:p>
          </table:table-cell>
        </table:table-row>
        <table:table-row table:style-name="ro1">
          <table:table-cell office:value-type="string" calcext:value-type="string">
            <text:p>(YAP_pS127_0)</text:p>
          </table:table-cell>
          <table:table-cell office:value-type="float" office:value="-1.073270813" calcext:value-type="float">
            <text:p>-1.073270813</text:p>
          </table:table-cell>
        </table:table-row>
        <table:table-row table:style-name="ro1">
          <table:table-cell office:value-type="string" calcext:value-type="string">
            <text:p>(Rab11_0,MIG-6_0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Rb_pS807_S811_2,Rad50_2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14-3-3_beta_1,MAPK_pT202_Y204_0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CD20_1,Akt_0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eIF4E_2,Bax_2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Rab11_0,Chk1_0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PKC-delta_pS664_2,Bax_2,LKB1_1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PEA-15_2,Cyclin_D1_1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Cyclin_D1_1,ETS-1_0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VEGFR2_2,P-Cadherin_0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Bax_2,Cyclin_D1_1,ACVRL1_1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Annexin-1_1,14-3-3_beta_1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Bax_2,HER3_0)</text:p>
          </table:table-cell>
          <table:table-cell office:value-type="float" office:value="-1.07077506202" calcext:value-type="float">
            <text:p>-1.070775062</text:p>
          </table:table-cell>
        </table:table-row>
        <table:table-row table:style-name="ro1">
          <table:table-cell office:value-type="string" calcext:value-type="string">
            <text:p>(PRAS40_pT246_2,ARID1A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Beclin_2,4E-BP1_pT70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Rb_pS807_S811_2,LKB1_1,ACC1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Rad50_2,LKB1_1,ATM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Bax_2,LKB1_1,B-Raf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ACC_pS79_1,4E-BP1_pT70_1,P-Cadherin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Bax_2,AR_2,LKB1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PKC-delta_pS664_2,Cyclin_D1_1,BRCA2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Stathmin_2,LKB1_1,ATM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Shc_pY317_2,ACVRL1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PREX1_0,p27_pT157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ACVRL1_1,HER3_0,Chk1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p90RSK_1,LKB1_1,TAZ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S6_pS235_S236_0,Akt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Cyclin_E2_2,Fibronectin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Rb_pS807_S811_2,p38_MAPK_1,LKB1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eIF4E_2,Bim_2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Cyclin_D1_1,p38_pT180_Y182_0,Bcl-xL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LKB1_1,HER2_pY1248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Rb_pS807_S811_2,LKB1_1,ATM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TIGAR_2,ARID1A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LKB1_1,ACVRL1_1,14-3-3_beta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p38_MAPK_1,ATM_1,P-Cadherin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c-Kit_2,LKB1_1,Cyclin_D1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GAPDH_1,CD31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Annexin-1_1,ETS-1_0,Chk1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Bax_2,Tuberin_1,P-Cadherin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14-3-3_beta_1,MAPK_pT202_Y204_0,Chk1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mTOR_1,CD20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LKB1_1,Annexin-1_1,Ku80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Smad1_1,Cyclin_D1_1,ACVRL1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Cyclin_D1_1,BRCA2_1,p38_pT180_Y182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YAP_1,Cyclin_D1_1,Src_pY416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YAP_1,GAPDH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IGFBP2_2,P-Cadherin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LKB1_1,TFRC_0,TAZ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Mre11_2,Bax_2,p38_pT180_Y182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Bim_2,LKB1_1,Heregulin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FASN_2,p38_pT180_Y182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p90RSK_pT359_S363_0,Collagen_VI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Cyclin_E2_2,Raptor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Annexin-1_1,PREX1_0,Chk1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Annexin-1_1,ACVRL1_1,GSK3_pS9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4E-BP1_pT70_1,eEF2K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TAZ_0,CD31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Bax_2,ATM_1,Collagen_VI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Stathmin_2,Cyclin_D1_1,Chk1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VEGFR2_2,Cyclin_D1_1,SF2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JAB1_0,SF2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Bax_2,Annexin-1_1,TAZ_0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PEA15_pS116_1,4E-BP1_pT70_1)</text:p>
          </table:table-cell>
          <table:table-cell office:value-type="float" office:value="-1.06140267112" calcext:value-type="float">
            <text:p>-1.0614026711</text:p>
          </table:table-cell>
        </table:table-row>
        <table:table-row table:style-name="ro1">
          <table:table-cell office:value-type="string" calcext:value-type="string">
            <text:p>(Smad4_2)</text:p>
          </table:table-cell>
          <table:table-cell office:value-type="float" office:value="-1.06035107658" calcext:value-type="float">
            <text:p>-1.0603510766</text:p>
          </table:table-cell>
        </table:table-row>
        <table:table-row table:style-name="ro1">
          <table:table-cell office:value-type="string" calcext:value-type="string">
            <text:p>(PREX1_0,CD31_0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MYH11_2,PREX1_0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Fibronectin_1,Annexin-1_1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CD49b_2,PREX1_0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GAPDH_1,PREX1_0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Fibronectin_1,p38_pT180_Y182_0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GSK3-alpha-beta_2,ACVRL1_1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PKC-delta_pS664_2,Cyclin_D1_1,ACVRL1_1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Rb_pS807_S811_2,p38_pT180_Y182_0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Bax_2,Cyclin_D1_1,P-Cadherin_0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S6_pS235_S236_0,P-Cadherin_0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Fibronectin_1,P-Cadherin_0)</text:p>
          </table:table-cell>
          <table:table-cell office:value-type="float" office:value="-1.04517885937" calcext:value-type="float">
            <text:p>-1.0451788594</text:p>
          </table:table-cell>
        </table:table-row>
        <table:table-row table:style-name="ro1">
          <table:table-cell office:value-type="string" calcext:value-type="string">
            <text:p>(HER3_pY1289_2,Cyclin_D1_1)</text:p>
          </table:table-cell>
          <table:table-cell office:value-type="float" office:value="-1.04360518448" calcext:value-type="float">
            <text:p>-1.0436051845</text:p>
          </table:table-cell>
        </table:table-row>
        <table:table-row table:style-name="ro1">
          <table:table-cell office:value-type="string" calcext:value-type="string">
            <text:p>(Bax_2,Annexin-1_1)</text:p>
          </table:table-cell>
          <table:table-cell office:value-type="float" office:value="-1.04360518448" calcext:value-type="float">
            <text:p>-1.0436051845</text:p>
          </table:table-cell>
        </table:table-row>
        <table:table-row table:style-name="ro1">
          <table:table-cell office:value-type="string" calcext:value-type="string">
            <text:p>(Cyclin_D1_1,4E-BP1_pT70_1)</text:p>
          </table:table-cell>
          <table:table-cell office:value-type="float" office:value="-1.04360518448" calcext:value-type="float">
            <text:p>-1.0436051845</text:p>
          </table:table-cell>
        </table:table-row>
        <table:table-row table:style-name="ro1">
          <table:table-cell office:value-type="string" calcext:value-type="string">
            <text:p>(LKB1_1,14-3-3_beta_1)</text:p>
          </table:table-cell>
          <table:table-cell office:value-type="float" office:value="-1.04360518448" calcext:value-type="float">
            <text:p>-1.0436051845</text:p>
          </table:table-cell>
        </table:table-row>
        <table:table-row table:style-name="ro1">
          <table:table-cell office:value-type="string" calcext:value-type="string">
            <text:p>(Cyclin_D1_1,SF2_0)</text:p>
          </table:table-cell>
          <table:table-cell office:value-type="float" office:value="-1.04360518448" calcext:value-type="float">
            <text:p>-1.0436051845</text:p>
          </table:table-cell>
        </table:table-row>
        <table:table-row table:style-name="ro1">
          <table:table-cell office:value-type="string" calcext:value-type="string">
            <text:p>(LKB1_1,ATM_1)</text:p>
          </table:table-cell>
          <table:table-cell office:value-type="float" office:value="-1.02649796638" calcext:value-type="float">
            <text:p>-1.0264979664</text:p>
          </table:table-cell>
        </table:table-row>
        <table:table-row table:style-name="ro1">
          <table:table-cell office:value-type="string" calcext:value-type="string">
            <text:p>(Tuberin_1)</text:p>
          </table:table-cell>
          <table:table-cell office:value-type="float" office:value="-1.02649796638" calcext:value-type="float">
            <text:p>-1.0264979664</text:p>
          </table:table-cell>
        </table:table-row>
        <table:table-row table:style-name="ro1">
          <table:table-cell office:value-type="string" calcext:value-type="string">
            <text:p>(Beclin_2,Annexin-1_1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FOXO3a_pS318_S321_1,MAPK_pT202_Y204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Chk2_1,Annexin-1_1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SF2_0,Akt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p62-LCK-ligand_1,P-Cadherin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LKB1_1,Bcl-2_1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ACC_pS79_1,Rab11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p38_pT180_Y182_0,ARID1A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Cyclin_D1_1,Bcl-2_1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Bax_2,Rab11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ACVRL1_1,PREX1_0,P-Cadherin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CD20_1,Raptor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Cyclin_D1_1,ACVRL1_1,p38_pT180_Y182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P-Cadherin_0,GSK3_pS9_0)</text:p>
          </table:table-cell>
          <table:table-cell office:value-type="float" office:value="-1.02034339846" calcext:value-type="float">
            <text:p>-1.0203433985</text:p>
          </table:table-cell>
        </table:table-row>
        <table:table-row table:style-name="ro1">
          <table:table-cell office:value-type="string" calcext:value-type="string">
            <text:p>(VEGFR2_2,Cyclin_D1_1)</text:p>
          </table:table-cell>
          <table:table-cell office:value-type="float" office:value="-1.01499742868" calcext:value-type="float">
            <text:p>-1.0149974287</text:p>
          </table:table-cell>
        </table:table-row>
        <table:table-row table:style-name="ro1">
          <table:table-cell office:value-type="string" calcext:value-type="string">
            <text:p>(Cyclin_B1_2,p38_MAPK_1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Chk2_1,Rab11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CD49b_2,BRCA2_1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eIF4G_1,Annexin-1_1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S6_1,c-Jun_pS73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Cyclin_E2_2,14-3-3_beta_1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Bim_2,HER3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MYH11_2,Annexin-1_1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14-3-3_beta_1,Rab11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Bim_2,Collagen_VI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4E-BP1_pT70_1,HER3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Rab11_0,ACC1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Annexin-1_1,p70S6K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Rictor_pT1135_2,PREX1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YB-1_pS102_1,Cyclin_D1_1,PREX1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ACVRL1_1,JAB1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4E-BP1_pT70_1,Bcl-xL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ACVRL1_1,Caspase-7_cleavedD198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Cyclin_D1_1,Src_pY416_0,PREX1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Mre11_2,Bax_2,Cyclin_D1_1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4E-BP1_1,P-Cadherin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Bax_2,c-Myc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ACVRL1_1,ETS-1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C-Raf_2,Cyclin_D1_1,CD20_1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ACVRL1_1,4E-BP1_1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YAP_1,p38_pT180_Y182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LKB1_1,Cyclin_D1_1,Ku80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Cyclin_D1_1,ACVRL1_1,c-Jun_pS73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p38_MAPK_1,MAPK_pT202_Y204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Beclin_2)</text:p>
          </table:table-cell>
          <table:table-cell office:value-type="float" office:value="-0.994076338172" calcext:value-type="float">
            <text:p>-0.9940763382</text:p>
          </table:table-cell>
        </table:table-row>
        <table:table-row table:style-name="ro1">
          <table:table-cell office:value-type="string" calcext:value-type="string">
            <text:p>(AMPK_alpha_0)</text:p>
          </table:table-cell>
          <table:table-cell office:value-type="float" office:value="-0.994076338172" calcext:value-type="float">
            <text:p>-0.9940763382</text:p>
          </table:table-cell>
        </table:table-row>
        <table:table-row table:style-name="ro1">
          <table:table-cell office:value-type="string" calcext:value-type="string">
            <text:p>(A-Raf_pS299_2)</text:p>
          </table:table-cell>
          <table:table-cell office:value-type="float" office:value="-0.994076338172" calcext:value-type="float">
            <text:p>-0.9940763382</text:p>
          </table:table-cell>
        </table:table-row>
        <table:table-row table:style-name="ro1">
          <table:table-cell office:value-type="string" calcext:value-type="string">
            <text:p>(PREX1_0)</text:p>
          </table:table-cell>
          <table:table-cell office:value-type="float" office:value="-0.990525189651" calcext:value-type="float">
            <text:p>-0.9905251897</text:p>
          </table:table-cell>
        </table:table-row>
        <table:table-row table:style-name="ro1">
          <table:table-cell office:value-type="string" calcext:value-type="string">
            <text:p>(MAPK_pT202_Y204_0,c-Jun_pS73_0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MYH11_2,Cyclin_D1_1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CD49b_2,LKB1_1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Mre11_2,Bax_2)</text:p>
          </table:table-cell>
          <table:table-cell office:value-type="float" office:value="-0.98736331238" calcext:value-type="float">
            <text:p>-0.9873633124</text:p>
          </table:table-cell>
        </table:table-row>
        <table:table-row table:style-name="ro1">
          <table:table-cell office:value-type="string" calcext:value-type="string">
            <text:p>(Rb_pS807_S811_2)</text:p>
          </table:table-cell>
          <table:table-cell office:value-type="float" office:value="-0.984455709324" calcext:value-type="float">
            <text:p>-0.9844557093</text:p>
          </table:table-cell>
        </table:table-row>
        <table:table-row table:style-name="ro1">
          <table:table-cell office:value-type="string" calcext:value-type="string">
            <text:p>(Rictor_pT1135_2,Rb_pS807_S811_2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PKC-pan_BetaII_pS660_1,Rab11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PI3K-p85_2,Tuberin_1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PKC-delta_pS664_2,HER2_2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YB-1_pS102_1,FoxM1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14-3-3_beta_1,FoxM1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HER3_pY1289_2,Myosin-IIa_pS1943_1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Smad1_1,Annexin_VII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VEGFR2_2,Collagen_VI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S6_1,ACC_pS79_1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PI3K-p85_2,Collagen_VI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Mre11_2,PREX1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Heregulin_1,HER3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Myosin-IIa_pS1943_1,GAPDH_1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PI3K-p85_2,LKB1_1,Cyclin_D1_1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Bax_2,AMPK_alpha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Annexin-1_1,Raptor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GSK3-alpha-beta_2,TAZ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JAB1_0,PREX1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p38_MAPK_1,LKB1_1,Chk1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4E-BP1_pT70_1,XBP1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p38_pT180_Y182_0,AMPK_alpha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4E-BP1_pT70_1,p90RSK_pT359_S363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P-Cadherin_0,ETS-1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Rad51_1,TAZ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Rb_pS807_S811_2,SF2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Rab11_0,GATA3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TAZ_0,FoxM1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Dvl3_0,Annexin_VII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PEA-15_2,PREX1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Fibronectin_1,MAPK_pT202_Y204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C-Raf_2,Cyclin_D1_1,ACVRL1_1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PKC-alpha_1,Cyclin_D1_1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HER3_pY1289_2,LKB1_1,ATM_1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4E-BP1_pT70_1,S6_pS235_S236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Cyclin_D1_1,CD20_1,ARHI_1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LKB1_1,CD20_1,Ku80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HER3_pY1289_2,Cyclin_D1_1,TAZ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p38_MAPK_1,ATM_1,ACVRL1_1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PREX1_0,Bid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PEA-15_2,p38_MAPK_1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c-Jun_pS73_0,Annexin_VII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VEGFR2_2,Rb_pS807_S811_2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GATA3_0,Collagen_VI_0)</text:p>
          </table:table-cell>
          <table:table-cell office:value-type="float" office:value="-0.972745841446" calcext:value-type="float">
            <text:p>-0.9727458414</text:p>
          </table:table-cell>
        </table:table-row>
        <table:table-row table:style-name="ro1">
          <table:table-cell office:value-type="string" calcext:value-type="string">
            <text:p>(PKC-delta_pS664_2,LKB1_1)</text:p>
          </table:table-cell>
          <table:table-cell office:value-type="float" office:value="-0.962956886877" calcext:value-type="float">
            <text:p>-0.9629568869</text:p>
          </table:table-cell>
        </table:table-row>
        <table:table-row table:style-name="ro1">
          <table:table-cell office:value-type="string" calcext:value-type="string">
            <text:p>(Bim_2,Annexin-1_1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SF2_0,PREX1_0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AR_2,Cyclin_D1_1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Bax_2,Myosin-IIa_pS1943_1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c-Kit_2,LKB1_1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Bax_2,BRCA2_1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Bax_2,Bcl-xL_0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Smad1_1,LKB1_1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GAPDH_1,ACVRL1_1)</text:p>
          </table:table-cell>
          <table:table-cell office:value-type="float" office:value="-0.960626828779" calcext:value-type="float">
            <text:p>-0.9606268288</text:p>
          </table:table-cell>
        </table:table-row>
        <table:table-row table:style-name="ro1">
          <table:table-cell office:value-type="string" calcext:value-type="string">
            <text:p>(Beclin_2,p38_MAPK_1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c-Kit_2,Collagen_VI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ARID1A_0,53BP1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VHL_1,PREX1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PRAS40_pT246_2,Akt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c-Myc_0,ACC1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DJ-1_1,BRCA2_1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Annexin-1_1,p27_pT157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Raptor_0,MAPK_pT202_Y204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Src_pY416_0,CD31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14-3-3_zeta_2,HSP70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CD20_1,ACC_pS79_1,4E-BP1_pT70_1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4E-BP1_pT70_1,AMPK_alpha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ACVRL1_1,Src_pY416_0,PREX1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LKB1_1,Cyclin_D1_1,ARHI_1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p38_MAPK_1,LKB1_1,Ku80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HER3_0,GATA3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GSK3-alpha-beta_2,p38_pT180_Y182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PKC-delta_pS664_2,LKB1_1,PREX1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FoxM1_0,ACC1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Bax_2,Cyclin_D1_1,SF2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Bax_2,LKB1_1,HSP70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Annexin-1_1,ACC_pS79_1,MAPK_pT202_Y204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BRCA2_1,Dvl3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Bax_2,AR_2,P-Cadherin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LKB1_1,ACC_pS79_1,p38_pT180_Y182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Paxillin_1,LKB1_1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CD20_1,ATM_1,P-Cadherin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Syk_1,ATM_1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AMPK_pT172_2,PREX1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LKB1_1,ACVRL1_1,ACC1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4E-BP1_pT70_1,Caspase-7_cleavedD198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Bax_2,CD20_1,p38_pT180_Y182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Cyclin_D1_1,ACVRL1_1,Raptor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Cyclin_D1_1,P-Cadherin_0,mTOR_pS2448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LKB1_1,PCNA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Bax_2,Annexin-1_1,GSK3_pS9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PI3K-p85_2,Cyclin_D1_1,PREX1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AMPK_pT172_2,GAPDH_1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JNK_pT183_Y185_2,p38_pT180_Y182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Cyclin_D1_1,Annexin-1_1,Src_pY416_0)</text:p>
          </table:table-cell>
          <table:table-cell office:value-type="float" office:value="-0.949889800145" calcext:value-type="float">
            <text:p>-0.9498898001</text:p>
          </table:table-cell>
        </table:table-row>
        <table:table-row table:style-name="ro1">
          <table:table-cell office:value-type="string" calcext:value-type="string">
            <text:p>(Myosin-IIa_pS1943_1)</text:p>
          </table:table-cell>
          <table:table-cell office:value-type="float" office:value="-0.948674615292" calcext:value-type="float">
            <text:p>-0.9486746153</text:p>
          </table:table-cell>
        </table:table-row>
        <table:table-row table:style-name="ro1">
          <table:table-cell office:value-type="string" calcext:value-type="string">
            <text:p>(Bax_2,LKB1_1,ATM_1)</text:p>
          </table:table-cell>
          <table:table-cell office:value-type="float" office:value="-0.934719134528" calcext:value-type="float">
            <text:p>-0.9347191345</text:p>
          </table:table-cell>
        </table:table-row>
        <table:table-row table:style-name="ro1">
          <table:table-cell office:value-type="string" calcext:value-type="string">
            <text:p>(p90RSK_1,P-Cadherin_0)</text:p>
          </table:table-cell>
          <table:table-cell office:value-type="float" office:value="-0.934719134528" calcext:value-type="float">
            <text:p>-0.9347191345</text:p>
          </table:table-cell>
        </table:table-row>
        <table:table-row table:style-name="ro1">
          <table:table-cell office:value-type="string" calcext:value-type="string">
            <text:p>(p38_MAPK_1,Annexin-1_1)</text:p>
          </table:table-cell>
          <table:table-cell office:value-type="float" office:value="-0.934719134528" calcext:value-type="float">
            <text:p>-0.9347191345</text:p>
          </table:table-cell>
        </table:table-row>
        <table:table-row table:style-name="ro1">
          <table:table-cell office:value-type="string" calcext:value-type="string">
            <text:p>(CD20_1,14-3-3_beta_1)</text:p>
          </table:table-cell>
          <table:table-cell office:value-type="float" office:value="-0.934719134528" calcext:value-type="float">
            <text:p>-0.9347191345</text:p>
          </table:table-cell>
        </table:table-row>
        <table:table-row table:style-name="ro1">
          <table:table-cell office:value-type="string" calcext:value-type="string">
            <text:p>(p38_pT180_Y182_0,c-Jun_pS73_0)</text:p>
          </table:table-cell>
          <table:table-cell office:value-type="float" office:value="-0.934719134528" calcext:value-type="float">
            <text:p>-0.9347191345</text:p>
          </table:table-cell>
        </table:table-row>
        <table:table-row table:style-name="ro1">
          <table:table-cell office:value-type="string" calcext:value-type="string">
            <text:p>(LKB1_1,B-Raf_0)</text:p>
          </table:table-cell>
          <table:table-cell office:value-type="float" office:value="-0.934719134528" calcext:value-type="float">
            <text:p>-0.9347191345</text:p>
          </table:table-cell>
        </table:table-row>
        <table:table-row table:style-name="ro1">
          <table:table-cell office:value-type="string" calcext:value-type="string">
            <text:p>(AR_2,LKB1_1)</text:p>
          </table:table-cell>
          <table:table-cell office:value-type="float" office:value="-0.934719134528" calcext:value-type="float">
            <text:p>-0.9347191345</text:p>
          </table:table-cell>
        </table:table-row>
        <table:table-row table:style-name="ro1">
          <table:table-cell office:value-type="string" calcext:value-type="string">
            <text:p>(ACVRL1_1,p90RSK_pT359_S363_0)</text:p>
          </table:table-cell>
          <table:table-cell office:value-type="float" office:value="-0.934719134528" calcext:value-type="float">
            <text:p>-0.9347191345</text:p>
          </table:table-cell>
        </table:table-row>
        <table:table-row table:style-name="ro1">
          <table:table-cell office:value-type="string" calcext:value-type="string">
            <text:p>(p38_MAPK_1,ACVRL1_1)</text:p>
          </table:table-cell>
          <table:table-cell office:value-type="float" office:value="-0.933025034115" calcext:value-type="float">
            <text:p>-0.9330250341</text:p>
          </table:table-cell>
        </table:table-row>
        <table:table-row table:style-name="ro1">
          <table:table-cell office:value-type="string" calcext:value-type="string">
            <text:p>(JNK_pT183_Y185_2)</text:p>
          </table:table-cell>
          <table:table-cell office:value-type="float" office:value="-0.933025034115" calcext:value-type="float">
            <text:p>-0.9330250341</text:p>
          </table:table-cell>
        </table:table-row>
        <table:table-row table:style-name="ro1">
          <table:table-cell office:value-type="string" calcext:value-type="string">
            <text:p>(YB-1_pS102_1,CD31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YAP_pS127_0,PREX1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GSK3-alpha-beta_2,Bim_2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A-Raf_pS299_2,p38_MAPK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IGFBP2_2,PREX1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38_MAPK_1,JAB1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VEGFR2_2,Bax_2,Cyclin_D1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Rictor_pT1135_2,Bax_2,Cyclin_D1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LKB1_1,SF2_0,Chk1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CD20_1,ACVRL1_1,TFRC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Cyclin_D1_1,PREX1_0,c-Jun_pS73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Myosin-IIa_pS1943_1,MIG-6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Bax_2,MEK1_pS217_S221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Smad4_2,TFRC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ATM_1,4E-BP1_pT70_1,P-Cadherin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KC-delta_pS664_2,Cyclin_D1_1,MAPK_pT202_Y204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Annexin-1_1,ACVRL1_1,TAZ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-Cadherin_0,Cyclin_E1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KC-delta_pS664_2,Rad51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C-Raf_2,LKB1_1,ACVRL1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I3K-p85_2,LKB1_1,TAZ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38_MAPK_1,ACVRL1_1,TAZ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VEGFR2_2,Cyclin_D1_1,p38_pT180_Y182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Bax_2,AR_2,Cyclin_D1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Bax_2,SF2_0,P-Cadherin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Rb_pS807_S811_2,LKB1_1,Heregulin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mTOR_pS2448_0,eEF2K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Smad4_2,HER3_pY1289_2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ACVRL1_1,P-Cadherin_0,ACC1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LKB1_1,TAZ_0,c-Jun_pS73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KC-delta_pS664_2,Cyclin_D1_1,Collagen_VI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Heregulin_1,Cyclin_D1_1,P-Cadherin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Bax_2,CD20_1,Src_pY416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Rb_pS807_S811_2,CD20_1,Chk1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eIF4G_1,P-Cadherin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Bim_2,p90RSK_1,LKB1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Src_pY416_0,PREX1_0,P-Cadherin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ACVRL1_1,SF2_0,P-Cadherin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Rb_pS807_S811_2,Myosin-IIa_pS1943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90RSK_1,LKB1_1,ARID1A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Bax_2,Cyclin_D1_1,XBP1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REX1_0,AMPK_alpha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LKB1_1,ATM_1,Bcl-xL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90RSK_1,Cyclin_D1_1,Annexin-1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JNK_pT183_Y185_2,TAZ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YAP_1,MIG-6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Rad50_2,LKB1_1,Chk1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ACC_pS79_1,MAPK_pT202_Y204_0,Chk1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GAPDH_1,Chk2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eIF4E_2,C-Raf_2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YAP_1,LKB1_1,Chk1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FoxM1_0,Dvl3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SF2_0,c-Myc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I3K-p85_2,Cyclin_D1_1,P-Cadherin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KC-delta_pS664_2,Bim_2,LKB1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KC-delta_pS664_2,A-Raf_pS299_2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90RSK_1,p38_MAPK_1,LKB1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EGFR_2,S6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Cyclin_D1_1,4E-BP1_pT70_1,Dvl3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Cyclin_D1_1,Src_pY416_0,MAPK_pT202_Y204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Rictor_pT1135_2,14-3-3_beta_1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HER3_pY1289_2,LKB1_1,Src_pY416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p38_MAPK_1,CD31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Cyclin_D1_1,p38_pT180_Y182_0,c-Jun_pS73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Rb_pS807_S811_2,Raptor_0)</text:p>
          </table:table-cell>
          <table:table-cell office:value-type="float" office:value="-0.927605675394" calcext:value-type="float">
            <text:p>-0.9276056754</text:p>
          </table:table-cell>
        </table:table-row>
        <table:table-row table:style-name="ro1">
          <table:table-cell office:value-type="string" calcext:value-type="string">
            <text:p>(Mre11_2)</text:p>
          </table:table-cell>
          <table:table-cell office:value-type="float" office:value="-0.91454746122" calcext:value-type="float">
            <text:p>-0.9145474612</text:p>
          </table:table-cell>
        </table:table-row>
        <table:table-row table:style-name="ro1">
          <table:table-cell office:value-type="string" calcext:value-type="string">
            <text:p>(AMPK_pT172_2)</text:p>
          </table:table-cell>
          <table:table-cell office:value-type="float" office:value="-0.91454746122" calcext:value-type="float">
            <text:p>-0.9145474612</text:p>
          </table:table-cell>
        </table:table-row>
        <table:table-row table:style-name="ro1">
          <table:table-cell office:value-type="string" calcext:value-type="string">
            <text:p>(P-Cadherin_0,EGFR_pY1173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CD20_1,p90RSK_pT359_S363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CD20_1,Rictor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Stathmin_2,Annexin-1_1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VEGFR2_2,Annexin-1_1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Cyclin_D1_1,Rictor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Myosin-IIa_pS1943_1,p38_pT180_Y182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Cyclin_D1_1,PREX1_0,Chk1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Stathmin_2,p38_pT180_Y182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Bax_2,YAP_1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MYH11_2,ACVRL1_1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Mre11_2,p38_pT180_Y182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LKB1_1,p70S6K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MYH11_2,CD20_1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BRCA2_1,Chk1_0)</text:p>
          </table:table-cell>
          <table:table-cell office:value-type="float" office:value="-0.909577645953" calcext:value-type="float">
            <text:p>-0.909577646</text:p>
          </table:table-cell>
        </table:table-row>
        <table:table-row table:style-name="ro1">
          <table:table-cell office:value-type="string" calcext:value-type="string">
            <text:p>(Annexin-1_1,MAPK_pT202_Y204_0,Chk1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Bim_2,MAPK_pT202_Y204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Rictor_0,PREX1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PDCD4_2,Cyclin_D1_1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BRCA2_1,p38_pT180_Y182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TAZ_0,Rab11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AR_2,CD20_1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LKB1_1,eIF4G_1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Bax_2,Cyclin_D1_1,PREX1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Chk2_1,ACVRL1_1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S6_1,ATM_1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Bax_2,CD31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Heregulin_1,Collagen_VI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CD20_1,B-Raf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Bax_2,S6_1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PDCD4_2,LKB1_1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FOXO3a_pS318_S321_1,p38_pT180_Y182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ACC_pS79_1,Annexin_VII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Rad50_2)</text:p>
          </table:table-cell>
          <table:table-cell office:value-type="float" office:value="-0.881911573364" calcext:value-type="float">
            <text:p>-0.8819115734</text:p>
          </table:table-cell>
        </table:table-row>
        <table:table-row table:style-name="ro1">
          <table:table-cell office:value-type="string" calcext:value-type="string">
            <text:p>(LKB1_1,ACC1_0)</text:p>
          </table:table-cell>
          <table:table-cell office:value-type="float" office:value="-0.876326839068" calcext:value-type="float">
            <text:p>-0.8763268391</text:p>
          </table:table-cell>
        </table:table-row>
        <table:table-row table:style-name="ro1">
          <table:table-cell office:value-type="string" calcext:value-type="string">
            <text:p>(p38_pT180_Y182_0)</text:p>
          </table:table-cell>
          <table:table-cell office:value-type="float" office:value="-0.872765002736" calcext:value-type="float">
            <text:p>-0.8727650027</text:p>
          </table:table-cell>
        </table:table-row>
        <table:table-row table:style-name="ro1">
          <table:table-cell office:value-type="string" calcext:value-type="string">
            <text:p>(Cyclin_E2_2,AR_2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Rb_pS807_S811_2,Chk2_1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Annexin-1_1,FoxM1_0,Chk1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Rad50_2,c-Jun_pS73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Bim_2,Rab11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CD20_1,PKC-alpha_pS657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Chk2_1,4E-BP1_pT70_1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PRAS40_pT246_2,Src_pY416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MYH11_2,4E-BP1_pT70_1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Bax_2,Annexin-1_1,MAPK_pT202_Y204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PEA-15_2,P-Cadherin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FOXO3a_pS318_S321_1,PREX1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LKB1_1,IRS1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BRCA2_1,TAZ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S6_pS235_S236_0,p38_pT180_Y182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Bax_2,ACVRL1_1,PREX1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PKC-pan_BetaII_pS660_1,CD20_1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Rictor_0,p38_pT180_Y182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Bim_2,ARID1A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XBP1_0,p38_pT180_Y182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Cyclin_D1_1,CDK1_1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Cyclin_D1_1,IRS1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Beclin_2,Chk1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Cyclin_D1_1,Bid_0)</text:p>
          </table:table-cell>
          <table:table-cell office:value-type="float" office:value="-0.861369723214" calcext:value-type="float">
            <text:p>-0.8613697232</text:p>
          </table:table-cell>
        </table:table-row>
        <table:table-row table:style-name="ro1">
          <table:table-cell office:value-type="string" calcext:value-type="string">
            <text:p>(LKB1_1,Chk1_0)</text:p>
          </table:table-cell>
          <table:table-cell office:value-type="float" office:value="-0.850624565912" calcext:value-type="float">
            <text:p>-0.8506245659</text:p>
          </table:table-cell>
        </table:table-row>
        <table:table-row table:style-name="ro1">
          <table:table-cell office:value-type="string" calcext:value-type="string">
            <text:p>(53BP1_0)</text:p>
          </table:table-cell>
          <table:table-cell office:value-type="float" office:value="-0.850624565912" calcext:value-type="float">
            <text:p>-0.8506245659</text:p>
          </table:table-cell>
        </table:table-row>
        <table:table-row table:style-name="ro1">
          <table:table-cell office:value-type="string" calcext:value-type="string">
            <text:p>(JAB1_0)</text:p>
          </table:table-cell>
          <table:table-cell office:value-type="float" office:value="-0.850624565912" calcext:value-type="float">
            <text:p>-0.8506245659</text:p>
          </table:table-cell>
        </table:table-row>
        <table:table-row table:style-name="ro1">
          <table:table-cell office:value-type="string" calcext:value-type="string">
            <text:p>(CD20_1,Dvl3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FOXO3a_2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MAPK_pT202_Y204_0,Chk1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LKB1_1,mTOR_pS2448_0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Stathmin_2,ACVRL1_1)</text:p>
          </table:table-cell>
          <table:table-cell office:value-type="float" office:value="-0.849387293162" calcext:value-type="float">
            <text:p>-0.8493872932</text:p>
          </table:table-cell>
        </table:table-row>
        <table:table-row table:style-name="ro1">
          <table:table-cell office:value-type="string" calcext:value-type="string">
            <text:p>(Stathmin_2,Cyclin_E2_2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VHL_1,Annexin-1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VEGFR2_2,Rad50_2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Smad4_2,SF2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Annexin-1_1,PI3K-p110-alpha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Rab11_0,N-Cadherin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p21_2,FoxM1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PRAS40_pT246_2,YB-1_pS102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VEGFR2_2,Myosin-IIa_pS1943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PKC-delta_pS664_2,Annexin-1_1,MAPK_pT202_Y204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TIGAR_2,ACVRL1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YB-1_pS102_1,Cyclin_D1_1,P-Cadherin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LKB1_1,ACC_pS79_1,4E-BP1_pT70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Bim_2,Annexin_VII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PI3K-p110-alpha_0,P-Cadherin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mTOR_1,Cyclin_D1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Annexin-1_1,ACC_pS79_1,Chk1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eIF4G_1,ACVRL1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PREX1_0,p38_pT180_Y182_0,P-Cadherin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XBP1_0,TAZ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Rab-25_1,LKB1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Bad_pS112_2,Cyclin_D1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Rictor_pT1135_2,Annexin-1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PRAS40_pT246_2,4E-BP1_pT70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CD20_1,ER-alpha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HER2_2,Chk1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LKB1_1,ATM_1,4E-BP1_pT70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Bax_2,LKB1_1,Heregulin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Bax_2,YAP_pS127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YAP_1,4E-BP1_pT70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VEGFR2_2,ARID1A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PKC-delta_pS664_2,CD31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Notch1_1,Annexin-1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TAZ_0,Collagen_VI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Cyclin_D1_1,p38_pT180_Y182_0,P-Cadherin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p90RSK_1,Myosin-IIa_pS1943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14-3-3_beta_1,Akt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S6_pS240_S244_2,LKB1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TSC1_2,ACVRL1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Bax_2,Annexin-1_1,c-Jun_pS73_0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Paxillin_1,Cyclin_D1_1)</text:p>
          </table:table-cell>
          <table:table-cell office:value-type="float" office:value="-0.838202993479" calcext:value-type="float">
            <text:p>-0.8382029935</text:p>
          </table:table-cell>
        </table:table-row>
        <table:table-row table:style-name="ro1">
          <table:table-cell office:value-type="string" calcext:value-type="string">
            <text:p>(Annexin-1_1,ACC1_0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PI3K-p85_2,CD20_1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Bax_2,Tuberin_1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PKC-delta_pS664_2,Annexin-1_1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Bim_2,CD20_1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EGFR_2,LKB1_1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VEGFR2_2,ACVRL1_1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Annexin-1_1,ACC_pS79_1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YB-1_pS102_1,LKB1_1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LKB1_1,Raptor_0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Bax_2,Akt_0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14-3-3_beta_1,p38_pT180_Y182_0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LKB1_1,Dvl3_0)</text:p>
          </table:table-cell>
          <table:table-cell office:value-type="float" office:value="-0.823286192946" calcext:value-type="float">
            <text:p>-0.8232861929</text:p>
          </table:table-cell>
        </table:table-row>
        <table:table-row table:style-name="ro1">
          <table:table-cell office:value-type="string" calcext:value-type="string">
            <text:p>(TSC1_2)</text:p>
          </table:table-cell>
          <table:table-cell office:value-type="float" office:value="-0.820561106551" calcext:value-type="float">
            <text:p>-0.8205611066</text:p>
          </table:table-cell>
        </table:table-row>
        <table:table-row table:style-name="ro1">
          <table:table-cell office:value-type="string" calcext:value-type="string">
            <text:p>(ACVRL1_1,P-Cadherin_0)</text:p>
          </table:table-cell>
          <table:table-cell office:value-type="float" office:value="-0.820561106551" calcext:value-type="float">
            <text:p>-0.8205611066</text:p>
          </table:table-cell>
        </table:table-row>
        <table:table-row table:style-name="ro1">
          <table:table-cell office:value-type="string" calcext:value-type="string">
            <text:p>(Cyclin_D1_1,p38_pT180_Y182_0)</text:p>
          </table:table-cell>
          <table:table-cell office:value-type="float" office:value="-0.820561106551" calcext:value-type="float">
            <text:p>-0.8205611066</text:p>
          </table:table-cell>
        </table:table-row>
        <table:table-row table:style-name="ro1">
          <table:table-cell office:value-type="string" calcext:value-type="string">
            <text:p>(Caspase-7_cleavedD198_0)</text:p>
          </table:table-cell>
          <table:table-cell office:value-type="float" office:value="-0.820561106551" calcext:value-type="float">
            <text:p>-0.8205611066</text:p>
          </table:table-cell>
        </table:table-row>
        <table:table-row table:style-name="ro1">
          <table:table-cell office:value-type="string" calcext:value-type="string">
            <text:p>(PRAS40_pT246_2,HER3_pY1289_2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Chk2_1,MAPK_pT202_Y204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VEGFR2_2,TIGAR_2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YB-1_pS102_1,c-Myc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MYH11_2,SF2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PEA15_pS116_1,TAZ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VEGFR2_2,YAP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YAP_1,ACC1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Tuberin_1,14-3-3_beta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Myosin-IIa_pS1943_1,Raptor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Tuberin_1,p90RSK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CDK1_1,CD20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Bim_2,FoxM1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CD49b_2,MAPK_pT202_Y204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LKB1_1,ACVRL1_1,Dvl3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C-Raf_2,LKB1_1,CD20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Rad50_2,p21_2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JNK_pT183_Y185_2,ACVRL1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mTOR_pS2448_0,HER3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C-Raf_2,CD20_1,ACVRL1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VHL_1,P-Cadherin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LKB1_1,ATM_1,c-Jun_pS73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TFRC_0,Collagen_VI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p38_MAPK_1,Heregulin_1,Cyclin_D1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Bax_2,LKB1_1,Raptor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Bax_2,Bad_pS112_2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ACC_pS79_1,c-Myc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CD20_1,ATM_1,ACVRL1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Stathmin_2,MAPK_pT202_Y204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Smad3_0,P-Cadherin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Bax_2,Cyclin_D1_1,4E-BP1_pT70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Smad1_1,Collagen_VI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Mre11_2,Cyclin_D1_1,ACVRL1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YB-1_2,LKB1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Bax_2,CD20_1,PREX1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p62-LCK-ligand_1,p38_MAPK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p38_pT180_Y182_0,ER-alpha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Smad4_2,Src_pY416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Src_pY416_0,FoxM1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Cyclin_D1_1,Bak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p62-LCK-ligand_1,PREX1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MSH6_1,CD20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4E-BP1_pT70_1,c-Myc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p38_MAPK_1,Heregulin_1,ACVRL1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p38_pT180_Y182_0,Caspase-7_cleavedD198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PI3K-p85_2,LKB1_1,ACVRL1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CD20_1,Bap1-c-4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CDK1_1,ACVRL1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Annexin-1_1,TAZ_0,c-Jun_pS73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TAZ_0,AMPK_alpha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Bax_2,LKB1_1,TFRC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CD20_1,ACVRL1_1,Dvl3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PI3K-p85_2,Cyclin_D1_1,Annexin-1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TIGAR_2,4E-BP1_pT70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NF2_2,CD20_1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Collagen_VI_0,c-Jun_pS73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Tuberin_1,TAZ_0)</text:p>
          </table:table-cell>
          <table:table-cell office:value-type="float" office:value="-0.815600808216" calcext:value-type="float">
            <text:p>-0.8156008082</text:p>
          </table:table-cell>
        </table:table-row>
        <table:table-row table:style-name="ro1">
          <table:table-cell office:value-type="string" calcext:value-type="string">
            <text:p>(Rb_pS807_S811_2,ACC1_0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P-Cadherin_0,N-Cadherin_0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ACVRL1_1,ARID1A_0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HER3_pY1289_2,ACVRL1_1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E-Cadherin_2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N-Ras_2,LKB1_1)</text:p>
          </table:table-cell>
          <table:table-cell office:value-type="float" office:value="-0.79795657393" calcext:value-type="float">
            <text:p>-0.7979565739</text:p>
          </table:table-cell>
        </table:table-row>
        <table:table-row table:style-name="ro1">
          <table:table-cell office:value-type="string" calcext:value-type="string">
            <text:p>(CD31_0,ACC1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Myosin-IIa_pS1943_1,14-3-3_epsilon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eIF4E_2,ACC1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CD20_1,Src_pY416_0,Dvl3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C-Raf_pS338_1,Rab11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eIF4G_1,Src_pY416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S6_1,Dvl3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PKC-delta_pS664_2,Bax_2,Tuberin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Rb_pS807_S811_2,Notch1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Rictor_pT1135_2,Rab11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VEGFR2_2,Bcl-xL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Cyclin_D1_1,CD20_1,mTOR_pS2448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p90RSK_1,Annexin-1_1,ACVRL1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YB-1_pS102_1,ACVRL1_1,PREX1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MEK1_pS217_S221_1,Chk1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Bim_2,LKB1_1,Chk1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p90RSK_1,Cyclin_D1_1,Dvl3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HER3_pY1289_2,Bax_2,Cyclin_D1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Bax_2,BRCA2_1,ACVRL1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p38_MAPK_1,CDK1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Cyclin_D1_1,4E-BP1_pT70_1,TAZ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Myosin-IIa_pS1943_1,LKB1_1,ATM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PEA15_pS116_1,ACVRL1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Bax_2,LKB1_1,mTOR_pS2448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GAPDH_1,MAPK_pT202_Y204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SF2_0,Bcl-xL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Cyclin_D1_1,GSK3_pS9_0,Chk1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Stathmin_2,LKB1_1,Chk1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HER3_pY1289_2,LKB1_1,Chk1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Annexin-1_1,Bap1-c-4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Bax_2,Annexin-1_1,ACVRL1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PKC-delta_pS664_2,CD20_1,TAZ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p62-LCK-ligand_1,4E-BP1_pT70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LKB1_1,c-Jun_pS73_0,ARID1A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GAPDH_1,S6_pS235_S236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Smad4_2,mTOR_pS2448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Cyclin_D1_1,SF2_0,Dvl3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PKC-delta_pS664_2,p38_MAPK_1,Cyclin_D1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LKB1_1,ATM_1,ARID1A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VEGFR2_2,LKB1_1,ATM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ACVRL1_1,53BP1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YB-1_pS102_1,PREX1_0,p38_pT180_Y182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Cyclin_D1_1,P-Cadherin_0,c-Jun_pS73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Rad50_2,p38_MAPK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LKB1_1,ACVRL1_1,GATA3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C-Raf_2,CD20_1,P-Cadherin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LKB1_1,Heregulin_1,Src_pY416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HER3_pY1289_2,Cyclin_D1_1,Chk1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Annexin-1_1,Chk1_0,14-3-3_epsilon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DJ-1_1,ACVRL1_1,P-Cadherin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Bim_2,LKB1_1,TAZ_0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eEF2_1)</text:p>
          </table:table-cell>
          <table:table-cell office:value-type="float" office:value="-0.791610286175" calcext:value-type="float">
            <text:p>-0.7916102862</text:p>
          </table:table-cell>
        </table:table-row>
        <table:table-row table:style-name="ro1">
          <table:table-cell office:value-type="string" calcext:value-type="string">
            <text:p>(eEF2K_0)</text:p>
          </table:table-cell>
          <table:table-cell office:value-type="float" office:value="-0.791610286175" calcext:value-type="float">
            <text:p>-0.7916102862</text:p>
          </table:table-cell>
        </table:table-row>
        <table:table-row table:style-name="ro1">
          <table:table-cell office:value-type="string" calcext:value-type="string">
            <text:p>(p38_MAPK_1)</text:p>
          </table:table-cell>
          <table:table-cell office:value-type="float" office:value="-0.789482721174" calcext:value-type="float">
            <text:p>-0.7894827212</text:p>
          </table:table-cell>
        </table:table-row>
        <table:table-row table:style-name="ro1">
          <table:table-cell office:value-type="string" calcext:value-type="string">
            <text:p>(Annexin-1_1,p90RSK_pT359_S363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CD49b_2,SF2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Rictor_0,P-Cadherin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DJ-1_1,Annexin-1_1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CD20_1,MIG-6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Myosin-IIa_pS1943_1,ACVRL1_1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LKB1_1,14-3-3_epsilon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Annexin-1_1,Dvl3_0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Cyclin_E2_2,ACVRL1_1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EGFR_2,CD20_1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VEGFR2_2,CD20_1)</text:p>
          </table:table-cell>
          <table:table-cell office:value-type="float" office:value="-0.773337544794" calcext:value-type="float">
            <text:p>-0.7733375448</text:p>
          </table:table-cell>
        </table:table-row>
        <table:table-row table:style-name="ro1">
          <table:table-cell office:value-type="string" calcext:value-type="string">
            <text:p>(eIF4E_2,HSP70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FOXO3a_pS318_S321_1,Cyclin_D1_1,ACVRL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Bim_2,Annexin-1_1,ACVRL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Bax_2,SF2_0,PREX1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D20_1,p38_pT180_Y182_0,Dvl3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yclin_D1_1,P-Cadherin_0,Ku80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D49b_2,LKB1_1,Ku80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4E-BP1_pT70_1,TAZ_0,p38_pT180_Y182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38_MAPK_1,ACVRL1_1,4E-BP1_pT70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Bax_2,ACVRL1_1,SF2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NF2_2,LKB1_1,Cyclin_D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yclin_E2_2,Myosin-IIa_pS1943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YB-1_pS102_1,Cyclin_D1_1,Annexin-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HER3_pY1289_2,CD20_1,Chk1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yclin_D1_1,4E-BP1_pT70_1,HSP70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38_MAPK_1,p38_pT180_Y182_0,P-Cadherin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yclin_D1_1,ATM_1,Collagen_VI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Bim_2,LKB1_1,Src_pY416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A-Raf_pS299_2,4E-BP1_pT70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CNA_0,p38_pT180_Y182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Bax_2,4E-BP1_pT70_1,SF2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MIG-6_0,HER3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AR_2,ACVRL1_1,Chk1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KC-delta_pS664_2,LKB1_1,SF2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yclin_D1_1,BRCA2_1,ATM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mTOR_1,P-Cadherin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14-3-3_beta_1,PREX1_0,p38_pT180_Y182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Shc_pY317_2,Bax_2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Akt_pS473_2,Cyclin_D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MSH6_1,Annexin-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yclin_B1_2,Bax_2,Cyclin_D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Bax_2,LKB1_1,Rictor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LKB1_1,Heregulin_1,TAZ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Bim_2,Cyclin_D1_1,P-Cadherin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Smad4_2,ARID1A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4E-BP1_pT70_1,PREX1_0,Chk1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AR_2,Cyclin_D1_1,Chk1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90RSK_pT359_S363_0,Annexin_VII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AR_2,Fibronectin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Stathmin_2,ACVRL1_1,4E-BP1_pT70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AMPK_pT172_2,Cyclin_D1_1,c-Jun_pS73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90RSK_1,ACVRL1_1,ARID1A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ACVRL1_1,4E-BP1_pT70_1,mTOR_pS2448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Bax_2,AR_2,ACVRL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yclin_D1_1,Raptor_0,PREX1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KC-delta_pS664_2,Annexin-1_1,ACVRL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Bax_2,Myosin-IIa_pS1943_1,Cyclin_D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Mre11_2,p38_MAPK_1,Cyclin_D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yclin_D1_1,ACVRL1_1,MIG-6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B-Raf_0,Annexin_VII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Bax_2,4E-BP1_pT70_1,PREX1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-Cadherin_0,4E-BP1_pS65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YB-1_pS102_1,S6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AR_2,LKB1_1,Chk1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VEGFR2_2,Bax_2,p38_pT180_Y182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EGFR_2,p38_MAPK_1,ACVRL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-Kit_2,p38_MAPK_1,LKB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62-LCK-ligand_1,Cyclin_D1_1,Src_pY416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KC-delta_pS664_2,CD20_1,P-Cadherin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KC-delta_pS664_2,LKB1_1,GAPDH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90RSK_1,Cyclin_D1_1,TAZ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ACVRL1_1,P-Cadherin_0,EGFR_pY1173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SF2_0,S6_pS235_S236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B-Raf_0,ARID1A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LKB1_1,Rictor_0,Chk1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Bax_2,Raptor_0,p38_pT180_Y182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KC-delta_pS664_2,HER3_pY1289_2,Cyclin_D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38_MAPK_1,PCNA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D20_1,TAZ_0,Dvl3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yclin_D1_1,ACVRL1_1,N-Cadherin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HER3_pY1289_2,TAZ_0,p38_pT180_Y182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Rb_pS807_S811_2,Cyclin_D1_1,Src_pY416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D49b_2,LKB1_1,ACVRL1_1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I3K-p85_2,Cyclin_D1_1,MAPK_pT202_Y204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p38_pT180_Y182_0,P-Cadherin_0)</text:p>
          </table:table-cell>
          <table:table-cell office:value-type="float" office:value="-0.763673463096" calcext:value-type="float">
            <text:p>-0.7636734631</text:p>
          </table:table-cell>
        </table:table-row>
        <table:table-row table:style-name="ro1">
          <table:table-cell office:value-type="string" calcext:value-type="string">
            <text:p>(Annexin-1_1,Chk1_0)</text:p>
          </table:table-cell>
          <table:table-cell office:value-type="float" office:value="-0.763673463096" calcext:value-type="float">
            <text:p>-0.7636734631</text:p>
          </table:table-cell>
        </table:table-row>
        <table:table-row table:style-name="ro1">
          <table:table-cell office:value-type="string" calcext:value-type="string">
            <text:p>(CD49b_2,Cyclin_D1_1)</text:p>
          </table:table-cell>
          <table:table-cell office:value-type="float" office:value="-0.763673463096" calcext:value-type="float">
            <text:p>-0.7636734631</text:p>
          </table:table-cell>
        </table:table-row>
        <table:table-row table:style-name="ro1">
          <table:table-cell office:value-type="string" calcext:value-type="string">
            <text:p>(ACVRL1_1,4E-BP1_pT70_1)</text:p>
          </table:table-cell>
          <table:table-cell office:value-type="float" office:value="-0.763673463096" calcext:value-type="float">
            <text:p>-0.7636734631</text:p>
          </table:table-cell>
        </table:table-row>
        <table:table-row table:style-name="ro1">
          <table:table-cell office:value-type="string" calcext:value-type="string">
            <text:p>(BRCA2_1,c-Jun_pS73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PKC-delta_pS664_2,Tuberin_1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VEGFR2_2,Raptor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p90RSK_1,Rab11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PRAS40_pT246_2,PKC-delta_pS664_2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SF2_0,ARID1A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PI3K-p85_2,Annexin_VII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AR_2,4E-BP1_pT70_1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Smad1_1,PREX1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p38_pT180_Y182_0,Akt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p62-LCK-ligand_1,Cyclin_D1_1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P-Cadherin_0,B-Raf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HER3_pY1289_2,PREX1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14-3-3_zeta_2,Chk1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SF2_0,p38_pT180_Y182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ATM_1,XBP1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TAZ_0,MAPK_pT202_Y204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PREX1_0,Akt_0)</text:p>
          </table:table-cell>
          <table:table-cell office:value-type="float" office:value="-0.749373521815" calcext:value-type="float">
            <text:p>-0.7493735218</text:p>
          </table:table-cell>
        </table:table-row>
        <table:table-row table:style-name="ro1">
          <table:table-cell office:value-type="string" calcext:value-type="string">
            <text:p>(p90RSK_1,LKB1_1)</text:p>
          </table:table-cell>
          <table:table-cell office:value-type="float" office:value="-0.736662483163" calcext:value-type="float">
            <text:p>-0.7366624832</text:p>
          </table:table-cell>
        </table:table-row>
        <table:table-row table:style-name="ro1">
          <table:table-cell office:value-type="string" calcext:value-type="string">
            <text:p>(mTOR_1)</text:p>
          </table:table-cell>
          <table:table-cell office:value-type="float" office:value="-0.736662483163" calcext:value-type="float">
            <text:p>-0.7366624832</text:p>
          </table:table-cell>
        </table:table-row>
        <table:table-row table:style-name="ro1">
          <table:table-cell office:value-type="string" calcext:value-type="string">
            <text:p>(LKB1_1,TFRC_0)</text:p>
          </table:table-cell>
          <table:table-cell office:value-type="float" office:value="-0.736662483163" calcext:value-type="float">
            <text:p>-0.7366624832</text:p>
          </table:table-cell>
        </table:table-row>
        <table:table-row table:style-name="ro1">
          <table:table-cell office:value-type="string" calcext:value-type="string">
            <text:p>(14-3-3_beta_1,Rictor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p62-LCK-ligand_1,Annexin-1_1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p21_2,S6_1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CD20_1,Smad3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HER3_0,ACC1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PKC-alpha_pS657_0,P-Cadherin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Rad50_2,TAZ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S6_pS235_S236_0,PREX1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p38_MAPK_1,B-Raf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Rb_pS807_S811_2,c-Jun_pS73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Smad4_2,TAZ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LKB1_1,ATM_1,TAZ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Smad4_2,Bax_2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Heregulin_1,MAPK_pT202_Y204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VEGFR2_2,c-Jun_pS73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PI3K-p110-alpha_0,p38_pT180_Y182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ACVRL1_1,AMPK_alpha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HER3_pY1289_2,4E-BP1_pT70_1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PREX1_0,N-Cadherin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Cyclin_D1_1,ACVRL1_1,Dvl3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Rictor_pT1135_2,p38_pT180_Y182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ACVRL1_1,IRS1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p38_MAPK_1,Fibronectin_1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PKC-delta_pS664_2,BRCA2_1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ACVRL1_1,PREX1_0,Chk1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Bax_2,PEA15_pS116_1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Rb_pS807_S811_2,4E-BP1_pT70_1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Rictor_pT1135_2,P-Cadherin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ER-alpha_pS118_2,LKB1_1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ACVRL1_1,Bid_0)</text:p>
          </table:table-cell>
          <table:table-cell office:value-type="float" office:value="-0.726013571983" calcext:value-type="float">
            <text:p>-0.726013572</text:p>
          </table:table-cell>
        </table:table-row>
        <table:table-row table:style-name="ro1">
          <table:table-cell office:value-type="string" calcext:value-type="string">
            <text:p>(PKC-delta_pS664_2,Myosin-IIa_pS1943_1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YB-1_pS102_1,PREX1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Cyclin_D1_1,Raptor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p38_MAPK_1,p38_pT180_Y182_0)</text:p>
          </table:table-cell>
          <table:table-cell office:value-type="float" office:value="-0.710498200074" calcext:value-type="float">
            <text:p>-0.7104982001</text:p>
          </table:table-cell>
        </table:table-row>
        <table:table-row table:style-name="ro1">
          <table:table-cell office:value-type="string" calcext:value-type="string">
            <text:p>(Cyclin_D1_1,Chk1_0)</text:p>
          </table:table-cell>
          <table:table-cell office:value-type="float" office:value="-0.705717351884" calcext:value-type="float">
            <text:p>-0.7057173519</text:p>
          </table:table-cell>
        </table:table-row>
        <table:table-row table:style-name="ro1">
          <table:table-cell office:value-type="string" calcext:value-type="string">
            <text:p>(Rb_pS807_S811_2,FOXO3a_pS318_S321_1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Bim_2,JAB1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ACC_pS79_1,Caspase-7_cleavedD198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PI3K-p85_2,YAP_1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AR_2,MAPK_pT202_Y204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14-3-3_beta_1,HER3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c-Kit_2,Annexin-1_1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PKC-delta_pS664_2,eIF4E_2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ACC_pS79_1,FoxM1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Rab11_0,mTOR_pS2448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VEGFR2_2,Stathmin_2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TSC1_2,TAZ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p21_2,Rab11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Src_pY416_0,Rab11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Bim_2,Cyclin_D1_1,ACVRL1_1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LKB1_1,ATM_1,mTOR_pS2448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LKB1_1,Heregulin_1,Chk1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Bax_2,LKB1_1,c-Jun_pS73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Bax_2,LKB1_1,Src_pY416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Cyclin_D1_1,Src_pY416_0,P-Cadherin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p27_1,Chk1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PI3K-p85_2,Cyclin_D1_1,ACVRL1_1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PKC-delta_pS664_2,LKB1_1,TAZ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p38_MAPK_1,GSK3_pS9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CD20_1,ACVRL1_1,ACC_pS79_1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LKB1_1,Bap1-c-4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AR_2,PREX1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MYH11_2,p38_MAPK_1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N-Ras_2,P-Cadherin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CD49b_2,Cyclin_D1_1,ACVRL1_1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Cyclin_D1_1,4E-BP1_pS65_0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Myosin-IIa_pS1943_1,4E-BP1_pT70_1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Heregulin_1,Cyclin_D1_1,ACVRL1_1)</text:p>
          </table:table-cell>
          <table:table-cell office:value-type="float" office:value="-0.703210846408" calcext:value-type="float">
            <text:p>-0.7032108464</text:p>
          </table:table-cell>
        </table:table-row>
        <table:table-row table:style-name="ro1">
          <table:table-cell office:value-type="string" calcext:value-type="string">
            <text:p>(HER3_pY1289_2,TAZ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P-Cadherin_0,Dvl3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Bax_2,SF2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YB-1_pS102_1,P-Cadherin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p38_pT180_Y182_0,GATA3_0)</text:p>
          </table:table-cell>
          <table:table-cell office:value-type="float" office:value="-0.685109237162" calcext:value-type="float">
            <text:p>-0.6851092372</text:p>
          </table:table-cell>
        </table:table-row>
        <table:table-row table:style-name="ro1">
          <table:table-cell office:value-type="string" calcext:value-type="string">
            <text:p>(p90RSK_1,AMPK_alpha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PREX1_0,PCNA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GSK3-alpha-beta_2,Src_pY416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Stathmin_2,Rab11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GAB2_2,ACC1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DJ-1_1,Bcl-xL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p90RSK_pT359_S363_0,c-Jun_pS73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Rad50_2,Bim_2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ETS-1_0,ACC1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PKC-delta_pS664_2,Bax_2,Myosin-IIa_pS1943_1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PKC-delta_pS664_2,Bax_2,CD20_1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p38_MAPK_1,Chk2_1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PREX1_0,14-3-3_epsilon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p38_MAPK_1,Rictor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Annexin-1_1,ACVRL1_1,Chk1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Bax_2,YB-1_pS102_1,PREX1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Bax_2,p38_MAPK_1,P-Cadherin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eIF4G_1,Cyclin_D1_1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TAZ_0,Rictor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14-3-3_zeta_2,Ku80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LKB1_1,TAZ_0,Chk1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Bax_2,Cyclin_D1_1,Raptor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Src_pY416_0,Annexin_VII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mTOR_1,p38_pT180_Y182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VEGFR2_2,Fibronectin_1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Heregulin_1,S6_pS235_S236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p38_MAPK_1,Cyclin_D1_1,p38_pT180_Y182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eIF4E_2,TAZ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PKC-delta_pS664_2,XBP1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PEA-15_2,Annexin-1_1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ACC_pS79_1,4E-BP1_pT70_1,p38_pT180_Y182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PKC-delta_pS664_2,Cyclin_D1_1,P-Cadherin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eIF4G_1,p38_pT180_Y182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TIGAR_2,p38_pT180_Y182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YB-1_pS102_1,HER3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PKC-delta_pS664_2,Myosin-IIa_pS1943_1,Cyclin_D1_1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LKB1_1,JNK2_1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p38_pT180_Y182_0,4E-BP1_pS65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Lck_2,p38_pT180_Y182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GAB2_2)</text:p>
          </table:table-cell>
          <table:table-cell office:value-type="float" office:value="-0.676817932372" calcext:value-type="float">
            <text:p>-0.6768179324</text:p>
          </table:table-cell>
        </table:table-row>
        <table:table-row table:style-name="ro1">
          <table:table-cell office:value-type="string" calcext:value-type="string">
            <text:p>(YB-1_pS102_1,CD20_1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Bax_2,XBP1_0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AR_2,ACVRL1_1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TAZ_0,P-Cadherin_0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TAZ_0,PREX1_0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HER3_0,Chk1_0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VEGFR2_2,p38_pT180_Y182_0)</text:p>
          </table:table-cell>
          <table:table-cell office:value-type="float" office:value="-0.660430944786" calcext:value-type="float">
            <text:p>-0.6604309448</text:p>
          </table:table-cell>
        </table:table-row>
        <table:table-row table:style-name="ro1">
          <table:table-cell office:value-type="string" calcext:value-type="string">
            <text:p>(Rad50_2,FOXO3a_pS318_S321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PI3K-p85_2,14-3-3_zeta_2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TIGAR_2,14-3-3_beta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-Jun_pS73_0,53BP1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Smad1_1,Rab11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VEGFR2_2,PRAS40_pT246_2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ETS-1_0,ARID1A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Myosin-IIa_pS1943_1,FOXO3a_pS318_S321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Src_1,Collagen_VI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Lck_2,Annexin-1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Annexin-1_1,PKC-alpha_pS657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PEA15_pS116_1,PREX1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-Kit_2,PREX1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p38_MAPK_1,Cyclin_D1_1,TAZ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yclin_D1_1,SF2_0,Chk1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p38_MAPK_1,ACVRL1_1,p38_pT180_Y182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Bim_2,AMPK_pT172_2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RBM15_1,CD20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Bim_2,p38_MAPK_1,Cyclin_D1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Stathmin_2,HER3_pY1289_2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D49b_2,DJ-1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Bax_2,YB-1_pS102_1,LKB1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GAPDH_1,B-Raf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Rb_pS807_S811_2,AR_2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yclin_E2_2,SF2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4E-BP1_pT70_1,ETS-1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D49b_2,Bax_2,P-Cadherin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Bax_2,DJ-1_1,P-Cadherin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VEGFR2_2,Cyclin_E2_2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TAZ_0,p27_pT157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Myosin-IIa_pS1943_1,Fibronectin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yclin_D1_1,ACVRL1_1,mTOR_pS2448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Smad4_2,ACC1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TAZ_0,53BP1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LKB1_1,ATM_1,TFRC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HER3_pY1289_2,GAPDH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YAP_1,GATA3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yclin_D1_1,ACC_pS79_1,P-Cadherin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hk2_1,PREX1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E-Cadherin_2,Cyclin_D1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14-3-3_zeta_2,ACC_pS79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yclin_D1_1,ACVRL1_1,HSP70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ACVRL1_1,4E-BP1_pT70_1,SF2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PKC-delta_pS664_2,Bax_2,Annexin-1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Stathmin_2,ACVRL1_1,Chk1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Rb_pS807_S811_2,Dvl3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D49b_2,Bax_2,LKB1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Myosin-IIa_pS1943_1,14-3-3_beta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ARID1A_0,Akt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Bcl-2_1,PREX1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yclin_D1_1,p38_pT180_Y182_0,mTOR_pS2448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yclin_D1_1,PREX1_0,mTOR_pS2448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EGFR_2,Rab11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LKB1_1,ATM_1,14-3-3_beta_1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Bax_2,MAPK_pT202_Y204_0,c-Jun_pS73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Smad1_1,LKB1_1,Chk1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LKB1_1,c-Jun_pS73_0,14-3-3_epsilon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4E-BP1_pT70_1,Rictor_0)</text:p>
          </table:table-cell>
          <table:table-cell office:value-type="float" office:value="-0.659107208264" calcext:value-type="float">
            <text:p>-0.6591072083</text:p>
          </table:table-cell>
        </table:table-row>
        <table:table-row table:style-name="ro1">
          <table:table-cell office:value-type="string" calcext:value-type="string">
            <text:p>(Cyclin_B1_2)</text:p>
          </table:table-cell>
          <table:table-cell office:value-type="float" office:value="-0.648949206374" calcext:value-type="float">
            <text:p>-0.6489492064</text:p>
          </table:table-cell>
        </table:table-row>
        <table:table-row table:style-name="ro1">
          <table:table-cell office:value-type="string" calcext:value-type="string">
            <text:p>(CD20_1,Chk1_0)</text:p>
          </table:table-cell>
          <table:table-cell office:value-type="float" office:value="-0.648949206374" calcext:value-type="float">
            <text:p>-0.6489492064</text:p>
          </table:table-cell>
        </table:table-row>
        <table:table-row table:style-name="ro1">
          <table:table-cell office:value-type="string" calcext:value-type="string">
            <text:p>(Stathmin_2)</text:p>
          </table:table-cell>
          <table:table-cell office:value-type="float" office:value="-0.648845808418" calcext:value-type="float">
            <text:p>-0.6488458084</text:p>
          </table:table-cell>
        </table:table-row>
        <table:table-row table:style-name="ro1">
          <table:table-cell office:value-type="string" calcext:value-type="string">
            <text:p>(ARID1A_0)</text:p>
          </table:table-cell>
          <table:table-cell office:value-type="float" office:value="-0.648845808418" calcext:value-type="float">
            <text:p>-0.6488458084</text:p>
          </table:table-cell>
        </table:table-row>
        <table:table-row table:style-name="ro1">
          <table:table-cell office:value-type="string" calcext:value-type="string">
            <text:p>(IGFBP2_2,TAZ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GAB2_2,Annexin-1_1,Chk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Myosin-IIa_pS1943_1,Chk2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VEGFR2_2,CD3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53_2,p38_MAPK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14-3-3_zeta_2,TFRC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14-3-3_beta_1,CD3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90RSK_1,ACVRL1_1,4E-BP1_pT70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HER3_pY1289_2,Bim_2,Cyclin_D1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Myosin-IIa_pS1943_1,Cyclin_D1_1,TAZ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Bax_2,Annexin-1_1,ACC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HER2_2,Heregulin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4E-BP1_pT70_1,p38_pT180_Y182_0,HSP70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D20_1,TAZ_0,Chk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D49b_2,ACVRL1_1,P-Cadherin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YB-1_pS102_1,LKB1_1,ATM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GSK3_pS9_0,Akt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HER3_0,Dvl3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yclin_D1_1,CD20_1,Ku80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REX1_0,NF-kB-p65_pS536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D20_1,14-3-3_beta_1,Chk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RAS40_pT246_2,SF2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yclin_D1_1,SF2_0,HSP70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MYH11_2,Cyclin_D1_1,p38_pT180_Y182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DCD4_2,Heregulin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MYH11_2,Cyclin_D1_1,Chk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eIF4E_2,mTOR_pS2448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FOXO3a_2,ACVRL1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-Cadherin_0,IRS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62-LCK-ligand_1,SF2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Bax_2,p90RSK_1,LKB1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HER3_pY1289_2,CD20_1,ATM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LKB1_1,GATA3_0,Chk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EGFR_2,Cyclin_D1_1,ACVRL1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D49b_2,p38_MAPK_1,Cyclin_D1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38_MAPK_1,53BP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yclin_D1_1,CD20_1,HSP70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Rad51_1,ACC_pS79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KC-delta_pS664_2,LKB1_1,ACC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KC-delta_pS664_2,Beclin_2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VEGFR2_2,GAB2_2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Rictor_pT1135_2,Cyclin_D1_1,Chk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Bax_2,P-Cadherin_0,ACC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AR_2,LKB1_1,ATM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4E-BP1_pT37T46_2,Cyclin_D1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yclin_D1_1,BRCA2_1,ACC_pS79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38_MAPK_1,PI3K-p110-alpha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38_MAPK_1,c-Myc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Annexin-1_1,ACVRL1_1,ACC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yclin_D1_1,14-3-3_beta_1,PREX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Bax_2,Cyclin_D1_1,MAPK_pT202_Y204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ATM_1,Annexin-1_1,ARID1A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YB-1_pS102_1,LKB1_1,ACVRL1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yclin_D1_1,4E-BP1_pT70_1,Src_pY416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ACVRL1_1,4E-BP1_pT70_1,HSP70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Smad4_2,c-Jun_pS73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AMPK_pT172_2,mTOR_pS2448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yclin_D1_1,p38_pT180_Y182_0,GATA3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Rad50_2,mTOR_pS2448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SF2_0,p90RSK_pT359_S363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D49b_2,Cyclin_D1_1,p38_pT180_Y182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MAPK_pT202_Y204_0,Chk1_0,c-Jun_pS73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38_MAPK_1,CD20_1,Chk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-Raf_2,p38_MAPK_1,Cyclin_D1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Bax_2,Syk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VEGFR2_2,53BP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mTOR_pS2448_0,CD31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p38_MAPK_1,LKB1_1,c-Jun_pS73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FOXO3a_pS318_S321_1,Rab11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P-Cadherin_0,Bap1-c-4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PKC-delta_pS664_2,Collagen_VI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EGFR_2,p38_MAPK_1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GAPDH_1,4E-BP1_pT70_1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p38_MAPK_1,ACC1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Cyclin_D1_1,N-Cadherin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Chk1_0,c-Myc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FoxM1_0,Chk1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p21_2,CD20_1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Raptor_0,P-Cadherin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LKB1_1,C-Raf_pS338_1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YAP_1,Chk1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Bim_2,p38_pT180_Y182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HER3_pY1289_2,p38_pT180_Y182_0)</text:p>
          </table:table-cell>
          <table:table-cell office:value-type="float" office:value="-0.636404517126" calcext:value-type="float">
            <text:p>-0.6364045171</text:p>
          </table:table-cell>
        </table:table-row>
        <table:table-row table:style-name="ro1">
          <table:table-cell office:value-type="string" calcext:value-type="string">
            <text:p>(MEK1_2)</text:p>
          </table:table-cell>
          <table:table-cell office:value-type="float" office:value="-0.62201668941" calcext:value-type="float">
            <text:p>-0.6220166894</text:p>
          </table:table-cell>
        </table:table-row>
        <table:table-row table:style-name="ro1">
          <table:table-cell office:value-type="string" calcext:value-type="string">
            <text:p>(p90RSK_1,FoxM1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Rad50_2,ACC1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HSP70_0,Annexin_VII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Stathmin_2,p38_MAPK_1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Chk2_1,p38_pT180_Y182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Annexin-1_1,MIG-6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Raptor_0,p38_pT180_Y182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Fibronectin_1,ACVRL1_1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TIGAR_2,Cyclin_D1_1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Ku80_0,Annexin_VII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LKB1_1,Tuberin_pT1462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MYH11_2,p38_pT180_Y182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ACVRL1_1,S6_pS235_S236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ETS-1_0,Chk1_0)</text:p>
          </table:table-cell>
          <table:table-cell office:value-type="float" office:value="-0.612976239664" calcext:value-type="float">
            <text:p>-0.6129762397</text:p>
          </table:table-cell>
        </table:table-row>
        <table:table-row table:style-name="ro1">
          <table:table-cell office:value-type="string" calcext:value-type="string">
            <text:p>(ACVRL1_1,p38_pT180_Y182_0)</text:p>
          </table:table-cell>
          <table:table-cell office:value-type="float" office:value="-0.59593600447" calcext:value-type="float">
            <text:p>-0.5959360045</text:p>
          </table:table-cell>
        </table:table-row>
        <table:table-row table:style-name="ro1">
          <table:table-cell office:value-type="string" calcext:value-type="string">
            <text:p>(FOXO3a_pS318_S321_1,14-3-3_epsilon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HER3_pY1289_2,GSK3_pS9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KC-delta_pS664_2,PEA15_pS116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AMPK_pT172_2,14-3-3_beta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MAPK_pT202_Y204_0,14-3-3_epsilon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YB-1_pS102_1,XBP1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Cyclin_E2_2,c-Jun_pS73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Rab11_0,HSP70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C-Raf_pS338_1,Annexin-1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I3K-p85_2,Rab11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21_2,Annexin_VII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INPP4B_1,P-Cadherin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GATA3_0,Annexin_VII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VEGFR2_2,4E-BP1_pT70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ATM_1,HER3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Cyclin_D1_1,p27_pT157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38_pT180_Y182_0,GSK3_pS9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AMPK_pT172_2,ACVRL1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Bax_2,PREX1_0,P-Cadherin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beta-Catenin_1,P-Cadherin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Stathmin_2,4E-BP1_pT70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Tuberin_1,ATM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Bim_2,P-Cadherin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Bim_2,PREX1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DJ-1_1,p38_pT180_Y182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MSH6_1,Cyclin_D1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38_MAPK_1,SF2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DJ-1_1,PREX1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Cyclin_D1_1,C-Raf_pS338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ACVRL1_1,Rictor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Cyclin_E2_2)</text:p>
          </table:table-cell>
          <table:table-cell office:value-type="float" office:value="-0.587923367927" calcext:value-type="float">
            <text:p>-0.5879233679</text:p>
          </table:table-cell>
        </table:table-row>
        <table:table-row table:style-name="ro1">
          <table:table-cell office:value-type="string" calcext:value-type="string">
            <text:p>(Rictor_0)</text:p>
          </table:table-cell>
          <table:table-cell office:value-type="float" office:value="-0.587923367927" calcext:value-type="float">
            <text:p>-0.5879233679</text:p>
          </table:table-cell>
        </table:table-row>
        <table:table-row table:style-name="ro1">
          <table:table-cell office:value-type="string" calcext:value-type="string">
            <text:p>(c-Kit_2,Bim_2)</text:p>
          </table:table-cell>
          <table:table-cell office:value-type="float" office:value="-0.570631430091" calcext:value-type="float">
            <text:p>-0.5706314301</text:p>
          </table:table-cell>
        </table:table-row>
        <table:table-row table:style-name="ro1">
          <table:table-cell office:value-type="string" calcext:value-type="string">
            <text:p>(P-Cadherin_0,mTOR_pS2448_0)</text:p>
          </table:table-cell>
          <table:table-cell office:value-type="float" office:value="-0.570631430091" calcext:value-type="float">
            <text:p>-0.5706314301</text:p>
          </table:table-cell>
        </table:table-row>
        <table:table-row table:style-name="ro1">
          <table:table-cell office:value-type="string" calcext:value-type="string">
            <text:p>(CD20_1,ACC_pS79_1)</text:p>
          </table:table-cell>
          <table:table-cell office:value-type="float" office:value="-0.570631430091" calcext:value-type="float">
            <text:p>-0.5706314301</text:p>
          </table:table-cell>
        </table:table-row>
        <table:table-row table:style-name="ro1">
          <table:table-cell office:value-type="string" calcext:value-type="string">
            <text:p>(p38_MAPK_1,Heregulin_1)</text:p>
          </table:table-cell>
          <table:table-cell office:value-type="float" office:value="-0.570631430091" calcext:value-type="float">
            <text:p>-0.5706314301</text:p>
          </table:table-cell>
        </table:table-row>
        <table:table-row table:style-name="ro1">
          <table:table-cell office:value-type="string" calcext:value-type="string">
            <text:p>(PI3K-p85_2,LKB1_1)</text:p>
          </table:table-cell>
          <table:table-cell office:value-type="float" office:value="-0.570631430091" calcext:value-type="float">
            <text:p>-0.5706314301</text:p>
          </table:table-cell>
        </table:table-row>
        <table:table-row table:style-name="ro1">
          <table:table-cell office:value-type="string" calcext:value-type="string">
            <text:p>(PR_0)</text:p>
          </table:table-cell>
          <table:table-cell office:value-type="float" office:value="-0.570631430091" calcext:value-type="float">
            <text:p>-0.5706314301</text:p>
          </table:table-cell>
        </table:table-row>
        <table:table-row table:style-name="ro1">
          <table:table-cell office:value-type="string" calcext:value-type="string">
            <text:p>(PKC-delta_pS664_2,CD20_1)</text:p>
          </table:table-cell>
          <table:table-cell office:value-type="float" office:value="-0.570631430091" calcext:value-type="float">
            <text:p>-0.5706314301</text:p>
          </table:table-cell>
        </table:table-row>
        <table:table-row table:style-name="ro1">
          <table:table-cell office:value-type="string" calcext:value-type="string">
            <text:p>(Stathmin_2,Smad1_1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p90RSK_pT359_S363_0,ARID1A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HER2_2,PREX1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Rictor_pT1135_2,PI3K-p85_2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XBP1_0,c-Jun_pS73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Lck_2,CD20_1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PRAS40_pT246_2,mTOR_pS2448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JNK2_1,P-Cadherin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INPP4B_1,Annexin-1_1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Tuberin_1,4E-BP1_pT70_1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HER3_pY1289_2,MAPK_pT202_Y204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ACC_pS79_1,CD31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p21_2,BRCA2_1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Bim_2,Myosin-IIa_pS1943_1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Myosin-IIa_pS1943_1,GATA3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PKC-delta_pS664_2,JAB1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GAPDH_1,Akt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YB-1_pS102_1,Bcl-xL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p38_pT180_Y182_0,ETS-1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TAZ_0,ETS-1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Bcl-2_1,P-Cadherin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mTOR_pS2448_0,MAPK_pT202_Y204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C-Raf_2,Annexin_VII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Bax_2,Cyclin_D1_1,TAZ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NF2_2,P-Cadherin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Cyclin_D1_1,4E-BP1_1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CD20_1,PREX1_0,Chk1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Ku80_0,Collagen_VI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Bax_2,p38_MAPK_1,Cyclin_D1_1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CD20_1,ACC_pS79_1,Chk1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GAB2_2,ACVRL1_1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Cyclin_D1_1,ATM_1,ACVRL1_1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Cyclin_D1_1,PCNA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A-Raf_pS299_2,ACVRL1_1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LKB1_1,INPP4B_1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LKB1_1,Src_pY416_0,Chk1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S6_pS235_S236_0)</text:p>
          </table:table-cell>
          <table:table-cell office:value-type="float" office:value="-0.559260997743" calcext:value-type="float">
            <text:p>-0.5592609977</text:p>
          </table:table-cell>
        </table:table-row>
        <table:table-row table:style-name="ro1">
          <table:table-cell office:value-type="string" calcext:value-type="string">
            <text:p>(Bax_2,Cyclin_D1_1)</text:p>
          </table:table-cell>
          <table:table-cell office:value-type="float" office:value="-0.559260997743" calcext:value-type="float">
            <text:p>-0.5592609977</text:p>
          </table:table-cell>
        </table:table-row>
        <table:table-row table:style-name="ro1">
          <table:table-cell office:value-type="string" calcext:value-type="string">
            <text:p>(CD20_1,TFRC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C-Raf_2,P-Cadherin_0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p90RSK_1,Cyclin_D1_1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Bax_2,GAPDH_1)</text:p>
          </table:table-cell>
          <table:table-cell office:value-type="float" office:value="-0.546034688461" calcext:value-type="float">
            <text:p>-0.5460346885</text:p>
          </table:table-cell>
        </table:table-row>
        <table:table-row table:style-name="ro1">
          <table:table-cell office:value-type="string" calcext:value-type="string">
            <text:p>(Collagen_VI_0,B-Raf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PI3K-p85_2,c-Myc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GATA3_0,53BP1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GATA3_0,FoxM1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Rad50_2,HER3_pY1289_2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PDCD4_2,Annexin-1_1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PCNA_0,P-Cadherin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ACC_pS79_1,AMPK_alpha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HER3_0,c-Jun_pS73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TIGAR_2,PREX1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Myosin-IIa_pS1943_1,SF2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C-Raf_2,HER3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HSP70_0,FoxM1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Src_pY416_0,HER3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JNK2_1,CD20_1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Rb_pS807_S811_2,HER3_pY1289_2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Cyclin_D1_1,P-Cadherin_0,HSP70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HER3_pY1289_2,SF2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p21_2,Bax_2,LKB1_1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ACVRL1_1,4E-BP1_pT70_1,Chk1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Heregulin_1,XBP1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Rab11_0,Dvl3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VEGFR2_2,Akt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AR_2,SF2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C-Raf_2,Collagen_VI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LKB1_1,14-3-3_beta_1,Chk1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4E-BP1_1,p38_pT180_Y182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Bax_2,LKB1_1,ACC1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p53_2,Cyclin_D1_1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BRCA2_1,ACC1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Bax_2,Caspase-7_cleavedD198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CD20_1,Tuberin_pT1462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Bax_2,53BP1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Cyclin_D1_1,CD20_1,ATM_1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ACC_pS79_1,HER3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p90RSK_pT359_S363_0,p38_pT180_Y182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Bax_2,YB-1_pS102_1,P-Cadherin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PDCD4_2,P-Cadherin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Cyclin_E2_2,mTOR_pS2448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Cyclin_E2_2,TAZ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PREX1_0,p90RSK_pT359_S363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Cyclin_D1_1,ATM_1,P-Cadherin_0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p53_2,LKB1_1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JNK_pT183_Y185_2,Bax_2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Rad51_1,ATM_1)</text:p>
          </table:table-cell>
          <table:table-cell office:value-type="float" office:value="-0.545806600405" calcext:value-type="float">
            <text:p>-0.5458066004</text:p>
          </table:table-cell>
        </table:table-row>
        <table:table-row table:style-name="ro1">
          <table:table-cell office:value-type="string" calcext:value-type="string">
            <text:p>(GSK3-alpha-beta_2)</text:p>
          </table:table-cell>
          <table:table-cell office:value-type="float" office:value="-0.531640353695" calcext:value-type="float">
            <text:p>-0.5316403537</text:p>
          </table:table-cell>
        </table:table-row>
        <table:table-row table:style-name="ro1">
          <table:table-cell office:value-type="string" calcext:value-type="string">
            <text:p>(Bax_2,p38_pT180_Y182_0)</text:p>
          </table:table-cell>
          <table:table-cell office:value-type="float" office:value="-0.531640353695" calcext:value-type="float">
            <text:p>-0.5316403537</text:p>
          </table:table-cell>
        </table:table-row>
        <table:table-row table:style-name="ro1">
          <table:table-cell office:value-type="string" calcext:value-type="string">
            <text:p>(GAB2_2,SF2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PRAS40_pT246_2,EGFR_2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p21_2,c-Myc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eIF4G_1,ACC1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Smad4_2,Bim_2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B-Raf_0,Akt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Stathmin_2,Rad50_2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VEGFR2_2,Smad4_2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14-3-3_beta_1,JAB1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14-3-3_beta_1,c-Myc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HER3_pY1289_2,YAP_1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Src_pY416_0,c-Myc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Bim_2,53BP1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Stathmin_2,Raptor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GAB2_2,4E-BP1_pT70_1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PI3K-p85_2,Bap1-c-4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Bad_pS112_2,TAZ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EGFR_2,Bcl-xL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EGFR_2,AMPK_pT172_2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p53_2,P-Cadherin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TAZ_0,S6_pS235_S236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eEF2_1,ACVRL1_1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TAZ_0,eEF2K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Mre11_2,Cyclin_D1_1,p38_pT180_Y182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TSC1_2,PKC-delta_pS664_2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Bax_2,PKC-alpha_1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Smad4_2,HSP70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PRAS40_pT246_2,ACC1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Rb_pS807_S811_2,GAPDH_1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Rictor_pT1135_2,GAPDH_1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Dvl3_0,Collagen_VI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TAZ_0,Bid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RBM15_1,P-Cadherin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Bim_2,Cyclin_D1_1,Dvl3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Bax_2,LKB1_1,GATA3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BRCA2_1,TFRC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STAT3_pY705_1,Cyclin_D1_1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CD20_1,p38_pT180_Y182_0,Chk1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CD20_1,EGFR_pY1173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Rb_pS807_S811_2,LKB1_1,Chk1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Cyclin_D1_1,14-3-3_beta_1,Chk1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ATM_1,PREX1_0,P-Cadherin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Heregulin_1,AMPK_alpha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Bax_2,p38_pT180_Y182_0,mTOR_pS2448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ACVRL1_1,P-Cadherin_0,Dvl3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Bax_2,Cyclin_D1_1,mTOR_pS2448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Stathmin_2,Fibronectin_1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MYH11_2,Cyclin_D1_1,P-Cadherin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4E-BP1_1,PREX1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p38_MAPK_1,Cyclin_D1_1,Chk1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Fibronectin_1,ARID1A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Stathmin_2,GAPDH_1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Bim_2,LKB1_1,Ku80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TIGAR_2,TAZ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LKB1_1,HSP70_0,Chk1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ACVRL1_1,TAZ_0,p38_pT180_Y182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LKB1_1,ATM_1,HSP70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PEA-15_2,4E-BP1_pT70_1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CD20_1,Chk2_pT68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RBM15_1,p38_pT180_Y182_0)</text:p>
          </table:table-cell>
          <table:table-cell office:value-type="float" office:value="-0.524314805282" calcext:value-type="float">
            <text:p>-0.5243148053</text:p>
          </table:table-cell>
        </table:table-row>
        <table:table-row table:style-name="ro1">
          <table:table-cell office:value-type="string" calcext:value-type="string">
            <text:p>(PI3K-p85_2,Annexin-1_1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Cyclin_D1_1,PI3K-p110-alpha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ACVRL1_1,SF2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VEGFR2_2,Bax_2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Src_pY416_0,PREX1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Heregulin_1,P-Cadherin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Cyclin_D1_1,JAB1_0)</text:p>
          </table:table-cell>
          <table:table-cell office:value-type="float" office:value="-0.522083927234" calcext:value-type="float">
            <text:p>-0.5220839272</text:p>
          </table:table-cell>
        </table:table-row>
        <table:table-row table:style-name="ro1">
          <table:table-cell office:value-type="string" calcext:value-type="string">
            <text:p>(Cyclin_D1_1,TAZ_0)</text:p>
          </table:table-cell>
          <table:table-cell office:value-type="float" office:value="-0.504960680955" calcext:value-type="float">
            <text:p>-0.504960681</text:p>
          </table:table-cell>
        </table:table-row>
        <table:table-row table:style-name="ro1">
          <table:table-cell office:value-type="string" calcext:value-type="string">
            <text:p>(c-Kit_2,ARID1A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YAP_pS127_0,TAZ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HER2_2,C-Raf_2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Beclin_2,Src_pY416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Rictor_pT1135_2,CD49b_2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eIF4E_2,GATA3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4E-BP1_pT70_1,PCNA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Chk2_1,ARID1A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AR_2,Myosin-IIa_pS1943_1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eIF4E_2,YB-1_pS102_1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VHL_1,4E-BP1_pT70_1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LKB1_1,14-3-3_beta_1,Src_pY416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PI3K-p85_2,Cyclin_D1_1,c-Jun_pS73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Bax_2,p38_pT180_Y182_0,c-Jun_pS73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p21_2,LKB1_1,ACVRL1_1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ATM_1,ACVRL1_1,PREX1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SF2_0,53BP1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PRAS40_pT246_2,GATA3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Paxillin_1,p38_pT180_Y182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Stathmin_2,SF2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p38_MAPK_1,Tuberin_pT1462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ATM_1,YAP_pS127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Heregulin_1,CD20_1,Chk1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ACVRL1_1,TAZ_0,P-Cadherin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14-3-3_beta_1,ETS-1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MIG-6_0,Annexin_VII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PKC-delta_pS664_2,LKB1_1,GATA3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PI3K-p85_2,Cyclin_D1_1,Dvl3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Bax_2,Raptor_0,P-Cadherin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Cyclin_D1_1,BRCA2_1,Src_pY416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LKB1_1,mTOR_pS2448_0,HSP70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PKC-delta_pS664_2,FoxM1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ER-alpha_pS118_2,P-Cadherin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Cyclin_D1_1,PREX1_0,Dvl3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HER3_pY1289_2,CD49b_2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p21_2,Bax_2,Annexin-1_1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ETS-1_0,Dvl3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HER3_pY1289_2,Cyclin_D1_1,p38_pT180_Y182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N-Cadherin_0,Annexin_VII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eIF4E_2,ACC_pS79_1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LKB1_1,Akt_pT308_1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CD49b_2,LKB1_1,ATM_1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Bim_2,p38_MAPK_1,ACVRL1_1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LKB1_1,Src_pY416_0,Dvl3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Bcl-xL_0,ARID1A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CD49b_2,Cyclin_D1_1,Chk1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ACVRL1_1,Cyclin_E1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p38_MAPK_1,ATM_1,p38_pT180_Y182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Smad4_2,14-3-3_beta_1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p21_2,LKB1_1,TAZ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HER3_pY1289_2,Fibronectin_1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p38_pT180_Y182_0,P-Cadherin_0,mTOR_pS2448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Tuberin_1,Src_pY416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Paxillin_1,ACVRL1_1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Bim_2,Chk2_1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14-3-3_beta_1,p38_pT180_Y182_0,Chk1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Bak_1,ACVRL1_1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Rb_pS807_S811_2,LKB1_1,Ku80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CD20_1,ACC_pS79_1,p38_pT180_Y182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ACVRL1_1,4E-BP1_pT70_1,TAZ_0)</text:p>
          </table:table-cell>
          <table:table-cell office:value-type="float" office:value="-0.503209211656" calcext:value-type="float">
            <text:p>-0.5032092117</text:p>
          </table:table-cell>
        </table:table-row>
        <table:table-row table:style-name="ro1">
          <table:table-cell office:value-type="string" calcext:value-type="string">
            <text:p>(VEGFR2_2,SF2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Annexin-1_1,GATA3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VEGFR2_2,PREX1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PKC-delta_pS664_2,MAPK_pT202_Y204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ACVRL1_1,Akt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YB-1_pS102_1,Annexin-1_1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ATM_1,Collagen_VI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P-Cadherin_0,c-Jun_pS73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PI3K-p85_2,P-Cadherin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Smad1_1,Cyclin_D1_1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PI3K-p85_2,PREX1_0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p38_MAPK_1,4E-BP1_pT70_1)</text:p>
          </table:table-cell>
          <table:table-cell office:value-type="float" office:value="-0.498722858706" calcext:value-type="float">
            <text:p>-0.4987228587</text:p>
          </table:table-cell>
        </table:table-row>
        <table:table-row table:style-name="ro1">
          <table:table-cell office:value-type="string" calcext:value-type="string">
            <text:p>(HER3_pY1289_2)</text:p>
          </table:table-cell>
          <table:table-cell office:value-type="float" office:value="-0.495876951868" calcext:value-type="float">
            <text:p>-0.4958769519</text:p>
          </table:table-cell>
        </table:table-row>
        <table:table-row table:style-name="ro1">
          <table:table-cell office:value-type="string" calcext:value-type="string">
            <text:p>(Akt_0)</text:p>
          </table:table-cell>
          <table:table-cell office:value-type="float" office:value="-0.495876951868" calcext:value-type="float">
            <text:p>-0.4958769519</text:p>
          </table:table-cell>
        </table:table-row>
        <table:table-row table:style-name="ro1">
          <table:table-cell office:value-type="string" calcext:value-type="string">
            <text:p>(Bim_2,AMPK_alpha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RAS40_pT246_2,MIG-6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-Cadherin_0,Chk1_0,ACC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DK1_1,LKB1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TIGAR_2,ACC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GAPDH_1,GSK3_pS9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90RSK_1,4E-BP1_pT70_1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mTOR_1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ASNS_2,ACVRL1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Bax_2,p38_MAPK_1,Heregulin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TSC1_2,Src_pY416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LKB1_1,Dvl3_0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Bim_2,Bcl-xL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ACVRL1_1,14-3-3_beta_1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Bax_2,CD20_1,ACC_pS79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Cyclin_B1_2,TAZ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Heregulin_1,CD3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Bax_2,TAZ_0,ACC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Cyclin_D1_1,ACVRL1_1,ACC_pS79_1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90RSK_1,LKB1_1,ACC_pS79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VEGFR2_2,Bax_2,PREX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90RSK_1,MAPK_pT202_Y204_0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Mre11_2,Cyclin_D1_1,Src_pY416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Stathmin_2,Bax_2,P-Cadherin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90RSK_1,CD20_1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VEGFR2_2,Cyclin_D1_1,HSP70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Src_pY416_0,MAPK_pT202_Y204_0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I3K-p85_2,Annexin-1_1,ACVRL1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GAPDH_1,JAB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VEGFR2_2,Cyclin_D1_1,Src_pY416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Cyclin_D1_1,14-3-3_beta_1,p38_pT180_Y182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4E-BP1_pT70_1,4E-BP1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ACVRL1_1,c-Jun_pS73_0,ARID1A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GAB2_2,p38_MAPK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DJ-1_1,Annexin-1_1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KC-delta_pS664_2,LKB1_1,ARID1A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CD49b_2,Bim_2,Cyclin_D1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Rictor_0,14-3-3_epsilon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I3K-p85_2,LKB1_1,14-3-3_beta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TAZ_0,p38_pT180_Y182_0,c-Jun_pS73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90RSK_1,LKB1_1,Src_pY416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Dvl3_0,c-Myc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FASN_2,ATM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ACVRL1_1,Raptor_0,P-Cadherin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38_MAPK_1,Smad3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27_1,Heregulin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c-Kit_2,Cyclin_D1_1,ACVRL1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Rictor_pT1135_2,Cyclin_D1_1,Src_pY416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ACVRL1_1,Src_pY416_0,MAPK_pT202_Y204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Notch1_1,LKB1_1,ATM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ACVRL1_1,P-Cadherin_0,Bap1-c-4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CD20_1,SF2_0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N-Ras_2,Bcl-xL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ATM_1,P-Cadherin_0,EGFR_pY1173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GSK3-alpha-beta_2,4E-BP1_pT70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Rb_pS807_S811_2,ACVRL1_1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C-Raf_2,p38_MAPK_1,ACVRL1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SF2_0,PREX1_0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cIAP_2,LKB1_1,ATM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Bim_2,Annexin-1_1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VHL_1,p38_pT180_Y182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KC-delta_pS664_2,Cyclin_D1_1,ACC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KC-delta_pS664_2,GAPDH_1,Cyclin_D1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KC-delta_pS664_2,LKB1_1,Src_pY416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DJ-1_1,MAPK_pT202_Y204_0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Annexin-1_1,14-3-3_beta_1,Chk1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VEGFR2_2,LKB1_1,Heregulin_1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Bim_2,Rictor_0)</text:p>
          </table:table-cell>
          <table:table-cell office:value-type="float" office:value="-0.482455759598" calcext:value-type="float">
            <text:p>-0.4824557596</text:p>
          </table:table-cell>
        </table:table-row>
        <table:table-row table:style-name="ro1">
          <table:table-cell office:value-type="string" calcext:value-type="string">
            <text:p>(p27_pT157_0)</text:p>
          </table:table-cell>
          <table:table-cell office:value-type="float" office:value="-0.479132541632" calcext:value-type="float">
            <text:p>-0.4791325416</text:p>
          </table:table-cell>
        </table:table-row>
        <table:table-row table:style-name="ro1">
          <table:table-cell office:value-type="string" calcext:value-type="string">
            <text:p>(Bak_1)</text:p>
          </table:table-cell>
          <table:table-cell office:value-type="float" office:value="-0.479132541632" calcext:value-type="float">
            <text:p>-0.4791325416</text:p>
          </table:table-cell>
        </table:table-row>
        <table:table-row table:style-name="ro1">
          <table:table-cell office:value-type="string" calcext:value-type="string">
            <text:p>(GSK3_pS9_0,ARID1A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Annexin-1_1,N-Cadherin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Fibronectin_1,4E-BP1_pT70_1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ACC_pS79_1,MAPK_pT202_Y204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p38_pT180_Y182_0,ACC1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PREX1_0,c-Jun_pS73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Smad4_2,ATM_1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Cyclin_D1_1,Bap1-c-4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Cyclin_E2_2,ATM_1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Chk1_0,Bcl-xL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TAZ_0,Bcl-xL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Cyclin_D1_1,ACVRL1_1,Src_pY416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ACVRL1_1,GSK3_pS9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4E-BP1_pT70_1,14-3-3_beta_1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DJ-1_1,Cyclin_D1_1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Rad50_2,Chk1_0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ACVRL1_1,14-3-3_beta_1)</text:p>
          </table:table-cell>
          <table:table-cell office:value-type="float" office:value="-0.475900027566" calcext:value-type="float">
            <text:p>-0.4759000276</text:p>
          </table:table-cell>
        </table:table-row>
        <table:table-row table:style-name="ro1">
          <table:table-cell office:value-type="string" calcext:value-type="string">
            <text:p>(TAZ_0,p38_pT180_Y182_0)</text:p>
          </table:table-cell>
          <table:table-cell office:value-type="float" office:value="-0.454076113192" calcext:value-type="float">
            <text:p>-0.4540761132</text:p>
          </table:table-cell>
        </table:table-row>
        <table:table-row table:style-name="ro1">
          <table:table-cell office:value-type="string" calcext:value-type="string">
            <text:p>(P-Cadherin_0,Chk1_0)</text:p>
          </table:table-cell>
          <table:table-cell office:value-type="float" office:value="-0.454076113192" calcext:value-type="float">
            <text:p>-0.4540761132</text:p>
          </table:table-cell>
        </table:table-row>
        <table:table-row table:style-name="ro1">
          <table:table-cell office:value-type="string" calcext:value-type="string">
            <text:p>(AMPK_pT172_2,14-3-3_epsilon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Raptor_0,GATA3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Rictor_pT1135_2,p38_MAPK_1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MAPK_pT202_Y204_0,Dvl3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p38_MAPK_1,ARID1A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Bim_2,SF2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YB-1_pS102_1,SF2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FOXO3a_pS318_S321_1,4E-BP1_pT70_1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Cyclin_E2_2,Chk1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LKB1_1,Chk2_pT68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Cyclin_D1_1,B-Raf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GSK3-alpha-beta_2,Bax_2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Bax_2,4E-BP1_1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PEA-15_2,Bax_2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GAB2_2,Chk1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cIAP_2,LKB1_1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ACVRL1_1,Bap1-c-4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ATM_1,Rab11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Smad1_1,p38_pT180_Y182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p38_MAPK_1,DJ-1_1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4E-BP1_pT70_1,MIG-6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Bax_2,Cyclin_D1_1,p38_pT180_Y182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PEA-15_2,p38_pT180_Y182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Fibronectin_1,PREX1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Smad1_1,P-Cadherin_0)</text:p>
          </table:table-cell>
          <table:table-cell office:value-type="float" office:value="-0.453568184256" calcext:value-type="float">
            <text:p>-0.4535681843</text:p>
          </table:table-cell>
        </table:table-row>
        <table:table-row table:style-name="ro1">
          <table:table-cell office:value-type="string" calcext:value-type="string">
            <text:p>(S6_1,Src_pY416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AMPK_pT172_2,p90RSK_1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Stathmin_2,Rb_pS807_S811_2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YB-1_pS102_1,BRCA2_1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4E-BP1_pT70_1,EGFR_pY1173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PI3K-p85_2,Myosin-IIa_pS1943_1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PREX1_0,Bap1-c-4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AR_2,GAPDH_1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Dvl3_0,ARID1A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p21_2,Collagen_VI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Stathmin_2,TAZ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S6_pS240_S244_2,Cyclin_D1_1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AR_2,Annexin-1_1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C-Raf_pS338_1,P-Cadherin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Mre11_2,p38_MAPK_1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Chk1_pS345_2,LKB1_1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CD49b_2,Bax_2,Cyclin_D1_1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MEK1_2,ACVRL1_1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eEF2K_0,Chk1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ACVRL1_1,P-Cadherin_0,Chk1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ARID1A_0,ACC1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LKB1_1,ACVRL1_1,ACC_pS79_1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LKB1_1,PKC-alpha_pS657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PEA-15_2,ACVRL1_1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p38_pT180_Y182_0,14-3-3_epsilon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Cyclin_D1_1,TAZ_0,p38_pT180_Y182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GAB2_2,Bax_2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Chk1_0,53BP1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Smad1_1,Annexin-1_1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4E-BP1_pT70_1,ARID1A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Cyclin_D1_1,p38_pT180_Y182_0,Chk1_0)</text:p>
          </table:table-cell>
          <table:table-cell office:value-type="float" office:value="-0.431683745503" calcext:value-type="float">
            <text:p>-0.4316837455</text:p>
          </table:table-cell>
        </table:table-row>
        <table:table-row table:style-name="ro1">
          <table:table-cell office:value-type="string" calcext:value-type="string">
            <text:p>(4E-BP1_pT70_1)</text:p>
          </table:table-cell>
          <table:table-cell office:value-type="float" office:value="-0.430626938822" calcext:value-type="float">
            <text:p>-0.4306269388</text:p>
          </table:table-cell>
        </table:table-row>
        <table:table-row table:style-name="ro1">
          <table:table-cell office:value-type="string" calcext:value-type="string">
            <text:p>(p21_2,LKB1_1)</text:p>
          </table:table-cell>
          <table:table-cell office:value-type="float" office:value="-0.429719781845" calcext:value-type="float">
            <text:p>-0.4297197818</text:p>
          </table:table-cell>
        </table:table-row>
        <table:table-row table:style-name="ro1">
          <table:table-cell office:value-type="string" calcext:value-type="string">
            <text:p>(Cyclin_D1_1,mTOR_pS2448_0)</text:p>
          </table:table-cell>
          <table:table-cell office:value-type="float" office:value="-0.429719781845" calcext:value-type="float">
            <text:p>-0.4297197818</text:p>
          </table:table-cell>
        </table:table-row>
        <table:table-row table:style-name="ro1">
          <table:table-cell office:value-type="string" calcext:value-type="string">
            <text:p>(Bax_2,4E-BP1_pT70_1)</text:p>
          </table:table-cell>
          <table:table-cell office:value-type="float" office:value="-0.429719781845" calcext:value-type="float">
            <text:p>-0.4297197818</text:p>
          </table:table-cell>
        </table:table-row>
        <table:table-row table:style-name="ro1">
          <table:table-cell office:value-type="string" calcext:value-type="string">
            <text:p>(Cyclin_D1_1,c-Jun_pS73_0)</text:p>
          </table:table-cell>
          <table:table-cell office:value-type="float" office:value="-0.429719781845" calcext:value-type="float">
            <text:p>-0.4297197818</text:p>
          </table:table-cell>
        </table:table-row>
        <table:table-row table:style-name="ro1">
          <table:table-cell office:value-type="string" calcext:value-type="string">
            <text:p>(Bad_pS112_2)</text:p>
          </table:table-cell>
          <table:table-cell office:value-type="float" office:value="-0.429719781845" calcext:value-type="float">
            <text:p>-0.4297197818</text:p>
          </table:table-cell>
        </table:table-row>
        <table:table-row table:style-name="ro1">
          <table:table-cell office:value-type="string" calcext:value-type="string">
            <text:p>(Cyclin_D1_1,ACC1_0)</text:p>
          </table:table-cell>
          <table:table-cell office:value-type="float" office:value="-0.429719781845" calcext:value-type="float">
            <text:p>-0.4297197818</text:p>
          </table:table-cell>
        </table:table-row>
        <table:table-row table:style-name="ro1">
          <table:table-cell office:value-type="string" calcext:value-type="string">
            <text:p>(Chk2_1)</text:p>
          </table:table-cell>
          <table:table-cell office:value-type="float" office:value="-0.411156539897" calcext:value-type="float">
            <text:p>-0.4111565399</text:p>
          </table:table-cell>
        </table:table-row>
        <table:table-row table:style-name="ro1">
          <table:table-cell office:value-type="string" calcext:value-type="string">
            <text:p>(MYH11_2)</text:p>
          </table:table-cell>
          <table:table-cell office:value-type="float" office:value="-0.411156539897" calcext:value-type="float">
            <text:p>-0.4111565399</text:p>
          </table:table-cell>
        </table:table-row>
        <table:table-row table:style-name="ro1">
          <table:table-cell office:value-type="string" calcext:value-type="string">
            <text:p>(C-Raf_pS338_1,MAPK_pT202_Y204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Mre11_2,c-Jun_pS73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c-Jun_pS73_0,Bcl-xL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p21_2,AMPK_pT172_2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AMPK_pT172_2,GATA3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Rictor_pT1135_2,Bim_2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PI3K-p85_2,BRCA2_1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Rictor_pT1135_2,SF2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Rictor_pT1135_2,p90RSK_1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Stathmin_2,ARID1A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p38_MAPK_1,ER-alpha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Mre11_2,Src_pY416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p21_2,XBP1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4E-BP1_1,TAZ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Cyclin_E2_2,YB-1_pS102_1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Rb_pS807_S811_2,mTOR_pS2448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Cyclin_D1_1,ACC_pS79_1,4E-BP1_pT70_1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Heregulin_1,Bcl-xL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AMPK_pT172_2,TAZ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Cyclin_D1_1,Src_pY416_0,p38_pT180_Y182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CD20_1,ATM_1,TAZ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Rad50_2,Bax_2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Rictor_pT1135_2,TAZ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TSC1_2,Chk1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Stathmin_2,14-3-3_beta_1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AMPK_pT172_2,ACC_pS79_1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TAZ_0,GSK3_pS9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Bax_2,LKB1_1,14-3-3_beta_1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p38_MAPK_1,Cyclin_D1_1,Src_pY416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Annexin-1_1,Chk1_0,c-Jun_pS73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PKC-delta_pS664_2,YAP_1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LKB1_1,Claudin-7_1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GAPDH_1,14-3-3_beta_1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Bcl-xL_0,ACC1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Bax_2,p38_MAPK_1,ACVRL1_1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Bim_2,Akt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p62-LCK-ligand_1,TAZ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Cyclin_D1_1,TAZ_0,Chk1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14-3-3_beta_1,ARID1A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Src_pY416_0,Collagen_VI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Cyclin_D1_1,TAZ_0,Src_pY416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p38_pT180_Y182_0,Bid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ARHI_1,Annexin_VII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VEGFR2_2,p38_MAPK_1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Bax_2,PREX1_0,p38_pT180_Y182_0)</text:p>
          </table:table-cell>
          <table:table-cell office:value-type="float" office:value="-0.410206327071" calcext:value-type="float">
            <text:p>-0.4102063271</text:p>
          </table:table-cell>
        </table:table-row>
        <table:table-row table:style-name="ro1">
          <table:table-cell office:value-type="string" calcext:value-type="string">
            <text:p>(C-Raf_2,LKB1_1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IGFBP2_2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EGFR_pY1068_1)</text:p>
          </table:table-cell>
          <table:table-cell office:value-type="float" office:value="-0.405998971471" calcext:value-type="float">
            <text:p>-0.4059989715</text:p>
          </table:table-cell>
        </table:table-row>
        <table:table-row table:style-name="ro1">
          <table:table-cell office:value-type="string" calcext:value-type="string">
            <text:p>(EGFR_2,JAB1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Smad1_1,MAPK_pT202_Y204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JAB1_0,GATA3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4E-BP1_pT70_1,p27_pT157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14-3-3_beta_1,53BP1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YB-1_2,P-Cadherin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Cyclin_E2_2,GAPDH_1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Smad4_2,C-Raf_2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ATM_1,P-Cadherin_0,mTOR_pS2448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p38_MAPK_1,Cyclin_D1_1,ATM_1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p90RSK_1,LKB1_1,Chk1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Rad50_2,4E-BP1_pT70_1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GAB2_2,TAZ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ACVRL1_1,p38_pT180_Y182_0,Chk1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PKC-delta_pS664_2,Cyclin_D1_1,Raptor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MIG-6_0,ARID1A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ACC_pS79_1,P-Cadherin_0,Chk1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PI3K-p85_2,Bax_2,LKB1_1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ACVRL1_1,eEF2K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p21_2,Cyclin_D1_1,ACVRL1_1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Annexin-1_1,ACVRL1_1,ACC_pS79_1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p90RSK_1,Collagen_VI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CD49b_2,GAPDH_1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Bax_2,ACVRL1_1,TAZ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p38_MAPK_1,S6_pS235_S236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YB-1_pS102_1,ARID1A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PKC-delta_pS664_2,Rab11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MEK1_2,TAZ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VHL_1,ACVRL1_1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ASNS_2,Cyclin_D1_1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Bax_2,A-Raf_pS299_2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ATM_1,Annexin-1_1,MAPK_pT202_Y204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p38_pT180_Y182_0,B-Raf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PDCD4_2,p38_pT180_Y182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ACVRL1_1,p38_pT180_Y182_0,P-Cadherin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PKC-delta_pS664_2,Bim_2,Cyclin_D1_1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YAP_1,p38_MAPK_1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YAP_pS127_0,Chk1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Bax_2,Cyclin_D1_1,ACC1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PKC-delta_pS664_2,Cyclin_D1_1,PREX1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CD49b_2,ARID1A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Cyclin_E2_2,p38_MAPK_1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Annexin-1_1,GSK3_pS9_0,Chk1_0)</text:p>
          </table:table-cell>
          <table:table-cell office:value-type="float" office:value="-0.389098336578" calcext:value-type="float">
            <text:p>-0.3890983366</text:p>
          </table:table-cell>
        </table:table-row>
        <table:table-row table:style-name="ro1">
          <table:table-cell office:value-type="string" calcext:value-type="string">
            <text:p>(ETS-1_0)</text:p>
          </table:table-cell>
          <table:table-cell office:value-type="float" office:value="-0.384936737391" calcext:value-type="float">
            <text:p>-0.3849367374</text:p>
          </table:table-cell>
        </table:table-row>
        <table:table-row table:style-name="ro1">
          <table:table-cell office:value-type="string" calcext:value-type="string">
            <text:p>(Bax_2,P-Cadherin_0)</text:p>
          </table:table-cell>
          <table:table-cell office:value-type="float" office:value="-0.384936737391" calcext:value-type="float">
            <text:p>-0.3849367374</text:p>
          </table:table-cell>
        </table:table-row>
        <table:table-row table:style-name="ro1">
          <table:table-cell office:value-type="string" calcext:value-type="string">
            <text:p>(TIGAR_2)</text:p>
          </table:table-cell>
          <table:table-cell office:value-type="float" office:value="-0.384936737391" calcext:value-type="float">
            <text:p>-0.3849367374</text:p>
          </table:table-cell>
        </table:table-row>
        <table:table-row table:style-name="ro1">
          <table:table-cell office:value-type="string" calcext:value-type="string">
            <text:p>(Bax_2,MAPK_pT202_Y204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N-Ras_2,Cyclin_D1_1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4E-BP1_pT37T46_2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ACC_pS79_1,P-Cadherin_0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Cyclin_D1_1,14-3-3_beta_1)</text:p>
          </table:table-cell>
          <table:table-cell office:value-type="float" office:value="-0.382855161943" calcext:value-type="float">
            <text:p>-0.3828551619</text:p>
          </table:table-cell>
        </table:table-row>
        <table:table-row table:style-name="ro1">
          <table:table-cell office:value-type="string" calcext:value-type="string">
            <text:p>(Cyclin_E2_2,FOXO3a_pS318_S321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p70S6K_0,MAPK_pT202_Y204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PRAS40_pT246_2,Fibronectin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HER3_pY1289_2,Rictor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Bim_2,4E-BP1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Stathmin_2,Chk2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Smad1_1,Bcl-xL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p21_2,AMPK_alpha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p38_MAPK_1,IRS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YB-1_pS102_1,Tuberin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Rb_pS807_S811_2,C-Raf_pS338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VEGFR2_2,ETS-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CD49b_2,N-Cadherin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Rictor_pT1135_2,ARID1A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ER-alpha_pS118_2,CD20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NF2_2,GAPDH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p38_pT180_Y182_0,P-Cadherin_0,Dvl3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CD49b_2,Akt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LKB1_1,Src_pY416_0,c-Jun_pS73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STAT3_pY705_1,LKB1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Bim_2,Cyclin_D1_1,p38_pT180_Y182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HER3_pY1289_2,Cyclin_D1_1,Src_pY416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Bim_2,Cyclin_D1_1,Chk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p70S6K_pT389_2,CD20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C-Raf_2,Cyclin_D1_1,PREX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Bax_2,ACVRL1_1,4E-BP1_pT70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S6_pS240_S244_2,p38_pT180_Y182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14-3-3_beta_1,Raptor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Mre11_2,mTOR_pS2448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PDCD4_2,PREX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Bim_2,XBP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Heregulin_1,IRS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Notch1_1,4E-BP1_pT70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Cyclin_E2_2,Bim_2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HER2_2,Ku80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Bax_2,14-3-3_beta_1,P-Cadherin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PDCD4_2,4E-BP1_pT70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YB-1_pS102_1,ACVRL1_1,P-Cadherin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Heregulin_1,ACVRL1_1,P-Cadherin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PI3K-p85_2,Bcl-xL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Smad3_0,p38_pT180_Y182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14-3-3_beta_1,S6_pS235_S236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Chk2_1,14-3-3_beta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c-Kit_2,4E-BP1_pT70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MEK1_2,Chk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YB-1_pS102_1,YAP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Lck_2,P-Cadherin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Rb_pS807_S811_2,MIG-6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PKC-delta_pS664_2,p38_MAPK_1,ACVRL1_1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Bax_2,TAZ_0,P-Cadherin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p70S6K_0,ACC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Rictor_pT1135_2,ACC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Rad50_2,Dvl3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p21_2,LKB1_1,Chk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eIF4G_1,PREX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Smad4_2,p21_2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Bax_2,p38_MAPK_1,p38_pT180_Y182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Tuberin_1,mTOR_pS2448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Bax_2,Annexin-1_1,Chk1_0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VEGFR2_2,Rictor_pT1135_2)</text:p>
          </table:table-cell>
          <table:table-cell office:value-type="float" office:value="-0.368324616383" calcext:value-type="float">
            <text:p>-0.3683246164</text:p>
          </table:table-cell>
        </table:table-row>
        <table:table-row table:style-name="ro1">
          <table:table-cell office:value-type="string" calcext:value-type="string">
            <text:p>(ACVRL1_1)</text:p>
          </table:table-cell>
          <table:table-cell office:value-type="float" office:value="-0.361728340938" calcext:value-type="float">
            <text:p>-0.3617283409</text:p>
          </table:table-cell>
        </table:table-row>
        <table:table-row table:style-name="ro1">
          <table:table-cell office:value-type="string" calcext:value-type="string">
            <text:p>(AMPK_pT172_2,c-Jun_pS73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MAPK_pT202_Y204_0,ACC1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Src_pY416_0,MAPK_pT202_Y204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MYH11_2,P-Cadherin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4E-BP1_pT70_1,mTOR_pS2448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FOXO3a_pS318_S321_1,Cyclin_D1_1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Bax_2,ARID1A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Myosin-IIa_pS1943_1,TAZ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p38_MAPK_1,TAZ_0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HER3_pY1289_2,Bax_2)</text:p>
          </table:table-cell>
          <table:table-cell office:value-type="float" office:value="-0.360235060792" calcext:value-type="float">
            <text:p>-0.3602350608</text:p>
          </table:table-cell>
        </table:table-row>
        <table:table-row table:style-name="ro1">
          <table:table-cell office:value-type="string" calcext:value-type="string">
            <text:p>(4E-BP1_1)</text:p>
          </table:table-cell>
          <table:table-cell office:value-type="float" office:value="-0.359559526573" calcext:value-type="float">
            <text:p>-0.3595595266</text:p>
          </table:table-cell>
        </table:table-row>
        <table:table-row table:style-name="ro1">
          <table:table-cell office:value-type="string" calcext:value-type="string">
            <text:p>(PKC-delta_pS664_2,Annexin-1_1,c-Jun_pS73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Chk2_1,Annexin_VII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EA-15_2,c-Jun_pS73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38_MAPK_1,ATM_1,4E-BP1_pT70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Myosin-IIa_pS1943_1,Bcl-xL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Fibronectin_1,Chk2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KC-alpha_1,TAZ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90RSK_1,CD3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c-Kit_2,GAPDH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GSK3-alpha-beta_2,c-Jun_pS73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NF2_2,Myosin-IIa_pS1943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Fibronectin_1,B-Raf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CD20_1,ATM_1,4E-BP1_pT70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Fibronectin_1,GSK3_pS9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Bax_2,Raptor_0,PREX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Tuberin_1,GAPDH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C-Raf_2,CD20_1,TAZ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Annexin-1_1,EGFR_pY1173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REX1_0,IRS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Raptor_0,GSK3_pS9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Mre11_2,Cyclin_D1_1,Chk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LKB1_1,TAZ_0,Dvl3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CDK1_1,HSP70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CD20_1,GSK3_pS9_0,Chk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Bax_2,ACVRL1_1,Raptor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EGFR_2,BRCA2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Bim_2,YAP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N-Cadherin_0,Collagen_VI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I3K-p85_2,p90RSK_1,Cyclin_D1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HER3_pY1289_2,ETS-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Cyclin_D1_1,Cyclin_E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LKB1_1,ACC_pS79_1,TAZ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LKB1_1,ATM_1,Tuberin_pT1462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4E-BP1_pT70_1,SF2_0,Chk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VEGFR2_2,Cyclin_D1_1,Chk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38_MAPK_1,Cyclin_D1_1,Ku80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53_2,CD20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Cyclin_D1_1,Raptor_0,Chk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38_MAPK_1,Cyclin_D1_1,Dvl3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NF2_2,LKB1_1,ATM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Shc_pY317_2,ATM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Chk2_1,SF2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Bim_2,eIF4G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C-Raf_2,S6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14-3-3_beta_1,XBP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axillin_1,PREX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REX1_0,p38_pT180_Y182_0,HSP70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90RSK_1,LKB1_1,TFRC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MYH11_2,ACVRL1_1,P-Cadherin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EGFR_2,Collagen_VI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Cyclin_D1_1,Src_pY416_0,SF2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c-Kit_2,SF2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LKB1_1,DJ-1_1,ACVRL1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62-LCK-ligand_1,Heregulin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VEGFR2_2,LKB1_1,Chk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LKB1_1,GAPDH_1,ATM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VHL_1,HSP70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38_MAPK_1,ETS-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GAB2_2,Bim_2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LKB1_1,G6PD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90RSK_1,Cyclin_D1_1,Chk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FOXO3a_pS318_S321_1,Fibronectin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S6_pS240_S244_2,P-Cadherin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Cyclin_D1_1,PREX1_0,Ku80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Bax_2,MAPK_pT202_Y204_0,Chk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AR_2,Akt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Mre11_2,Cyclin_D1_1,TAZ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LKB1_1,ACC_pS79_1,Src_pY416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GAPDH_1,ARID1A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Annexin-1_1,TAZ_0,Chk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eIF4G_1,4E-BP1_pT70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Bim_2,p38_MAPK_1,ATM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EA15_pS116_1,Heregulin_1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C-Raf_pS338_1,Annexin_VII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TAZ_0,p38_pT180_Y182_0,P-Cadherin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Bax_2,AR_2,Chk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I3K-p85_2,ACVRL1_1,P-Cadherin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S6_pS235_S236_0,MIG-6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N-Ras_2,LKB1_1,Chk1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p90RSK_1,ACVRL1_1,Dvl3_0)</text:p>
          </table:table-cell>
          <table:table-cell office:value-type="float" office:value="-0.347852128273" calcext:value-type="float">
            <text:p>-0.3478521283</text:p>
          </table:table-cell>
        </table:table-row>
        <table:table-row table:style-name="ro1">
          <table:table-cell office:value-type="string" calcext:value-type="string">
            <text:p>(GAPDH_1)</text:p>
          </table:table-cell>
          <table:table-cell office:value-type="float" office:value="-0.340692571935" calcext:value-type="float">
            <text:p>-0.3406925719</text:p>
          </table:table-cell>
        </table:table-row>
        <table:table-row table:style-name="ro1">
          <table:table-cell office:value-type="string" calcext:value-type="string">
            <text:p>(SF2_0)</text:p>
          </table:table-cell>
          <table:table-cell office:value-type="float" office:value="-0.340692571935" calcext:value-type="float">
            <text:p>-0.3406925719</text:p>
          </table:table-cell>
        </table:table-row>
        <table:table-row table:style-name="ro1">
          <table:table-cell office:value-type="string" calcext:value-type="string">
            <text:p>(VEGFR2_2)</text:p>
          </table:table-cell>
          <table:table-cell office:value-type="float" office:value="-0.340692571935" calcext:value-type="float">
            <text:p>-0.3406925719</text:p>
          </table:table-cell>
        </table:table-row>
        <table:table-row table:style-name="ro1">
          <table:table-cell office:value-type="string" calcext:value-type="string">
            <text:p>(DJ-1_1,MAPK_pT202_Y204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PI3K-p85_2,MAPK_pT202_Y204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Rb_pS807_S811_2,14-3-3_beta_1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mTOR_pS2448_0,Annexin_VII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Rb_pS807_S811_2,p38_MAPK_1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Smad4_2,Ku80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Notch1_1,Cyclin_D1_1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Notch1_1,LKB1_1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Chk1_0,CD31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p90RSK_pT359_S363_0,Chk1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Rictor_pT1135_2,ACVRL1_1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PKC-pan_BetaII_pS660_1,LKB1_1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TAZ_0,ARID1A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ATM_1,Annexin_VII_0)</text:p>
          </table:table-cell>
          <table:table-cell office:value-type="float" office:value="-0.338089899723" calcext:value-type="float">
            <text:p>-0.3380898997</text:p>
          </table:table-cell>
        </table:table-row>
        <table:table-row table:style-name="ro1">
          <table:table-cell office:value-type="string" calcext:value-type="string">
            <text:p>(4E-BP1_pS65_0)</text:p>
          </table:table-cell>
          <table:table-cell office:value-type="float" office:value="-0.33494152587" calcext:value-type="float">
            <text:p>-0.3349415259</text:p>
          </table:table-cell>
        </table:table-row>
        <table:table-row table:style-name="ro1">
          <table:table-cell office:value-type="string" calcext:value-type="string">
            <text:p>(PKC-delta_pS664_2,Cyclin_D1_1)</text:p>
          </table:table-cell>
          <table:table-cell office:value-type="float" office:value="-0.33494152587" calcext:value-type="float">
            <text:p>-0.3349415259</text:p>
          </table:table-cell>
        </table:table-row>
        <table:table-row table:style-name="ro1">
          <table:table-cell office:value-type="string" calcext:value-type="string">
            <text:p>(Bax_2,PREX1_0)</text:p>
          </table:table-cell>
          <table:table-cell office:value-type="float" office:value="-0.33494152587" calcext:value-type="float">
            <text:p>-0.3349415259</text:p>
          </table:table-cell>
        </table:table-row>
        <table:table-row table:style-name="ro1">
          <table:table-cell office:value-type="string" calcext:value-type="string">
            <text:p>(CDK1_1)</text:p>
          </table:table-cell>
          <table:table-cell office:value-type="float" office:value="-0.33494152587" calcext:value-type="float">
            <text:p>-0.3349415259</text:p>
          </table:table-cell>
        </table:table-row>
        <table:table-row table:style-name="ro1">
          <table:table-cell office:value-type="string" calcext:value-type="string">
            <text:p>(LKB1_1,Ku80_0)</text:p>
          </table:table-cell>
          <table:table-cell office:value-type="float" office:value="-0.33494152587" calcext:value-type="float">
            <text:p>-0.3349415259</text:p>
          </table:table-cell>
        </table:table-row>
        <table:table-row table:style-name="ro1">
          <table:table-cell office:value-type="string" calcext:value-type="string">
            <text:p>(YAP_1,Src_pY416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PKC-delta_pS664_2,PEA-15_2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Akt_0,ACC1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Transglutaminase_1,LKB1_1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Transglutaminase_1,Cyclin_D1_1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Raptor_0,PREX1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Annexin-1_1,mTOR_pS2448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EGFR_2,Annexin-1_1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Cyclin_E2_2,Bax_2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CD49b_2,p38_pT180_Y182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Bax_2,p38_pT180_Y182_0,P-Cadherin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PKC-delta_pS664_2,Bax_2,Cyclin_D1_1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Rb_pS807_S811_2,Bax_2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PKC-delta_pS664_2,Annexin_VII_0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Rb_pS807_S811_2,Heregulin_1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TIGAR_2,Bax_2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Bax_2,AMPK_pT172_2)</text:p>
          </table:table-cell>
          <table:table-cell office:value-type="float" office:value="-0.316374833375" calcext:value-type="float">
            <text:p>-0.3163748334</text:p>
          </table:table-cell>
        </table:table-row>
        <table:table-row table:style-name="ro1">
          <table:table-cell office:value-type="string" calcext:value-type="string">
            <text:p>(Fibronectin_1)</text:p>
          </table:table-cell>
          <table:table-cell office:value-type="float" office:value="-0.313235907512" calcext:value-type="float">
            <text:p>-0.3132359075</text:p>
          </table:table-cell>
        </table:table-row>
        <table:table-row table:style-name="ro1">
          <table:table-cell office:value-type="string" calcext:value-type="string">
            <text:p>(Bim_2,Cyclin_D1_1)</text:p>
          </table:table-cell>
          <table:table-cell office:value-type="float" office:value="-0.311008344705" calcext:value-type="float">
            <text:p>-0.3110083447</text:p>
          </table:table-cell>
        </table:table-row>
        <table:table-row table:style-name="ro1">
          <table:table-cell office:value-type="string" calcext:value-type="string">
            <text:p>(PCNA_0)</text:p>
          </table:table-cell>
          <table:table-cell office:value-type="float" office:value="-0.311008344705" calcext:value-type="float">
            <text:p>-0.3110083447</text:p>
          </table:table-cell>
        </table:table-row>
        <table:table-row table:style-name="ro1">
          <table:table-cell office:value-type="string" calcext:value-type="string">
            <text:p>(ACVRL1_1,TAZ_0)</text:p>
          </table:table-cell>
          <table:table-cell office:value-type="float" office:value="-0.311008344705" calcext:value-type="float">
            <text:p>-0.3110083447</text:p>
          </table:table-cell>
        </table:table-row>
        <table:table-row table:style-name="ro1">
          <table:table-cell office:value-type="string" calcext:value-type="string">
            <text:p>(p90RSK_1,EGFR_pY1173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PREX1_0,Chk2_pT68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FOXO3a_pS318_S321_1,c-Jun_pS73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Cyclin_E2_2,HSP70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AR_2,14-3-3_beta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INPP4B_1,CD20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eIF4G_1,TAZ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Myosin-IIa_pS1943_1,ACC1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AR_2,p38_MAPK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Stathmin_2,YB-1_pS102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Chk1_0,Caspase-7_cleavedD198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Cyclin_D1_1,ACC_pS79_1,Chk1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ATM_1,S6_pS235_S236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N-Ras_2,CD20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VEGFR2_2,ACC1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ATM_1,ACVRL1_1,P-Cadherin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Bcl-2_1,ACVRL1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SF2_0,ACC1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Bax_2,LKB1_1,Chk1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JAB1_0,Chk1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Mre11_2,4E-BP1_pT70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JNK_pT183_Y185_2,Chk1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p38_MAPK_1,ATM_1)</text:p>
          </table:table-cell>
          <table:table-cell office:value-type="float" office:value="-0.287693243537" calcext:value-type="float">
            <text:p>-0.2876932435</text:p>
          </table:table-cell>
        </table:table-row>
        <table:table-row table:style-name="ro1">
          <table:table-cell office:value-type="string" calcext:value-type="string">
            <text:p>(ATM_1,P-Cadherin_0)</text:p>
          </table:table-cell>
          <table:table-cell office:value-type="float" office:value="-0.287693243537" calcext:value-type="float">
            <text:p>-0.2876932435</text:p>
          </table:table-cell>
        </table:table-row>
        <table:table-row table:style-name="ro1">
          <table:table-cell office:value-type="string" calcext:value-type="string">
            <text:p>(LKB1_1,ACC_pS79_1)</text:p>
          </table:table-cell>
          <table:table-cell office:value-type="float" office:value="-0.287693243537" calcext:value-type="float">
            <text:p>-0.2876932435</text:p>
          </table:table-cell>
        </table:table-row>
        <table:table-row table:style-name="ro1">
          <table:table-cell office:value-type="string" calcext:value-type="string">
            <text:p>(Bax_2,p38_MAPK_1)</text:p>
          </table:table-cell>
          <table:table-cell office:value-type="float" office:value="-0.287693243537" calcext:value-type="float">
            <text:p>-0.2876932435</text:p>
          </table:table-cell>
        </table:table-row>
        <table:table-row table:style-name="ro1">
          <table:table-cell office:value-type="string" calcext:value-type="string">
            <text:p>(4E-BP1_pT70_1,Chk1_0)</text:p>
          </table:table-cell>
          <table:table-cell office:value-type="float" office:value="-0.287693243537" calcext:value-type="float">
            <text:p>-0.2876932435</text:p>
          </table:table-cell>
        </table:table-row>
        <table:table-row table:style-name="ro1">
          <table:table-cell office:value-type="string" calcext:value-type="string">
            <text:p>(PEA-15_2,YB-1_pS102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Rb_pS807_S811_2,Smad1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PI3K-p85_2,JAB1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PI3K-p85_2,p62-LCK-ligand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Bim_2,GSK3_pS9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HER3_pY1289_2,N-Cadherin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NF2_2,p38_MAPK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Annexin-1_1,Chk2_pT68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GAPDH_1,Raptor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INPP4B_1,4E-BP1_pT70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ACC_pS79_1,p90RSK_pT359_S363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Mre11_2,ACC1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TAZ_0,NF-kB-p65_pS536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Cyclin_E2_2,ACC_pS79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Myosin-IIa_pS1943_1,Src_pY416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HER3_pY1289_2,Dvl3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YAP_1,ACC_pS79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MYH11_2,ACC_pS79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N-Ras_2,p38_MAPK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Notch1_1,PREX1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MAPK_pT202_Y204_0,HSP70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Chk1_0,AMPK_alpha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CD49b_2,4E-BP1_pT70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LKB1_1,Heregulin_1,ATM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p38_pT180_Y182_0,EGFR_pY1173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Rb_pS807_S811_2,p21_2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VEGFR2_2,14-3-3_beta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PREX1_0,P-Cadherin_0,Chk1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Bim_2,Bax_2,Cyclin_D1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PREX1_0,MIG-6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Stathmin_2,mTOR_pS2448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14-3-3_beta_1,SF2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NDRG1_pT346_1,Cyclin_D1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ACC_pS79_1,Collagen_VI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p38_MAPK_1,FOXO3a_pS318_S321_1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Ku80_0,Bcl-xL_0)</text:p>
          </table:table-cell>
          <table:table-cell office:value-type="float" office:value="-0.274072184659" calcext:value-type="float">
            <text:p>-0.2740721847</text:p>
          </table:table-cell>
        </table:table-row>
        <table:table-row table:style-name="ro1">
          <table:table-cell office:value-type="string" calcext:value-type="string">
            <text:p>(ACVRL1_1,ACC1_0)</text:p>
          </table:table-cell>
          <table:table-cell office:value-type="float" office:value="-0.264936021114" calcext:value-type="float">
            <text:p>-0.2649360211</text:p>
          </table:table-cell>
        </table:table-row>
        <table:table-row table:style-name="ro1">
          <table:table-cell office:value-type="string" calcext:value-type="string">
            <text:p>(p90RSK_1,ACVRL1_1)</text:p>
          </table:table-cell>
          <table:table-cell office:value-type="float" office:value="-0.264936021114" calcext:value-type="float">
            <text:p>-0.2649360211</text:p>
          </table:table-cell>
        </table:table-row>
        <table:table-row table:style-name="ro1">
          <table:table-cell office:value-type="string" calcext:value-type="string">
            <text:p>(Rictor_pT1135_2)</text:p>
          </table:table-cell>
          <table:table-cell office:value-type="float" office:value="-0.261299274634" calcext:value-type="float">
            <text:p>-0.2612992746</text:p>
          </table:table-cell>
        </table:table-row>
        <table:table-row table:style-name="ro1">
          <table:table-cell office:value-type="string" calcext:value-type="string">
            <text:p>(HER3_pY1289_2,c-Kit_2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CD49b_2,Notch1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AR_2,Chk2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YB-1_pS102_1,JAB1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VEGFR2_2,p90RSK_pT359_S363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VEGFR2_2,Chk2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p38_MAPK_1,p27_pT157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Rb_pS807_S811_2,GSK3_pS9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Rad50_2,14-3-3_beta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Rb_pS807_S811_2,Fibronectin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p21_2,JAB1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4E-BP1_pT70_1,53BP1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Stathmin_2,AR_2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ETS-1_0,c-Jun_pS73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Dvl3_0,Bcl-xL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AMPK_pT172_2,YB-1_pS102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Rad50_2,Src_pY416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NDRG1_pT346_1,CD20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PKC-delta_pS664_2,Cyclin_B1_2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AMPK_pT172_2,ACC1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XBP1_0,GATA3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BRCA2_1,HSP70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SF2_0,Raptor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N-Ras_2,GAPDH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Myosin-IIa_pS1943_1,Dvl3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ARHI_1,Collagen_VI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4E-BP1_pT70_1,Bid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Src_pY416_0,p90RSK_pT359_S363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LKB1_1,ACVRL1_1,Ku80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Bax_2,mTOR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XBP1_0,ACC1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Beclin_2,ATM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PKC-delta_pS664_2,AMPK_pT172_2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C-Raf_2,XBP1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PRAS40_pT246_2,Heregulin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Heregulin_1,p90RSK_pT359_S363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4E-BP1_pT70_1,GSK3_pS9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N-Ras_2,p38_pT180_Y182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Beclin_2,TAZ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Stathmin_2,ACC1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HER3_pY1289_2,Akt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PREX1_0,GSK3_pS9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EGFR_2,MAPK_pT202_Y204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Bim_2,AR_2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ATM_1,ACVRL1_1,4E-BP1_pT70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BRCA2_1,mTOR_pS2448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XRCC1_2,CD20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MEK1_2,ATM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CD20_1,Src_pY416_0,Chk1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Cyclin_E2_2,ACC1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C-Raf_2,Rab11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Bim_2,Fibronectin_1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Bax_2,TAZ_0,p38_pT180_Y182_0)</text:p>
          </table:table-cell>
          <table:table-cell office:value-type="float" office:value="-0.253410207331" calcext:value-type="float">
            <text:p>-0.2534102073</text:p>
          </table:table-cell>
        </table:table-row>
        <table:table-row table:style-name="ro1">
          <table:table-cell office:value-type="string" calcext:value-type="string">
            <text:p>(Bim_2,p38_MAPK_1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Src_pY416_0,p38_pT180_Y182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p38_pT180_Y182_0,mTOR_pS2448_0)</text:p>
          </table:table-cell>
          <table:table-cell office:value-type="float" office:value="-0.24268208376" calcext:value-type="float">
            <text:p>-0.2426820838</text:p>
          </table:table-cell>
        </table:table-row>
        <table:table-row table:style-name="ro1">
          <table:table-cell office:value-type="string" calcext:value-type="string">
            <text:p>(Cyclin_B1_2,Src_pY416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Chk2_1,GSK3_pS9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4E-BP1_1,14-3-3_beta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I3K-p85_2,GAB2_2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Smad4_2,PI3K-p85_2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REX1_0,P-Cadherin_0,HSP70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GATA3_0,c-Myc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AR_2,Raptor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Mre11_2,Akt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TIGAR_2,C-Raf_2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GAPDH_1,53BP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Stathmin_2,GSK3_pS9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N-Ras_2,Annexin_VII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Smad4_2,YB-1_pS102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GAPDH_1,Rictor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DCD4_2,p38_MAPK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CD49b_2,Myosin-IIa_pS1943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HER3_pY1289_2,14-3-3_epsilon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Cyclin_E2_2,ARID1A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S6_pS235_S236_0,c-Jun_pS73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HER3_pY1289_2,Cyclin_E2_2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C-Raf_pS338_1,SF2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Bim_2,S6_pS235_S236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Rictor_0,ACC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38_MAPK_1,Caspase-7_cleavedD198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Cyclin_D1_1,c-Jun_pS73_0,14-3-3_epsilon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90RSK_1,LKB1_1,ATM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KC-delta_pS664_2,LKB1_1,Raptor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GSK3-alpha-beta_2,Heregulin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Transglutaminase_1,PREX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-Cadherin_0,Chk2_pT68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Cyclin_D1_1,ATM_1,PREX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I3K-p85_2,HER3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NDRG1_pT346_1,P-Cadherin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XBP1_0,TFRC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MIG-6_0,MAPK_pT202_Y204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NF2_2,4E-BP1_pT70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Ku80_0,AMPK_alpha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C-Raf_pS338_1,PREX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C-Raf_2,ACVRL1_1,P-Cadherin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4E-BP1_pT70_1,p70S6K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S6_pS235_S236_0,ACC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BRCA2_1,GATA3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38_pT180_Y182_0,P-Cadherin_0,Chk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KC-delta_pS664_2,GSK3-alpha-beta_2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ATM_1,CD3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Cyclin_D1_1,p38_pT180_Y182_0,Dvl3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70S6K_pT389_2,LKB1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ACVRL1_1,Smad3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KC-delta_pS664_2,LKB1_1,Heregulin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KC-delta_pS664_2,ACVRL1_1,PREX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LKB1_1,Src_pY416_0,ACC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REX1_0,ETS-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KC-delta_pS664_2,Myosin-IIa_pS1943_1,TAZ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CD49b_2,Cyclin_D1_1,HSP70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Cyclin_D1_1,ACVRL1_1,TFRC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MEK1_2,Bax_2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KC-delta_pS664_2,Cyclin_D1_1,SF2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MSH6_1,ACVRL1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ACC_pS79_1,JAB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Cyclin_D1_1,ACVRL1_1,GATA3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Transglutaminase_1,P-Cadherin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Fibronectin_1,MIG-6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Rictor_pT1135_2,4E-BP1_pT70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ACVRL1_1,Src_pY416_0,p38_pT180_Y182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90RSK_1,Annexin-1_1,Chk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Tuberin_1,Heregulin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REX1_0,EGFR_pY1173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38_MAPK_1,ACVRL1_1,Chk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A-Raf_pS299_2,ATM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ATM_1,Annexin-1_1,c-Jun_pS73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Bax_2,CD20_1,Chk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Ku80_0,FoxM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62-LCK-ligand_1,p38_pT180_Y182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Bax_2,CD20_1,ATM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REX1_0,p38_pT180_Y182_0,Chk1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YB-1_2,Cyclin_D1_1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LKB1_1,Heregulin_1,Ku80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HER3_pY1289_2,MIG-6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p38_MAPK_1,ACVRL1_1,Src_pY416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4E-BP1_pT70_1,SF2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14-3-3_beta_1,PREX1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Annexin-1_1,Src_pY416_0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p90RSK_1,4E-BP1_pT70_1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LKB1_1,DJ-1_1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Bax_2,AR_2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Bax_2,Fibronectin_1)</text:p>
          </table:table-cell>
          <table:table-cell office:value-type="float" office:value="-0.220881661522" calcext:value-type="float">
            <text:p>-0.2208816615</text:p>
          </table:table-cell>
        </table:table-row>
        <table:table-row table:style-name="ro1">
          <table:table-cell office:value-type="string" calcext:value-type="string">
            <text:p>(Stathmin_2,p90RSK_pT359_S363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Cyclin_E2_2,14-3-3_epsilon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KC-delta_pS664_2,p27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Notch1_1,ARID1A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KC-delta_pS664_2,YAP_pS127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N-Ras_2,Cyclin_E2_2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NF2_2,MAPK_pT202_Y204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Myosin-IIa_pS1943_1,p70S6K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DJ-1_1,Chk2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FOXO3a_pS318_S321_1,GSK3_pS9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HER3_pY1289_2,p70S6K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Cyclin_D1_1,ATM_1,4E-BP1_pT70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Fibronectin_1,Raptor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YB-1_pS102_1,p38_pT180_Y182_0,P-Cadherin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KC-delta_pS664_2,Bax_2,MAPK_pT202_Y204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TAZ_0,ER-alpha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VEGFR2_2,PKC-delta_pS664_2,LKB1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Smad1_1,Cyclin_D1_1,Chk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Stathmin_2,CD49b_2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EGFR_2,Myosin-IIa_pS1943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14-3-3_beta_1,Bap1-c-4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Cyclin_D1_1,ARHI_1,P-Cadherin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Annexin-1_1,ER-alpha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Rad50_2,EGFR_2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KC-delta_pS664_2,Cyclin_D1_1,c-Jun_pS73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GAB2_2,Heregulin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62-LCK-ligand_1,14-3-3_beta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EGFR_2,LKB1_1,Src_pY416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Heregulin_1,eEF2K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Cyclin_D1_1,TAZ_0,ACC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TAZ_0,4E-BP1_pS65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CD20_1,Dvl3_0,Chk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Src_pY416_0,p38_pT180_Y182_0,P-Cadherin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Smad4_2,p90RSK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KC-delta_pS664_2,Bax_2,ACC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CD49b_2,Cyclin_D1_1,Ku80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CDK1_1,p38_pT180_Y182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Rictor_0,GATA3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MIG-6_0,GSK3_pS9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Bim_2,Bax_2,p38_MAPK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axillin_1,TAZ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LKB1_1,N-Cadherin_0,c-Jun_pS73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HER3_pY1289_2,Cyclin_D1_1,ATM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CD20_1,NF-kB-p65_pS536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Bax_2,Src_pY416_0,PREX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KC-delta_pS664_2,LKB1_1,c-Jun_pS73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Src_pY416_0,P-Cadherin_0,Dvl3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TAZ_0,p38_pT180_Y182_0,Chk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21_2,LKB1_1,Heregulin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I3K-p85_2,ETS-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38_MAPK_1,4E-BP1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LKB1_1,mTOR_pS2448_0,Chk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VEGFR2_2,HER3_pY1289_2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CD20_1,ATM_1,p38_pT180_Y182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Stathmin_2,Bax_2,ACVRL1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LKB1_1,GSK3_pS9_0,Chk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KC-delta_pS664_2,Bim_2,ACVRL1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VEGFR2_2,PKC-delta_pS664_2,Cyclin_D1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YB-1_pS102_1,Cyclin_D1_1,c-Jun_pS73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C-Raf_2,FoxM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Lck_2,PREX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Heregulin_1,BRCA2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CD20_1,Chk1_0,ACC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MIG-6_0,Collagen_VI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38_MAPK_1,NDRG1_pT346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4E-BP1_pT70_1,ER-alpha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ACVRL1_1,P-Cadherin_0,c-Jun_pS73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Annexin-1_1,Chk1_0,ACC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mTOR_pS2448_0,53BP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90RSK_1,Bcl-xL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ACVRL1_1,P-Cadherin_0,N-Cadherin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EA-15_2,GATA3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Rad50_2,DJ-1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ACVRL1_1,4E-BP1_pT70_1,Src_pY416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Mre11_2,YB-1_pS102_1,Cyclin_D1_1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Bax_2,14-3-3_beta_1,p38_pT180_Y182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KC-delta_pS664_2,eEF2K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LKB1_1,ATM_1,GATA3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21_2,Cyclin_D1_1,Chk1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PEA-15_2)</text:p>
          </table:table-cell>
          <table:table-cell office:value-type="float" office:value="-0.212656141478" calcext:value-type="float">
            <text:p>-0.2126561415</text:p>
          </table:table-cell>
        </table:table-row>
        <table:table-row table:style-name="ro1">
          <table:table-cell office:value-type="string" calcext:value-type="string">
            <text:p>(p90RSK_1,MAPK_pT202_Y204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p21_2,MAPK_pT202_Y204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CD20_1,GATA3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NF2_2,LKB1_1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LKB1_1,N-Cadherin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c-Kit_2,Cyclin_D1_1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AMPK_pT172_2,Chk1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Cyclin_D1_1,MIG-6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ACVRL1_1,Raptor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Rictor_pT1135_2,Bax_2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p38_MAPK_1,TFRC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Chk1_0,ARID1A_0)</text:p>
          </table:table-cell>
          <table:table-cell office:value-type="float" office:value="-0.199489143482" calcext:value-type="float">
            <text:p>-0.1994891435</text:p>
          </table:table-cell>
        </table:table-row>
        <table:table-row table:style-name="ro1">
          <table:table-cell office:value-type="string" calcext:value-type="string">
            <text:p>(Paxillin_1,p38_MAPK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Cyclin_D1_1,N-Cadherin_0,c-Jun_pS73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C-Raf_2,Tuberin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KC-delta_pS664_2,Bax_2,LKB1_1,ATM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MSH2_2,LKB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21_2,p90RSK_1,LKB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4E-BP1_pT70_1,TAZ_0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Smad1_1,PREX1_0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ACVRL1_1,TAZ_0,ACC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Annexin-1_1,Dvl3_0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DCD4_2,14-3-3_beta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VEGFR2_2,Cyclin_D1_1,ATM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Heregulin_1,Cyclin_D1_1,PREX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I3K-p85_2,MAPK_pT202_Y204_0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KC-pan_BetaII_pS660_1,Collagen_VI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CD20_1,Chk1_0,c-Jun_pS73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ACVRL1_1,SF2_0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Smad1_1,Myosin-IIa_pS1943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XRCC1_2,Bax_2,LKB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Bim_2,ACVRL1_1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YB-1_pS102_1,ATM_1,PREX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ER-alpha_pS118_2,PREX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21_2,LKB1_1,Src_pY416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EA-15_2,SF2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Smad1_1,p38_pT180_Y182_0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A-Raf_pS299_2,mTOR_pS2448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Heregulin_1,YAP_pS127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Rad50_2,MIG-6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HER2_2,ACC_pS79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HER2_pY1248_1,Cyclin_D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Bcl-xL_0,14-3-3_epsilon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KC-delta_pS664_2,ACVRL1_1,SF2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C-Raf_2,ACVRL1_1,4E-BP1_pT70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Bim_2,ATM_1,ACVRL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I3K-p85_2,Bax_2,PREX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eIF4E_2,c-Jun_pS73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B-Raf_0,ACC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Bad_pS112_2,p38_pT180_Y182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C-Raf_2,c-Myc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LKB1_1,ACVRL1_1,N-Cadherin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90RSK_1,Rictor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90RSK_1,p38_MAPK_1,ACVRL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YB-1_pS102_1,p38_MAPK_1,Cyclin_D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LKB1_1,Ku80_0,c-Jun_pS73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Rad50_2,HSP70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VEGFR2_2,ACVRL1_1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VEGFR2_2,Smad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S6_1,ARHI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I3K-p85_2,Bax_2,Annexin-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I3K-p85_2,HER3_pY1289_2,Cyclin_D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Cyclin_D1_1,ACC_pS79_1,SF2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Cyclin_D1_1,Raptor_0,Dvl3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Stathmin_2,PKC-delta_pS664_2,ACVRL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21_2,LKB1_1,ACC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21_2,eIF4E_2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Bax_2,PKC-pan_BetaII_pS660_1,LKB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Annexin-1_1,ACVRL1_1,Src_pY416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38_MAPK_1,Heregulin_1,Ku80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70S6K_0,Collagen_VI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HSP70_0,eEF2K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I3K-p85_2,Cyclin_D1_1,p38_pT180_Y182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VEGFR2_2,PKC-delta_pS664_2,ACVRL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MYH11_2,P-Cadherin_0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c-Kit_2,LKB1_1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TAZ_0,Src_pY416_0,p38_pT180_Y182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38_MAPK_1,Heregulin_1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I3K-p85_2,FOXO3a_pS318_S321_1,Cyclin_D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EGFR_2,HER3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KC-delta_pS664_2,Bax_2,Bcl-xL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MYH11_2,14-3-3_beta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N-Ras_2,Cyclin_D1_1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GSK3_pS9_0,Chk1_0,ARID1A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Cyclin_E2_2,CD49b_2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Cyclin_D1_1,GATA3_0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DJ-1_1,ATM_1,P-Cadherin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LKB1_1,Raptor_0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MYH11_2,p38_pT180_Y182_0,P-Cadherin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LKB1_1,Ku80_0,HSP70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GSK3-alpha-beta_2,mTOR_pS2448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EGFR_pY1068_1,ACVRL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Raptor_0,ARID1A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TSC1_2,C-Raf_2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Chk2_1,GATA3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4E-BP1_pT70_1,Dvl3_0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STAT3_pY705_1,P-Cadherin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FOXO3a_pS318_S321_1,Akt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Rb_pS807_S811_2,ACC_pS79_1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Bim_2,CD20_1,ATM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ACVRL1_1,SF2_0,Dvl3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LKB1_1,ATM_1,Raptor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I3K-p85_2,CD49b_2,Cyclin_D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Raptor_0,p70S6K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KC-delta_pS664_2,LKB1_1,Dvl3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I3K-p85_2,eIF4E_2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MSH6_1,ACC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IGFBP2_2,Bax_2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PKC-delta_pS664_2,Cyclin_D1_1,4E-BP1_pT70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Cyclin_D1_1,ATM_1,SF2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VEGFR2_2,p21_2,LKB1_1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YB-1_pS102_1,Annexin-1_1,Chk1_0)</text:p>
          </table:table-cell>
          <table:table-cell office:value-type="float" office:value="-0.192982303839" calcext:value-type="float">
            <text:p>-0.1929823038</text:p>
          </table:table-cell>
        </table:table-row>
        <table:table-row table:style-name="ro1">
          <table:table-cell office:value-type="string" calcext:value-type="string">
            <text:p>(eIF4G_1)</text:p>
          </table:table-cell>
          <table:table-cell office:value-type="float" office:value="-0.189360255358" calcext:value-type="float">
            <text:p>-0.1893602554</text:p>
          </table:table-cell>
        </table:table-row>
        <table:table-row table:style-name="ro1">
          <table:table-cell office:value-type="string" calcext:value-type="string">
            <text:p>(Cyclin_D1_1,Src_pY416_0)</text:p>
          </table:table-cell>
          <table:table-cell office:value-type="float" office:value="-0.189360255358" calcext:value-type="float">
            <text:p>-0.1893602554</text:p>
          </table:table-cell>
        </table:table-row>
        <table:table-row table:style-name="ro1">
          <table:table-cell office:value-type="string" calcext:value-type="string">
            <text:p>(VHL_1)</text:p>
          </table:table-cell>
          <table:table-cell office:value-type="float" office:value="-0.189360255358" calcext:value-type="float">
            <text:p>-0.1893602554</text:p>
          </table:table-cell>
        </table:table-row>
        <table:table-row table:style-name="ro1">
          <table:table-cell office:value-type="string" calcext:value-type="string">
            <text:p>(14-3-3_beta_1)</text:p>
          </table:table-cell>
          <table:table-cell office:value-type="float" office:value="-0.183146434101" calcext:value-type="float">
            <text:p>-0.1831464341</text:p>
          </table:table-cell>
        </table:table-row>
        <table:table-row table:style-name="ro1">
          <table:table-cell office:value-type="string" calcext:value-type="string">
            <text:p>(HER3_pY1289_2,p90RSK_1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Rb_pS807_S811_2,Bim_2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HER3_pY1289_2,Bim_2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VEGFR2_2,p90RSK_1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VEGFR2_2,mTOR_pS2448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SF2_0,mTOR_pS2448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Cyclin_D1_1,14-3-3_epsilon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Fibronectin_1,TAZ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Bax_2,ACVRL1_1,P-Cadherin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P-Cadherin_0,MIG-6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Cyclin_D1_1,ACVRL1_1,ACC_pS79_1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Cyclin_B1_2,Bax_2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Heregulin_1,Annexin-1_1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C-Raf_2,Annexin-1_1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MYH11_2,Chk1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p90RSK_1,p38_pT180_Y182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P-Cadherin_0,GATA3_0)</text:p>
          </table:table-cell>
          <table:table-cell office:value-type="float" office:value="-0.178462510337" calcext:value-type="float">
            <text:p>-0.1784625103</text:p>
          </table:table-cell>
        </table:table-row>
        <table:table-row table:style-name="ro1">
          <table:table-cell office:value-type="string" calcext:value-type="string">
            <text:p>(p90RSK_1,c-Myc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ACC1_0,53BP1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p62-LCK-ligand_1,Src_pY416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Cyclin_E2_2,p90RSK_1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P-Cadherin_0,ER-alpha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p90RSK_1,Fibronectin_1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MAPK_pT202_Y204_0,GATA3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C-Raf_2,GAPDH_1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PI3K-p85_2,SF2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Src_pY416_0,Bcl-xL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GAPDH_1,mTOR_pS2448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PKC-delta_pS664_2,LKB1_1,ATM_1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Rb_pS807_S811_2,ACC_pS79_1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Myosin-IIa_pS1943_1,Chk1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ACVRL1_1,EGFR_pY1173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XBP1_0,Chk1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14-3-3_beta_1,TAZ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Bax_2,JAB1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Heregulin_1,Akt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PI3K-p85_2,4E-BP1_pT70_1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CD49b_2,p38_MAPK_1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Bim_2,4E-BP1_pT70_1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PREX1_0,ACC1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Bax_2,Cyclin_D1_1,Chk1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p38_MAPK_1,MIG-6_0)</text:p>
          </table:table-cell>
          <table:table-cell office:value-type="float" office:value="-0.157762846698" calcext:value-type="float">
            <text:p>-0.1577628467</text:p>
          </table:table-cell>
        </table:table-row>
        <table:table-row table:style-name="ro1">
          <table:table-cell office:value-type="string" calcext:value-type="string">
            <text:p>(p53_2)</text:p>
          </table:table-cell>
          <table:table-cell office:value-type="float" office:value="-0.144478763288" calcext:value-type="float">
            <text:p>-0.1444787633</text:p>
          </table:table-cell>
        </table:table-row>
        <table:table-row table:style-name="ro1">
          <table:table-cell office:value-type="string" calcext:value-type="string">
            <text:p>(Bax_2,TAZ_0)</text:p>
          </table:table-cell>
          <table:table-cell office:value-type="float" office:value="-0.144478763288" calcext:value-type="float">
            <text:p>-0.1444787633</text:p>
          </table:table-cell>
        </table:table-row>
        <table:table-row table:style-name="ro1">
          <table:table-cell office:value-type="string" calcext:value-type="string">
            <text:p>(ASNS_2)</text:p>
          </table:table-cell>
          <table:table-cell office:value-type="float" office:value="-0.144478763288" calcext:value-type="float">
            <text:p>-0.1444787633</text:p>
          </table:table-cell>
        </table:table-row>
        <table:table-row table:style-name="ro1">
          <table:table-cell office:value-type="string" calcext:value-type="string">
            <text:p>(PKC-alpha_1)</text:p>
          </table:table-cell>
          <table:table-cell office:value-type="float" office:value="-0.144478763288" calcext:value-type="float">
            <text:p>-0.1444787633</text:p>
          </table:table-cell>
        </table:table-row>
        <table:table-row table:style-name="ro1">
          <table:table-cell office:value-type="string" calcext:value-type="string">
            <text:p>(p38_pT180_Y182_0,Chk1_0)</text:p>
          </table:table-cell>
          <table:table-cell office:value-type="float" office:value="-0.144478763288" calcext:value-type="float">
            <text:p>-0.1444787633</text:p>
          </table:table-cell>
        </table:table-row>
        <table:table-row table:style-name="ro1">
          <table:table-cell office:value-type="string" calcext:value-type="string">
            <text:p>(Cyclin_D1_1,Dvl3_0)</text:p>
          </table:table-cell>
          <table:table-cell office:value-type="float" office:value="-0.144478763288" calcext:value-type="float">
            <text:p>-0.1444787633</text:p>
          </table:table-cell>
        </table:table-row>
        <table:table-row table:style-name="ro1">
          <table:table-cell office:value-type="string" calcext:value-type="string">
            <text:p>(N-Ras_2,Rab11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GAB2_2,Src_pY416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N-Cadherin_0,MAPK_pT202_Y204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Rad50_2,GATA3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GAB2_2,c-Jun_pS73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PI3K-p85_2,14-3-3_epsilon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JAB1_0,Src_pY416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YB-1_pS102_1,14-3-3_epsilon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GSK3_pS9_0,c-Jun_pS73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Rictor_pT1135_2,YB-1_pS102_1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AMPK_pT172_2,p38_MAPK_1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MSH6_1,p38_MAPK_1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PRAS40_pT246_2,C-Raf_2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C-Raf_pS338_1,4E-BP1_pT70_1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Myosin-IIa_pS1943_1,c-Jun_pS73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p21_2,Mre11_2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AR_2,YB-1_pS102_1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GAPDH_1,SF2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PI3K-p85_2,ARID1A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CD49b_2,Bim_2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AR_2,HSP70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Bax_2,Smad3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Chk1_pS345_2,Cyclin_D1_1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ACVRL1_1,PCNA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HER3_pY1289_2,mTOR_pS2448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PEA-15_2,ATM_1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VEGFR2_2,Bim_2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Rb_pS807_S811_2,Src_pY416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Rad50_2,ATM_1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Cyclin_D1_1,beta-Catenin_1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Rb_pS807_S811_2,PKC-delta_pS664_2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FOXO3a_pS318_S321_1,TAZ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Cyclin_D1_1,ER-alpha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ACC_pS79_1,4E-BP1_pT70_1,Chk1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AMPK_pT172_2,ATM_1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LKB1_1,ACC_pS79_1,Chk1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VHL_1,Chk1_0)</text:p>
          </table:table-cell>
          <table:table-cell office:value-type="float" office:value="-0.137353919024" calcext:value-type="float">
            <text:p>-0.137353919</text:p>
          </table:table-cell>
        </table:table-row>
        <table:table-row table:style-name="ro1">
          <table:table-cell office:value-type="string" calcext:value-type="string">
            <text:p>(CD49b_2)</text:p>
          </table:table-cell>
          <table:table-cell office:value-type="float" office:value="-0.133289290588" calcext:value-type="float">
            <text:p>-0.1332892906</text:p>
          </table:table-cell>
        </table:table-row>
        <table:table-row table:style-name="ro1">
          <table:table-cell office:value-type="string" calcext:value-type="string">
            <text:p>(P-Cadherin_0,HSP70_0)</text:p>
          </table:table-cell>
          <table:table-cell office:value-type="float" office:value="-0.122777080527" calcext:value-type="float">
            <text:p>-0.1227770805</text:p>
          </table:table-cell>
        </table:table-row>
        <table:table-row table:style-name="ro1">
          <table:table-cell office:value-type="string" calcext:value-type="string">
            <text:p>(C-Raf_2,Cyclin_D1_1)</text:p>
          </table:table-cell>
          <table:table-cell office:value-type="float" office:value="-0.122777080527" calcext:value-type="float">
            <text:p>-0.1227770805</text:p>
          </table:table-cell>
        </table:table-row>
        <table:table-row table:style-name="ro1">
          <table:table-cell office:value-type="string" calcext:value-type="string">
            <text:p>(GAB2_2,Dvl3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PI3K-p85_2,4E-BP1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JAB1_0,Dvl3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RBM15_1,4E-BP1_pT70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GAB2_2,p90RSK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PKC-delta_pS664_2,MEK1_2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Rad50_2,p90RSK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Rb_pS807_S811_2,N-Ras_2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c-Kit_2,TFRC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CD49b_2,Raptor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PI3K-p85_2,AMPK_pT172_2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Rictor_pT1135_2,Dvl3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Cyclin_E2_2,GATA3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C-Raf_2,p90RSK_pT359_S363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HER3_pY1289_2,FOXO3a_pS318_S321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Chk1_pS345_2,CD20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Raptor_0,Akt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MSH6_1,4E-BP1_pT70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Chk1_pS345_2,P-Cadherin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C-Raf_2,BRCA2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CD49b_2,ACC1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ATM_1,AMPK_alpha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Raptor_0,ACC1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Bax_2,LKB1_1,Ku80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HER3_pY1289_2,c-Jun_pS73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PKC-pan_BetaII_pS660_1,PREX1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p21_2,Bax_2,Cyclin_D1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p21_2,LKB1_1,ATM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PKC-delta_pS664_2,Cyclin_D1_1,TAZ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4E-BP1_pT70_1,B-Raf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TSC1_2,ATM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Cyclin_D1_1,Smad3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Transglutaminase_1,CD20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c-Kit_2,p38_pT180_Y182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p38_MAPK_1,Raptor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ATM_1,FoxM1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EGFR_2,4E-BP1_pT70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ACVRL1_1,P-Cadherin_0,HSP70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PI3K-p85_2,Cyclin_D1_1,Chk1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S6_1,Ku80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Bax_2,ACVRL1_1,p38_pT180_Y182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ACC_pS79_1,Bcl-xL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Tuberin_1,Chk1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ACVRL1_1,4E-BP1_pS65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LKB1_1,ATM_1,Chk1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c-Kit_2,P-Cadherin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Heregulin_1,B-Raf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Bax_2,Chk2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GAPDH_1,Fibronectin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AR_2,mTOR_pS2448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p70S6K_pT389_2,Cyclin_D1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Bax_2,ETS-1_0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YB-1_pS102_1,Cyclin_D1_1,ACVRL1_1)</text:p>
          </table:table-cell>
          <table:table-cell office:value-type="float" office:value="-0.117201807735" calcext:value-type="float">
            <text:p>-0.1172018077</text:p>
          </table:table-cell>
        </table:table-row>
        <table:table-row table:style-name="ro1">
          <table:table-cell office:value-type="string" calcext:value-type="string">
            <text:p>(GSK3_pS9_0)</text:p>
          </table:table-cell>
          <table:table-cell office:value-type="float" office:value="-0.109578233069" calcext:value-type="float">
            <text:p>-0.1095782331</text:p>
          </table:table-cell>
        </table:table-row>
        <table:table-row table:style-name="ro1">
          <table:table-cell office:value-type="string" calcext:value-type="string">
            <text:p>(AR_2)</text:p>
          </table:table-cell>
          <table:table-cell office:value-type="float" office:value="-0.109578233069" calcext:value-type="float">
            <text:p>-0.1095782331</text:p>
          </table:table-cell>
        </table:table-row>
        <table:table-row table:style-name="ro1">
          <table:table-cell office:value-type="string" calcext:value-type="string">
            <text:p>(p90RSK_1,Annexin-1_1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4E-BP1_pT70_1,HSP70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Bim_2,ACVRL1_1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Rb_pS807_S811_2,Chk1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PKC-delta_pS664_2,P-Cadherin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Src_pY416_0,P-Cadherin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Bax_2,Raptor_0)</text:p>
          </table:table-cell>
          <table:table-cell office:value-type="float" office:value="-0.101499742868" calcext:value-type="float">
            <text:p>-0.1014997429</text:p>
          </table:table-cell>
        </table:table-row>
        <table:table-row table:style-name="ro1">
          <table:table-cell office:value-type="string" calcext:value-type="string">
            <text:p>(PEA-15_2,14-3-3_beta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Rb_pS807_S811_2,14-3-3_epsilon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Tuberin_1,Dvl3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S6_pS240_S244_2,PREX1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90RSK_1,JAB1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90RSK_1,4E-BP1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90RSK_1,eIF4G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C-Raf_pS338_1,ARID1A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21_2,GAB2_2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4E-BP1_1,ACC1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90RSK_1,p62-LCK-ligand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Stathmin_2,N-Ras_2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GAB2_2,14-3-3_beta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21_2,ETS-1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Rb_pS807_S811_2,DJ-1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GAPDH_1,14-3-3_epsilon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KC-delta_pS664_2,53BP1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VHL_1,TAZ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Myosin-IIa_pS1943_1,DJ-1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Transglutaminase_1,Annexin-1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90RSK_1,XBP1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I3K-p85_2,Cyclin_E2_2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AR_2,DJ-1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NDRG1_pT346_1,PREX1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Stathmin_2,TFRC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KC-delta_pS664_2,ACVRL1_1,TAZ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Rad50_2,ACC_pS79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TAZ_0,p90RSK_pT359_S363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Cyclin_B1_2,Chk1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LKB1_1,ATM_1,ACC1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Bax_2,p38_MAPK_1,ATM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38_pT180_Y182_0,NF-kB-p65_pS536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VEGFR2_2,DJ-1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Bax_2,eEF2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KC-delta_pS664_2,c-Myc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ATM_1,c-Myc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KC-alpha_1,ACVRL1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Stathmin_2,DJ-1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KC-alpha_pS657_0,p38_pT180_Y182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LKB1_1,Chk1_0,ACC1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Fibronectin_1,c-Jun_pS73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VEGFR2_2,GAPDH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eIF4E_2,Ku80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Cyclin_D1_1,PREX1_0,HSP70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ATM_1,P-Cadherin_0,HSP70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Fibronectin_1,Akt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KC-delta_pS664_2,Cyclin_D1_1,Chk1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4E-BP1_pT70_1,Raptor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Bax_2,P-Cadherin_0,Dvl3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LKB1_1,ATM_1,Src_pY416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FOXO3a_pS318_S321_1,ARID1A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Bax_2,p38_pT180_Y182_0,GATA3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DJ-1_1,ARID1A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LKB1_1,TAZ_0,Ku80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EA-15_2,TAZ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GAPDH_1,FOXO3a_pS318_S321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Cyclin_D1_1,Chk1_0,ACC1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MSH6_1,p38_pT180_Y182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LKB1_1,Chk1_0,c-Jun_pS73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KC-delta_pS664_2,Cyclin_D1_1,Src_pY416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Bax_2,Paxillin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LKB1_1,c-Met_pY1235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Annexin-1_1,Tuberin_pT1462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Cyclin_D1_1,p38_pT180_Y182_0,HSP70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BRCA2_1,Ku80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RBM15_1,ACVRL1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p90RSK_pT359_S363_0)</text:p>
          </table:table-cell>
          <table:table-cell office:value-type="float" office:value="-0.0865592715572" calcext:value-type="float">
            <text:p>-0.0865592716</text:p>
          </table:table-cell>
        </table:table-row>
        <table:table-row table:style-name="ro1">
          <table:table-cell office:value-type="string" calcext:value-type="string">
            <text:p>(p21_2,Annexin-1_1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CD20_1,ARHI_1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p38_MAPK_1,Src_pY416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PTEN_2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4E-BP1_pT70_1,TAZ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Stathmin_2,Chk1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Bax_2,GSK3_pS9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P-Cadherin_0,Ku80_0)</text:p>
          </table:table-cell>
          <table:table-cell office:value-type="float" office:value="-0.0806010867249" calcext:value-type="float">
            <text:p>-0.0806010867</text:p>
          </table:table-cell>
        </table:table-row>
        <table:table-row table:style-name="ro1">
          <table:table-cell office:value-type="string" calcext:value-type="string">
            <text:p>(Cyclin_E2_2,Smad1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GSK3_pS9_0,14-3-3_epsilon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Src_pY416_0,p27_pT157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Src_pY416_0,53BP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KC-pan_BetaII_pS660_1,Myosin-IIa_pS1943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Src_pY416_0,IRS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ARHI_1,c-Myc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VHL_1,ACC_pS79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eIF4G_1,c-Jun_pS73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Notch1_1,Akt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70S6K_0,Akt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Rad50_2,C-Raf_2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GAB2_2,mTOR_pS2448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HSP70_0,CD3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ATM_1,MAPK_pT202_Y204_0,c-Jun_pS73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N-Cadherin_0,Bcl-xL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GAB2_2,YB-1_pS102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Bim_2,Cyclin_D1_1,Src_pY416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Bax_2,P-Cadherin_0,c-Jun_pS73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eEF2_1,Chk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NF2_2,Bax_2,LKB1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LKB1_1,TFRC_0,Chk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90RSK_1,S6_pS235_S236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38_MAPK_1,Heregulin_1,ATM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Heregulin_1,53BP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TFRC_0,FoxM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DCD4_2,TAZ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90RSK_pT359_S363_0,ACC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HER3_pY1289_2,Raptor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90RSK_1,ACVRL1_1,Chk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CD49b_2,Cyclin_D1_1,ACC_pS79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Bax_2,ACVRL1_1,ACC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Bax_2,Src_pY416_0,p38_pT180_Y182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Rb_pS807_S811_2,EGFR_2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Rad50_2,ARHI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LKB1_1,Src_pY416_0,Ku80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53_2,p38_pT180_Y182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Heregulin_1,JAB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70S6K_pT389_2,P-Cadherin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Cyclin_D1_1,TAZ_0,c-Jun_pS73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ACVRL1_1,4E-BP1_pT70_1,Dvl3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Cyclin_D1_1,mTOR_pS2448_0,Chk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Rad50_2,TFRC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RAS40_pT246_2,ACC_pS79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KC-delta_pS664_2,Bax_2,p38_MAPK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DK1_1,ACVRL1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YB-1_2,ACVRL1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AR_2,ARID1A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Heregulin_1,FoxM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I3K-p85_2,Mre11_2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-Cadherin_0,mTOR_pS2448_0,Chk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Bim_2,Bax_2,ACVRL1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p38_MAPK_1,ACVRL1_1,Ku80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CDK1_1,PREX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Bax_2,4E-BP1_pT70_1,Chk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Cyclin_D1_1,Akt_pT308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Src_pY416_0,PREX1_0,Chk1_0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Akt_pT308_1,ACVRL1_1)</text:p>
          </table:table-cell>
          <table:table-cell office:value-type="float" office:value="-0.0775420245016" calcext:value-type="float">
            <text:p>-0.0775420245</text:p>
          </table:table-cell>
        </table:table-row>
        <table:table-row table:style-name="ro1">
          <table:table-cell office:value-type="string" calcext:value-type="string">
            <text:p>(Bid_0)</text:p>
          </table:table-cell>
          <table:table-cell office:value-type="float" office:value="-0.0641561228985" calcext:value-type="float">
            <text:p>-0.0641561229</text:p>
          </table:table-cell>
        </table:table-row>
        <table:table-row table:style-name="ro1">
          <table:table-cell office:value-type="string" calcext:value-type="string">
            <text:p>(c-Jun_pS73_0,ARID1A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p90RSK_1,ARID1A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DJ-1_1,4E-BP1_pT70_1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EGFR_2,P-Cadherin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PKC-delta_pS664_2,p38_MAPK_1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ATM_1,MAPK_pT202_Y204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STAT5-alpha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AR_2,Chk1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PREX1_0,mTOR_pS2448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FOXO3a_pS318_S321_1,ACVRL1_1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Smad1_1,ACVRL1_1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ATM_1,Annexin-1_1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p90RSK_1,TAZ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CD20_1,mTOR_pS2448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Heregulin_1,ACC1_0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CD49b_2,ACVRL1_1)</text:p>
          </table:table-cell>
          <table:table-cell office:value-type="float" office:value="-0.0600391767987" calcext:value-type="float">
            <text:p>-0.0600391768</text:p>
          </table:table-cell>
        </table:table-row>
        <table:table-row table:style-name="ro1">
          <table:table-cell office:value-type="string" calcext:value-type="string">
            <text:p>(p21_2,VHL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Src_pY416_0,p38_pT180_Y182_0,Dvl3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ASNS_2,TAZ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CD49b_2,Cyclin_D1_1,c-Jun_pS73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Heregulin_1,c-Myc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Annexin-1_1,Src_pY416_0,Chk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FOXO3a_pS318_S321_1,Cyclin_D1_1,Src_pY416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Bax_2,LKB1_1,DJ-1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Bax_2,AMPK_pT172_2,c-Jun_pS73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Bax_2,MAPK_pT202_Y204_0,ACC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GSK3-alpha-beta_2,C-Raf_2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Bim_2,ER-alpha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Cyclin_D1_1,Raptor_0,c-Jun_pS73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C-Raf_2,Bax_2,LKB1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Rictor_pT1135_2,FOXO3a_pS318_S321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GAPDH_1,p70S6K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MYH11_2,Bax_2,Cyclin_D1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Bax_2,Rictor_0,P-Cadherin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21_2,Tuberin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KC-delta_pS664_2,ACVRL1_1,4E-BP1_pT70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TIGAR_2,p90RSK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21_2,Annexin-1_1,Chk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ASNS_2,p38_pT180_Y182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C-Raf_2,p38_pT180_Y182_0,P-Cadherin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ACVRL1_1,PREX1_0,Ku80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90RSK_1,Cyclin_D1_1,Src_pY416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38_pT180_Y182_0,IRS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MAPK_pT202_Y204_0,Chk1_0,ACC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VEGFR2_2,FOXO3a_pS318_S321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-Cadherin_0,Dvl3_0,Chk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Cyclin_E1_0,Chk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KC-delta_pS664_2,Bax_2,GAPDH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R_0,Ku80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c-Kit_2,p38_MAPK_1,ACVRL1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Bak_1,TAZ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38_MAPK_1,PKC-alpha_pS657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VEGFR2_2,C-Raf_pS338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N-Ras_2,LKB1_1,ATM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ACVRL1_1,p38_pT180_Y182_0,GATA3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Smad4_2,ACC_pS79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IRS1_0,ACC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KC-delta_pS664_2,Bax_2,SF2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DCD4_2,ACC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I3K-p85_2,Bax_2,P-Cadherin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C-Raf_2,53BP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ATM_1,Annexin-1_1,TAZ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Src_pY416_0,p38_pT180_Y182_0,Chk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Cyclin_D1_1,TAZ_0,Raptor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FASN_2,Ku80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YB-1_pS102_1,PREX1_0,Chk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MEK1_2,Heregulin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14-3-3_beta_1,Src_pY416_0,Chk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DJ-1_1,ACVRL1_1,4E-BP1_pT70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CD20_1,c-Met_pY1235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ATM_1,ACVRL1_1,p38_pT180_Y182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Bax_2,4E-BP1_pT70_1,HSP70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ACVRL1_1,TFRC_0,P-Cadherin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Bax_2,P-Cadherin_0,Bap1-c-4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KC-delta_pS664_2,LKB1_1,TFRC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21_2,Bax_2,MAPK_pT202_Y204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Cyclin_E2_2,MIG-6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Bim_2,ACVRL1_1,Dvl3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KC-delta_pS664_2,PI3K-p85_2,LKB1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EGFR_2,LKB1_1,Chk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CD20_1,ATM_1,Src_pY416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EGFR_2,ACVRL1_1,P-Cadherin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GAB2_2,EGFR_2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MIG-6_0,Bcl-xL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LKB1_1,TFRC_0,Ku80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S6_pS235_S236_0,GATA3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Bim_2,p62-LCK-ligand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VEGFR2_2,N-Ras_2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GSK3-alpha-beta_2,ACC_pS79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90RSK_1,ATM_1,ACVRL1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Rb_pS807_S811_2,14-3-3_beta_1,Chk1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ATM_1,p38_pT180_Y182_0,mTOR_pS2448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Cyclin_D1_1,Dvl3_0,c-Jun_pS73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Smad1_1,Fibronectin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Cyclin_D1_1,14-3-3_beta_1,Src_pY416_0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JNK2_1,4E-BP1_pT70_1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TEN_2,Bax_2)</text:p>
          </table:table-cell>
          <table:table-cell office:value-type="float" office:value="-0.0579753547121" calcext:value-type="float">
            <text:p>-0.0579753547</text:p>
          </table:table-cell>
        </table:table-row>
        <table:table-row table:style-name="ro1">
          <table:table-cell office:value-type="string" calcext:value-type="string">
            <text:p>(p62-LCK-ligand_1)</text:p>
          </table:table-cell>
          <table:table-cell office:value-type="float" office:value="-0.0423011207733" calcext:value-type="float">
            <text:p>-0.0423011208</text:p>
          </table:table-cell>
        </table:table-row>
        <table:table-row table:style-name="ro1">
          <table:table-cell office:value-type="string" calcext:value-type="string">
            <text:p>(Bcl-2_1)</text:p>
          </table:table-cell>
          <table:table-cell office:value-type="float" office:value="-0.0423011207733" calcext:value-type="float">
            <text:p>-0.0423011208</text:p>
          </table:table-cell>
        </table:table-row>
        <table:table-row table:style-name="ro1">
          <table:table-cell office:value-type="string" calcext:value-type="string">
            <text:p>(PI3K-p85_2,FOXO3a_pS318_S321_1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PI3K-p85_2,N-Cadherin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Rb_pS807_S811_2,p90RSK_1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SF2_0,Dvl3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Bim_2,Dvl3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Src_1,P-Cadherin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SF2_0,HSP70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mTOR_pS2448_0,ACC1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4E-BP1_pT70_1,Dvl3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Bax_2,B-Raf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EGFR_2,Cyclin_D1_1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CD20_1,HSP70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p38_pT180_Y182_0,MIG-6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PI3K-p85_2,p38_pT180_Y182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4E-BP1_pT70_1,Src_pY416_0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Paxillin_1)</text:p>
          </table:table-cell>
          <table:table-cell office:value-type="float" office:value="-0.0209338453669" calcext:value-type="float">
            <text:p>-0.0209338454</text:p>
          </table:table-cell>
        </table:table-row>
        <table:table-row table:style-name="ro1">
          <table:table-cell office:value-type="string" calcext:value-type="string">
            <text:p>(PREX1_0,Chk1_0)</text:p>
          </table:table-cell>
          <table:table-cell office:value-type="float" office:value="-0.0209338453669" calcext:value-type="float">
            <text:p>-0.0209338454</text:p>
          </table:table-cell>
        </table:table-row>
        <table:table-row table:style-name="ro1">
          <table:table-cell office:value-type="string" calcext:value-type="string">
            <text:p>(PDCD4_2)</text:p>
          </table:table-cell>
          <table:table-cell office:value-type="float" office:value="-0.0209338453669" calcext:value-type="float">
            <text:p>-0.0209338454</text:p>
          </table:table-cell>
        </table:table-row>
        <table:table-row table:style-name="ro1">
          <table:table-cell office:value-type="string" calcext:value-type="string">
            <text:p>(S6_pS235_S236_0,mTOR_pS2448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PKC-delta_pS664_2,Bcl-2_1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N-Ras_2,Annexin-1_1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Rb_pS807_S811_2,PI3K-p85_2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Src_pY416_0,ARID1A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TFRC_0,P-Cadherin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PKC-delta_pS664_2,Bax_2,ACVRL1_1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XRCC1_2,LKB1_1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AR_2,p38_pT180_Y182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Annexin-1_1,TFRC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Mre11_2,ACVRL1_1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Bax_2,Bcl-2_1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Rb_pS807_S811_2,ATM_1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Mre11_2,TAZ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ACVRL1_1,p70S6K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BRCA2_1,ATM_1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Src_1,LKB1_1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FOXO3a_pS318_S321_1,Chk1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PKC-delta_pS664_2,HER3_pY1289_2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Bax_2,EGFR_pY1173_0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c-Kit_2,Bax_2)</text:p>
          </table:table-cell>
          <table:table-cell office:value-type="float" office:value="-0.0197734270859" calcext:value-type="float">
            <text:p>-0.0197734271</text:p>
          </table:table-cell>
        </table:table-row>
        <table:table-row table:style-name="ro1">
          <table:table-cell office:value-type="string" calcext:value-type="string">
            <text:p>(C-Raf_2,Bid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FOXO3a_pS318_S321_1,N-Cadherin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KC-delta_pS664_2,GAB2_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BRCA2_1,Src_pY416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TFRC_0,Rab1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VEGFR2_2,AR_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N-Ras_2,4E-BP1_pT70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Bim_2,Raptor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Bcl-2_1,TAZ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R_2,ACC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BRCA2_1,ACC_pS79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Rb_pS807_S811_2,TFRC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38_MAPK_1,14-3-3_beta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yclin_D1_1,Src_pY416_0,Chk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90RSK_1,SF2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21_2,Akt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Smad4_2,Chk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KC-delta_pS664_2,Bcl-xL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Transglutaminase_1,p38_pT180_Y182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KC-delta_pS664_2,Bax_2,P-Cadherin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Myosin-IIa_pS1943_1,Ku80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hk2_1,ATM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VEGFR2_2,GATA3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Tuberin_1,Ku80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Bax_2,4E-BP1_pS65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KC-pan_BetaII_pS660_1,P-Cadherin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SNS_2,Chk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yclin_D1_1,EGFR_pY1173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Bax_2,Cyclin_D1_1,Src_pY416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D20_1,beta-Catenin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RAS40_pT246_2,TAZ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Heregulin_1,Cyclin_D1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D20_1,ATM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90RSK_pT359_S363_0,MIG-6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VEGFR2_2,GSK3_pS9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JNK2_1,Annexin-1_1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Fibronectin_1,DJ-1_1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Notch1_1,SF2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GSK3_pS9_0,ACC1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Bim_2,FOXO3a_pS318_S321_1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Fibronectin_1,SF2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PREX1_0,PI3K-p110-alpha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p38_MAPK_1,p70S6K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p90RSK_1,GAPDH_1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HER3_pY1289_2,EGFR_2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ACVRL1_1,ER-alpha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ACC_pS79_1,ARID1A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Bax_2,eEF2K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C-Raf_2,ARID1A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ACVRL1_1,ACC_pS79_1,4E-BP1_pT70_1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TFRC_0,Annexin_VII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Rb_pS807_S811_2,GATA3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p90RSK_1,Akt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PKC-pan_BetaII_pS660_1,p38_pT180_Y182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PEA-15_2,Chk1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Smad4_2,Heregulin_1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PI3K-p85_2,Fibronectin_1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ACVRL1_1,PI3K-p110-alpha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Bax_2,Cyclin_D1_1,c-Jun_pS73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Bax_2,p90RSK_pT359_S363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RBM15_1,Cyclin_D1_1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AR_2,Heregulin_1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ACVRL1_1,ACC_pS79_1,P-Cadherin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Fibronectin_1,ACC_pS79_1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YB-1_pS102_1,GAPDH_1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XBP1_0,Ku80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Rictor_pT1135_2,Heregulin_1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Tuberin_pT1462_0,P-Cadherin_0)</text:p>
          </table:table-cell>
          <table:table-cell office:value-type="float" office:value="0.0195765846185" calcext:value-type="float">
            <text:p>0.0195765846</text:p>
          </table:table-cell>
        </table:table-row>
        <table:table-row table:style-name="ro1">
          <table:table-cell office:value-type="string" calcext:value-type="string">
            <text:p>(C-Raf_2,CD20_1)</text:p>
          </table:table-cell>
          <table:table-cell office:value-type="float" office:value="0.0205495173955" calcext:value-type="float">
            <text:p>0.0205495174</text:p>
          </table:table-cell>
        </table:table-row>
        <table:table-row table:style-name="ro1">
          <table:table-cell office:value-type="string" calcext:value-type="string">
            <text:p>(Cyclin_D1_1,HSP70_0)</text:p>
          </table:table-cell>
          <table:table-cell office:value-type="float" office:value="0.0205495173955" calcext:value-type="float">
            <text:p>0.0205495174</text:p>
          </table:table-cell>
        </table:table-row>
        <table:table-row table:style-name="ro1">
          <table:table-cell office:value-type="string" calcext:value-type="string">
            <text:p>(Heregulin_1,ACVRL1_1)</text:p>
          </table:table-cell>
          <table:table-cell office:value-type="float" office:value="0.0205495173955" calcext:value-type="float">
            <text:p>0.0205495174</text:p>
          </table:table-cell>
        </table:table-row>
        <table:table-row table:style-name="ro1">
          <table:table-cell office:value-type="string" calcext:value-type="string">
            <text:p>(PI3K-p85_2,Cyclin_D1_1)</text:p>
          </table:table-cell>
          <table:table-cell office:value-type="float" office:value="0.0205495173955" calcext:value-type="float">
            <text:p>0.0205495174</text:p>
          </table:table-cell>
        </table:table-row>
        <table:table-row table:style-name="ro1">
          <table:table-cell office:value-type="string" calcext:value-type="string">
            <text:p>(GSK3-alpha-beta_2,TFRC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TIGAR_2,YB-1_pS102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Cyclin_E2_2,DJ-1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EGFR_2,YAP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C-Raf_2,CD31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GAB2_2,ACC_pS79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14-3-3_beta_1,B-Raf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CDK1_1,4E-BP1_pT70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Bim_2,B-Raf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14-3-3_beta_1,14-3-3_epsilon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p21_2,YAP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JAB1_0,ACC1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p38_MAPK_1,Bap1-c-4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Beclin_2,ACC_pS79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VEGFR2_2,CD49b_2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C-Raf_2,Chk2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PKC-delta_pS664_2,ETS-1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p21_2,HER3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TIGAR_2,PKC-delta_pS664_2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Mre11_2,Bim_2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MYH11_2,ACC1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Rb_pS807_S811_2,YB-1_pS102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FOXO3a_pS318_S321_1,SF2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Cyclin_D1_1,ATM_1,mTOR_pS2448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Bax_2,YB-1_pS102_1,p38_pT180_Y182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Cyclin_D1_1,ACVRL1_1,Ku80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YB-1_pS102_1,Notch1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Notch1_1,p38_pT180_Y182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ACVRL1_1,P-Cadherin_0,mTOR_pS2448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YAP_1,mTOR_pS2448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Bax_2,Cyclin_D1_1,Dvl3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TFRC_0,SF2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Bax_2,Bak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Heregulin_1,Chk2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GSK3-alpha-beta_2,Chk1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Rictor_pT1135_2,p21_2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ACVRL1_1,Chk2_pT68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ACVRL1_1,Src_pY416_0,P-Cadherin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EGFR_2,ARID1A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Chk1_pS345_2,ACVRL1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Src_pY416_0,ER-alpha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Bim_2,GAPDH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TSC1_2,Ku80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ATM_1,p27_pT157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Bax_2,LKB1_1,ACC_pS79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PI3K-p85_2,LKB1_1,Chk1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Bax_2,p27_pT157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Src_1,4E-BP1_pT70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Rad50_2,Heregulin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Bcl-2_1,p38_pT180_Y182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Smad1_1,14-3-3_beta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C-Raf_2,Bax_2,P-Cadherin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EGFR_2,GAPDH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PKC-delta_pS664_2,S6_pS235_S236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Cyclin_D1_1,Chk1_0,c-Jun_pS73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Heregulin_1,Cyclin_D1_1,Chk1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p38_pT180_Y182_0,Bap1-c-4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Cyclin_D1_1,Dvl3_0,Chk1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PKC-delta_pS664_2,Cyclin_D1_1,Dvl3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Bax_2,ATM_1,p38_pT180_Y182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YB-1_pS102_1,Myosin-IIa_pS1943_1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FOXO3a_pS318_S321_1,mTOR_pS2448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CD49b_2,Cyclin_D1_1,TAZ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C-Raf_2,AR_2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Bax_2,P-Cadherin_0,mTOR_pS2448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PKC-delta_pS664_2,Bax_2,TAZ_0)</text:p>
          </table:table-cell>
          <table:table-cell office:value-type="float" office:value="0.0389861857432" calcext:value-type="float">
            <text:p>0.0389861857</text:p>
          </table:table-cell>
        </table:table-row>
        <table:table-row table:style-name="ro1">
          <table:table-cell office:value-type="string" calcext:value-type="string">
            <text:p>(p21_2,Cyclin_D1_1)</text:p>
          </table:table-cell>
          <table:table-cell office:value-type="float" office:value="0.0407593878636" calcext:value-type="float">
            <text:p>0.0407593879</text:p>
          </table:table-cell>
        </table:table-row>
        <table:table-row table:style-name="ro1">
          <table:table-cell office:value-type="string" calcext:value-type="string">
            <text:p>(Bim_2,Bax_2)</text:p>
          </table:table-cell>
          <table:table-cell office:value-type="float" office:value="0.0407593878636" calcext:value-type="float">
            <text:p>0.0407593879</text:p>
          </table:table-cell>
        </table:table-row>
        <table:table-row table:style-name="ro1">
          <table:table-cell office:value-type="string" calcext:value-type="string">
            <text:p>(ACVRL1_1,c-Jun_pS73_0)</text:p>
          </table:table-cell>
          <table:table-cell office:value-type="float" office:value="0.0407593878636" calcext:value-type="float">
            <text:p>0.0407593879</text:p>
          </table:table-cell>
        </table:table-row>
        <table:table-row table:style-name="ro1">
          <table:table-cell office:value-type="string" calcext:value-type="string">
            <text:p>(PI3K-p85_2,ACVRL1_1)</text:p>
          </table:table-cell>
          <table:table-cell office:value-type="float" office:value="0.0407593878636" calcext:value-type="float">
            <text:p>0.0407593879</text:p>
          </table:table-cell>
        </table:table-row>
        <table:table-row table:style-name="ro1">
          <table:table-cell office:value-type="string" calcext:value-type="string">
            <text:p>(FOXO3a_pS318_S321_1)</text:p>
          </table:table-cell>
          <table:table-cell office:value-type="float" office:value="0.0441244007113" calcext:value-type="float">
            <text:p>0.0441244007</text:p>
          </table:table-cell>
        </table:table-row>
        <table:table-row table:style-name="ro1">
          <table:table-cell office:value-type="string" calcext:value-type="string">
            <text:p>(Raptor_0)</text:p>
          </table:table-cell>
          <table:table-cell office:value-type="float" office:value="0.0441244007113" calcext:value-type="float">
            <text:p>0.0441244007</text:p>
          </table:table-cell>
        </table:table-row>
        <table:table-row table:style-name="ro1">
          <table:table-cell office:value-type="string" calcext:value-type="string">
            <text:p>(Raptor_0,14-3-3_epsilon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A-Raf_pS299_2,Src_pY416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c-Kit_2,Dvl3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C-Raf_2,CDK1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EGFR_2,p90RSK_pT359_S363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eIF4G_1,GATA3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p21_2,53BP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AMPK_pT172_2,MIG-6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PKC-delta_pS664_2,PCNA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PKC-delta_pS664_2,Bak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TFRC_0,ETS-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p21_2,4E-BP1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p62-LCK-ligand_1,ACC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Rad50_2,Fibronectin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Myosin-IIa_pS1943_1,N-Cadherin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Heregulin_1,CDK1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VEGFR2_2,14-3-3_epsilon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NF2_2,Bim_2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Bax_2,c-Jun_pS73_0,14-3-3_epsilon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Bim_2,ETS-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S6_pS235_S236_0,Dvl3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Bim_2,Notch1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Chk1_pS345_2,Annexin-1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Bap1-c-4_0,ACC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eIF4E_2,ATM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Bax_2,Cyclin_E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S6_pS240_S244_2,ACVRL1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JNK2_1,p38_pT180_Y182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JNK_pT183_Y185_2,ATM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ACVRL1_1,P-Cadherin_0,Ku80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cIAP_2,p38_pT180_Y182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ACVRL1_1,TAZ_0,Src_pY416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PKC-delta_pS664_2,ACVRL1_1,Raptor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Bax_2,PR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mTOR_pS2448_0,ER-alpha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Myosin-IIa_pS1943_1,HSP70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Smad1_1,GAPDH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STAT3_pY705_1,ACVRL1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p21_2,Bax_2,ACC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14-3-3_beta_1,PREX1_0,Chk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Bax_2,ACC_pS79_1,P-Cadherin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YB-1_pS102_1,S6_pS235_S236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YB-1_2,p38_pT180_Y182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ACC_pS79_1,Rictor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AMPK_pT172_2,Src_pY416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PI3K-p85_2,LKB1_1,ATM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c-Met_pY1235_1,p38_pT180_Y182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Cyclin_D1_1,ARHI_1,ACVRL1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Cyclin_D1_1,Src_pY416_0,ACC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YB-1_pS102_1,Cyclin_D1_1,Chk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Fibronectin_1,ACC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Bim_2,Cyclin_D1_1,ATM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NDRG1_pT346_1,ACVRL1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Mre11_2,HSP70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PI3K-p85_2,Cyclin_D1_1,Src_pY416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AMPK_pT172_2,Heregulin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YB-1_pS102_1,Rab1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Ku80_0,53BP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p38_pT180_Y182_0,P-Cadherin_0,HSP70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LKB1_1,ATM_1,ACC_pS79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Bim_2,Cyclin_D1_1,TAZ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XBP1_0,Src_pY416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Transglutaminase_1,ACC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c-Jun_pS73_0,Akt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CD20_1,ATM_1,PREX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mTOR_pS2448_0,B-Raf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Cyclin_E2_2,TFRC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CD49b_2,YB-1_pS102_1,Cyclin_D1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ACVRL1_1,TAZ_0,Chk1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NF2_2,Annexin-1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PI3K-p85_2,Cyclin_D1_1,TAZ_0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Heregulin_1,ATM_1,ACVRL1_1)</text:p>
          </table:table-cell>
          <table:table-cell office:value-type="float" office:value="0.0582572005869" calcext:value-type="float">
            <text:p>0.0582572006</text:p>
          </table:table-cell>
        </table:table-row>
        <table:table-row table:style-name="ro1">
          <table:table-cell office:value-type="string" calcext:value-type="string">
            <text:p>(CD20_1,Ku80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CD49b_2,Bax_2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Cyclin_D1_1,GATA3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p38_MAPK_1,Ku80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YB-1_pS102_1,p38_pT180_Y182_0)</text:p>
          </table:table-cell>
          <table:table-cell office:value-type="float" office:value="0.0606705209401" calcext:value-type="float">
            <text:p>0.0606705209</text:p>
          </table:table-cell>
        </table:table-row>
        <table:table-row table:style-name="ro1">
          <table:table-cell office:value-type="string" calcext:value-type="string">
            <text:p>(MSH6_1,p90RSK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Beclin_2,HSP70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Paxillin_1,Src_pY416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PCNA_0,mTOR_pS2448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ER-alpha_pS118_2,4E-BP1_pT70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Bim_2,IRS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ATM_1,4E-BP1_pT70_1,mTOR_pS2448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VEGFR2_2,Notch1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AMPK_pT172_2,Chk1_0,c-Jun_pS73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TFRC_0,53BP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EGFR_2,c-Kit_2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FOXO3a_2,ATM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p90RSK_1,53BP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Tuberin_1,TFRC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Bad_pS112_2,Ku80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Heregulin_1,ACVRL1_1,Src_pY416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Mre11_2,Cyclin_D1_1,ACC_pS79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p21_2,Cyclin_D1_1,TAZ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Stathmin_2,ACVRL1_1,ACC_pS79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4E-BP1_pT70_1,Bap1-c-4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YB-1_pS102_1,53BP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YB-1_pS102_1,p90RSK_pT359_S363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C-Raf_2,YAP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Cyclin_B1_2,Ku80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C-Raf_2,ACVRL1_1,TAZ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ATM_1,TAZ_0,P-Cadherin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PKC-delta_pS664_2,Bax_2,4E-BP1_pT70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Src_pY416_0,P-Cadherin_0,Chk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p53_2,Heregulin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HER3_pY1289_2,ATM_1,TAZ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Bim_2,Cyclin_D1_1,Ku80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CD49b_2,Cyclin_D1_1,Src_pY416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PI3K-p85_2,PREX1_0,Chk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GAPDH_1,C-Raf_pS338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Bax_2,PREX1_0,mTOR_pS2448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ATM_1,ACVRL1_1,mTOR_pS2448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mTOR_pS2448_0,AMPK_alpha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p90RSK_1,ER-alpha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YAP_1,Heregulin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HSP70_0,53BP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Mre11_2,p90RSK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Chk1_pS345_2,PREX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ATM_1,p38_pT180_Y182_0,P-Cadherin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PI3K-p85_2,CD20_1,Chk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PI3K-p85_2,Annexin-1_1,Chk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ACC_pS79_1,53BP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P-Cadherin_0,NF-kB-p65_pS536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4E-BP1_pT70_1,PKC-alpha_pS657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Heregulin_1,Cyclin_D1_1,Dvl3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PKC-delta_pS664_2,CD20_1,p38_pT180_Y182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LKB1_1,Ku80_0,ACC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cIAP_2,Annexin-1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ARHI_1,Rab1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JNK_pT183_Y185_2,Ku80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GAB2_2,C-Raf_2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Bim_2,p90RSK_pT359_S363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CD49b_2,Cyclin_D1_1,ATM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Cyclin_D1_1,TAZ_0,MIG-6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p38_MAPK_1,ATM_1,TAZ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GSK3_pS9_0,Dvl3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CD20_1,TFRC_0,Chk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AMPK_pT172_2,Dvl3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NDRG1_pT346_1,TAZ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LKB1_1,DJ-1_1,Chk1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p21_2,Cyclin_D1_1,p38_pT180_Y182_0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beta-Catenin_1,Annexin-1_1)</text:p>
          </table:table-cell>
          <table:table-cell office:value-type="float" office:value="0.0774168017933" calcext:value-type="float">
            <text:p>0.0774168018</text:p>
          </table:table-cell>
        </table:table-row>
        <table:table-row table:style-name="ro1">
          <table:table-cell office:value-type="string" calcext:value-type="string">
            <text:p>(LKB1_1,ARHI_1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TAZ_0,ACC1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Stathmin_2,Bax_2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C-Raf_2,p38_MAPK_1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HER3_pY1289_2,Chk1_0)</text:p>
          </table:table-cell>
          <table:table-cell office:value-type="float" office:value="0.0803206041898" calcext:value-type="float">
            <text:p>0.0803206042</text:p>
          </table:table-cell>
        </table:table-row>
        <table:table-row table:style-name="ro1">
          <table:table-cell office:value-type="string" calcext:value-type="string">
            <text:p>(B-Raf_0)</text:p>
          </table:table-cell>
          <table:table-cell office:value-type="float" office:value="0.0860401534989" calcext:value-type="float">
            <text:p>0.0860401535</text:p>
          </table:table-cell>
        </table:table-row>
        <table:table-row table:style-name="ro1">
          <table:table-cell office:value-type="string" calcext:value-type="string">
            <text:p>(YAP_1,ARHI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Tuberin_1,GATA3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YB-1_pS102_1,p38_MAPK_1,ACVRL1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Heregulin_1,ACVRL1_1,p38_pT180_Y182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Bim_2,p38_MAPK_1,Ku80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53_2,PREX1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ACVRL1_1,TFRC_0,PREX1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RAS40_pT246_2,p21_2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S6_pS240_S244_2,p38_MAPK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Bax_2,Notch1_1,LKB1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Bim_2,Bax_2,Chk1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KC-delta_pS664_2,C-Raf_2,LKB1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JNK2_1,14-3-3_beta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Bax_2,c-Jun_pS73_0,ARID1A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Bax_2,CD20_1,ARHI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Bim_2,Cyclin_D1_1,TFRC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4E-BP1_pT70_1,Smad3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Bim_2,ACVRL1_1,Src_pY416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Bax_2,Annexin-1_1,Src_pY416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I3K-p85_2,eIF4G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EA-15_2,Bim_2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Myosin-IIa_pS1943_1,Cyclin_D1_1,ATM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CD49b_2,Heregulin_1,Cyclin_D1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ACVRL1_1,c-Jun_pS73_0,14-3-3_epsilon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ACVRL1_1,TFRC_0,TAZ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A-Raf_pS299_2,Heregulin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Bax_2,YB-1_pS102_1,Raptor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YB-1_pS102_1,ACVRL1_1,p38_pT180_Y182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Heregulin_1,Cyclin_D1_1,TAZ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KC-pan_BetaII_pS660_1,Cyclin_D1_1,ACVRL1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IGFBP2_2,ATM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REX1_0,Chk1_0,c-Jun_pS73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90RSK_1,ATM_1,4E-BP1_pT70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Stathmin_2,ACVRL1_1,Src_pY416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Akt_0,14-3-3_epsilon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JNK_pT183_Y185_2,ACC_pS79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Heregulin_1,4E-BP1_pT70_1,Chk1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38_MAPK_1,ACVRL1_1,c-Jun_pS73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-Cadherin_0,Chk1_0,c-Jun_pS73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Notch1_1,Cyclin_D1_1,Chk1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90RSK_1,Cyclin_D1_1,ATM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ATM_1,P-Cadherin_0,c-Jun_pS73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Notch1_1,DJ-1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4E-BP1_pT70_1,IRS1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90RSK_1,ACVRL1_1,Src_pY416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C-Raf_2,LKB1_1,Src_pY416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SF2_0,MIG-6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C-Raf_2,eEF2K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90RSK_1,p38_MAPK_1,ATM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ER-alpha_pS118_2,p38_pT180_Y182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KC-delta_pS664_2,Bim_2,Bax_2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Heregulin_1,CD20_1,ATM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NF2_2,SF2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Rb_pS807_S811_2,NF2_2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90RSK_pT359_S363_0,Dvl3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KC-delta_pS664_2,p90RSK_1,LKB1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C-Raf_2,LKB1_1,TFRC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21_2,p38_pT180_Y182_0,Chk1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CD20_1,ATM_1,ACC1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21_2,p27_pT157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RAS40_pT246_2,Dvl3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Bax_2,Src_pY416_0,MAPK_pT202_Y204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KC-delta_pS664_2,Bax_2,ARID1A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YB-1_pS102_1,ATM_1,P-Cadherin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Cyclin_D1_1,ACC_pS79_1,c-Jun_pS73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ATM_1,P-Cadherin_0,Dvl3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CD49b_2,Bax_2,TAZ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38_MAPK_1,Src_pY416_0,Chk1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Bax_2,DJ-1_1,MAPK_pT202_Y204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LKB1_1,14-3-3_beta_1,Ku80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Bax_2,STAT5-alpha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KC-alpha_1,Chk1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N-Ras_2,Cyclin_D1_1,Src_pY416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Cyclin_D1_1,HSP70_0,c-Jun_pS73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MIG-6_0,B-Raf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N-Ras_2,Myosin-IIa_pS1943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PKC-delta_pS664_2,p21_2,LKB1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C-Raf_2,p27_pT157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HER3_pY1289_2,Heregulin_1,Cyclin_D1_1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TIGAR_2,p21_2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YB-1_pS102_1,ACVRL1_1,c-Jun_pS73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c-Kit_2,p38_MAPK_1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PI3K-p85_2,14-3-3_beta_1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HER3_pY1289_2,Src_pY416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PKC-delta_pS664_2,ARID1A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CD49b_2,TAZ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YB-1_pS102_1,p38_MAPK_1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VEGFR2_2,ATM_1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PKC-delta_pS664_2,ACC1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Cyclin_D1_1,p70S6K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Bax_2,S6_pS235_S236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4E-BP1_pT70_1,TFRC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p38_pT180_Y182_0,Dvl3_0)</text:p>
          </table:table-cell>
          <table:table-cell office:value-type="float" office:value="0.0997445717412" calcext:value-type="float">
            <text:p>0.0997445717</text:p>
          </table:table-cell>
        </table:table-row>
        <table:table-row table:style-name="ro1">
          <table:table-cell office:value-type="string" calcext:value-type="string">
            <text:p>(ER-alpha_0)</text:p>
          </table:table-cell>
          <table:table-cell office:value-type="float" office:value="0.106328070739" calcext:value-type="float">
            <text:p>0.1063280707</text:p>
          </table:table-cell>
        </table:table-row>
        <table:table-row table:style-name="ro1">
          <table:table-cell office:value-type="string" calcext:value-type="string">
            <text:p>(PI3K-p110-alpha_0)</text:p>
          </table:table-cell>
          <table:table-cell office:value-type="float" office:value="0.106328070739" calcext:value-type="float">
            <text:p>0.1063280707</text:p>
          </table:table-cell>
        </table:table-row>
        <table:table-row table:style-name="ro1">
          <table:table-cell office:value-type="string" calcext:value-type="string">
            <text:p>(ACVRL1_1,Chk1_0)</text:p>
          </table:table-cell>
          <table:table-cell office:value-type="float" office:value="0.106328070739" calcext:value-type="float">
            <text:p>0.1063280707</text:p>
          </table:table-cell>
        </table:table-row>
        <table:table-row table:style-name="ro1">
          <table:table-cell office:value-type="string" calcext:value-type="string">
            <text:p>(EGFR_pY1173_0)</text:p>
          </table:table-cell>
          <table:table-cell office:value-type="float" office:value="0.106328070739" calcext:value-type="float">
            <text:p>0.1063280707</text:p>
          </table:table-cell>
        </table:table-row>
        <table:table-row table:style-name="ro1">
          <table:table-cell office:value-type="string" calcext:value-type="string">
            <text:p>(Bax_2,ACVRL1_1)</text:p>
          </table:table-cell>
          <table:table-cell office:value-type="float" office:value="0.106328070739" calcext:value-type="float">
            <text:p>0.1063280707</text:p>
          </table:table-cell>
        </table:table-row>
        <table:table-row table:style-name="ro1">
          <table:table-cell office:value-type="string" calcext:value-type="string">
            <text:p>(Mre11_2,YB-1_pS102_1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PI3K-p85_2,DJ-1_1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PKC-pan_BetaII_pS660_1,Annexin-1_1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mTOR_pS2448_0,Akt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PI3K-p85_2,Dvl3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VEGFR2_2,HSP70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PI3K-p85_2,c-Jun_pS73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Stathmin_2,PKC-delta_pS664_2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YB-1_pS102_1,4E-BP1_pT70_1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Annexin-1_1,HSP70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PREX1_0,Dvl3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Cyclin_D1_1,Chk2_pT68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PI3K-p85_2,p38_MAPK_1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CD49b_2,Ku80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c-Kit_2,ACVRL1_1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Heregulin_1,SF2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N-Ras_2,ACVRL1_1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Mre11_2,Chk1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Heregulin_1,GAPDH_1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INPP4B_1,Cyclin_D1_1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Stathmin_2,ATM_1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TAZ_0,SF2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4E-BP1_pT70_1,ACC1_0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PKC-delta_pS664_2,14-3-3_beta_1)</text:p>
          </table:table-cell>
          <table:table-cell office:value-type="float" office:value="0.118975006891" calcext:value-type="float">
            <text:p>0.1189750069</text:p>
          </table:table-cell>
        </table:table-row>
        <table:table-row table:style-name="ro1">
          <table:table-cell office:value-type="string" calcext:value-type="string">
            <text:p>(p62-LCK-ligand_1,MIG-6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FOXO3a_pS318_S321_1,MIG-6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Src_pY416_0,Rictor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Rad50_2,PKC-delta_pS664_2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DJ-1_1,SF2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DJ-1_1,Dvl3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mTOR_pS2448_0,Bcl-xL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YB-1_pS102_1,MAPK_pT202_Y204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PKC-delta_pS664_2,Cyclin_E2_2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Rictor_pT1135_2,PKC-delta_pS664_2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PKC-delta_pS664_2,GSK3_pS9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Rb_pS807_S811_2,C-Raf_2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p21_2,ARID1A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SF2_0,c-Jun_pS73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Stathmin_2,ACC_pS79_1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GAPDH_1,ACC1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S6_pS235_S236_0,Chk1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NF2_2,ACVRL1_1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Cyclin_D1_1,NF-kB-p65_pS536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Bax_2,Bid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p21_2,SF2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GAPDH_1,ACC_pS79_1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PKC-delta_pS664_2,Bax_2,p38_pT180_Y182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4E-BP1_pT70_1,c-Jun_pS73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Chk2_1,Chk1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Chk1_0,B-Raf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DJ-1_1,HSP70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C-Raf_2,SF2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CD49b_2,Chk1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p38_MAPK_1,mTOR_pS2448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GAPDH_1,HSP70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p38_MAPK_1,Dvl3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p70S6K_0,p38_pT180_Y182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EGFR_2,p38_pT180_Y182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4E-BP1_1,Chk1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PRAS40_pT246_2,ATM_1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ACVRL1_1,14-3-3_epsilon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Bim_2,ACC1_0)</text:p>
          </table:table-cell>
          <table:table-cell office:value-type="float" office:value="0.138042490861" calcext:value-type="float">
            <text:p>0.1380424909</text:p>
          </table:table-cell>
        </table:table-row>
        <table:table-row table:style-name="ro1">
          <table:table-cell office:value-type="string" calcext:value-type="string">
            <text:p>(ACC1_0)</text:p>
          </table:table-cell>
          <table:table-cell office:value-type="float" office:value="0.139670337299" calcext:value-type="float">
            <text:p>0.1396703373</text:p>
          </table:table-cell>
        </table:table-row>
        <table:table-row table:style-name="ro1">
          <table:table-cell office:value-type="string" calcext:value-type="string">
            <text:p>(ACC_pS79_1,4E-BP1_pT70_1)</text:p>
          </table:table-cell>
          <table:table-cell office:value-type="float" office:value="0.145822947453" calcext:value-type="float">
            <text:p>0.1458229475</text:p>
          </table:table-cell>
        </table:table-row>
        <table:table-row table:style-name="ro1">
          <table:table-cell office:value-type="string" calcext:value-type="string">
            <text:p>(Cyclin_D1_1,ACC_pS79_1)</text:p>
          </table:table-cell>
          <table:table-cell office:value-type="float" office:value="0.145822947453" calcext:value-type="float">
            <text:p>0.1458229475</text:p>
          </table:table-cell>
        </table:table-row>
        <table:table-row table:style-name="ro1">
          <table:table-cell office:value-type="string" calcext:value-type="string">
            <text:p>(ATM_1,ACVRL1_1)</text:p>
          </table:table-cell>
          <table:table-cell office:value-type="float" office:value="0.145822947453" calcext:value-type="float">
            <text:p>0.1458229475</text:p>
          </table:table-cell>
        </table:table-row>
        <table:table-row table:style-name="ro1">
          <table:table-cell office:value-type="string" calcext:value-type="string">
            <text:p>(PKC-delta_pS664_2,ACVRL1_1)</text:p>
          </table:table-cell>
          <table:table-cell office:value-type="float" office:value="0.145822947453" calcext:value-type="float">
            <text:p>0.1458229475</text:p>
          </table:table-cell>
        </table:table-row>
        <table:table-row table:style-name="ro1">
          <table:table-cell office:value-type="string" calcext:value-type="string">
            <text:p>(XRCC1_2,Annexin-1_1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TFRC_0,B-Raf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Chk2_1,HSP70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YB-1_pS102_1,Smad1_1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AR_2,Src_pY416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VEGFR2_2,Dvl3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Stathmin_2,HSP70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Smad1_1,mTOR_pS2448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c-Kit_2,ATM_1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Bax_2,VHL_1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Ku80_0,HER3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Bax_2,Cyclin_D1_1,ATM_1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c-Kit_2,Ku80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14-3-3_beta_1,mTOR_pS2448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Cyclin_D1_1,Src_pY416_0,Dvl3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LKB1_1,ATM_1,Ku80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Smad1_1,Src_pY416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Rb_pS807_S811_2,HSP70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XRCC1_2,P-Cadherin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ACVRL1_1,p27_pT157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CD49b_2,Heregulin_1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14-3-3_beta_1,c-Jun_pS73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PKC-delta_pS664_2,Mre11_2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Heregulin_1,ARID1A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Bax_2,P-Cadherin_0,Chk1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Notch1_1,ACVRL1_1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YB-1_2)</text:p>
          </table:table-cell>
          <table:table-cell office:value-type="float" office:value="0.165118586615" calcext:value-type="float">
            <text:p>0.1651185866</text:p>
          </table:table-cell>
        </table:table-row>
        <table:table-row table:style-name="ro1">
          <table:table-cell office:value-type="string" calcext:value-type="string">
            <text:p>(Stathmin_2,Rictor_pT1135_2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Bim_2,Chk2_pT68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Src_pY416_0,eEF2K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TFRC_0,c-Myc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PI3K-p85_2,Rictor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N-Ras_2,MAPK_pT202_Y204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ACC1_0,14-3-3_epsilon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SF2_0,N-Cadherin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ACC_pS79_1,ETS-1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HER3_pY1289_2,DJ-1_1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MYH11_2,YB-1_pS102_1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p38_MAPK_1,Notch1_1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MYH11_2,Src_pY416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Chk2_1,ACC_pS79_1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Stathmin_2,Heregulin_1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p70S6K_0,P-Cadherin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PKC-delta_pS664_2,ACVRL1_1,P-Cadherin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ACC_pS79_1,XBP1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PKC-delta_pS664_2,Cyclin_D1_1,p38_pT180_Y182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MYH11_2,TAZ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PREX1_0,B-Raf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Rictor_pT1135_2,C-Raf_2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14-3-3_beta_1,Dvl3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Heregulin_1,Raptor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N-Ras_2,PREX1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Bax_2,NDRG1_pT346_1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Heregulin_1,ER-alpha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Ku80_0,CD31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A-Raf_pS299_2,Chk1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Bax_2,p38_pT180_Y182_0,Chk1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VEGFR2_2,C-Raf_2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ACC_pS79_1,p38_pT180_Y182_0,Chk1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GAPDH_1,Src_pY416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PDCD4_2,Bax_2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ATM_1,p38_pT180_Y182_0)</text:p>
          </table:table-cell>
          <table:table-cell office:value-type="float" office:value="0.184165620791" calcext:value-type="float">
            <text:p>0.1841656208</text:p>
          </table:table-cell>
        </table:table-row>
        <table:table-row table:style-name="ro1">
          <table:table-cell office:value-type="string" calcext:value-type="string">
            <text:p>(Bax_2,ACC1_0)</text:p>
          </table:table-cell>
          <table:table-cell office:value-type="float" office:value="0.184165620791" calcext:value-type="float">
            <text:p>0.1841656208</text:p>
          </table:table-cell>
        </table:table-row>
        <table:table-row table:style-name="ro1">
          <table:table-cell office:value-type="string" calcext:value-type="string">
            <text:p>(Rab-25_1)</text:p>
          </table:table-cell>
          <table:table-cell office:value-type="float" office:value="0.184165620791" calcext:value-type="float">
            <text:p>0.1841656208</text:p>
          </table:table-cell>
        </table:table-row>
        <table:table-row table:style-name="ro1">
          <table:table-cell office:value-type="string" calcext:value-type="string">
            <text:p>(14-3-3_beta_1,Chk1_0)</text:p>
          </table:table-cell>
          <table:table-cell office:value-type="float" office:value="0.184165620791" calcext:value-type="float">
            <text:p>0.1841656208</text:p>
          </table:table-cell>
        </table:table-row>
        <table:table-row table:style-name="ro1">
          <table:table-cell office:value-type="string" calcext:value-type="string">
            <text:p>(Cyclin_E1_0)</text:p>
          </table:table-cell>
          <table:table-cell office:value-type="float" office:value="0.184165620791" calcext:value-type="float">
            <text:p>0.1841656208</text:p>
          </table:table-cell>
        </table:table-row>
        <table:table-row table:style-name="ro1">
          <table:table-cell office:value-type="string" calcext:value-type="string">
            <text:p>(Bax_2)</text:p>
          </table:table-cell>
          <table:table-cell office:value-type="float" office:value="0.188264436712" calcext:value-type="float">
            <text:p>0.1882644367</text:p>
          </table:table-cell>
        </table:table-row>
        <table:table-row table:style-name="ro1">
          <table:table-cell office:value-type="string" calcext:value-type="string">
            <text:p>(Rictor_0,MIG-6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DCD4_2,Dvl3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Annexin-1_1,NF-kB-p65_pS536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Transglutaminase_1,Akt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FOXO3a_pS318_S321_1,DJ-1_1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14-3-3_beta_1,ER-alpha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Smad4_2,ARHI_1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-Cadherin_0,mTOR_pS2448_0,HSP70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Rictor_0,c-Jun_pS73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EGFR_2,S6_pS235_S236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-Raf_pS338_1,Collagen_VI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Rad50_2,YB-1_pS102_1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Smad3_0,HSP70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D49b_2,Cyclin_D1_1,Dvl3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Mre11_2,Dvl3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DCD4_2,Src_pY416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IAP_2,P-Cadherin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38_MAPK_1,Chk2_pT68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ARHI_1,HER3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ER-alpha_0,ACC1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AMPK_pT172_2,TFRC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JNK2_1,PREX1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D49b_2,C-Raf_2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Bak_1,Chk1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Bax_2,eIF4G_1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LKB1_1,PDK1_pS241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KC-delta_pS664_2,p90RSK_pT359_S363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mTOR_pS2448_0,14-3-3_epsilon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GAPDH_1,DJ-1_1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Bax_2,YB-1_pS102_1,ACVRL1_1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Heregulin_1,ACVRL1_1,Chk1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-Kit_2,TAZ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NF2_2,PREX1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90RSK_pT359_S363_0,mTOR_pS2448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hk2_1,TAZ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yclin_D1_1,ATM_1,p38_pT180_Y182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-Raf_pS338_1,p38_pT180_Y182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-Raf_2,Cyclin_D1_1,Src_pY416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hk2_1,mTOR_pS2448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Heregulin_1,EGFR_pY1173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MYH11_2,mTOR_pS2448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NF2_2,p38_pT180_Y182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MSH6_1,Chk1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Myosin-IIa_pS1943_1,ARHI_1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FOXO3a_pS318_S321_1,GATA3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Bax_2,ACC_pS79_1,4E-BP1_pT70_1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Stathmin_2,Bim_2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Myosin-IIa_pS1943_1,mTOR_pS2448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21_2,GSK3_pS9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Bax_2,ATM_1,PREX1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JAB1_0,Ku80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KC-delta_pS664_2,LKB1_1,Chk1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4E-BP1_pT70_1,14-3-3_epsilon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38_pT180_Y182_0,Chk2_pT68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KC-delta_pS664_2,Cyclin_D1_1,mTOR_pS2448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yclin_D1_1,ARHI_1,p38_pT180_Y182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TFRC_0,Bcl-xL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Smad4_2,PKC-delta_pS664_2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HER3_pY1289_2,HSP70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Rictor_0,HSP70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Transglutaminase_1,4E-BP1_pT70_1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MYH11_2,Bim_2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Bax_2,Cyclin_D1_1,HSP70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laudin-7_1,P-Cadherin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RAS40_pT246_2,Ku80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21_2,Myosin-IIa_pS1943_1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yclin_D1_1,Src_pY416_0,c-Jun_pS73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yclin_D1_1,mTOR_pS2448_0,HSP70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I3K-p85_2,Bax_2,Cyclin_D1_1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21_2,Bax_2,TAZ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INPP4B_1,PREX1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p21_2,Bax_2,p38_pT180_Y182_0)</text:p>
          </table:table-cell>
          <table:table-cell office:value-type="float" office:value="0.194549168289" calcext:value-type="float">
            <text:p>0.1945491683</text:p>
          </table:table-cell>
        </table:table-row>
        <table:table-row table:style-name="ro1">
          <table:table-cell office:value-type="string" calcext:value-type="string">
            <text:p>(Cyclin_D1_1,TFRC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EGFR_2,ACVRL1_1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ATM_1,PREX1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p38_MAPK_1,Chk1_0)</text:p>
          </table:table-cell>
          <table:table-cell office:value-type="float" office:value="0.202999485735" calcext:value-type="float">
            <text:p>0.2029994857</text:p>
          </table:table-cell>
        </table:table-row>
        <table:table-row table:style-name="ro1">
          <table:table-cell office:value-type="string" calcext:value-type="string">
            <text:p>(PI3K-p85_2,GSK3-alpha-beta_2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FOXO3a_pS318_S321_1,Chk2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MYH11_2,Dvl3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Src_1,S6_pS235_S236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DJ-1_1,GSK3_pS9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c-Kit_2,14-3-3_beta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YB-1_pS102_1,Bid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Fibronectin_1,N-Cadherin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N-Cadherin_0,GSK3_pS9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N-Ras_2,AR_2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RBM15_1,p38_MAPK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MSH6_1,Src_pY416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GAB2_2,GATA3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AR_2,GSK3_pS9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PEA-15_2,Heregulin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PRAS40_pT246_2,p90RSK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CD49b_2,14-3-3_beta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PI3K-p85_2,Bax_2,ACVRL1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PEA-15_2,mTOR_pS2448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PKC-delta_pS664_2,CD49b_2,Cyclin_D1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YB-1_pS102_1,Rictor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TAZ_0,IRS1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SF2_0,B-Raf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4E-BP1_pT70_1,HSP70_0,Chk1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Cyclin_D1_1,ATM_1,c-Jun_pS73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Src_pY416_0,ETS-1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Heregulin_1,eIF4G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Bax_2,14-3-3_beta_1,PREX1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Heregulin_1,Cyclin_D1_1,p38_pT180_Y182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cIAP_2,PREX1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Bax_2,Cyclin_D1_1,TFRC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C-Raf_2,Cyclin_D1_1,Chk1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p53_2,ACVRL1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DJ-1_1,Akt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Cyclin_D1_1,ACC_pS79_1,PREX1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Transglutaminase_1,14-3-3_beta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ACVRL1_1,PKC-alpha_pS657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Bim_2,14-3-3_epsilon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NF2_2,mTOR_pS2448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ATM_1,PR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JNK_pT183_Y185_2,Heregulin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C-Raf_2,Cyclin_D1_1,TAZ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p21_2,14-3-3_epsilon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CD20_1,ATM_1,TFRC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Bax_2,Cyclin_D1_1,14-3-3_beta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PKC-delta_pS664_2,AMPK_alpha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Cyclin_E2_2,Dvl3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Bax_2,Src_1,p38_pT180_Y182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ARHI_1,S6_pS235_S236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EGFR_2,Bim_2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Cyclin_E2_2,C-Raf_2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PKC-delta_pS664_2,Caspase-7_cleavedD198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YAP_1,HSP70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Claudin-7_1,CD20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TSC1_2,Heregulin_1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Smad1_1,ACVRL1_1,Chk1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Cyclin_D1_1,TFRC_0,TAZ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PKC-delta_pS664_2,ACVRL1_1,Src_pY416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Cyclin_D1_1,TAZ_0,HSP70_0)</text:p>
          </table:table-cell>
          <table:table-cell office:value-type="float" office:value="0.213240567379" calcext:value-type="float">
            <text:p>0.2132405674</text:p>
          </table:table-cell>
        </table:table-row>
        <table:table-row table:style-name="ro1">
          <table:table-cell office:value-type="string" calcext:value-type="string">
            <text:p>(PREX1_0,HSP70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DJ-1_1,ACVRL1_1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ACVRL1_1,mTOR_pS2448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SF2_0,Chk1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C-Raf_2,PREX1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Bim_2,Chk1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ACVRL1_1,HSP70_0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HER3_pY1289_2,ATM_1)</text:p>
          </table:table-cell>
          <table:table-cell office:value-type="float" office:value="0.221652988494" calcext:value-type="float">
            <text:p>0.2216529885</text:p>
          </table:table-cell>
        </table:table-row>
        <table:table-row table:style-name="ro1">
          <table:table-cell office:value-type="string" calcext:value-type="string">
            <text:p>(CD20_1,G6PD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Cyclin_B1_2,mTOR_pS2448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VEGFR2_2,PEA-15_2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HER3_pY1289_2,Chk2_pT68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cIAP_2,Bim_2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HER3_pY1289_2,C-Raf_pS338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Cyclin_D1_1,c-Met_pY1235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38_MAPK_1,Cyclin_D1_1,c-Jun_pS73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KC-delta_pS664_2,p38_pT180_Y182_0,GATA3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RBM15_1,PREX1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ACVRL1_1,mTOR_pS2448_0,HSP70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YB-1_2,ACC_pS79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REX1_0,mTOR_pS2448_0,Chk1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KC-delta_pS664_2,Bax_2,AR_2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TAZ_0,PCNA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RAS40_pT246_2,HSP70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c-Met_pY1235_1,PREX1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ATM_1,ACVRL1_1,c-Jun_pS73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Src_pY416_0,Bid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Bim_2,Bax_2,ATM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Src_1,GAPDH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Bax_2,TAZ_0,Chk1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KC-delta_pS664_2,LKB1_1,mTOR_pS2448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YB-1_pS102_1,Chk2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C-Raf_2,P-Cadherin_0,Chk1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Bim_2,EGFR_pY1173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HER3_pY1289_2,Smad1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C-Raf_2,AMPK_alpha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A-Raf_pS299_2,ACC_pS79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ATM_1,4E-BP1_pT70_1,HSP70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Cyclin_D1_1,ACC_pS79_1,Dvl3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ACC_pS79_1,p38_pT180_Y182_0,P-Cadherin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DJ-1_1,ACVRL1_1,Chk1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Smad4_2,GATA3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KC-delta_pS664_2,p38_MAPK_1,ATM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KC-delta_pS664_2,PI3K-p85_2,ACVRL1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DJ-1_1,p70S6K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MYH11_2,p90RSK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90RSK_1,LKB1_1,Ku80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TIGAR_2,PI3K-p85_2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Bax_2,YB-1_pS102_1,p38_MAPK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Stathmin_2,PKC-delta_pS664_2,Bax_2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TAZ_0,p38_pT180_Y182_0,mTOR_pS2448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Bax_2,p38_MAPK_1,Src_pY416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KC-delta_pS664_2,ACVRL1_1,c-Jun_pS73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Bim_2,Heregulin_1,Cyclin_D1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38_MAPK_1,ATM_1,Ku80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TIGAR_2,TFRC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Bax_2,P-Cadherin_0,MIG-6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LKB1_1,ARHI_1,Chk1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Cyclin_D1_1,Src_pY416_0,mTOR_pS2448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ATM_1,c-Jun_pS73_0,ARID1A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ATM_1,ACVRL1_1,TFRC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Bax_2,TAZ_0,Src_pY416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Bax_2,Raptor_0,Chk1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21_2,TAZ_0,p38_pT180_Y182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90RSK_1,ACC_pS79_1,Chk1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Cyclin_D1_1,TFRC_0,Chk1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Notch1_1,GAPDH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ACVRL1_1,p38_pT180_Y182_0,Dvl3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Transglutaminase_1,GAPDH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ACC_pS79_1,14-3-3_beta_1,Chk1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HSP70_0,AMPK_alpha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21_2,LKB1_1,ACC_pS79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Lck_2,ACC1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Bax_2,LKB1_1,ARHI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eIF4E_2,ARHI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Cyclin_B1_2,ACC_pS79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BRCA2_1,ARHI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14-3-3_beta_1,p90RSK_pT359_S363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NF2_2,Akt_0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eIF4G_1,ACC_pS79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p21_2,eIF4G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C-Raf_2,Bax_2,CD20_1)</text:p>
          </table:table-cell>
          <table:table-cell office:value-type="float" office:value="0.231901418849" calcext:value-type="float">
            <text:p>0.2319014188</text:p>
          </table:table-cell>
        </table:table-row>
        <table:table-row table:style-name="ro1">
          <table:table-cell office:value-type="string" calcext:value-type="string">
            <text:p>(c-Kit_2)</text:p>
          </table:table-cell>
          <table:table-cell office:value-type="float" office:value="0.238037996782" calcext:value-type="float">
            <text:p>0.2380379968</text:p>
          </table:table-cell>
        </table:table-row>
        <table:table-row table:style-name="ro1">
          <table:table-cell office:value-type="string" calcext:value-type="string">
            <text:p>(14-3-3_epsilon_0)</text:p>
          </table:table-cell>
          <table:table-cell office:value-type="float" office:value="0.238037996782" calcext:value-type="float">
            <text:p>0.2380379968</text:p>
          </table:table-cell>
        </table:table-row>
        <table:table-row table:style-name="ro1">
          <table:table-cell office:value-type="string" calcext:value-type="string">
            <text:p>(p90RSK_1,p38_MAPK_1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ATM_1,Akt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PI3K-p85_2,TAZ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Fibronectin_1,Chk1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GAPDH_1,Chk1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C-Raf_2,4E-BP1_pT70_1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HER2_pY1248_1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ATM_1,SF2_0)</text:p>
          </table:table-cell>
          <table:table-cell office:value-type="float" office:value="0.240156707195" calcext:value-type="float">
            <text:p>0.2401567072</text:p>
          </table:table-cell>
        </table:table-row>
        <table:table-row table:style-name="ro1">
          <table:table-cell office:value-type="string" calcext:value-type="string">
            <text:p>(PKC-delta_pS664_2,Bax_2)</text:p>
          </table:table-cell>
          <table:table-cell office:value-type="float" office:value="0.256624491594" calcext:value-type="float">
            <text:p>0.2566244916</text:p>
          </table:table-cell>
        </table:table-row>
        <table:table-row table:style-name="ro1">
          <table:table-cell office:value-type="string" calcext:value-type="string">
            <text:p>(Bap1-c-4_0)</text:p>
          </table:table-cell>
          <table:table-cell office:value-type="float" office:value="0.256624491594" calcext:value-type="float">
            <text:p>0.2566244916</text:p>
          </table:table-cell>
        </table:table-row>
        <table:table-row table:style-name="ro1">
          <table:table-cell office:value-type="string" calcext:value-type="string">
            <text:p>(Bim_2,TFRC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p90RSK_1,Dvl3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Src_pY416_0,SF2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14-3-3_beta_1,Src_pY416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Heregulin_1,PREX1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AR_2,ATM_1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Bax_2,14-3-3_epsilon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Rictor_pT1135_2,Chk1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Rb_pS807_S811_2,Ku80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Annexin-1_1,Ku80_0)</text:p>
          </table:table-cell>
          <table:table-cell office:value-type="float" office:value="0.258539335082" calcext:value-type="float">
            <text:p>0.2585393351</text:p>
          </table:table-cell>
        </table:table-row>
        <table:table-row table:style-name="ro1">
          <table:table-cell office:value-type="string" calcext:value-type="string">
            <text:p>(TAZ_0)</text:p>
          </table:table-cell>
          <table:table-cell office:value-type="float" office:value="0.268464318429" calcext:value-type="float">
            <text:p>0.2684643184</text:p>
          </table:table-cell>
        </table:table-row>
        <table:table-row table:style-name="ro1">
          <table:table-cell office:value-type="string" calcext:value-type="string">
            <text:p>(MSH6_1)</text:p>
          </table:table-cell>
          <table:table-cell office:value-type="float" office:value="0.274957285026" calcext:value-type="float">
            <text:p>0.274957285</text:p>
          </table:table-cell>
        </table:table-row>
        <table:table-row table:style-name="ro1">
          <table:table-cell office:value-type="string" calcext:value-type="string">
            <text:p>(Smad3_0)</text:p>
          </table:table-cell>
          <table:table-cell office:value-type="float" office:value="0.274957285026" calcext:value-type="float">
            <text:p>0.274957285</text:p>
          </table:table-cell>
        </table:table-row>
        <table:table-row table:style-name="ro1">
          <table:table-cell office:value-type="string" calcext:value-type="string">
            <text:p>(p90RSK_1,ETS-1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PKC-pan_BetaII_pS660_1,MIG-6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Tuberin_1,HSP70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AR_2,p90RSK_1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C-Raf_2,Bcl-xL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Fibronectin_1,TFRC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HER3_pY1289_2,TFRC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CD49b_2,c-Jun_pS73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PI3K-p85_2,HER3_pY1289_2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HER3_pY1289_2,ACC1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Stathmin_2,p90RSK_1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FOXO3a_pS318_S321_1,Src_pY416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mTOR_pS2448_0,ARID1A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AR_2,ACC_pS79_1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C-Raf_2,Akt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Smad1_1,p38_MAPK_1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TFRC_0,Akt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VEGFR2_2,Src_pY416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Bim_2,c-Jun_pS73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EGFR_2,PREX1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p90RSK_1,PREX1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HER3_pY1289_2,Heregulin_1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4E-BP1_pT70_1,GATA3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p21_2,PREX1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PKC-pan_BetaII_pS660_1,TAZ_0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EGFR_2,Heregulin_1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p62-LCK-ligand_1,ACVRL1_1)</text:p>
          </table:table-cell>
          <table:table-cell office:value-type="float" office:value="0.276827979203" calcext:value-type="float">
            <text:p>0.2768279792</text:p>
          </table:table-cell>
        </table:table-row>
        <table:table-row table:style-name="ro1">
          <table:table-cell office:value-type="string" calcext:value-type="string">
            <text:p>(Lck_2)</text:p>
          </table:table-cell>
          <table:table-cell office:value-type="float" office:value="0.293073835137" calcext:value-type="float">
            <text:p>0.2930738351</text:p>
          </table:table-cell>
        </table:table-row>
        <table:table-row table:style-name="ro1">
          <table:table-cell office:value-type="string" calcext:value-type="string">
            <text:p>(NDRG1_pT346_1)</text:p>
          </table:table-cell>
          <table:table-cell office:value-type="float" office:value="0.293073835137" calcext:value-type="float">
            <text:p>0.2930738351</text:p>
          </table:table-cell>
        </table:table-row>
        <table:table-row table:style-name="ro1">
          <table:table-cell office:value-type="string" calcext:value-type="string">
            <text:p>(IRS1_0)</text:p>
          </table:table-cell>
          <table:table-cell office:value-type="float" office:value="0.293073835137" calcext:value-type="float">
            <text:p>0.2930738351</text:p>
          </table:table-cell>
        </table:table-row>
        <table:table-row table:style-name="ro1">
          <table:table-cell office:value-type="string" calcext:value-type="string">
            <text:p>(RBM15_1)</text:p>
          </table:table-cell>
          <table:table-cell office:value-type="float" office:value="0.293073835137" calcext:value-type="float">
            <text:p>0.2930738351</text:p>
          </table:table-cell>
        </table:table-row>
        <table:table-row table:style-name="ro1">
          <table:table-cell office:value-type="string" calcext:value-type="string">
            <text:p>(Cyclin_D1_1,ATM_1)</text:p>
          </table:table-cell>
          <table:table-cell office:value-type="float" office:value="0.293073835137" calcext:value-type="float">
            <text:p>0.2930738351</text:p>
          </table:table-cell>
        </table:table-row>
        <table:table-row table:style-name="ro1">
          <table:table-cell office:value-type="string" calcext:value-type="string">
            <text:p>(ER-alpha_pS118_2,Annexin-1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DJ-1_1,14-3-3_epsilon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Mre11_2,ARHI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Src_1,Akt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Src_pY416_0,S6_pS235_S236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Mre11_2,C-Raf_2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C-Raf_2,Myosin-IIa_pS1943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KC-delta_pS664_2,Bid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I3K-p85_2,CD49b_2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TAZ_0,PI3K-p110-alpha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Stathmin_2,c-Jun_pS73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Rictor_pT1135_2,Src_pY416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KC-pan_BetaII_pS660_1,4E-BP1_pT70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90RSK_1,14-3-3_beta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Bim_2,14-3-3_beta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INPP4B_1,p38_pT180_Y182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Smad1_1,TAZ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Fibronectin_1,HSP70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TIGAR_2,Chk1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Rab11_0,Ku80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DJ-1_1,TAZ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JNK2_1,Cyclin_D1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Bax_2,ATM_1,P-Cadherin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Rictor_pT1135_2,ATM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Lck_2,Cyclin_D1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Chk1_0,Bap1-c-4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Heregulin_1,FOXO3a_pS318_S321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Bax_2,FOXO3a_pS318_S321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RBM15_1,Chk1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Bax_2,CDK1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Bax_2,PCNA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Mre11_2,Ku80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Bax_2,Chk2_pT68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ARHI_1,Annexin-1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ACVRL1_1,Src_pY416_0)</text:p>
          </table:table-cell>
          <table:table-cell office:value-type="float" office:value="0.311008344705" calcext:value-type="float">
            <text:p>0.3110083447</text:p>
          </table:table-cell>
        </table:table-row>
        <table:table-row table:style-name="ro1">
          <table:table-cell office:value-type="string" calcext:value-type="string">
            <text:p>(YB-1_pS102_1,Cyclin_D1_1)</text:p>
          </table:table-cell>
          <table:table-cell office:value-type="float" office:value="0.311008344705" calcext:value-type="float">
            <text:p>0.3110083447</text:p>
          </table:table-cell>
        </table:table-row>
        <table:table-row table:style-name="ro1">
          <table:table-cell office:value-type="string" calcext:value-type="string">
            <text:p>(GSK3-alpha-beta_2,ACC1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Rb_pS807_S811_2,N-Cadherin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c-Kit_2,p90RSK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ARID1A_0,14-3-3_epsilon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Transglutaminase_1,p38_MAPK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Chk2_1,ACC1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p21_2,Cyclin_E2_2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PI3K-p85_2,Smad1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FOXO3a_pS318_S321_1,14-3-3_beta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YB-1_pS102_1,N-Cadherin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p21_2,Raptor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p38_pT180_Y182_0,N-Cadherin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YAP_1,ATM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Bax_2,Cyclin_D1_1,ACC_pS79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HSP70_0,ACC1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eIF4G_1,Chk1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p21_2,HER3_pY1289_2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CD49b_2,mTOR_pS2448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p62-LCK-ligand_1,Chk1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TFRC_0,MAPK_pT202_Y204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Bax_2,ATM_1,ACVRL1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14-3-3_beta_1,GATA3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Cyclin_B1_2,ATM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HER3_pY1289_2,GATA3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Bax_2,YB-1_pS102_1,Cyclin_D1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Cyclin_D1_1,ACC_pS79_1,p38_pT180_Y182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MSH6_1,ATM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Stathmin_2,C-Raf_2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Chk2_1,Ku80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YB-1_pS102_1,Fibronectin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Myosin-IIa_pS1943_1,Heregulin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ACVRL1_1,Src_pY416_0,Chk1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Bax_2,p62-LCK-ligand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PKC-delta_pS664_2,FOXO3a_pS318_S321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Fibronectin_1,mTOR_pS2448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Myosin-IIa_pS1943_1,ACC_pS79_1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Heregulin_1,GSK3_pS9_0)</text:p>
          </table:table-cell>
          <table:table-cell office:value-type="float" office:value="0.313225353896" calcext:value-type="float">
            <text:p>0.3132253539</text:p>
          </table:table-cell>
        </table:table-row>
        <table:table-row table:style-name="ro1">
          <table:table-cell office:value-type="string" calcext:value-type="string">
            <text:p>(Bim_2)</text:p>
          </table:table-cell>
          <table:table-cell office:value-type="float" office:value="0.323143411857" calcext:value-type="float">
            <text:p>0.3231434119</text:p>
          </table:table-cell>
        </table:table-row>
        <table:table-row table:style-name="ro1">
          <table:table-cell office:value-type="string" calcext:value-type="string">
            <text:p>(Cyclin_D1_1,Ku80_0)</text:p>
          </table:table-cell>
          <table:table-cell office:value-type="float" office:value="0.328792278328" calcext:value-type="float">
            <text:p>0.3287922783</text:p>
          </table:table-cell>
        </table:table-row>
        <table:table-row table:style-name="ro1">
          <table:table-cell office:value-type="string" calcext:value-type="string">
            <text:p>(PI3K-p85_2,PEA-15_2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GAPDH_1,beta-Catenin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Smad1_1,FOXO3a_pS318_S321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Tuberin_pT1462_0,Akt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p62-LCK-ligand_1,c-Jun_pS73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TIGAR_2,Src_pY416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S6_pS240_S244_2,4E-BP1_pT70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SF2_0,GSK3_pS9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Smad1_1,ARID1A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ARHI_1,XBP1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C-Raf_pS338_1,14-3-3_beta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GAPDH_1,N-Cadherin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Bim_2,p70S6K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Bak_1,Ku80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Rictor_pT1135_2,c-Jun_pS73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Heregulin_1,Smad3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N-Ras_2,Akt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EGFR_2,FOXO3a_pS318_S321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Bax_2,ASNS_2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p53_2,Bax_2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Bax_2,Src_pY416_0,P-Cadherin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Cyclin_D1_1,TAZ_0,Dvl3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p62-LCK-ligand_1,ATM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Rab-25_1,ACVRL1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Cyclin_E2_2,Src_pY416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AR_2,TFRC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PKC-delta_pS664_2,ER-alpha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Cyclin_D1_1,ACC_pS79_1,Src_pY416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PKC-delta_pS664_2,Heregulin_1,Cyclin_D1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Rad50_2,Ku80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Fibronectin_1,Dvl3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JNK2_1,ACVRL1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Src_pY416_0,B-Raf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GAPDH_1,GATA3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Myosin-IIa_pS1943_1,TFRC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ATM_1,JAB1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Bax_2,ACVRL1_1,c-Jun_pS73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GAPDH_1,MIG-6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Bax_2,Heregulin_1,Cyclin_D1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ATM_1,ACVRL1_1,TAZ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Mre11_2,Heregulin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Ku80_0,c-Myc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GSK3-alpha-beta_2,ATM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DJ-1_1,MIG-6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Src_1,p38_MAPK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CD49b_2,p90RSK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ATM_1,TAZ_0,p38_pT180_Y182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beta-Catenin_1,PREX1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Beclin_2,Ku80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PKC-delta_pS664_2,4E-BP1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Ku80_0,4E-BP1_pS65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Fibronectin_1,Src_pY416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ACVRL1_1,NF-kB-p65_pS536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YB-1_pS102_1,Cyclin_D1_1,p38_pT180_Y182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eEF2_1,ATM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Cyclin_E2_2,Heregulin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Heregulin_1,Cyclin_D1_1,Src_pY416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Notch1_1,ACC1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Src_1,CD20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PREX1_0,p70S6K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eIF4G_1,Ku80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Heregulin_1,C-Raf_pS338_1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Raptor_0,HSP70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Claudin-7_1,p38_pT180_Y182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Src_pY416_0,Akt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4E-BP1_1,Ku80_0)</text:p>
          </table:table-cell>
          <table:table-cell office:value-type="float" office:value="0.331382578817" calcext:value-type="float">
            <text:p>0.3313825788</text:p>
          </table:table-cell>
        </table:table-row>
        <table:table-row table:style-name="ro1">
          <table:table-cell office:value-type="string" calcext:value-type="string">
            <text:p>(p38_pT180_Y182_0,HSP70_0)</text:p>
          </table:table-cell>
          <table:table-cell office:value-type="float" office:value="0.346454796841" calcext:value-type="float">
            <text:p>0.3464547968</text:p>
          </table:table-cell>
        </table:table-row>
        <table:table-row table:style-name="ro1">
          <table:table-cell office:value-type="string" calcext:value-type="string">
            <text:p>(C-Raf_2,ACVRL1_1)</text:p>
          </table:table-cell>
          <table:table-cell office:value-type="float" office:value="0.346454796841" calcext:value-type="float">
            <text:p>0.3464547968</text:p>
          </table:table-cell>
        </table:table-row>
        <table:table-row table:style-name="ro1">
          <table:table-cell office:value-type="string" calcext:value-type="string">
            <text:p>(INPP4B_1,ARID1A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PEA-15_2,Dvl3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N-Ras_2,CD49b_2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Tuberin_pT1462_0,SF2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ACC_pS79_1,p27_pT157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PI3K-p85_2,p90RSK_pT359_S363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C-Raf_2,ETS-1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YB-1_pS102_1,ETS-1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p38_MAPK_1,JNK2_1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Chk1_pS345_2,p38_MAPK_1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JNK2_1,mTOR_pS2448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SF2_0,14-3-3_epsilon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NDRG1_pT346_1,ATM_1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ACC_pS79_1,S6_pS235_S236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PKC-delta_pS664_2,PI3K-p110-alpha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AMPK_pT172_2,HSP70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TFRC_0,p70S6K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Cyclin_D1_1,ATM_1,HSP70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Stathmin_2,Dvl3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Mre11_2,GATA3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TAZ_0,EGFR_pY1173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PKC-delta_pS664_2,LKB1_1,Ku80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C-Raf_2,LKB1_1,ATM_1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Cyclin_D1_1,G6PD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Cyclin_D1_1,ACC_pS79_1,TAZ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GSK3-alpha-beta_2,Ku80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Chk2_1,Src_pY416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Heregulin_1,Rictor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Bim_2,DJ-1_1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PI3K-p85_2,XBP1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PI3K-p85_2,ACVRL1_1,Chk1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ACC_pS79_1,4E-BP1_pT70_1,TAZ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PKC-delta_pS664_2,Heregulin_1,ACVRL1_1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TAZ_0,B-Raf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p21_2,Fibronectin_1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Bax_2,p38_pT180_Y182_0,HSP70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MSH6_1,HSP70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ACC_pS79_1,4E-BP1_1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ATM_1,PCNA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Paxillin_1,ATM_1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TFRC_0,S6_pS235_S236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ATM_1,Cyclin_E1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PEA-15_2,HSP70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CD20_1,ARHI_1,Chk1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PKC-delta_pS664_2,eIF4G_1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ACVRL1_1,Chk1_0,ACC1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c-Met_pY1235_1,P-Cadherin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AR_2,c-Jun_pS73_0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Notch1_1,14-3-3_beta_1)</text:p>
          </table:table-cell>
          <table:table-cell office:value-type="float" office:value="0.349543203521" calcext:value-type="float">
            <text:p>0.3495432035</text:p>
          </table:table-cell>
        </table:table-row>
        <table:table-row table:style-name="ro1">
          <table:table-cell office:value-type="string" calcext:value-type="string">
            <text:p>(DJ-1_1)</text:p>
          </table:table-cell>
          <table:table-cell office:value-type="float" office:value="0.3579838943" calcext:value-type="float">
            <text:p>0.3579838943</text:p>
          </table:table-cell>
        </table:table-row>
        <table:table-row table:style-name="ro1">
          <table:table-cell office:value-type="string" calcext:value-type="string">
            <text:p>(c-Jun_pS73_0,14-3-3_epsilon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ACVRL1_1,MIG-6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Bim_2,ATM_1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PKC-delta_pS664_2,PREX1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p21_2,p38_pT180_Y182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Akt_pS473_2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TAZ_0,Src_pY416_0)</text:p>
          </table:table-cell>
          <table:table-cell office:value-type="float" office:value="0.364023125641" calcext:value-type="float">
            <text:p>0.3640231256</text:p>
          </table:table-cell>
        </table:table-row>
        <table:table-row table:style-name="ro1">
          <table:table-cell office:value-type="string" calcext:value-type="string">
            <text:p>(PRAS40_pT246_2,Src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CD49b_2,14-3-3_epsilon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Fibronectin_1,p70S6K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VEGFR2_2,Chk2_pT68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Smad1_1,Raptor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ASNS_2,4E-BP1_pT70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I3K-p110-alpha_0,c-Jun_pS73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Bid_0,ACC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I3K-p85_2,PDCD4_2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21_2,IRS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KC-delta_pS664_2,PREX1_0,P-Cadherin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ARHI_1,53BP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CDK1_1,mTOR_pS2448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Chk2_1,MIG-6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Cyclin_E2_2,Src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I3K-p85_2,PI3K-p110-alpha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38_pT180_Y182_0,HSP70_0,Chk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KC-delta_pS664_2,Bax_2,14-3-3_beta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4E-BP1_1,Src_pY416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Bax_2,ACVRL1_1,mTOR_pS2448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21_2,ACVRL1_1,Chk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Bax_2,Heregulin_1,p38_pT180_Y182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CD49b_2,Cyclin_D1_1,ARHI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NDRG1_pT346_1,p38_pT180_Y182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Cyclin_D1_1,TAZ_0,mTOR_pS2448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Rictor_pT1135_2,mTOR_pS2448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KC-delta_pS664_2,Paxillin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53_2,TAZ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I3K-p85_2,LKB1_1,Ku80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KC-delta_pS664_2,JNK_pT183_Y185_2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C-Raf_2,Bax_2,ACVRL1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GSK3_pS9_0,GATA3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90RSK_pT359_S363_0,GATA3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ACVRL1_1,GSK3_pS9_0,Chk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ACVRL1_1,TAZ_0,MIG-6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ATM_1,ACVRL1_1,ACC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ATM_1,P-Cadherin_0,Ku80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TIGAR_2,mTOR_pS2448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DJ-1_1,Raptor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Bax_2,Notch1_1,Cyclin_D1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KC-delta_pS664_2,PI3K-p85_2,Cyclin_D1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Cyclin_E2_2,ARHI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MEK1_2,Ku80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Heregulin_1,ACVRL1_1,Dvl3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C-Raf_2,Cyclin_D1_1,p38_pT180_Y182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Smad1_1,4E-BP1_pT70_1,Chk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Heregulin_1,Src_pY416_0,Chk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Bax_2,Src_1,P-Cadherin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21_2,Rictor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N-Ras_2,Fibronectin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c-Kit_2,ACC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KC-delta_pS664_2,4E-BP1_pS65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C-Raf_2,LKB1_1,Ku80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Smad1_1,MIG-6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Heregulin_1,ETS-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ATM_1,4E-BP1_pS65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Ku80_0,ETS-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EGFR_2,p70S6K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VEGFR2_2,N-Cadherin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Raptor_0,MIG-6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Bax_2,ACVRL1_1,TFRC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EA-15_2,TFRC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NF2_2,Bax_2,Cyclin_D1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38_pT180_Y182_0,mTOR_pS2448_0,HSP70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21_2,Bax_2,c-Jun_pS73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Bax_2,Heregulin_1,P-Cadherin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27_pT157_0,Ku80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ACVRL1_1,mTOR_pS2448_0,Chk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SF2_0,p70S6K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ACC_pS79_1,TAZ_0,Chk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Tuberin_1,ACC_pS79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C-Raf_2,Bax_2,Cyclin_D1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Rab-25_1,Chk1_0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CD49b_2,Bax_2,ACVRL1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mTOR_1,ATM_1)</text:p>
          </table:table-cell>
          <table:table-cell office:value-type="float" office:value="0.367729808518" calcext:value-type="float">
            <text:p>0.3677298085</text:p>
          </table:table-cell>
        </table:table-row>
        <table:table-row table:style-name="ro1">
          <table:table-cell office:value-type="string" calcext:value-type="string">
            <text:p>(PKC-delta_pS664_2,SF2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Bax_2,Rictor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C-Raf_2,p38_pT180_Y182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PKC-delta_pS664_2,Bim_2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PREX1_0,Ku80_0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Heregulin_1,4E-BP1_pT70_1)</text:p>
          </table:table-cell>
          <table:table-cell office:value-type="float" office:value="0.381522869902" calcext:value-type="float">
            <text:p>0.3815228699</text:p>
          </table:table-cell>
        </table:table-row>
        <table:table-row table:style-name="ro1">
          <table:table-cell office:value-type="string" calcext:value-type="string">
            <text:p>(YB-1_2,TAZ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C-Raf_2,Cyclin_D1_1,Dvl3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Cyclin_D1_1,ACC_pS79_1,ACC1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Heregulin_1,p38_pT180_Y182_0,Chk1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MYH11_2,c-Jun_pS73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I3K-p85_2,CD20_1,ATM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NDRG1_pT346_1,Src_pY416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ACC_pS79_1,SF2_0,Chk1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Notch1_1,14-3-3_epsilon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27_pT157_0,ACC1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Chk2_1,ARHI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Bax_2,ATM_1,MAPK_pT202_Y204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KC-delta_pS664_2,P-Cadherin_0,mTOR_pS2448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Rictor_pT1135_2,MIG-6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I3K-p85_2,p38_pT180_Y182_0,Chk1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38_MAPK_1,INPP4B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Bax_2,p38_pT180_Y182_0,Dvl3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KC-delta_pS664_2,p90RSK_1,ACVRL1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MSH6_1,mTOR_pS2448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Bim_2,Bax_2,Src_pY416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VHL_1,mTOR_pS2448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KC-delta_pS664_2,C-Raf_2,ACVRL1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Bax_2,p38_pT180_Y182_0,MIG-6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53_2,ATM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DJ-1_1,ACC_pS79_1,Chk1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I3K-p85_2,c-Kit_2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Heregulin_1,Cyclin_D1_1,Ku80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Bax_2,p38_MAPK_1,Ku80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ACVRL1_1,Src_pY416_0,MIG-6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90RSK_1,ATM_1,Annexin-1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I3K-p85_2,Bim_2,Cyclin_D1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ASNS_2,Ku80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38_MAPK_1,ATM_1,Src_pY416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-Cadherin_0,Ku80_0,HSP70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21_2,GSK3-alpha-beta_2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Annexin-1_1,HSP70_0,Chk1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EA-15_2,ACC1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C-Raf_2,YB-1_pS102_1,CD20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ATM_1,PREX1_0,mTOR_pS2448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AR_2,FOXO3a_pS318_S321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XRCC1_2,GAPDH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Tuberin_1,ARHI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Stathmin_2,NF2_2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Mre11_2,Bax_2,ACC_pS79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CD49b_2,Bax_2,ATM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Src_pY416_0,PCNA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CD20_1,ATM_1,Dvl3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KC-delta_pS664_2,CD20_1,Chk1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NF2_2,MIG-6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CD20_1,HSP70_0,Chk1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KC-delta_pS664_2,Cyclin_D1_1,Tuberin_pT1462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Bax_2,PDK1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Bax_2,p38_MAPK_1,Chk1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MIG-6_0,ETS-1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ACVRL1_1,TAZ_0,c-Jun_pS73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mTOR_pS2448_0,Bid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JAB1_0,TFRC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KC-delta_pS664_2,p21_2,Cyclin_D1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EA-15_2,C-Raf_2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VEGFR2_2,PKC-delta_pS664_2,Bax_2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ATM_1,TAZ_0,PREX1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HSP70_0,c-Myc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YAP_1,TFRC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21_2,ACVRL1_1,P-Cadherin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YAP_pS127_0,Ku80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90RSK_1,B-Raf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Src_1,MAPK_pT202_Y204_0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Notch1_1)</text:p>
          </table:table-cell>
          <table:table-cell office:value-type="float" office:value="0.391948911951" calcext:value-type="float">
            <text:p>0.391948912</text:p>
          </table:table-cell>
        </table:table-row>
        <table:table-row table:style-name="ro1">
          <table:table-cell office:value-type="string" calcext:value-type="string">
            <text:p>(PI3K-p85_2,p90RSK_1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ATM_1,EGFR_pY1173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p21_2,c-Jun_pS73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YB-1_pS102_1,c-Jun_pS73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Bim_2,Src_pY416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PKC-delta_pS664_2,GAPDH_1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Raptor_0,Chk1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Bim_2,Heregulin_1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ATM_1,ARID1A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Chk1_0,Akt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Rictor_0,Chk1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Chk1_0,14-3-3_epsilon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NF2_2,Cyclin_D1_1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p21_2,P-Cadherin_0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p38_MAPK_1,ACC_pS79_1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LKB1_1,beta-Catenin_1)</text:p>
          </table:table-cell>
          <table:table-cell office:value-type="float" office:value="0.398978286965" calcext:value-type="float">
            <text:p>0.398978287</text:p>
          </table:table-cell>
        </table:table-row>
        <table:table-row table:style-name="ro1">
          <table:table-cell office:value-type="string" calcext:value-type="string">
            <text:p>(Src_pY416_0,MIG-6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CD49b_2,HSP70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Bim_2,p90RSK_1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ACC_pS79_1,MIG-6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p38_MAPK_1,HSP70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Bax_2,Bap1-c-4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PKC-pan_BetaII_pS660_1,Cyclin_D1_1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GAPDH_1,Ku80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VEGFR2_2,TAZ_0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MYH11_2,Bax_2)</text:p>
          </table:table-cell>
          <table:table-cell office:value-type="float" office:value="0.41641252412" calcext:value-type="float">
            <text:p>0.4164125241</text:p>
          </table:table-cell>
        </table:table-row>
        <table:table-row table:style-name="ro1">
          <table:table-cell office:value-type="string" calcext:value-type="string">
            <text:p>(N-Cadherin_0,Dvl3_0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Raptor_0,mTOR_pS2448_0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YB-1_pS102_1,Raptor_0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HER3_pY1289_2,14-3-3_beta_1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Stathmin_2,p21_2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FOXO3a_pS318_S321_1,ACC_pS79_1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VEGFR2_2,MIG-6_0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YB-1_pS102_1,14-3-3_beta_1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ACC_pS79_1,GSK3_pS9_0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DJ-1_1,ACC1_0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PKC-delta_pS664_2,Fibronectin_1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Dvl3_0,ACC1_0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Heregulin_1,Fibronectin_1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ACVRL1_1,B-Raf_0)</text:p>
          </table:table-cell>
          <table:table-cell office:value-type="float" office:value="0.433847828419" calcext:value-type="float">
            <text:p>0.4338478284</text:p>
          </table:table-cell>
        </table:table-row>
        <table:table-row table:style-name="ro1">
          <table:table-cell office:value-type="string" calcext:value-type="string">
            <text:p>(Bim_2,MSH6_1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PKC-pan_BetaII_pS660_1,MAPK_pT202_Y204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p90RSK_1,p90RSK_pT359_S363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PRAS40_pT246_2,TFRC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PKC-pan_BetaII_pS660_1,ARID1A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Stathmin_2,MIG-6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Raptor_0,Dvl3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MSH6_1,Heregulin_1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C-Raf_pS338_1,ACC_pS79_1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PREX1_0,ER-alpha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Src_pY416_0,GSK3_pS9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PKC-delta_pS664_2,Chk2_1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Smad1_1,ACC1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PKC-delta_pS664_2,c-Kit_2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HSP70_0,Bcl-xL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MIG-6_0,c-Jun_pS73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AR_2,TAZ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PKC-delta_pS664_2,ATM_1,ACVRL1_1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HSP70_0,Akt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S6_pS240_S244_2,Bax_2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HER3_pY1289_2,Ku80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TAZ_0,14-3-3_epsilon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Bax_2,NF-kB-p65_pS536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ATM_1,GSK3_pS9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p21_2,14-3-3_beta_1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Bax_2,ACVRL1_1,Chk1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PKC-delta_pS664_2,Bax_2,PREX1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MAPK_pT202_Y204_0,Ku80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C-Raf_2,MAPK_pT202_Y204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Rictor_pT1135_2,ACC_pS79_1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Chk1_pS345_2,Bax_2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N-Ras_2,Heregulin_1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Bax_2,ACVRL1_1,Src_pY416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Bax_2,PREX1_0,Chk1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PDCD4_2,ACVRL1_1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GAPDH_1,TAZ_0)</text:p>
          </table:table-cell>
          <table:table-cell office:value-type="float" office:value="0.451305733935" calcext:value-type="float">
            <text:p>0.4513057339</text:p>
          </table:table-cell>
        </table:table-row>
        <table:table-row table:style-name="ro1">
          <table:table-cell office:value-type="string" calcext:value-type="string">
            <text:p>(EGFR_2,p62-LCK-ligand_1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Src_pY416_0,PI3K-p110-alpha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YAP_1,p90RSK_1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PREX1_0,PKC-alpha_pS657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N-Ras_2,ARID1A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HER3_pY1289_2,PKC-pan_BetaII_pS660_1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Rictor_pT1135_2,GATA3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INPP4B_1,mTOR_pS2448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MSH6_1,Ku80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PEA-15_2,Src_pY416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FOXO3a_pS318_S321_1,ACC1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AR_2,Dvl3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PKC-delta_pS664_2,CD20_1,ATM_1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EGFR_2,Akt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p38_MAPK_1,beta-Catenin_1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GAPDH_1,TFRC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ATM_1,IRS1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S6_pS235_S236_0,Ku80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Paxillin_1,Chk1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Stathmin_2,PI3K-p85_2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ATM_1,p90RSK_pT359_S363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PI3K-p110-alpha_0,Chk1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Chk1_0,Bid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Cyclin_D1_1,PKC-alpha_pS657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Fibronectin_1,14-3-3_beta_1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p90RSK_1,Raptor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MIG-6_0,ACC1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YB-1_pS102_1,DJ-1_1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DJ-1_1,14-3-3_beta_1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Transglutaminase_1,ACVRL1_1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PKC-delta_pS664_2,Rictor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N-Cadherin_0,ACC1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Smad1_1,GATA3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Bax_2,ATM_1,TAZ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GATA3_0,Bcl-xL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Transglutaminase_1,TAZ_0)</text:p>
          </table:table-cell>
          <table:table-cell office:value-type="float" office:value="0.468807230938" calcext:value-type="float">
            <text:p>0.4688072309</text:p>
          </table:table-cell>
        </table:table-row>
        <table:table-row table:style-name="ro1">
          <table:table-cell office:value-type="string" calcext:value-type="string">
            <text:p>(STAT3_pY705_1)</text:p>
          </table:table-cell>
          <table:table-cell office:value-type="float" office:value="0.474715936519" calcext:value-type="float">
            <text:p>0.4747159365</text:p>
          </table:table-cell>
        </table:table-row>
        <table:table-row table:style-name="ro1">
          <table:table-cell office:value-type="string" calcext:value-type="string">
            <text:p>(PKC-delta_pS664_2,p38_pT180_Y182_0)</text:p>
          </table:table-cell>
          <table:table-cell office:value-type="float" office:value="0.474715936519" calcext:value-type="float">
            <text:p>0.4747159365</text:p>
          </table:table-cell>
        </table:table-row>
        <table:table-row table:style-name="ro1">
          <table:table-cell office:value-type="string" calcext:value-type="string">
            <text:p>(Bax_2,YB-1_pS102_1)</text:p>
          </table:table-cell>
          <table:table-cell office:value-type="float" office:value="0.474715936519" calcext:value-type="float">
            <text:p>0.4747159365</text:p>
          </table:table-cell>
        </table:table-row>
        <table:table-row table:style-name="ro1">
          <table:table-cell office:value-type="string" calcext:value-type="string">
            <text:p>(CD49b_2,p70S6K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EGFR_2,Rictor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14-3-3_beta_1,PKC-alpha_pS657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GATA3_0,AMPK_alpha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CD49b_2,FOXO3a_pS318_S321_1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I3K-p110-alpha_0,Dvl3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I3K-p110-alpha_0,ACC1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Rb_pS807_S811_2,PKC-pan_BetaII_pS660_1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Dvl3_0,Bap1-c-4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C-Raf_2,p62-LCK-ligand_1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Dvl3_0,B-Raf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Rad50_2,PI3K-p85_2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GATA3_0,ETS-1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Chk1_0,c-Jun_pS73_0,14-3-3_epsilon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14-3-3_beta_1,GSK3_pS9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MIG-6_0,14-3-3_epsilon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KC-delta_pS664_2,IRS1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EGFR_2,Cyclin_E2_2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Bim_2,C-Raf_pS338_1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beta-Catenin_1,ACC1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GAPDH_1,c-Jun_pS73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KC-delta_pS664_2,p62-LCK-ligand_1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Tuberin_pT1462_0,p38_pT180_Y182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21_2,AR_2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21_2,Bax_2,Chk1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Heregulin_1,Caspase-7_cleavedD198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ACC_pS79_1,Src_pY416_0,Chk1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KC-delta_pS664_2,Bax_2,Raptor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TIGAR_2,ATM_1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ARHI_1,MAPK_pT202_Y204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ACVRL1_1,Chk1_0,c-Jun_pS73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KC-delta_pS664_2,Bax_2,Src_pY416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Bax_2,MSH6_1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Bax_2,ATM_1,mTOR_pS2448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KC-delta_pS664_2,TAZ_0,p38_pT180_Y182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Smad1_1,Heregulin_1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Smad3_0,Chk1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CD49b_2,MIG-6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Cyclin_D1_1,HSP70_0,Chk1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MYH11_2,HSP70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Tuberin_pT1462_0,PREX1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KC-delta_pS664_2,ACVRL1_1,p38_pT180_Y182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LKB1_1,ERK2_1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KC-delta_pS664_2,ACVRL1_1,Chk1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ACVRL1_1,ACC_pS79_1,PREX1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21_2,Bax_2,ACVRL1_1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PKC-pan_BetaII_pS660_1,SF2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GSK3-alpha-beta_pS21_S9_1,CD20_1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ER-alpha_pS118_2,ACVRL1_1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YAP_1,Ku80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Cyclin_D1_1,ARHI_1,PREX1_0)</text:p>
          </table:table-cell>
          <table:table-cell office:value-type="float" office:value="0.486372920723" calcext:value-type="float">
            <text:p>0.4863729207</text:p>
          </table:table-cell>
        </table:table-row>
        <table:table-row table:style-name="ro1">
          <table:table-cell office:value-type="string" calcext:value-type="string">
            <text:p>(Bax_2,mTOR_pS2448_0)</text:p>
          </table:table-cell>
          <table:table-cell office:value-type="float" office:value="0.491108322109" calcext:value-type="float">
            <text:p>0.4911083221</text:p>
          </table:table-cell>
        </table:table-row>
        <table:table-row table:style-name="ro1">
          <table:table-cell office:value-type="string" calcext:value-type="string">
            <text:p>(ACC_pS79_1,p38_pT180_Y182_0)</text:p>
          </table:table-cell>
          <table:table-cell office:value-type="float" office:value="0.491108322109" calcext:value-type="float">
            <text:p>0.4911083221</text:p>
          </table:table-cell>
        </table:table-row>
        <table:table-row table:style-name="ro1">
          <table:table-cell office:value-type="string" calcext:value-type="string">
            <text:p>(PKC-delta_pS664_2,TAZ_0)</text:p>
          </table:table-cell>
          <table:table-cell office:value-type="float" office:value="0.491108322109" calcext:value-type="float">
            <text:p>0.4911083221</text:p>
          </table:table-cell>
        </table:table-row>
        <table:table-row table:style-name="ro1">
          <table:table-cell office:value-type="string" calcext:value-type="string">
            <text:p>(Bax_2,14-3-3_beta_1)</text:p>
          </table:table-cell>
          <table:table-cell office:value-type="float" office:value="0.491108322109" calcext:value-type="float">
            <text:p>0.4911083221</text:p>
          </table:table-cell>
        </table:table-row>
        <table:table-row table:style-name="ro1">
          <table:table-cell office:value-type="string" calcext:value-type="string">
            <text:p>(ACVRL1_1,TFRC_0)</text:p>
          </table:table-cell>
          <table:table-cell office:value-type="float" office:value="0.491108322109" calcext:value-type="float">
            <text:p>0.4911083221</text:p>
          </table:table-cell>
        </table:table-row>
        <table:table-row table:style-name="ro1">
          <table:table-cell office:value-type="string" calcext:value-type="string">
            <text:p>(TAZ_0,Chk1_0)</text:p>
          </table:table-cell>
          <table:table-cell office:value-type="float" office:value="0.491108322109" calcext:value-type="float">
            <text:p>0.4911083221</text:p>
          </table:table-cell>
        </table:table-row>
        <table:table-row table:style-name="ro1">
          <table:table-cell office:value-type="string" calcext:value-type="string">
            <text:p>(c-Jun_pS73_0)</text:p>
          </table:table-cell>
          <table:table-cell office:value-type="float" office:value="0.503652693779" calcext:value-type="float">
            <text:p>0.5036526938</text:p>
          </table:table-cell>
        </table:table-row>
        <table:table-row table:style-name="ro1">
          <table:table-cell office:value-type="string" calcext:value-type="string">
            <text:p>(P-Cadherin_0,G6PD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NF2_2,FOXO3a_pS318_S321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Myosin-IIa_pS1943_1,ATM_1,TAZ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Stathmin_2,C-Raf_pS338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Paxillin_1,ACC_pS79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PDCD4_2,GATA3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cIAP_2,p90RSK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mTOR_pS2448_0,IRS1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YB-1_pS102_1,EGFR_pY1173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Lck_2,4E-BP1_pT70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c-Jun_pS73_0,Bap1-c-4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Src_1,Myosin-IIa_pS1943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CD20_1,ATM_1,mTOR_pS2448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PI3K-p85_2,Notch1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AR_2,Smad1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mTOR_pS2448_0,ETS-1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Bad_pS112_2,ATM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Bax_2,YB-1_pS102_1,Chk1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Bax_2,TAZ_0,c-Jun_pS73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VHL_1,ATM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PKC-delta_pS664_2,CDK1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ATM_1,Caspase-7_cleavedD198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C-Raf_2,JAB1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Cyclin_D1_1,ATM_1,Chk1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TIGAR_2,Heregulin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XRCC1_2,PREX1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CDK1_1,Chk1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PDCD4_2,p21_2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cIAP_2,4E-BP1_pT70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Transglutaminase_1,SF2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C-Raf_pS338_1,TAZ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p90RSK_1,ACVRL1_1,ACC_pS79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MYH11_2,Heregulin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PKC-delta_pS664_2,ATM_1,P-Cadherin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p21_2,Bax_2,P-Cadherin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CDK1_1,Ku80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CD49b_2,AR_2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C-Raf_2,EGFR_pY1173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VEGFR2_2,EGFR_2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S6_pS235_S236_0,HSP70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TFRC_0,GSK3_pS9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C-Raf_2,c-Kit_2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LKB1_1,DJ-1_1,ATM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ACVRL1_1,HSP70_0,Chk1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p70S6K_pT389_2,p38_pT180_Y182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ATM_1,eEF2K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INPP4B_1,14-3-3_beta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N-Ras_2,SF2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EGFR_2,Raptor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JNK2_1,TAZ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p38_MAPK_1,ACVRL1_1,ACC_pS79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ATM_1,ACVRL1_1,Chk1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PKC-delta_pS664_2,PDCD4_2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C-Raf_2,GSK3_pS9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cIAP_2,p38_MAPK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P-Cadherin_0,HSP70_0,Chk1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A-Raf_pS299_2,Ku80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Bax_2,Heregulin_1,ACVRL1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VEGFR2_2,PKC-pan_BetaII_pS660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PDCD4_2,ATM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PI3K-p85_2,S6_pS235_S236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EGFR_2,Fibronectin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TAZ_0,Smad3_0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Bax_2,ATM_1,4E-BP1_pT70_1)</text:p>
          </table:table-cell>
          <table:table-cell office:value-type="float" office:value="0.504023159261" calcext:value-type="float">
            <text:p>0.5040231593</text:p>
          </table:table-cell>
        </table:table-row>
        <table:table-row table:style-name="ro1">
          <table:table-cell office:value-type="string" calcext:value-type="string">
            <text:p>(Heregulin_1,p38_pT180_Y182_0)</text:p>
          </table:table-cell>
          <table:table-cell office:value-type="float" office:value="0.507498714338" calcext:value-type="float">
            <text:p>0.5074987143</text:p>
          </table:table-cell>
        </table:table-row>
        <table:table-row table:style-name="ro1">
          <table:table-cell office:value-type="string" calcext:value-type="string">
            <text:p>(MIG-6_0)</text:p>
          </table:table-cell>
          <table:table-cell office:value-type="float" office:value="0.518416813317" calcext:value-type="float">
            <text:p>0.5184168133</text:p>
          </table:table-cell>
        </table:table-row>
        <table:table-row table:style-name="ro1">
          <table:table-cell office:value-type="string" calcext:value-type="string">
            <text:p>(NF-kB-p65_pS536_0,ACC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PKC-delta_pS664_2,ASNS_2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TFRC_0,eEF2K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EGFR_2,Bap1-c-4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Cyclin_E2_2,N-Cadherin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p21_2,NDRG1_pT346_1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Stathmin_2,14-3-3_epsilon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TAZ_0,p38_pT180_Y182_0,HSP70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TSC1_2,ACC_pS79_1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C-Raf_2,Bax_2,PREX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GATA3_0,B-Raf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YB-1_pS102_1,ACVRL1_1,Chk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ATM_1,Src_pY416_0,P-Cadherin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MSH6_1,TAZ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ACVRL1_1,N-Cadherin_0,c-Jun_pS73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PI3K-p85_2,ATM_1,ACVRL1_1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ACC_pS79_1,PCNA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ACC_pS79_1,Src_pY416_0,p38_pT180_Y182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Rictor_0,Dvl3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PKC-pan_BetaII_pS660_1,Akt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CD20_1,mTOR_pS2448_0,Chk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EGFR_pY1068_1,Chk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Cyclin_D1_1,ACC_pS79_1,HSP70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HER3_pY1289_2,Chk2_1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VEGFR2_2,Tuberin_pT1462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ER-alpha_0,c-Jun_pS73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Src_1,SF2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Cyclin_D1_1,ATM_1,ACC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Bax_2,Rab-25_1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p90RSK_1,ACVRL1_1,N-Cadherin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ACC_pS79_1,TAZ_0,p38_pT180_Y182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Bax_2,c-Jun_pS73_0,ACC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ACC_pS79_1,eEF2K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Chk1_pS345_2,4E-BP1_pT70_1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p38_MAPK_1,NF-kB-p65_pS536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p21_2,LKB1_1,Ku80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EGFR_2,ACVRL1_1,Chk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Heregulin_1,ATM_1,ACC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S6_pS240_S244_2,TAZ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MYH11_2,Bax_2,P-Cadherin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Heregulin_1,PREX1_0,Chk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4E-BP1_pT70_1,Tuberin_pT1462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Bax_2,P-Cadherin_0,GATA3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Ku80_0,eEF2K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ATM_1,P-Cadherin_0,Chk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C-Raf_2,AMPK_pT172_2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Cyclin_D1_1,TFRC_0,Dvl3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4E-BP1_1,mTOR_pS2448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YB-1_pS102_1,GSK3_pS9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Cyclin_D1_1,p38_pT180_Y182_0,Ku80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Bax_2,DJ-1_1,ACVRL1_1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IRS1_0,Chk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PI3K-p85_2,Bax_2,Src_pY416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p90RSK_1,PI3K-p110-alpha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Bax_2,YB-1_pS102_1,c-Jun_pS73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PI3K-p85_2,YB-1_pS102_1,Cyclin_D1_1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Bax_2,STAT3_pY705_1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Bim_2,ACVRL1_1,Ku80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Bax_2,ACVRL1_1,MIG-6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Bim_2,Cyclin_D1_1,ACC_pS79_1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PKC-delta_pS664_2,Cyclin_D1_1,TFRC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C-Raf_2,LKB1_1,Chk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MYH11_2,GATA3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Bax_2,DJ-1_1,Chk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ATM_1,4E-BP1_pT70_1,Chk1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Cyclin_D1_1,ATM_1,Raptor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PKC-delta_pS664_2,PREX1_0,p38_pT180_Y182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TAZ_0,MIG-6_0)</text:p>
          </table:table-cell>
          <table:table-cell office:value-type="float" office:value="0.523907063712" calcext:value-type="float">
            <text:p>0.5239070637</text:p>
          </table:table-cell>
        </table:table-row>
        <table:table-row table:style-name="ro1">
          <table:table-cell office:value-type="string" calcext:value-type="string">
            <text:p>(DJ-1_1,Chk1_0)</text:p>
          </table:table-cell>
          <table:table-cell office:value-type="float" office:value="0.523907063712" calcext:value-type="float">
            <text:p>0.5239070637</text:p>
          </table:table-cell>
        </table:table-row>
        <table:table-row table:style-name="ro1">
          <table:table-cell office:value-type="string" calcext:value-type="string">
            <text:p>(Bax_2,DJ-1_1)</text:p>
          </table:table-cell>
          <table:table-cell office:value-type="float" office:value="0.523907063712" calcext:value-type="float">
            <text:p>0.5239070637</text:p>
          </table:table-cell>
        </table:table-row>
        <table:table-row table:style-name="ro1">
          <table:table-cell office:value-type="string" calcext:value-type="string">
            <text:p>(Bax_2,MIG-6_0)</text:p>
          </table:table-cell>
          <table:table-cell office:value-type="float" office:value="0.523907063712" calcext:value-type="float">
            <text:p>0.5239070637</text:p>
          </table:table-cell>
        </table:table-row>
        <table:table-row table:style-name="ro1">
          <table:table-cell office:value-type="string" calcext:value-type="string">
            <text:p>(p21_2,ACC1_0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p90RSK_1,ACC_pS79_1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Myosin-IIa_pS1943_1,ATM_1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ATM_1,14-3-3_beta_1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PKC-delta_pS664_2,4E-BP1_pT70_1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VEGFR2_2,Chk1_0)</text:p>
          </table:table-cell>
          <table:table-cell office:value-type="float" office:value="0.540352591188" calcext:value-type="float">
            <text:p>0.5403525912</text:p>
          </table:table-cell>
        </table:table-row>
        <table:table-row table:style-name="ro1">
          <table:table-cell office:value-type="string" calcext:value-type="string">
            <text:p>(Smad1_1)</text:p>
          </table:table-cell>
          <table:table-cell office:value-type="float" office:value="0.547891165346" calcext:value-type="float">
            <text:p>0.5478911653</text:p>
          </table:table-cell>
        </table:table-row>
        <table:table-row table:style-name="ro1">
          <table:table-cell office:value-type="string" calcext:value-type="string">
            <text:p>(CD49b_2,Dvl3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ATM_1,ER-alpha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VEGFR2_2,p21_2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p90RSK_1,c-Jun_pS73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PKC-delta_pS664_2,Akt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14-3-3_beta_1,HSP70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Bax_2,Tuberin_pT1462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Bax_2,Transglutaminase_1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Cyclin_D1_1,Tuberin_pT1462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VEGFR2_2,Heregulin_1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PREX1_0,GATA3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TFRC_0,p38_pT180_Y182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C-Raf_pS338_1,ACVRL1_1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C-Raf_pS338_1,Chk1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CD49b_2,ATM_1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ARHI_1,P-Cadherin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ATM_1,Bcl-xL_0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beta-Catenin_1,ACVRL1_1)</text:p>
          </table:table-cell>
          <table:table-cell office:value-type="float" office:value="0.556853952485" calcext:value-type="float">
            <text:p>0.5568539525</text:p>
          </table:table-cell>
        </table:table-row>
        <table:table-row table:style-name="ro1">
          <table:table-cell office:value-type="string" calcext:value-type="string">
            <text:p>(p70S6K_0)</text:p>
          </table:table-cell>
          <table:table-cell office:value-type="float" office:value="0.562635265122" calcext:value-type="float">
            <text:p>0.5626352651</text:p>
          </table:table-cell>
        </table:table-row>
        <table:table-row table:style-name="ro1">
          <table:table-cell office:value-type="string" calcext:value-type="string">
            <text:p>(p62-LCK-ligand_1,Dvl3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PKC-delta_pS664_2,EGFR_pY1173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Stathmin_2,GATA3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p90RSK_1,MIG-6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CD49b_2,YB-1_pS102_1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VEGFR2_2,PI3K-p85_2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AMPK_pT172_2,Ku80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CD49b_2,ACC_pS79_1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p21_2,Bim_2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c-Jun_pS73_0,ACC1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ATM_1,Rictor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SF2_0,Ku80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TAZ_0,Raptor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Heregulin_1,mTOR_pS2448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p90RSK_1,ACC1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Heregulin_1,14-3-3_beta_1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ER-alpha_0,Chk1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TAZ_0,N-Cadherin_0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Bax_2,Smad1_1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FOXO3a_pS318_S321_1,ATM_1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PI3K-p85_2,Heregulin_1)</text:p>
          </table:table-cell>
          <table:table-cell office:value-type="float" office:value="0.573429385492" calcext:value-type="float">
            <text:p>0.5734293855</text:p>
          </table:table-cell>
        </table:table-row>
        <table:table-row table:style-name="ro1">
          <table:table-cell office:value-type="string" calcext:value-type="string">
            <text:p>(p90RSK_1,14-3-3_epsilon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N-Cadherin_0,ARID1A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38_MAPK_1,14-3-3_epsilon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90RSK_1,Chk2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38_MAPK_1,C-Raf_pS338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90RSK_1,FOXO3a_pS318_S321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EGFR_2,c-Jun_pS73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I3K-p85_2,GAPDH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ATM_1,Smad3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14-3-3_beta_1,ACC1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C-Raf_2,MIG-6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Bim_2,HSP70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VEGFR2_2,YB-1_pS102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I3K-p85_2,Bim_2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EGFR_2,TAZ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KC-delta_pS664_2,Cyclin_D1_1,ATM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ACC_pS79_1,Akt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YB-1_pS102_1,mTOR_pS2448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Mre11_2,ATM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GATA3_0,ACC1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Chk1_0,4E-BP1_pS65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beta-Catenin_1,p38_pT180_Y182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INPP4B_1,ACVRL1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ER-alpha_pS118_2,Cyclin_D1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Cyclin_D1_1,ATM_1,TAZ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Chk2_pT68_0)</text:p>
          </table:table-cell>
          <table:table-cell office:value-type="float" office:value="0.592215690826" calcext:value-type="float">
            <text:p>0.5922156908</text:p>
          </table:table-cell>
        </table:table-row>
        <table:table-row table:style-name="ro1">
          <table:table-cell office:value-type="string" calcext:value-type="string">
            <text:p>(PKC-pan_BetaII_pS660_1,FOXO3a_pS318_S321_1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Stathmin_2,N-Cadherin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p70S6K_0,MIG-6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C-Raf_2,PI3K-p110-alpha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GATA3_0,14-3-3_epsilon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N-Cadherin_0,MIG-6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PKC-delta_pS664_2,Bap1-c-4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N-Ras_2,Bim_2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Dvl3_0,Akt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Stathmin_2,EGFR_2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YB-1_pS102_1,FOXO3a_pS318_S321_1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mTOR_pS2448_0,GSK3_pS9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Bcl-2_1,Ku80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EGFR_2,SF2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EGFR_2,14-3-3_beta_1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GATA3_0,ARID1A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DJ-1_1,TFRC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Lck_2,ACVRL1_1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p21_2,CD49b_2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EGFR_2,MIG-6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eIF4G_1,ATM_1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CD49b_2,TFRC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Ku80_0,14-3-3_epsilon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PDCD4_2,Chk1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SF2_0,GATA3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cIAP_2,Cyclin_D1_1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4E-BP1_pT70_1,N-Cadherin_0)</text:p>
          </table:table-cell>
          <table:table-cell office:value-type="float" office:value="0.606874123173" calcext:value-type="float">
            <text:p>0.6068741232</text:p>
          </table:table-cell>
        </table:table-row>
        <table:table-row table:style-name="ro1">
          <table:table-cell office:value-type="string" calcext:value-type="string">
            <text:p>(NF-kB-p65_pS536_0)</text:p>
          </table:table-cell>
          <table:table-cell office:value-type="float" office:value="0.60708151564" calcext:value-type="float">
            <text:p>0.6070815156</text:p>
          </table:table-cell>
        </table:table-row>
        <table:table-row table:style-name="ro1">
          <table:table-cell office:value-type="string" calcext:value-type="string">
            <text:p>(S6_pS240_S244_2)</text:p>
          </table:table-cell>
          <table:table-cell office:value-type="float" office:value="0.60708151564" calcext:value-type="float">
            <text:p>0.6070815156</text:p>
          </table:table-cell>
        </table:table-row>
        <table:table-row table:style-name="ro1">
          <table:table-cell office:value-type="string" calcext:value-type="string">
            <text:p>(PKC-alpha_pS657_0)</text:p>
          </table:table-cell>
          <table:table-cell office:value-type="float" office:value="0.60708151564" calcext:value-type="float">
            <text:p>0.6070815156</text:p>
          </table:table-cell>
        </table:table-row>
        <table:table-row table:style-name="ro1">
          <table:table-cell office:value-type="string" calcext:value-type="string">
            <text:p>(NF2_2,DJ-1_1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Chk2_pT68_0,c-Jun_pS73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VEGFR2_2,Transglutaminase_1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PDCD4_2,p90RSK_1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N-Ras_2,GSK3_pS9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INPP4B_1,c-Jun_pS73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ARHI_1,Rictor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VEGFR2_2,p70S6K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Dvl3_0,14-3-3_epsilon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Rictor_pT1135_2,TFRC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PKC-delta_pS664_2,Lck_2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Src_pY416_0,Bap1-c-4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PDK1_pS241_0,P-Cadherin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c-Kit_2,HSP70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PKC-delta_pS664_2,Myosin-IIa_pS1943_1,ATM_1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Bax_2,14-3-3_beta_1,Chk1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Bax_2,IRS1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p21_2,Bcl-xL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NDRG1_pT346_1,Chk1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ATM_1,4E-BP1_1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S6_pS240_S244_2,ATM_1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ACC_pS79_1,PREX1_0,Chk1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MIG-6_0,Akt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ACVRL1_1,Src_pY416_0,Dvl3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TAZ_0,Bap1-c-4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Cyclin_D1_1,ARHI_1,Src_pY416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ATM_1,ETS-1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ACVRL1_1,Dvl3_0,Chk1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Rictor_pT1135_2,HSP70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ATM_1,53BP1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ACVRL1_1,ACC_pS79_1,p38_pT180_Y182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CDK1_1,ATM_1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Chk1_pS345_2,p38_pT180_Y182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C-Raf_2,Notch1_1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Bax_2,ACC_pS79_1,p38_pT180_Y182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Notch1_1,mTOR_pS2448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Bax_2,P-Cadherin_0,HSP70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PKC-delta_pS664_2,MYH11_2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Rb_pS807_S811_2,ARHI_1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PKC-delta_pS664_2,ACVRL1_1,Dvl3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NF-kB-p65_pS536_0,Chk1_0)</text:p>
          </table:table-cell>
          <table:table-cell office:value-type="float" office:value="0.623778971892" calcext:value-type="float">
            <text:p>0.6237789719</text:p>
          </table:table-cell>
        </table:table-row>
        <table:table-row table:style-name="ro1">
          <table:table-cell office:value-type="string" calcext:value-type="string">
            <text:p>(PKC-delta_pS664_2)</text:p>
          </table:table-cell>
          <table:table-cell office:value-type="float" office:value="0.634552025377" calcext:value-type="float">
            <text:p>0.6345520254</text:p>
          </table:table-cell>
        </table:table-row>
        <table:table-row table:style-name="ro1">
          <table:table-cell office:value-type="string" calcext:value-type="string">
            <text:p>(ATM_1,4E-BP1_pT70_1)</text:p>
          </table:table-cell>
          <table:table-cell office:value-type="float" office:value="0.637035039261" calcext:value-type="float">
            <text:p>0.6370350393</text:p>
          </table:table-cell>
        </table:table-row>
        <table:table-row table:style-name="ro1">
          <table:table-cell office:value-type="string" calcext:value-type="string">
            <text:p>(Bax_2,c-Jun_pS73_0)</text:p>
          </table:table-cell>
          <table:table-cell office:value-type="float" office:value="0.637035039261" calcext:value-type="float">
            <text:p>0.6370350393</text:p>
          </table:table-cell>
        </table:table-row>
        <table:table-row table:style-name="ro1">
          <table:table-cell office:value-type="string" calcext:value-type="string">
            <text:p>(ACVRL1_1,Dvl3_0)</text:p>
          </table:table-cell>
          <table:table-cell office:value-type="float" office:value="0.637035039261" calcext:value-type="float">
            <text:p>0.6370350393</text:p>
          </table:table-cell>
        </table:table-row>
        <table:table-row table:style-name="ro1">
          <table:table-cell office:value-type="string" calcext:value-type="string">
            <text:p>(Cyclin_D1_1,ARHI_1)</text:p>
          </table:table-cell>
          <table:table-cell office:value-type="float" office:value="0.637035039261" calcext:value-type="float">
            <text:p>0.6370350393</text:p>
          </table:table-cell>
        </table:table-row>
        <table:table-row table:style-name="ro1">
          <table:table-cell office:value-type="string" calcext:value-type="string">
            <text:p>(p90RSK_1,IRS1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NF2_2,HER3_pY1289_2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SF2_0,Chk2_pT68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p90RSK_1,Bid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Lck_2,mTOR_pS2448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TFRC_0,EGFR_pY1173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Notch1_1,GATA3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HSP70_0,ETS-1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PEA-15_2,ACC_pS79_1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Cyclin_D1_1,TAZ_0,Ku80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p21_2,ACC_pS79_1,Chk1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PCNA_0,Chk1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Smad1_1,TFRC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N-Ras_2,MIG-6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EGFR_2,Cyclin_D1_1,Src_pY416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HSP70_0,B-Raf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4E-BP1_1,HSP70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AR_2,MIG-6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EGFR_pY1173_0,Chk1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YB-1_pS102_1,Cyclin_D1_1,Src_pY416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ERK2_1,Cyclin_D1_1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EGFR_2,CD49b_2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Bax_2,Cyclin_D1_1,Ku80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Heregulin_1,Cyclin_D1_1,ATM_1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Ku80_0,Chk2_pT68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Cyclin_D1_1,Src_pY416_0,Ku80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MYH11_2,Ku80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TAZ_0,Chk2_pT68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p90RSK_1,p70S6K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Cyclin_D1_1,Claudin-7_1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PREX1_0,PDK1_pS241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HER3_pY1289_2,AR_2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Bax_2,Raptor_0,c-Jun_pS73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p21_2,FOXO3a_pS318_S321_1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PKC-delta_pS664_2,p38_pT180_Y182_0,P-Cadherin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Bax_2,YB-1_pS102_1,ATM_1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ATM_1,ACVRL1_1,Src_pY416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AR_2,GATA3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PKC-delta_pS664_2,Bax_2,YB-1_pS102_1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PI3K-p85_2,p70S6K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cIAP_2,ACVRL1_1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ACVRL1_1,Src_pY416_0,ACC1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Cyclin_E2_2,Ku80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Cyclin_D1_1,ATM_1,Src_pY416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Bim_2,Smad1_1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IGFBP2_2,Chk1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Heregulin_1,Bap1-c-4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p21_2,p90RSK_pT359_S363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Rictor_0,mTOR_pS2448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Bax_2,ACVRL1_1,Dvl3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ACVRL1_1,Src_pY416_0,c-Jun_pS73_0)</text:p>
          </table:table-cell>
          <table:table-cell office:value-type="float" office:value="0.640829206455" calcext:value-type="float">
            <text:p>0.6408292065</text:p>
          </table:table-cell>
        </table:table-row>
        <table:table-row table:style-name="ro1">
          <table:table-cell office:value-type="string" calcext:value-type="string">
            <text:p>(Akt_pT308_1)</text:p>
          </table:table-cell>
          <table:table-cell office:value-type="float" office:value="0.652150205818" calcext:value-type="float">
            <text:p>0.6521502058</text:p>
          </table:table-cell>
        </table:table-row>
        <table:table-row table:style-name="ro1">
          <table:table-cell office:value-type="string" calcext:value-type="string">
            <text:p>(YB-1_pS102_1,ACVRL1_1)</text:p>
          </table:table-cell>
          <table:table-cell office:value-type="float" office:value="0.652150205818" calcext:value-type="float">
            <text:p>0.6521502058</text:p>
          </table:table-cell>
        </table:table-row>
        <table:table-row table:style-name="ro1">
          <table:table-cell office:value-type="string" calcext:value-type="string">
            <text:p>(mTOR_pS2448_0)</text:p>
          </table:table-cell>
          <table:table-cell office:value-type="float" office:value="0.657550382513" calcext:value-type="float">
            <text:p>0.6575503825</text:p>
          </table:table-cell>
        </table:table-row>
        <table:table-row table:style-name="ro1">
          <table:table-cell office:value-type="string" calcext:value-type="string">
            <text:p>(Lck_2,Bim_2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C-Raf_2,MSH6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TIGAR_2,EGFR_2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ASNS_2,ACC_pS79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PDCD4_2,YB-1_pS102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RBM15_1,ACC_pS79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PI3K-p85_2,ER-alpha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PI3K-p85_2,Chk2_pT68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VHL_1,Src_pY416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TAZ_0,Src_pY416_0,Dvl3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ATM_1,TAZ_0,Src_pY416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ATM_1,Akt_pT308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Lck_2,HSP70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PKC-delta_pS664_2,ACVRL1_1,mTOR_pS2448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Cyclin_D1_1,ARHI_1,c-Jun_pS73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Bim_2,INPP4B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Bax_2,PREX1_0,HSP70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p21_2,Cyclin_D1_1,ATM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Bak_1,ATM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ACC_pS79_1,Chk1_0,ACC1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PI3K-p85_2,EGFR_pY1173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C-Raf_2,Bax_2,p38_pT180_Y182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PKC-pan_BetaII_pS660_1,Fibronectin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PI3K-p85_2,Bax_2,14-3-3_beta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c-Met_pY1235_1,ACVRL1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Ku80_0,Caspase-7_cleavedD198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Src_1,DJ-1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Src_pY527_2,LKB1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p62-LCK-ligand_1,ACC_pS79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p21_2,Cyclin_D1_1,ACC_pS79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CD20_1,ATM_1,ACC_pS79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CD49b_2,PKC-pan_BetaII_pS660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PKC-delta_pS664_2,YB-1_pS102_1,Cyclin_D1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ASNS_2,ATM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ACVRL1_1,GATA3_0,Chk1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Notch1_1,Dvl3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Lck_2,GATA3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p21_2,Cyclin_D1_1,Src_pY416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VHL_1,Ku80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Mre11_2,TFRC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YB-1_pS102_1,ER-alpha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C-Raf_2,ACVRL1_1,Src_pY416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C-Raf_2,YB-1_pS102_1,Cyclin_D1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TIGAR_2,ACC_pS79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Heregulin_1,PI3K-p110-alpha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C-Raf_2,ACVRL1_1,Chk1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Cyclin_D1_1,ARHI_1,TAZ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PI3K-p85_2,14-3-3_beta_1,Chk1_0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PKC-delta_pS664_2,Raptor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TAZ_0,c-Jun_pS73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Smad1_1,Chk1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YB-1_pS102_1,Chk1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Heregulin_1,Src_pY416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GSK3_pS9_0,Chk1_0)</text:p>
          </table:table-cell>
          <table:table-cell office:value-type="float" office:value="0.667375730341" calcext:value-type="float">
            <text:p>0.6673757303</text:p>
          </table:table-cell>
        </table:table-row>
        <table:table-row table:style-name="ro1">
          <table:table-cell office:value-type="string" calcext:value-type="string">
            <text:p>(PI3K-p85_2)</text:p>
          </table:table-cell>
          <table:table-cell office:value-type="float" office:value="0.66936849599" calcext:value-type="float">
            <text:p>0.669368496</text:p>
          </table:table-cell>
        </table:table-row>
        <table:table-row table:style-name="ro1">
          <table:table-cell office:value-type="string" calcext:value-type="string">
            <text:p>(PKC-delta_pS664_2,Bax_2,B-Raf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Bax_2,YB-1_pS102_1,TAZ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EGFR_2,Chk2_pT68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C-Raf_2,Cyclin_D1_1,Ku80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21_2,S6_pS235_S236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KC-delta_pS664_2,Bim_2,TAZ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Bax_2,Notch1_1,ATM_1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4E-BP1_pT70_1,PDK1_pS241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TFRC_0,Chk2_pT68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ACVRL1_1,Src_pY416_0,mTOR_pS2448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Bax_2,Cyclin_D1_1,p70S6K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S6_pS240_S244_2,Src_pY416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ATM_1,PREX1_0,HSP70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21_2,Chk1_0,ACC1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C-Raf_2,ACVRL1_1,ACC1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Mre11_2,ACC_pS79_1,Chk1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C-Raf_2,p38_MAPK_1,ATM_1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GAB2_2,Ku80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FOXO3a_pS318_S321_1,ACVRL1_1,ACC_pS79_1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Bax_2,ACVRL1_1,HSP70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JNK2_1,ACC1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Cyclin_D1_1,HSP70_0,Dvl3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KC-pan_BetaII_pS660_1,Cyclin_D1_1,Src_pY416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Bim_2,ATM_1,Ku80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KC-delta_pS664_2,ATM_1,SF2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I3K-p85_2,ACVRL1_1,Src_pY416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ACVRL1_1,Ku80_0,ACC1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CD20_1,ATM_1,ARHI_1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ACVRL1_1,P-Cadherin_0,GATA3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KC-delta_pS664_2,Cyclin_D1_1,Ku80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ATM_1,PREX1_0,Ku80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KC-delta_pS664_2,Bax_2,Rictor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90RSK_1,Notch1_1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XRCC1_2,ARID1A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YB-1_pS102_1,TAZ_0,p38_pT180_Y182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Heregulin_1,Dvl3_0,Chk1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TAZ_0,p38_pT180_Y182_0,Ku80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90RSK_1,ACVRL1_1,Ku80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Bax_2,TFRC_0,PREX1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ATM_1,p38_pT180_Y182_0,Ku80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KC-delta_pS664_2,LKB1_1,ACC_pS79_1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Bax_2,Src_1,Cyclin_D1_1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ER-alpha_pS118_2,p38_MAPK_1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YB-1_pS102_1,ATM_1,ACVRL1_1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GSK3-alpha-beta_2,p90RSK_1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CD49b_2,ACVRL1_1,ACC_pS79_1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Cyclin_D1_1,ATM_1,TFRC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90RSK_1,Bap1-c-4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KC-alpha_pS657_0,GATA3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CD20_1,ATM_1,HSP70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CD49b_2,ACVRL1_1,Dvl3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EGFR_2,Heregulin_1,Src_pY416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Bax_2,Akt_pT308_1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TAZ_0,c-Jun_pS73_0,14-3-3_epsilon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MSH6_1,TFRC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ACVRL1_1,ACC_pS79_1,ACC1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ATM_1,p38_pT180_Y182_0,HSP70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21_2,ATM_1,p38_pT180_Y182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KC-delta_pS664_2,ACVRL1_1,TFRC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Bax_2,GAPDH_1,ATM_1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PKC-delta_pS664_2,CD49b_2,Bax_2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EGFR_2,Src_pY416_0,P-Cadherin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ACVRL1_1,G6PD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14-3-3_beta_1,p70S6K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EGFR_2)</text:p>
          </table:table-cell>
          <table:table-cell office:value-type="float" office:value="0.681385143869" calcext:value-type="float">
            <text:p>0.6813851439</text:p>
          </table:table-cell>
        </table:table-row>
        <table:table-row table:style-name="ro1">
          <table:table-cell office:value-type="string" calcext:value-type="string">
            <text:p>(VEGFR2_2,PKC-delta_pS664_2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Bax_2,p90RSK_1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Bim_2,TAZ_0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TFRC_0,TAZ_0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p27_pT198_2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Bax_2,Notch1_1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PKC-delta_pS664_2,Src_pY416_0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PDK1_1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ACVRL1_1,N-Cadherin_0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Bim_2,Ku80_0)</text:p>
          </table:table-cell>
          <table:table-cell office:value-type="float" office:value="0.682725135614" calcext:value-type="float">
            <text:p>0.6827251356</text:p>
          </table:table-cell>
        </table:table-row>
        <table:table-row table:style-name="ro1">
          <table:table-cell office:value-type="string" calcext:value-type="string">
            <text:p>(N-Cadherin_0,14-3-3_epsilon_0)</text:p>
          </table:table-cell>
          <table:table-cell office:value-type="float" office:value="0.698212002188" calcext:value-type="float">
            <text:p>0.6982120022</text:p>
          </table:table-cell>
        </table:table-row>
        <table:table-row table:style-name="ro1">
          <table:table-cell office:value-type="string" calcext:value-type="string">
            <text:p>(Raptor_0,c-Jun_pS73_0)</text:p>
          </table:table-cell>
          <table:table-cell office:value-type="float" office:value="0.698212002188" calcext:value-type="float">
            <text:p>0.6982120022</text:p>
          </table:table-cell>
        </table:table-row>
        <table:table-row table:style-name="ro1">
          <table:table-cell office:value-type="string" calcext:value-type="string">
            <text:p>(DJ-1_1,ACC_pS79_1)</text:p>
          </table:table-cell>
          <table:table-cell office:value-type="float" office:value="0.698212002188" calcext:value-type="float">
            <text:p>0.6982120022</text:p>
          </table:table-cell>
        </table:table-row>
        <table:table-row table:style-name="ro1">
          <table:table-cell office:value-type="string" calcext:value-type="string">
            <text:p>(TFRC_0,PREX1_0)</text:p>
          </table:table-cell>
          <table:table-cell office:value-type="float" office:value="0.698212002188" calcext:value-type="float">
            <text:p>0.6982120022</text:p>
          </table:table-cell>
        </table:table-row>
        <table:table-row table:style-name="ro1">
          <table:table-cell office:value-type="string" calcext:value-type="string">
            <text:p>(Heregulin_1,Dvl3_0)</text:p>
          </table:table-cell>
          <table:table-cell office:value-type="float" office:value="0.698212002188" calcext:value-type="float">
            <text:p>0.6982120022</text:p>
          </table:table-cell>
        </table:table-row>
        <table:table-row table:style-name="ro1">
          <table:table-cell office:value-type="string" calcext:value-type="string">
            <text:p>(N-Ras_2)</text:p>
          </table:table-cell>
          <table:table-cell office:value-type="float" office:value="0.70599041138" calcext:value-type="float">
            <text:p>0.7059904114</text:p>
          </table:table-cell>
        </table:table-row>
        <table:table-row table:style-name="ro1">
          <table:table-cell office:value-type="string" calcext:value-type="string">
            <text:p>(N-Ras_2,ACC_pS79_1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N-Ras_2,mTOR_pS2448_0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c-Kit_2,Heregulin_1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Mre11_2,ACC_pS79_1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Smad1_1,4E-BP1_pT70_1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PKC-delta_pS664_2,AR_2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PI3K-p85_2,YB-1_pS102_1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HER3_pY1289_2,ACC_pS79_1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Bax_2,ER-alpha_0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ACVRL1_1,ACC_pS79_1,Chk1_0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c-Kit_2,Chk1_0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NF2_2,ATM_1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Notch1_1,ATM_1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Chk2_pT68_0,Chk1_0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ACC_pS79_1,SF2_0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ACC_pS79_1,14-3-3_beta_1)</text:p>
          </table:table-cell>
          <table:table-cell office:value-type="float" office:value="0.713850041348" calcext:value-type="float">
            <text:p>0.7138500413</text:p>
          </table:table-cell>
        </table:table-row>
        <table:table-row table:style-name="ro1">
          <table:table-cell office:value-type="string" calcext:value-type="string">
            <text:p>(Transglutaminase_1)</text:p>
          </table:table-cell>
          <table:table-cell office:value-type="float" office:value="0.718573005244" calcext:value-type="float">
            <text:p>0.7185730052</text:p>
          </table:table-cell>
        </table:table-row>
        <table:table-row table:style-name="ro1">
          <table:table-cell office:value-type="string" calcext:value-type="string">
            <text:p>(N-Ras_2,c-Jun_pS73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p90RSK_1,GSK3_pS9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FOXO3a_pS318_S321_1,Dvl3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DJ-1_1,c-Jun_pS73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TAZ_0,p70S6K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Fibronectin_1,GATA3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Bax_2,PI3K-p110-alpha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ARHI_1,4E-BP1_pT70_1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Ku80_0,Akt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N-Ras_2,Bax_2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Bim_2,mTOR_pS2448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mTOR_pS2448_0,c-Jun_pS73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VEGFR2_2,Ku80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PI3K-p85_2,HSP70_0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p21_2,p38_MAPK_1)</text:p>
          </table:table-cell>
          <table:table-cell office:value-type="float" office:value="0.729653165978" calcext:value-type="float">
            <text:p>0.729653166</text:p>
          </table:table-cell>
        </table:table-row>
        <table:table-row table:style-name="ro1">
          <table:table-cell office:value-type="string" calcext:value-type="string">
            <text:p>(Chk1_pS345_2)</text:p>
          </table:table-cell>
          <table:table-cell office:value-type="float" office:value="0.744296495173" calcext:value-type="float">
            <text:p>0.7442964952</text:p>
          </table:table-cell>
        </table:table-row>
        <table:table-row table:style-name="ro1">
          <table:table-cell office:value-type="string" calcext:value-type="string">
            <text:p>(YB-1_pS102_1,PI3K-p110-alpha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Src_pY416_0,PKC-alpha_pS657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PKC-delta_pS664_2,NF-kB-p65_pS536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p70S6K_0,Dvl3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Chk2_1,TFRC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Src_pY416_0,14-3-3_epsilon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MYH11_2,C-Raf_2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PKC-delta_pS664_2,NF2_2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Smad1_1,Dvl3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Smad1_1,SF2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GAPDH_1,Dvl3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N-Ras_2,HSP70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Transglutaminase_1,Heregulin_1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TFRC_0,MIG-6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PI3K-p85_2,MIG-6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JNK2_1,Chk1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ATM_1,14-3-3_epsilon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Smad1_1,HSP70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Rictor_0,Ku80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YB-1_2,Chk1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ACVRL1_1,Tuberin_pT1462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DJ-1_1,mTOR_pS2448_0)</text:p>
          </table:table-cell>
          <table:table-cell office:value-type="float" office:value="0.745635560415" calcext:value-type="float">
            <text:p>0.7456355604</text:p>
          </table:table-cell>
        </table:table-row>
        <table:table-row table:style-name="ro1">
          <table:table-cell office:value-type="string" calcext:value-type="string">
            <text:p>(Bax_2,ATM_1)</text:p>
          </table:table-cell>
          <table:table-cell office:value-type="float" office:value="0.757441021432" calcext:value-type="float">
            <text:p>0.7574410214</text:p>
          </table:table-cell>
        </table:table-row>
        <table:table-row table:style-name="ro1">
          <table:table-cell office:value-type="string" calcext:value-type="string">
            <text:p>(ACC_pS79_1,Chk1_0)</text:p>
          </table:table-cell>
          <table:table-cell office:value-type="float" office:value="0.757441021432" calcext:value-type="float">
            <text:p>0.7574410214</text:p>
          </table:table-cell>
        </table:table-row>
        <table:table-row table:style-name="ro1">
          <table:table-cell office:value-type="string" calcext:value-type="string">
            <text:p>(INPP4B_1,MIG-6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S6_pS240_S244_2,HSP70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DJ-1_1,C-Raf_pS338_1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NF2_2,p90RSK_1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JNK2_1,Src_pY416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cIAP_2,mTOR_pS2448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cIAP_2,HSP70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HSP70_0,EGFR_pY1173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Transglutaminase_1,GATA3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NDRG1_pT346_1,Heregulin_1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C-Raf_2,S6_pS235_S236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PI3K-p85_2,C-Raf_pS338_1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FOXO3a_pS318_S321_1,ARHI_1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C-Raf_2,Transglutaminase_1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c-Kit_2,Src_pY416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C-Raf_2,FOXO3a_pS318_S321_1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Bim_2,MIG-6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DJ-1_1,GATA3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LKB1_1,GSK3-alpha-beta_pS21_S9_1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cIAP_2,Chk1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Bcl-2_1,Chk1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p53_2,Chk1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XRCC1_2,p38_pT180_Y182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Bcl-2_1,ATM_1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Bax_2,RBM15_1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p21_2,N-Ras_2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PI3K-p110-alpha_0,Ku80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LKB1_1,Ku80_0,Chk1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Cyclin_D1_1,ARHI_1,Chk1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p62-LCK-ligand_1,Ku80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Lck_2,Chk1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c-Met_pY1235_1)</text:p>
          </table:table-cell>
          <table:table-cell office:value-type="float" office:value="0.770778436539" calcext:value-type="float">
            <text:p>0.7707784365</text:p>
          </table:table-cell>
        </table:table-row>
        <table:table-row table:style-name="ro1">
          <table:table-cell office:value-type="string" calcext:value-type="string">
            <text:p>(p21_2,Bax_2)</text:p>
          </table:table-cell>
          <table:table-cell office:value-type="float" office:value="0.770778436539" calcext:value-type="float">
            <text:p>0.7707784365</text:p>
          </table:table-cell>
        </table:table-row>
        <table:table-row table:style-name="ro1">
          <table:table-cell office:value-type="string" calcext:value-type="string">
            <text:p>(N-Ras_2,FOXO3a_pS318_S321_1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PDCD4_2,c-Jun_pS73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p90RSK_1,INPP4B_1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PKC-pan_BetaII_pS660_1,GSK3_pS9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TFRC_0,Bid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Smad1_1,DJ-1_1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YB-1_pS102_1,p62-LCK-ligand_1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XRCC1_2,p38_MAPK_1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p90RSK_1,Tuberin_pT1462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NF2_2,HSP70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ATM_1,ACC_pS79_1,4E-BP1_pT70_1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p27_pT157_0,Chk1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INPP4B_1,HSP70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GSK3-alpha-beta_pS21_S9_1,P-Cadherin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PI3K-p85_2,Akt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14-3-3_beta_1,MIG-6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ER-alpha_pS118_2,Bax_2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PKC-delta_pS664_2,p21_2,Bax_2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ACVRL1_1,ACC_pS79_1,TAZ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C-Raf_2,B-Raf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C-Raf_pS338_1,HSP70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PI3K-p85_2,Raptor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Bax_2,Src_pY416_0,Chk1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EGFR_2,Smad1_1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Heregulin_1,Bid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Heregulin_1,4E-BP1_1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Src_1,Annexin-1_1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PKC-delta_pS664_2,Bax_2,c-Jun_pS73_0)</text:p>
          </table:table-cell>
          <table:table-cell office:value-type="float" office:value="0.778196673156" calcext:value-type="float">
            <text:p>0.7781966732</text:p>
          </table:table-cell>
        </table:table-row>
        <table:table-row table:style-name="ro1">
          <table:table-cell office:value-type="string" calcext:value-type="string">
            <text:p>(ATM_1,mTOR_pS2448_0)</text:p>
          </table:table-cell>
          <table:table-cell office:value-type="float" office:value="0.784313286423" calcext:value-type="float">
            <text:p>0.7843132864</text:p>
          </table:table-cell>
        </table:table-row>
        <table:table-row table:style-name="ro1">
          <table:table-cell office:value-type="string" calcext:value-type="string">
            <text:p>(Src_pY416_0,Chk1_0)</text:p>
          </table:table-cell>
          <table:table-cell office:value-type="float" office:value="0.784313286423" calcext:value-type="float">
            <text:p>0.7843132864</text:p>
          </table:table-cell>
        </table:table-row>
        <table:table-row table:style-name="ro1">
          <table:table-cell office:value-type="string" calcext:value-type="string">
            <text:p>(Chk2_1,beta-Catenin_1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Dvl3_0,Chk2_pT68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Cyclin_E2_2,PKC-pan_BetaII_pS660_1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YB-1_pS102_1,Chk2_pT68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TAZ_0,G6PD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c-Kit_2,c-Jun_pS73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S6_pS240_S244_2,PKC-delta_pS664_2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Src_1,Fibronectin_1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Paxillin_1,Heregulin_1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p21_2,Chk2_pT68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GATA3_0,EGFR_pY1173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Lck_2,C-Raf_2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p62-LCK-ligand_1,TFRC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ARHI_1,ETS-1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PEA-15_2,p90RSK_1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ATM_1,4E-BP1_pT70_1,TAZ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EGFR_2,GSK3_pS9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Bax_2,GSK3_pS9_0,Chk1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EGFR_2,14-3-3_epsilon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PDCD4_2,C-Raf_2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Chk1_pS345_2,Src_pY416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AR_2,ARHI_1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FOXO3a_pS318_S321_1,HSP70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YB-1_2,PKC-delta_pS664_2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PKC-delta_pS664_2,ACVRL1_1,GATA3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EGFR_2,AR_2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YB-1_pS102_1,Transglutaminase_1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ACC_pS79_1,Chk1_0,c-Jun_pS73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ACC_pS79_1,PKC-alpha_pS657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NF2_2,Heregulin_1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ACVRL1_1,TFRC_0,Chk1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Tuberin_pT1462_0,ACC1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CD20_1,ATM_1,Ku80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ACC_pS79_1,EGFR_pY1173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YB-1_pS102_1,Cyclin_D1_1,ATM_1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Chk1_pS345_2,TAZ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PKC-delta_pS664_2,PI3K-p85_2,Bax_2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PKC-delta_pS664_2,Cyclin_D1_1,ACC_pS79_1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PI3K-p85_2,B-Raf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Bax_2,mTOR_pS2448_0,Chk1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Cyclin_D1_1,Ku80_0,Chk1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Bim_2,ATM_1,TAZ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Bax_2,Src_pY416_0,ACC1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ACVRL1_1,ACC_pS79_1,MIG-6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p21_2,GAPDH_1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PDCD4_2,ACC_pS79_1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PREX1_0,HSP70_0,Chk1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C-Raf_2,14-3-3_epsilon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C-Raf_2,Rictor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Cyclin_D1_1,ATM_1,Ku80_0)</text:p>
          </table:table-cell>
          <table:table-cell office:value-type="float" office:value="0.794805751142" calcext:value-type="float">
            <text:p>0.7948057511</text:p>
          </table:table-cell>
        </table:table-row>
        <table:table-row table:style-name="ro1">
          <table:table-cell office:value-type="string" calcext:value-type="string">
            <text:p>(PI3K-p85_2,Bax_2)</text:p>
          </table:table-cell>
          <table:table-cell office:value-type="float" office:value="0.798051023427" calcext:value-type="float">
            <text:p>0.7980510234</text:p>
          </table:table-cell>
        </table:table-row>
        <table:table-row table:style-name="ro1">
          <table:table-cell office:value-type="string" calcext:value-type="string">
            <text:p>(Chk1_0,ACC1_0)</text:p>
          </table:table-cell>
          <table:table-cell office:value-type="float" office:value="0.798051023427" calcext:value-type="float">
            <text:p>0.7980510234</text:p>
          </table:table-cell>
        </table:table-row>
        <table:table-row table:style-name="ro1">
          <table:table-cell office:value-type="string" calcext:value-type="string">
            <text:p>(Chk1_0)</text:p>
          </table:table-cell>
          <table:table-cell office:value-type="float" office:value="0.800969897792" calcext:value-type="float">
            <text:p>0.8009698978</text:p>
          </table:table-cell>
        </table:table-row>
        <table:table-row table:style-name="ro1">
          <table:table-cell office:value-type="string" calcext:value-type="string">
            <text:p>(GATA3_0,eEF2K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C-Raf_2,PKC-alpha_pS657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EGFR_2,Bax_2,ACVRL1_1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27_pT157_0,HSP70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14-3-3_beta_1,Tuberin_pT1462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I3K-p85_2,ACC_pS79_1,Chk1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YB-1_pS102_1,Cyclin_D1_1,Dvl3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EGFR_2,Bax_2,P-Cadherin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ACC_pS79_1,GSK3_pS9_0,Chk1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Src_1,FOXO3a_pS318_S321_1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KC-delta_pS664_2,Bax_2,PKC-pan_BetaII_pS660_1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I3K-p110-alpha_0,HSP70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Heregulin_1,ATM_1,p38_pT180_Y182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C-Raf_2,Cyclin_D1_1,TFRC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Cyclin_D1_1,ATM_1,ACC_pS79_1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DCD4_2,TFRC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62-LCK-ligand_1,GATA3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CNA_0,HSP70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eIF4G_1,mTOR_pS2448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Cyclin_D1_1,ARHI_1,Ku80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KC-delta_pS664_2,VHL_1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ER-alpha_0,Dvl3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DJ-1_1,ACVRL1_1,ACC_pS79_1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NF2_2,Bax_2,ATM_1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21_2,ACVRL1_1,TAZ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21_2,c-Kit_2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DCD4_2,mTOR_pS2448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Heregulin_1,ACVRL1_1,Ku80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ACC_pS79_1,4E-BP1_pS65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Rictor_pT1135_2,EGFR_2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Cyclin_D1_1,ATM_1,Dvl3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Smad1_1,ACC_pS79_1,Chk1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C-Raf_2,ACVRL1_1,TFRC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KC-delta_pS664_2,p38_pT180_Y182_0,mTOR_pS2448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Heregulin_1,PCNA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KC-delta_pS664_2,Bim_2,ATM_1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Bax_2,ATM_1,Raptor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Bax_2,ATM_1,ACC1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4E-BP1_pT70_1,Chk2_pT68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ATM_1,c-Jun_pS73_0,14-3-3_epsilon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Bax_2,Heregulin_1,Src_pY416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Chk2_pT68_0,ACC1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Bax_2,Cyclin_D1_1,GATA3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KC-delta_pS664_2,ATM_1,PREX1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Cyclin_D1_1,ARHI_1,HSP70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ATM_1,PREX1_0,Chk1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TAZ_0,PKC-alpha_pS657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ER-alpha_pS118_2,Heregulin_1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p21_2,Chk2_1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ATM_1,TAZ_0,ACC1_0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Src_pY416_0,Dvl3_0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MSH2_2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p21_2,ACVRL1_1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p21_2,Chk1_0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mTOR_pS2448_0,Chk1_0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p21_2,TAZ_0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p90RSK_1,Chk1_0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Bax_2,TFRC_0)</text:p>
          </table:table-cell>
          <table:table-cell office:value-type="float" office:value="0.811997942941" calcext:value-type="float">
            <text:p>0.8119979429</text:p>
          </table:table-cell>
        </table:table-row>
        <table:table-row table:style-name="ro1">
          <table:table-cell office:value-type="string" calcext:value-type="string">
            <text:p>(Src_pY416_0,ACC1_0)</text:p>
          </table:table-cell>
          <table:table-cell office:value-type="float" office:value="0.82616113893" calcext:value-type="float">
            <text:p>0.8261611389</text:p>
          </table:table-cell>
        </table:table-row>
        <table:table-row table:style-name="ro1">
          <table:table-cell office:value-type="string" calcext:value-type="string">
            <text:p>(p38_pT180_Y182_0,Ku80_0)</text:p>
          </table:table-cell>
          <table:table-cell office:value-type="float" office:value="0.82616113893" calcext:value-type="float">
            <text:p>0.8261611389</text:p>
          </table:table-cell>
        </table:table-row>
        <table:table-row table:style-name="ro1">
          <table:table-cell office:value-type="string" calcext:value-type="string">
            <text:p>(Src_pY416_0)</text:p>
          </table:table-cell>
          <table:table-cell office:value-type="float" office:value="0.829460084789" calcext:value-type="float">
            <text:p>0.8294600848</text:p>
          </table:table-cell>
        </table:table-row>
        <table:table-row table:style-name="ro1">
          <table:table-cell office:value-type="string" calcext:value-type="string">
            <text:p>(YB-1_pS102_1)</text:p>
          </table:table-cell>
          <table:table-cell office:value-type="float" office:value="0.838022023795" calcext:value-type="float">
            <text:p>0.8380220238</text:p>
          </table:table-cell>
        </table:table-row>
        <table:table-row table:style-name="ro1">
          <table:table-cell office:value-type="string" calcext:value-type="string">
            <text:p>(p90RSK_1)</text:p>
          </table:table-cell>
          <table:table-cell office:value-type="float" office:value="0.838022023795" calcext:value-type="float">
            <text:p>0.8380220238</text:p>
          </table:table-cell>
        </table:table-row>
        <table:table-row table:style-name="ro1">
          <table:table-cell office:value-type="string" calcext:value-type="string">
            <text:p>(GATA3_0,c-Jun_pS73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PI3K-p85_2,Src_pY416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PKC-delta_pS664_2,c-Jun_pS73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ARHI_1,p38_pT180_Y182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Src_1,p38_pT180_Y182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Ku80_0,ACC1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N-Ras_2,Chk1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Notch1_1,Chk1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Heregulin_1,TAZ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Bax_2,p70S6K_0)</text:p>
          </table:table-cell>
          <table:table-cell office:value-type="float" office:value="0.840548475182" calcext:value-type="float">
            <text:p>0.8405484752</text:p>
          </table:table-cell>
        </table:table-row>
        <table:table-row table:style-name="ro1">
          <table:table-cell office:value-type="string" calcext:value-type="string">
            <text:p>(p90RSK_1,DJ-1_1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Dvl3_0,c-Jun_pS73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p38_MAPK_1,c-Jun_pS73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p38_MAPK_1,GATA3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ATM_1,MIG-6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TAZ_0,Akt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p90RSK_1,Heregulin_1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Stathmin_2,Ku80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TAZ_0,GATA3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C-Raf_2,Heregulin_1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XRCC1_2,Bax_2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p21_2,4E-BP1_pT70_1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Heregulin_1,TFRC_0)</text:p>
          </table:table-cell>
          <table:table-cell office:value-type="float" office:value="0.855168569887" calcext:value-type="float">
            <text:p>0.8551685699</text:p>
          </table:table-cell>
        </table:table-row>
        <table:table-row table:style-name="ro1">
          <table:table-cell office:value-type="string" calcext:value-type="string">
            <text:p>(DJ-1_1,N-Cadherin_0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Smad1_1,p90RSK_1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C-Raf_pS338_1,Src_pY416_0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PKC-delta_pS664_2,Transglutaminase_1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p38_MAPK_1,N-Cadherin_0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CD49b_2,Src_pY416_0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ACC_pS79_1,mTOR_pS2448_0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Bax_2,JNK2_1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PKC-delta_pS664_2,CD49b_2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HSP70_0,c-Jun_pS73_0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Bax_2,N-Cadherin_0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Bax_2,C-Raf_pS338_1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PKC-delta_pS664_2,EGFR_2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PI3K-p85_2,GATA3_0)</text:p>
          </table:table-cell>
          <table:table-cell office:value-type="float" office:value="0.870030791781" calcext:value-type="float">
            <text:p>0.8700307918</text:p>
          </table:table-cell>
        </table:table-row>
        <table:table-row table:style-name="ro1">
          <table:table-cell office:value-type="string" calcext:value-type="string">
            <text:p>(N-Cadherin_0)</text:p>
          </table:table-cell>
          <table:table-cell office:value-type="float" office:value="0.876625864553" calcext:value-type="float">
            <text:p>0.8766258646</text:p>
          </table:table-cell>
        </table:table-row>
        <table:table-row table:style-name="ro1">
          <table:table-cell office:value-type="string" calcext:value-type="string">
            <text:p>(INPP4B_1,Dvl3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C-Raf_pS338_1,c-Jun_pS73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EGFR_2,Dvl3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Smad1_1,c-Jun_pS73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Notch1_1,Heregulin_1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Heregulin_1,p70S6K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14-3-3_beta_1,TFRC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p21_2,MIG-6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ACC_pS79_1,14-3-3_epsilon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Acetyl-a-Tubulin-Lys40_2,LKB1_1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YB-1_2,Bax_2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C-Raf_2,Fibronectin_1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Bax_2,c-Met_pY1235_1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mTOR_pS2448_0,Dvl3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Src_1,PREX1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mTOR_pS2448_0,GATA3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ATM_1,B-Raf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TFRC_0,ACC1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C-Raf_pS338_1)</text:p>
          </table:table-cell>
          <table:table-cell office:value-type="float" office:value="0.887232533461" calcext:value-type="float">
            <text:p>0.8872325335</text:p>
          </table:table-cell>
        </table:table-row>
        <table:table-row table:style-name="ro1">
          <table:table-cell office:value-type="string" calcext:value-type="string">
            <text:p>(NF2_2)</text:p>
          </table:table-cell>
          <table:table-cell office:value-type="float" office:value="0.898185720579" calcext:value-type="float">
            <text:p>0.8981857206</text:p>
          </table:table-cell>
        </table:table-row>
        <table:table-row table:style-name="ro1">
          <table:table-cell office:value-type="string" calcext:value-type="string">
            <text:p>(INPP4B_1)</text:p>
          </table:table-cell>
          <table:table-cell office:value-type="float" office:value="0.898185720579" calcext:value-type="float">
            <text:p>0.8981857206</text:p>
          </table:table-cell>
        </table:table-row>
        <table:table-row table:style-name="ro1">
          <table:table-cell office:value-type="string" calcext:value-type="string">
            <text:p>(Notch1_1,c-Jun_pS73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C-Raf_pS338_1,Dvl3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Bim_2,Tuberin_pT1462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mTOR_pS2448_0,Bap1-c-4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Lck_2,TAZ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ATM_1,mTOR_pS2448_0,HSP70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Src_1,ACC1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EGFR_2,DJ-1_1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EGFR_2,GATA3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AR_2,Ku80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HER3_pY1289_2,YB-1_pS102_1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Heregulin_1,MIG-6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INPP4B_1,Chk1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YB-1_pS102_1,Akt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S6_pS240_S244_2,Chk1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Heregulin_1,DJ-1_1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ER-alpha_pS118_2,Chk1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ACC_pS79_1,B-Raf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Bax_2,ACC_pS79_1,Chk1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Ku80_0,B-Raf_0)</text:p>
          </table:table-cell>
          <table:table-cell office:value-type="float" office:value="0.900522892451" calcext:value-type="float">
            <text:p>0.9005228925</text:p>
          </table:table-cell>
        </table:table-row>
        <table:table-row table:style-name="ro1">
          <table:table-cell office:value-type="string" calcext:value-type="string">
            <text:p>(ACVRL1_1,ACC_pS79_1)</text:p>
          </table:table-cell>
          <table:table-cell office:value-type="float" office:value="0.909474096626" calcext:value-type="float">
            <text:p>0.9094740966</text:p>
          </table:table-cell>
        </table:table-row>
        <table:table-row table:style-name="ro1">
          <table:table-cell office:value-type="string" calcext:value-type="string">
            <text:p>(Bax_2,Chk1_0)</text:p>
          </table:table-cell>
          <table:table-cell office:value-type="float" office:value="0.909474096626" calcext:value-type="float">
            <text:p>0.9094740966</text:p>
          </table:table-cell>
        </table:table-row>
        <table:table-row table:style-name="ro1">
          <table:table-cell office:value-type="string" calcext:value-type="string">
            <text:p>(JNK2_1)</text:p>
          </table:table-cell>
          <table:table-cell office:value-type="float" office:value="0.909474096626" calcext:value-type="float">
            <text:p>0.9094740966</text:p>
          </table:table-cell>
        </table:table-row>
        <table:table-row table:style-name="ro1">
          <table:table-cell office:value-type="string" calcext:value-type="string">
            <text:p>(Smad1_1,14-3-3_epsilon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ER-alpha_pS118_2,ACC1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p90RSK_1,Chk2_pT68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ARHI_1,14-3-3_epsilon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PI3K-p85_2,GSK3_pS9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C-Raf_2,JNK2_1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N-Ras_2,HER3_pY1289_2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PKC-delta_pS664_2,Smad3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FOXO3a_pS318_S321_1,Ku80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HER3_pY1289_2,ARHI_1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GAB2_2,ATM_1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Bax_2,Cyclin_D1_1,ARHI_1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TFRC_0,ARID1A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Src_1,14-3-3_beta_1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C-Raf_2,CD20_1,Chk1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Lck_2,Bax_2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p21_2,Smad1_1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GATA3_0,Akt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Notch1_1,TAZ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EGFR_2,TFRC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PKC-delta_pS664_2,Bax_2,Heregulin_1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INPP4B_1,Heregulin_1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ACC_pS79_1,PI3K-p110-alpha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VEGFR2_2,TFRC_0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PKC-pan_BetaII_pS660_1,14-3-3_beta_1)</text:p>
          </table:table-cell>
          <table:table-cell office:value-type="float" office:value="0.916175364966" calcext:value-type="float">
            <text:p>0.916175365</text:p>
          </table:table-cell>
        </table:table-row>
        <table:table-row table:style-name="ro1">
          <table:table-cell office:value-type="string" calcext:value-type="string">
            <text:p>(ER-alpha_pS118_2)</text:p>
          </table:table-cell>
          <table:table-cell office:value-type="float" office:value="0.921089196144" calcext:value-type="float">
            <text:p>0.9210891961</text:p>
          </table:table-cell>
        </table:table-row>
        <table:table-row table:style-name="ro1">
          <table:table-cell office:value-type="string" calcext:value-type="string">
            <text:p>(HER3_pY1289_2,INPP4B_1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Stathmin_2,p70S6K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S6_pS240_S244_2,mTOR_pS2448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YB-1_pS102_1,NF-kB-p65_pS536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AR_2,14-3-3_epsilon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cIAP_2,ACC1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p62-LCK-ligand_1,ARHI_1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p21_2,Chk1_pS345_2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Tuberin_pT1462_0,Dvl3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NF2_2,TFRC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Chk1_pS345_2,ACC_pS79_1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TFRC_0,14-3-3_epsilon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AMPK_pT172_2,ARHI_1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EGFR_2,ACVRL1_1,Src_pY416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CD20_1,ATM_1,Chk1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p70S6K_pT389_2,TAZ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Ku80_0,Bap1-c-4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ACVRL1_1,TAZ_0,Dvl3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Bim_2,N-Cadherin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STAT3_pY705_1,Chk1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PKC-delta_pS664_2,PKC-alpha_pS657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p70S6K_pT389_2,ACVRL1_1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Bim_2,PKC-pan_BetaII_pS660_1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ACVRL1_1,ACC_pS79_1,c-Jun_pS73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Cyclin_D1_1,ARHI_1,Dvl3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Bax_2,Src_pY416_0,Dvl3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YB-1_pS102_1,B-Raf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ACVRL1_1,TAZ_0,Ku80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Bax_2,ATM_1,HSP70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PI3K-p85_2,Transglutaminase_1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PKC-delta_pS664_2,Bax_2,mTOR_pS2448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14-3-3_beta_1,N-Cadherin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PKC-delta_pS664_2,NDRG1_pT346_1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ACC_pS79_1,Bid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Bax_2,Chk1_0,ACC1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YB-1_pS102_1,Cyclin_D1_1,TAZ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Bax_2,Heregulin_1,ATM_1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C-Raf_pS338_1,mTOR_pS2448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GAPDH_1,ARHI_1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p70S6K_0,c-Jun_pS73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RBM15_1,Heregulin_1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PI3K-p85_2,Chk2_1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Bax_2,Src_pY416_0)</text:p>
          </table:table-cell>
          <table:table-cell office:value-type="float" office:value="0.933025034115" calcext:value-type="float">
            <text:p>0.9330250341</text:p>
          </table:table-cell>
        </table:table-row>
        <table:table-row table:style-name="ro1">
          <table:table-cell office:value-type="string" calcext:value-type="string">
            <text:p>(Bax_2,Heregulin_1)</text:p>
          </table:table-cell>
          <table:table-cell office:value-type="float" office:value="0.945277800193" calcext:value-type="float">
            <text:p>0.9452778002</text:p>
          </table:table-cell>
        </table:table-row>
        <table:table-row table:style-name="ro1">
          <table:table-cell office:value-type="string" calcext:value-type="string">
            <text:p>(Heregulin_1,Chk1_0)</text:p>
          </table:table-cell>
          <table:table-cell office:value-type="float" office:value="0.945277800193" calcext:value-type="float">
            <text:p>0.9452778002</text:p>
          </table:table-cell>
        </table:table-row>
        <table:table-row table:style-name="ro1">
          <table:table-cell office:value-type="string" calcext:value-type="string">
            <text:p>(PEA-15_2,EGFR_2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N-Ras_2,Smad1_1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ATM_1,Ku80_0,HSP70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ER-alpha_pS118_2,HSP70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PKC-delta_pS664_2,Src_pY416_0,Dvl3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PI3K-p85_2,53BP1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PEA15_pS116_1,ATM_1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Bax_2,P-Cadherin_0,Ku80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MSH2_2,ACVRL1_1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p21_2,EGFR_pY1173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NF2_2,ACC1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TFRC_0,p90RSK_pT359_S363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ARHI_1,ARID1A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INPP4B_1,GAPDH_1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p21_2,p62-LCK-ligand_1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C-Raf_2,ATM_1,P-Cadherin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NF2_2,Dvl3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ACVRL1_1,ACC_pS79_1,HSP70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PI3K-p85_2,Cyclin_D1_1,ATM_1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TFRC_0,Bap1-c-4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PI3K-p85_2,Src_pY416_0,Chk1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PKC-delta_pS664_2,C-Raf_2,Bax_2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GATA3_0,ER-alpha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p21_2,Bax_2,ACC_pS79_1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Bax_2,TAZ_0,Ku80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TFRC_0,PI3K-p110-alpha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p62-LCK-ligand_1,HSP70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ATM_1,TAZ_0,c-Jun_pS73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XRCC1_2,mTOR_pS2448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C-Raf_pS338_1,MIG-6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C-Raf_2,CD20_1,Ku80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AR_2,Src_1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MSH6_1,ACC_pS79_1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PCNA_0,Ku80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PKC-delta_pS664_2,Cyclin_D1_1,HSP70_0)</text:p>
          </table:table-cell>
          <table:table-cell office:value-type="float" office:value="0.948355821968" calcext:value-type="float">
            <text:p>0.948355822</text:p>
          </table:table-cell>
        </table:table-row>
        <table:table-row table:style-name="ro1">
          <table:table-cell office:value-type="string" calcext:value-type="string">
            <text:p>(C-Raf_2,Bax_2)</text:p>
          </table:table-cell>
          <table:table-cell office:value-type="float" office:value="0.957845614796" calcext:value-type="float">
            <text:p>0.9578456148</text:p>
          </table:table-cell>
        </table:table-row>
        <table:table-row table:style-name="ro1">
          <table:table-cell office:value-type="string" calcext:value-type="string">
            <text:p>(Bim_2,JNK2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LKB1_1,ACC_pS79_1,Ku80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Bax_2,Src_pY416_0,mTOR_pS2448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ATM_1,TAZ_0,MIG-6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PI3K-p85_2,Cyclin_D1_1,ACC1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Heregulin_1,Cyclin_D1_1,ACC_pS79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TFRC_0,Rictor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C-Raf_2,Cyclin_D1_1,ACC_pS79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p70S6K_0,mTOR_pS2448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GSK3-alpha-beta_pS21_S9_1,4E-BP1_pT70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Lck_2,YB-1_pS102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Bax_2,N-Cadherin_0,c-Jun_pS73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ACC_pS79_1,GATA3_0,Chk1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PI3K-p85_2,ACVRL1_1,Ku80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EGFR_2,ACVRL1_1,ACC_pS79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Bax_2,ACC_pS79_1,c-Jun_pS73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ACC_pS79_1,ER-alpha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Akt_pT308_1,TAZ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N-Ras_2,14-3-3_epsilon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GSK3-alpha-beta_pS21_S9_1,GAPDH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p90RSK_1,GSK3_pS9_0,Chk1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PEA-15_2,p21_2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GAB2_2,HSP70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C-Raf_2,NDRG1_pT346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Bax_2,ATM_1,14-3-3_beta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EGFR_2,Chk2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Src_1,14-3-3_epsilon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PKC-delta_pS664_2,ACVRL1_1,N-Cadherin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p21_2,NF-kB-p65_pS536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LKB1_1,beta-Catenin_1,ATM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C-Raf_2,YB-1_pS102_1,p38_pT180_Y182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C-Raf_2,ACVRL1_1,Dvl3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ACVRL1_1,TFRC_0,Dvl3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Bax_2,GATA3_0,c-Jun_pS73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TAZ_0,Src_pY416_0,c-Jun_pS73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Bax_2,ATM_1,TFRC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TFRC_0,PREX1_0,Chk1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ACVRL1_1,4E-BP1_pT70_1,Ku80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C-Raf_2,Bax_2,ACC1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PKC-delta_pS664_2,MSH6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beta-Catenin_1,14-3-3_beta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PKC-delta_pS664_2,YB-1_pS102_1,p38_pT180_Y182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TIGAR_2,HSP70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ARHI_1,JAB1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c-Kit_2,YB-1_pS102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p21_2,ACVRL1_1,Src_pY416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PKC-delta_pS664_2,NF2_2,Bax_2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beta-Catenin_1,14-3-3_epsilon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DJ-1_1,ATM_1,4E-BP1_pT70_1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Raptor_0,Chk1_0,c-Jun_pS73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CD49b_2,Bax_2,Dvl3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ACC_pS79_1,Smad3_0)</text:p>
          </table:table-cell>
          <table:table-cell office:value-type="float" office:value="0.964911519196" calcext:value-type="float">
            <text:p>0.9649115192</text:p>
          </table:table-cell>
        </table:table-row>
        <table:table-row table:style-name="ro1">
          <table:table-cell office:value-type="string" calcext:value-type="string">
            <text:p>(GATA3_0,Chk1_0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Bax_2,Dvl3_0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p90RSK_1,ATM_1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ACC_pS79_1,TAZ_0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Bax_2,Src_1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C-Raf_2,TAZ_0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ATM_1,c-Jun_pS73_0)</text:p>
          </table:table-cell>
          <table:table-cell office:value-type="float" office:value="0.970728335042" calcext:value-type="float">
            <text:p>0.970728335</text:p>
          </table:table-cell>
        </table:table-row>
        <table:table-row table:style-name="ro1">
          <table:table-cell office:value-type="string" calcext:value-type="string">
            <text:p>(N-Cadherin_0,c-Jun_pS73_0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p90RSK_1,HSP70_0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PKC-delta_pS664_2,PI3K-p85_2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ACC_pS79_1,PREX1_0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PKC-delta_pS664_2,C-Raf_2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NF2_2,Bax_2)</text:p>
          </table:table-cell>
          <table:table-cell office:value-type="float" office:value="0.983927401326" calcext:value-type="float">
            <text:p>0.9839274013</text:p>
          </table:table-cell>
        </table:table-row>
        <table:table-row table:style-name="ro1">
          <table:table-cell office:value-type="string" calcext:value-type="string">
            <text:p>(p90RSK_1,Src_pY416_0)</text:p>
          </table:table-cell>
          <table:table-cell office:value-type="float" office:value="0.997445717412" calcext:value-type="float">
            <text:p>0.9974457174</text:p>
          </table:table-cell>
        </table:table-row>
        <table:table-row table:style-name="ro1">
          <table:table-cell office:value-type="string" calcext:value-type="string">
            <text:p>(ACC_pS79_1,c-Jun_pS73_0)</text:p>
          </table:table-cell>
          <table:table-cell office:value-type="float" office:value="0.997445717412" calcext:value-type="float">
            <text:p>0.9974457174</text:p>
          </table:table-cell>
        </table:table-row>
        <table:table-row table:style-name="ro1">
          <table:table-cell office:value-type="string" calcext:value-type="string">
            <text:p>(ATM_1,Tuberin_pT1462_0)</text:p>
          </table:table-cell>
          <table:table-cell office:value-type="float" office:value="0.997445717412" calcext:value-type="float">
            <text:p>0.9974457174</text:p>
          </table:table-cell>
        </table:table-row>
        <table:table-row table:style-name="ro1">
          <table:table-cell office:value-type="string" calcext:value-type="string">
            <text:p>(ACC_pS79_1,ACC1_0)</text:p>
          </table:table-cell>
          <table:table-cell office:value-type="float" office:value="0.997445717412" calcext:value-type="float">
            <text:p>0.9974457174</text:p>
          </table:table-cell>
        </table:table-row>
        <table:table-row table:style-name="ro1">
          <table:table-cell office:value-type="string" calcext:value-type="string">
            <text:p>(Heregulin_1)</text:p>
          </table:table-cell>
          <table:table-cell office:value-type="float" office:value="1.00063973232" calcext:value-type="float">
            <text:p>1.0006397323</text:p>
          </table:table-cell>
        </table:table-row>
        <table:table-row table:style-name="ro1">
          <table:table-cell office:value-type="string" calcext:value-type="string">
            <text:p>(C-Raf_2)</text:p>
          </table:table-cell>
          <table:table-cell office:value-type="float" office:value="1.009809516" calcext:value-type="float">
            <text:p>1.009809516</text:p>
          </table:table-cell>
        </table:table-row>
        <table:table-row table:style-name="ro1">
          <table:table-cell office:value-type="string" calcext:value-type="string">
            <text:p>(PKC-delta_pS664_2,PKC-pan_BetaII_pS660_1)</text:p>
          </table:table-cell>
          <table:table-cell office:value-type="float" office:value="1.01128755858" calcext:value-type="float">
            <text:p>1.0112875586</text:p>
          </table:table-cell>
        </table:table-row>
        <table:table-row table:style-name="ro1">
          <table:table-cell office:value-type="string" calcext:value-type="string">
            <text:p>(EGFR_2,p90RSK_1)</text:p>
          </table:table-cell>
          <table:table-cell office:value-type="float" office:value="1.01128755858" calcext:value-type="float">
            <text:p>1.0112875586</text:p>
          </table:table-cell>
        </table:table-row>
        <table:table-row table:style-name="ro1">
          <table:table-cell office:value-type="string" calcext:value-type="string">
            <text:p>(Stathmin_2,Src_pY416_0)</text:p>
          </table:table-cell>
          <table:table-cell office:value-type="float" office:value="1.01128755858" calcext:value-type="float">
            <text:p>1.0112875586</text:p>
          </table:table-cell>
        </table:table-row>
        <table:table-row table:style-name="ro1">
          <table:table-cell office:value-type="string" calcext:value-type="string">
            <text:p>(PKC-delta_pS664_2,Tuberin_pT1462_0)</text:p>
          </table:table-cell>
          <table:table-cell office:value-type="float" office:value="1.01128755858" calcext:value-type="float">
            <text:p>1.0112875586</text:p>
          </table:table-cell>
        </table:table-row>
        <table:table-row table:style-name="ro1">
          <table:table-cell office:value-type="string" calcext:value-type="string">
            <text:p>(MIG-6_0,Chk1_0)</text:p>
          </table:table-cell>
          <table:table-cell office:value-type="float" office:value="1.01128755858" calcext:value-type="float">
            <text:p>1.0112875586</text:p>
          </table:table-cell>
        </table:table-row>
        <table:table-row table:style-name="ro1">
          <table:table-cell office:value-type="string" calcext:value-type="string">
            <text:p>(GATA3_0)</text:p>
          </table:table-cell>
          <table:table-cell office:value-type="float" office:value="1.01559358012" calcext:value-type="float">
            <text:p>1.0155935801</text:p>
          </table:table-cell>
        </table:table-row>
        <table:table-row table:style-name="ro1">
          <table:table-cell office:value-type="string" calcext:value-type="string">
            <text:p>(Dvl3_0)</text:p>
          </table:table-cell>
          <table:table-cell office:value-type="float" office:value="1.0220777158" calcext:value-type="float">
            <text:p>1.0220777158</text:p>
          </table:table-cell>
        </table:table-row>
        <table:table-row table:style-name="ro1">
          <table:table-cell office:value-type="string" calcext:value-type="string">
            <text:p>(p90RSK_1,C-Raf_pS338_1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CD49b_2,ARHI_1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PI3K-p85_2,EGFR_2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PKC-delta_pS664_2,B-Raf_0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Src_pY416_0,N-Cadherin_0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HSP70_0,ARID1A_0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PKC-delta_pS664_2,14-3-3_epsilon_0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TFRC_0,Src_pY416_0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p90RSK_1,mTOR_pS2448_0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EGFR_2,ACC_pS79_1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EGFR_2,C-Raf_2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EGFR_2,ACC1_0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C-Raf_pS338_1,ATM_1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Src_pY416_0,GATA3_0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Raptor_0,Ku80_0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DJ-1_1,Src_pY416_0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14-3-3_beta_1,Ku80_0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Bax_2,PKC-alpha_pS657_0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XRCC1_2,Cyclin_D1_1)</text:p>
          </table:table-cell>
          <table:table-cell office:value-type="float" office:value="1.02545850354" calcext:value-type="float">
            <text:p>1.0254585035</text:p>
          </table:table-cell>
        </table:table-row>
        <table:table-row table:style-name="ro1">
          <table:table-cell office:value-type="string" calcext:value-type="string">
            <text:p>(INPP4B_1,Src_pY416_0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Src_pY416_0,Raptor_0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Notch1_1,ACC_pS79_1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C-Raf_2,Raptor_0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Src_pY416_0,p70S6K_0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PKC-pan_BetaII_pS660_1,p38_MAPK_1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mTOR_pS2448_0,MIG-6_0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ARHI_1,SF2_0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Ku80_0,ARID1A_0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PI3K-p85_2,C-Raf_2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YB-1_pS102_1,p90RSK_1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N-Ras_2,TAZ_0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Ku80_0,GSK3_pS9_0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p70S6K_0,Chk1_0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Bim_2,GATA3_0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Heregulin_1,c-Jun_pS73_0)</text:p>
          </table:table-cell>
          <table:table-cell office:value-type="float" office:value="1.03996538689" calcext:value-type="float">
            <text:p>1.0399653869</text:p>
          </table:table-cell>
        </table:table-row>
        <table:table-row table:style-name="ro1">
          <table:table-cell office:value-type="string" calcext:value-type="string">
            <text:p>(PI3K-p85_2,INPP4B_1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Tuberin_pT1462_0,TFRC_0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Acetyl-a-Tubulin-Lys40_2,CD20_1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EGFR_2,YB-1_pS102_1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HSP70_0,GSK3_pS9_0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PKC-delta_pS664_2,Bax_2,Chk1_0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C-Raf_2,p70S6K_0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N-Cadherin_0,mTOR_pS2448_0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PKC-alpha_pS657_0,Chk1_0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Src_pY527_2,Cyclin_D1_1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HER3_pY1289_2,C-Raf_2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ATM_1,NF-kB-p65_pS536_0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Fibronectin_1,Ku80_0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ACVRL1_1,ACC_pS79_1,Src_pY416_0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p21_2,p70S6K_0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C-Raf_2,Smad1_1)</text:p>
          </table:table-cell>
          <table:table-cell office:value-type="float" office:value="1.05481626961" calcext:value-type="float">
            <text:p>1.0548162696</text:p>
          </table:table-cell>
        </table:table-row>
        <table:table-row table:style-name="ro1">
          <table:table-cell office:value-type="string" calcext:value-type="string">
            <text:p>(cIAP_2)</text:p>
          </table:table-cell>
          <table:table-cell office:value-type="float" office:value="1.06328070739" calcext:value-type="float">
            <text:p>1.0632807074</text:p>
          </table:table-cell>
        </table:table-row>
        <table:table-row table:style-name="ro1">
          <table:table-cell office:value-type="string" calcext:value-type="string">
            <text:p>(Src_pY416_0,NF-kB-p65_pS536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14-3-3_beta_1,Chk2_pT68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TFRC_0,ER-alpha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Claudin-7_1,PREX1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EGFR_2,N-Cadherin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HER3_pY1289_2,Src_1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mTOR_pS2448_0,EGFR_pY1173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ATM_1,ACVRL1_1,ACC_pS79_1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ACC_pS79_1,Bap1-c-4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MSH2_2,Bax_2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Bax_2,ATM_1,c-Jun_pS73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PI3K-p85_2,Bax_2,Chk1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N-Ras_2,14-3-3_beta_1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INPP4B_1,ACC_pS79_1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Transglutaminase_1,Src_pY416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ATM_1,ACVRL1_1,Ku80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Cyclin_D1_1,PDK1_pS241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Bax_2,Src_pY416_0,c-Jun_pS73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ARHI_1,Akt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Bax_2,mTOR_pS2448_0,HSP70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Bax_2,Chk1_0,c-Jun_pS73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YB-1_pS102_1,ACC_pS79_1,Chk1_0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Chk1_pS345_2,ATM_1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N-Ras_2,YB-1_pS102_1)</text:p>
          </table:table-cell>
          <table:table-cell office:value-type="float" office:value="1.07002042559" calcext:value-type="float">
            <text:p>1.0700204256</text:p>
          </table:table-cell>
        </table:table-row>
        <table:table-row table:style-name="ro1">
          <table:table-cell office:value-type="string" calcext:value-type="string">
            <text:p>(p70S6K_pT389_2)</text:p>
          </table:table-cell>
          <table:table-cell office:value-type="float" office:value="1.07304144703" calcext:value-type="float">
            <text:p>1.073041447</text:p>
          </table:table-cell>
        </table:table-row>
        <table:table-row table:style-name="ro1">
          <table:table-cell office:value-type="string" calcext:value-type="string">
            <text:p>(Claudin-7_1)</text:p>
          </table:table-cell>
          <table:table-cell office:value-type="float" office:value="1.07304144703" calcext:value-type="float">
            <text:p>1.073041447</text:p>
          </table:table-cell>
        </table:table-row>
        <table:table-row table:style-name="ro1">
          <table:table-cell office:value-type="string" calcext:value-type="string">
            <text:p>(ATM_1,TAZ_0)</text:p>
          </table:table-cell>
          <table:table-cell office:value-type="float" office:value="1.08325618108" calcext:value-type="float">
            <text:p>1.0832561811</text:p>
          </table:table-cell>
        </table:table-row>
        <table:table-row table:style-name="ro1">
          <table:table-cell office:value-type="string" calcext:value-type="string">
            <text:p>(AR_2,N-Cadherin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cIAP_2,ARID1A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XRCC1_2,SF2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GSK3-alpha-beta_pS21_S9_1,Akt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C-Raf_2,IRS1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p70S6K_pT389_2,Src_pY416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Heregulin_1,G6PD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Raptor_0,N-Cadherin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N-Ras_2,N-Cadherin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ACC_pS79_1,NF-kB-p65_pS536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GSK3-alpha-beta_pS21_S9_1,Annexin-1_1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ATM_1,TAZ_0,mTOR_pS2448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ACVRL1_1,Src_pY416_0,Ku80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Src_pY416_0,Dvl3_0,Chk1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ATM_1,Bid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PKC-delta_pS664_2,Bax_2,Dvl3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NF2_2,TAZ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ACC_pS79_1,HSP70_0,Chk1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ARHI_1,Bcl-xL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p21_2,Notch1_1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p90RSK_pT359_S363_0,HSP70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C-Raf_2,ATM_1,ACVRL1_1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ATM_1,PKC-alpha_pS657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PI3K-p85_2,Bax_2,ATM_1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YB-1_pS102_1,Bap1-c-4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Bax_2,ATM_1,Src_pY416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CD49b_2,Src_1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Src_pY416_0,Chk1_0,ACC1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Ku80_0,Bid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YB-1_pS102_1,Cyclin_D1_1,ARHI_1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Bax_2,p38_pT180_Y182_0,Ku80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C-Raf_2,Bax_2,YB-1_pS102_1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S6_pS240_S244_2,Heregulin_1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N-Ras_2,Dvl3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Bax_2,ARHI_1,p38_pT180_Y182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c-Kit_2,mTOR_pS2448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Heregulin_1,14-3-3_epsilon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YB-1_pS102_1,C-Raf_pS338_1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NDRG1_pT346_1,Ku80_0)</text:p>
          </table:table-cell>
          <table:table-cell office:value-type="float" office:value="1.08558834302" calcext:value-type="float">
            <text:p>1.085588343</text:p>
          </table:table-cell>
        </table:table-row>
        <table:table-row table:style-name="ro1">
          <table:table-cell office:value-type="string" calcext:value-type="string">
            <text:p>(Bax_2,ACC_pS79_1)</text:p>
          </table:table-cell>
          <table:table-cell office:value-type="float" office:value="1.09391063633" calcext:value-type="float">
            <text:p>1.0939106363</text:p>
          </table:table-cell>
        </table:table-row>
        <table:table-row table:style-name="ro1">
          <table:table-cell office:value-type="string" calcext:value-type="string">
            <text:p>(Heregulin_1,ATM_1)</text:p>
          </table:table-cell>
          <table:table-cell office:value-type="float" office:value="1.09391063633" calcext:value-type="float">
            <text:p>1.0939106363</text:p>
          </table:table-cell>
        </table:table-row>
        <table:table-row table:style-name="ro1">
          <table:table-cell office:value-type="string" calcext:value-type="string">
            <text:p>(TIGAR_2,ARHI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ER-alpha_pS118_2,mTOR_pS2448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KC-delta_pS664_2,ATM_1,Tuberin_pT1462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KC-delta_pS664_2,p21_2,TAZ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EA-15_2,ARHI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MSH6_1,YB-1_pS102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GATA3_0,Chk2_pT68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TFRC_0,IRS1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ACVRL1_1,TFRC_0,Ku80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YB-1_2,ATM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Transglutaminase_1,MIG-6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Bax_2,Heregulin_1,Chk1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ATM_1,mTOR_pS2448_0,Chk1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KC-delta_pS664_2,p38_pT180_Y182_0,Chk1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I3K-p85_2,Bax_2,ACC1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N-Ras_2,Raptor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Fibronectin_1,ARHI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I3K-p85_2,beta-Catenin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Bax_2,Dvl3_0,Chk1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YB-1_pS102_1,Cyclin_D1_1,Ku80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DJ-1_1,ATM_1,ACVRL1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Akt_pS473_2,Chk1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ATM_1,TFRC_0,TAZ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YB-1_pS102_1,ACVRL1_1,Src_pY416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Src_1,GSK3_pS9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ATM_1,TFRC_0,Ku80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ATM_1,ACVRL1_1,Dvl3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KC-delta_pS664_2,G6PD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CD20_1,Ku80_0,Chk1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C-Raf_2,ACVRL1_1,Ku80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Bax_2,ARHI_1,P-Cadherin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NF2_2,14-3-3_beta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KC-pan_BetaII_pS660_1,Raptor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Notch1_1,TFRC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YB-1_pS102_1,ACC_pS79_1,p38_pT180_Y182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Bax_2,YB-1_pS102_1,Src_pY416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DCD4_2,HSP70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ARHI_1,GSK3_pS9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KC-delta_pS664_2,Bax_2,DJ-1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KC-alpha_1,Ku80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eIF4G_1,TFRC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Bcl-2_1,ACC_pS79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Transglutaminase_1,Dvl3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C-Raf_2,YB-1_pS102_1,ACVRL1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Bax_2,TFRC_0,Chk1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Bax_2,ACC_pS79_1,PREX1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GATA3_0,Bap1-c-4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21_2,ATM_1,ACVRL1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Cyclin_D1_1,ATM_1,ARHI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I3K-p110-alpha_0,GATA3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KC-delta_pS664_2,Bax_2,TFRC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ATM_1,HSP70_0)</text:p>
          </table:table-cell>
          <table:table-cell office:value-type="float" office:value="1.10499372474" calcext:value-type="float">
            <text:p>1.1049937247</text:p>
          </table:table-cell>
        </table:table-row>
        <table:table-row table:style-name="ro1">
          <table:table-cell office:value-type="string" calcext:value-type="string">
            <text:p>(PI3K-p85_2,Chk1_0)</text:p>
          </table:table-cell>
          <table:table-cell office:value-type="float" office:value="1.10499372474" calcext:value-type="float">
            <text:p>1.1049937247</text:p>
          </table:table-cell>
        </table:table-row>
        <table:table-row table:style-name="ro1">
          <table:table-cell office:value-type="string" calcext:value-type="string">
            <text:p>(Chk1_0,c-Jun_pS73_0)</text:p>
          </table:table-cell>
          <table:table-cell office:value-type="float" office:value="1.10499372474" calcext:value-type="float">
            <text:p>1.1049937247</text:p>
          </table:table-cell>
        </table:table-row>
        <table:table-row table:style-name="ro1">
          <table:table-cell office:value-type="string" calcext:value-type="string">
            <text:p>(Bax_2,HSP70_0)</text:p>
          </table:table-cell>
          <table:table-cell office:value-type="float" office:value="1.10499372474" calcext:value-type="float">
            <text:p>1.1049937247</text:p>
          </table:table-cell>
        </table:table-row>
        <table:table-row table:style-name="ro1">
          <table:table-cell office:value-type="string" calcext:value-type="string">
            <text:p>(ATM_1,ACC1_0)</text:p>
          </table:table-cell>
          <table:table-cell office:value-type="float" office:value="1.11649717154" calcext:value-type="float">
            <text:p>1.1164971715</text:p>
          </table:table-cell>
        </table:table-row>
        <table:table-row table:style-name="ro1">
          <table:table-cell office:value-type="string" calcext:value-type="string">
            <text:p>(Dvl3_0,Chk1_0)</text:p>
          </table:table-cell>
          <table:table-cell office:value-type="float" office:value="1.11649717154" calcext:value-type="float">
            <text:p>1.1164971715</text:p>
          </table:table-cell>
        </table:table-row>
        <table:table-row table:style-name="ro1">
          <table:table-cell office:value-type="string" calcext:value-type="string">
            <text:p>(ACVRL1_1,GATA3_0)</text:p>
          </table:table-cell>
          <table:table-cell office:value-type="float" office:value="1.11649717154" calcext:value-type="float">
            <text:p>1.1164971715</text:p>
          </table:table-cell>
        </table:table-row>
        <table:table-row table:style-name="ro1">
          <table:table-cell office:value-type="string" calcext:value-type="string">
            <text:p>(ATM_1,TFRC_0)</text:p>
          </table:table-cell>
          <table:table-cell office:value-type="float" office:value="1.11649717154" calcext:value-type="float">
            <text:p>1.1164971715</text:p>
          </table:table-cell>
        </table:table-row>
        <table:table-row table:style-name="ro1">
          <table:table-cell office:value-type="string" calcext:value-type="string">
            <text:p>(Src_pY416_0,c-Jun_pS73_0)</text:p>
          </table:table-cell>
          <table:table-cell office:value-type="float" office:value="1.12841521415" calcext:value-type="float">
            <text:p>1.1284152142</text:p>
          </table:table-cell>
        </table:table-row>
        <table:table-row table:style-name="ro1">
          <table:table-cell office:value-type="string" calcext:value-type="string">
            <text:p>(PKC-delta_pS664_2,GATA3_0)</text:p>
          </table:table-cell>
          <table:table-cell office:value-type="float" office:value="1.12841521415" calcext:value-type="float">
            <text:p>1.1284152142</text:p>
          </table:table-cell>
        </table:table-row>
        <table:table-row table:style-name="ro1">
          <table:table-cell office:value-type="string" calcext:value-type="string">
            <text:p>(TAZ_0,Dvl3_0)</text:p>
          </table:table-cell>
          <table:table-cell office:value-type="float" office:value="1.12841521415" calcext:value-type="float">
            <text:p>1.1284152142</text:p>
          </table:table-cell>
        </table:table-row>
        <table:table-row table:style-name="ro1">
          <table:table-cell office:value-type="string" calcext:value-type="string">
            <text:p>(PKC-delta_pS664_2,Dvl3_0)</text:p>
          </table:table-cell>
          <table:table-cell office:value-type="float" office:value="1.12841521415" calcext:value-type="float">
            <text:p>1.1284152142</text:p>
          </table:table-cell>
        </table:table-row>
        <table:table-row table:style-name="ro1">
          <table:table-cell office:value-type="string" calcext:value-type="string">
            <text:p>(YB-1_pS102_1,ATM_1)</text:p>
          </table:table-cell>
          <table:table-cell office:value-type="float" office:value="1.12841521415" calcext:value-type="float">
            <text:p>1.1284152142</text:p>
          </table:table-cell>
        </table:table-row>
        <table:table-row table:style-name="ro1">
          <table:table-cell office:value-type="string" calcext:value-type="string">
            <text:p>(EGFR_2,Chk1_0)</text:p>
          </table:table-cell>
          <table:table-cell office:value-type="float" office:value="1.12841521415" calcext:value-type="float">
            <text:p>1.1284152142</text:p>
          </table:table-cell>
        </table:table-row>
        <table:table-row table:style-name="ro1">
          <table:table-cell office:value-type="string" calcext:value-type="string">
            <text:p>(ACC_pS79_1,Src_pY416_0)</text:p>
          </table:table-cell>
          <table:table-cell office:value-type="float" office:value="1.12841521415" calcext:value-type="float">
            <text:p>1.1284152142</text:p>
          </table:table-cell>
        </table:table-row>
        <table:table-row table:style-name="ro1">
          <table:table-cell office:value-type="string" calcext:value-type="string">
            <text:p>(cIAP_2,ATM_1)</text:p>
          </table:table-cell>
          <table:table-cell office:value-type="float" office:value="1.14074435918" calcext:value-type="float">
            <text:p>1.1407443592</text:p>
          </table:table-cell>
        </table:table-row>
        <table:table-row table:style-name="ro1">
          <table:table-cell office:value-type="string" calcext:value-type="string">
            <text:p>(Src_pY416_0,mTOR_pS2448_0)</text:p>
          </table:table-cell>
          <table:table-cell office:value-type="float" office:value="1.14074435918" calcext:value-type="float">
            <text:p>1.1407443592</text:p>
          </table:table-cell>
        </table:table-row>
        <table:table-row table:style-name="ro1">
          <table:table-cell office:value-type="string" calcext:value-type="string">
            <text:p>(p90RSK_1,TFRC_0)</text:p>
          </table:table-cell>
          <table:table-cell office:value-type="float" office:value="1.14074435918" calcext:value-type="float">
            <text:p>1.1407443592</text:p>
          </table:table-cell>
        </table:table-row>
        <table:table-row table:style-name="ro1">
          <table:table-cell office:value-type="string" calcext:value-type="string">
            <text:p>(p21_2,p90RSK_1)</text:p>
          </table:table-cell>
          <table:table-cell office:value-type="float" office:value="1.14074435918" calcext:value-type="float">
            <text:p>1.1407443592</text:p>
          </table:table-cell>
        </table:table-row>
        <table:table-row table:style-name="ro1">
          <table:table-cell office:value-type="string" calcext:value-type="string">
            <text:p>(TAZ_0,HSP70_0)</text:p>
          </table:table-cell>
          <table:table-cell office:value-type="float" office:value="1.14074435918" calcext:value-type="float">
            <text:p>1.1407443592</text:p>
          </table:table-cell>
        </table:table-row>
        <table:table-row table:style-name="ro1">
          <table:table-cell office:value-type="string" calcext:value-type="string">
            <text:p>(PKC-delta_pS664_2,YB-1_pS102_1)</text:p>
          </table:table-cell>
          <table:table-cell office:value-type="float" office:value="1.14074435918" calcext:value-type="float">
            <text:p>1.1407443592</text:p>
          </table:table-cell>
        </table:table-row>
        <table:table-row table:style-name="ro1">
          <table:table-cell office:value-type="string" calcext:value-type="string">
            <text:p>(TAZ_0,mTOR_pS2448_0)</text:p>
          </table:table-cell>
          <table:table-cell office:value-type="float" office:value="1.14074435918" calcext:value-type="float">
            <text:p>1.1407443592</text:p>
          </table:table-cell>
        </table:table-row>
        <table:table-row table:style-name="ro1">
          <table:table-cell office:value-type="string" calcext:value-type="string">
            <text:p>(p90RSK_1,N-Cadherin_0)</text:p>
          </table:table-cell>
          <table:table-cell office:value-type="float" office:value="1.15348318729" calcext:value-type="float">
            <text:p>1.1534831873</text:p>
          </table:table-cell>
        </table:table-row>
        <table:table-row table:style-name="ro1">
          <table:table-cell office:value-type="string" calcext:value-type="string">
            <text:p>(PKC-delta_pS664_2,DJ-1_1)</text:p>
          </table:table-cell>
          <table:table-cell office:value-type="float" office:value="1.15348318729" calcext:value-type="float">
            <text:p>1.1534831873</text:p>
          </table:table-cell>
        </table:table-row>
        <table:table-row table:style-name="ro1">
          <table:table-cell office:value-type="string" calcext:value-type="string">
            <text:p>(Fibronectin_1,ATM_1)</text:p>
          </table:table-cell>
          <table:table-cell office:value-type="float" office:value="1.15348318729" calcext:value-type="float">
            <text:p>1.1534831873</text:p>
          </table:table-cell>
        </table:table-row>
        <table:table-row table:style-name="ro1">
          <table:table-cell office:value-type="string" calcext:value-type="string">
            <text:p>(ATM_1,Raptor_0)</text:p>
          </table:table-cell>
          <table:table-cell office:value-type="float" office:value="1.15348318729" calcext:value-type="float">
            <text:p>1.1534831873</text:p>
          </table:table-cell>
        </table:table-row>
        <table:table-row table:style-name="ro1">
          <table:table-cell office:value-type="string" calcext:value-type="string">
            <text:p>(YB-1_pS102_1,Src_pY416_0)</text:p>
          </table:table-cell>
          <table:table-cell office:value-type="float" office:value="1.15348318729" calcext:value-type="float">
            <text:p>1.1534831873</text:p>
          </table:table-cell>
        </table:table-row>
        <table:table-row table:style-name="ro1">
          <table:table-cell office:value-type="string" calcext:value-type="string">
            <text:p>(Heregulin_1,GATA3_0)</text:p>
          </table:table-cell>
          <table:table-cell office:value-type="float" office:value="1.15348318729" calcext:value-type="float">
            <text:p>1.1534831873</text:p>
          </table:table-cell>
        </table:table-row>
        <table:table-row table:style-name="ro1">
          <table:table-cell office:value-type="string" calcext:value-type="string">
            <text:p>(PI3K-p85_2,AR_2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PI3K-p85_2,PKC-pan_BetaII_pS660_1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N-Ras_2,Src_pY416_0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MIG-6_0,HSP70_0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VEGFR2_2,ACC_pS79_1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EGFR_2,ATM_1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C-Raf_2,p90RSK_1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PI3K-p85_2,p21_2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HSP70_0,GATA3_0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PKC-delta_pS664_2,Bax_2,ATM_1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PI3K-p85_2,ACC_pS79_1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ACC_pS79_1,Dvl3_0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Smad1_1,ATM_1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p90RSK_1,GATA3_0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YB-1_pS102_1,ACC1_0)</text:p>
          </table:table-cell>
          <table:table-cell office:value-type="float" office:value="1.16663219807" calcext:value-type="float">
            <text:p>1.1666321981</text:p>
          </table:table-cell>
        </table:table-row>
        <table:table-row table:style-name="ro1">
          <table:table-cell office:value-type="string" calcext:value-type="string">
            <text:p>(PKC-pan_BetaII_pS660_1,Dvl3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KC-pan_BetaII_pS660_1,p90RSK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KC-delta_pS664_2,ATM_1,TAZ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KC-delta_pS664_2,Notch1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Heregulin_1,Tuberin_pT1462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I3K-p85_2,ARHI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Transglutaminase_1,Chk1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Rictor_pT1135_2,Ku80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KC-delta_pS664_2,MIG-6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N-Cadherin_0,Ku80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GATA3_0,Dvl3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KC-delta_pS664_2,Smad1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21_2,mTOR_pS2448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ACC_pS79_1)</text:p>
          </table:table-cell>
          <table:table-cell office:value-type="float" office:value="1.18379839739" calcext:value-type="float">
            <text:p>1.1837983974</text:p>
          </table:table-cell>
        </table:table-row>
        <table:table-row table:style-name="ro1">
          <table:table-cell office:value-type="string" calcext:value-type="string">
            <text:p>(HSP70_0)</text:p>
          </table:table-cell>
          <table:table-cell office:value-type="float" office:value="1.18494297827" calcext:value-type="float">
            <text:p>1.1849429783</text:p>
          </table:table-cell>
        </table:table-row>
        <table:table-row table:style-name="ro1">
          <table:table-cell office:value-type="string" calcext:value-type="string">
            <text:p>(ATM_1)</text:p>
          </table:table-cell>
          <table:table-cell office:value-type="float" office:value="1.18541045581" calcext:value-type="float">
            <text:p>1.1854104558</text:p>
          </table:table-cell>
        </table:table-row>
        <table:table-row table:style-name="ro1">
          <table:table-cell office:value-type="string" calcext:value-type="string">
            <text:p>(TFRC_0)</text:p>
          </table:table-cell>
          <table:table-cell office:value-type="float" office:value="1.18719786704" calcext:value-type="float">
            <text:p>1.187197867</text:p>
          </table:table-cell>
        </table:table-row>
        <table:table-row table:style-name="ro1">
          <table:table-cell office:value-type="string" calcext:value-type="string">
            <text:p>(C-Raf_2,ER-alpha_0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p21_2,MYH11_2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Notch1_1,HSP70_0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TFRC_0,Raptor_0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Ku80_0,ER-alpha_0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p70S6K_0,Ku80_0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TFRC_0,c-Jun_pS73_0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Bax_2,ACVRL1_1,ACC_pS79_1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MIG-6_0,GATA3_0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p21_2,DJ-1_1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ACC_pS79_1,N-Cadherin_0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XRCC1_2,TAZ_0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C-Raf_2,N-Cadherin_0)</text:p>
          </table:table-cell>
          <table:table-cell office:value-type="float" office:value="1.19417166173" calcext:value-type="float">
            <text:p>1.1941716617</text:p>
          </table:table-cell>
        </table:table-row>
        <table:table-row table:style-name="ro1">
          <table:table-cell office:value-type="string" calcext:value-type="string">
            <text:p>(PI3K-p85_2,NF2_2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PKC-delta_pS664_2,PDK1_pS241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INPP4B_1,GATA3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C-Raf_pS338_1,ACC1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INPP4B_1,ACC1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ER-alpha_pS118_2,TAZ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HSP70_0,14-3-3_epsilon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Smad3_0,Ku80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Chk1_pS345_2,Heregulin_1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PKC-pan_BetaII_pS660_1,mTOR_pS2448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CD49b_2,GATA3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p21_2,Bax_2,ATM_1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PKC-delta_pS664_2,N-Ras_2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Transglutaminase_1,ATM_1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RBM15_1,ATM_1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Ku80_0,IRS1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Smad1_1,Ku80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Bax_2,G6PD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beta-Catenin_1,4E-BP1_pT70_1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PKC-pan_BetaII_pS660_1,GAPDH_1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Heregulin_1,N-Cadherin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C-Raf_pS338_1,Ku80_0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Bax_2,INPP4B_1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ARHI_1,14-3-3_beta_1)</text:p>
          </table:table-cell>
          <table:table-cell office:value-type="float" office:value="1.20857175804" calcext:value-type="float">
            <text:p>1.208571758</text:p>
          </table:table-cell>
        </table:table-row>
        <table:table-row table:style-name="ro1">
          <table:table-cell office:value-type="string" calcext:value-type="string">
            <text:p>(Tuberin_pT1462_0)</text:p>
          </table:table-cell>
          <table:table-cell office:value-type="float" office:value="1.2118298018" calcext:value-type="float">
            <text:p>1.2118298018</text:p>
          </table:table-cell>
        </table:table-row>
        <table:table-row table:style-name="ro1">
          <table:table-cell office:value-type="string" calcext:value-type="string">
            <text:p>(p38_MAPK_1,ERK2_1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ER-alpha_pS118_2,Bim_2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ER-alpha_pS118_2,Src_pY416_0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XRCC1_2,YB-1_pS102_1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Stathmin_2,Src_1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S6_pS240_S244_2,ACC_pS79_1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JNK2_1,GATA3_0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RBM15_1,HSP70_0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beta-Catenin_1,c-Jun_pS73_0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Transglutaminase_1,p90RSK_1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PDCD4_2,Ku80_0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VEGFR2_2,Src_1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Acetyl-a-Tubulin-Lys40_2,PREX1_0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p21_2,C-Raf_pS338_1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NF2_2,C-Raf_2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Lck_2,Ku80_0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PDK1_pS241_0,p38_pT180_Y182_0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C-Raf_2,Cyclin_D1_1,ATM_1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p70S6K_pT389_2,Bax_2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c-Kit_2,ACC_pS79_1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YB-1_pS102_1,beta-Catenin_1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Bax_2,YB-1_pS102_1,ACC_pS79_1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Claudin-7_1,ACVRL1_1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p21_2,N-Cadherin_0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mTOR_pS2448_0,HSP70_0,Chk1_0)</text:p>
          </table:table-cell>
          <table:table-cell office:value-type="float" office:value="1.22340121232" calcext:value-type="float">
            <text:p>1.2234012123</text:p>
          </table:table-cell>
        </table:table-row>
        <table:table-row table:style-name="ro1">
          <table:table-cell office:value-type="string" calcext:value-type="string">
            <text:p>(Heregulin_1,ATM_1,TAZ_0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ER-alpha_pS118_2,ACC_pS79_1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Smad1_1,PKC-pan_BetaII_pS660_1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C-Raf_2,ATM_1,4E-BP1_pT70_1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EGFR_2,INPP4B_1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p53_2,Ku80_0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Chk1_pS345_2,C-Raf_2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C-Raf_pS338_1,GATA3_0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PKC-delta_pS664_2,ACVRL1_1,Ku80_0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Src_1,N-Cadherin_0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p21_2,Bax_2,Heregulin_1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p70S6K_0,HSP70_0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C-Raf_pS338_1,ARHI_1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Heregulin_1,ACC_pS79_1,Chk1_0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N-Ras_2,DJ-1_1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c-Met_pY1235_1,Chk1_0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EGFR_2,beta-Catenin_1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Bax_2,ACC_pS79_1,Src_pY416_0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Heregulin_1,ATM_1,Ku80_0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Notch1_1,Src_pY416_0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Stathmin_2,PKC-pan_BetaII_pS660_1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HSP70_0,Chk2_pT68_0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PKC-delta_pS664_2,c-Met_pY1235_1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p21_2,ATM_1,TAZ_0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ACVRL1_1,Ku80_0)</text:p>
          </table:table-cell>
          <table:table-cell office:value-type="float" office:value="1.24403337882" calcext:value-type="float">
            <text:p>1.2440333788</text:p>
          </table:table-cell>
        </table:table-row>
        <table:table-row table:style-name="ro1">
          <table:table-cell office:value-type="string" calcext:value-type="string">
            <text:p>(mTOR_pS2448_0,HSP70_0)</text:p>
          </table:table-cell>
          <table:table-cell office:value-type="float" office:value="1.25352056113" calcext:value-type="float">
            <text:p>1.2535205611</text:p>
          </table:table-cell>
        </table:table-row>
        <table:table-row table:style-name="ro1">
          <table:table-cell office:value-type="string" calcext:value-type="string">
            <text:p>(p90RSK_1,HSP70_0,Chk1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p70S6K_pT389_2,ACC_pS79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Heregulin_1,ATM_1,Chk1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ARHI_1,B-Raf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NF-kB-p65_pS536_0,GATA3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ATM_1,4E-BP1_pT70_1,Ku80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PI3K-p85_2,ATM_1,TAZ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PREX1_0,Ku80_0,Chk1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ATM_1,ACC_pS79_1,Chk1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Bim_2,YB-1_pS102_1,Cyclin_D1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p21_2,Bax_2,GATA3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cIAP_2,14-3-3_beta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ATM_1,Ku80_0,ACC1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Heregulin_1,ACVRL1_1,ACC_pS79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Bax_2,ARHI_1,ACC1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Bim_2,Bax_2,YB-1_pS102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PI3K-p85_2,AR_2,Chk1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Bax_2,PKC-pan_BetaII_pS660_1,ACVRL1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XRCC1_2,VEGFR2_2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Akt_pT308_1,Chk1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ATM_1,Src_pY416_0,mTOR_pS2448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PKC-delta_pS664_2,ATM_1,ACC1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Lck_2,Heregulin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Ku80_0,G6PD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Bax_2,GATA3_0,Chk1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C-Raf_2,Bax_2,Src_pY416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Cyclin_D1_1,ARHI_1,ACC_pS79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Caveolin-1_2,LKB1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HSP70_0,Chk1_0,c-Jun_pS73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XRCC1_2,Bim_2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PKC-delta_pS664_2,Bax_2,Notch1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ACC_pS79_1,Chk2_pT68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Src_pY527_2,P-Cadherin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Bim_2,ACVRL1_1,ACC_pS79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p53_2,ACC_pS79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ATM_1,ACVRL1_1,GATA3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ER-alpha_pS118_2,Ku80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YB-1_pS102_1,ACVRL1_1,GATA3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C-Raf_2,4E-BP1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ATM_1,N-Cadherin_0,c-Jun_pS73_0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Heregulin_1,Ku80_0)</text:p>
          </table:table-cell>
          <table:table-cell office:value-type="float" office:value="1.26354102377" calcext:value-type="float">
            <text:p>1.2635410238</text:p>
          </table:table-cell>
        </table:table-row>
        <table:table-row table:style-name="ro1">
          <table:table-cell office:value-type="string" calcext:value-type="string">
            <text:p>(PKC-delta_pS664_2,Heregulin_1)</text:p>
          </table:table-cell>
          <table:table-cell office:value-type="float" office:value="1.26354102377" calcext:value-type="float">
            <text:p>1.2635410238</text:p>
          </table:table-cell>
        </table:table-row>
        <table:table-row table:style-name="ro1">
          <table:table-cell office:value-type="string" calcext:value-type="string">
            <text:p>(Bax_2,GATA3_0)</text:p>
          </table:table-cell>
          <table:table-cell office:value-type="float" office:value="1.26354102377" calcext:value-type="float">
            <text:p>1.2635410238</text:p>
          </table:table-cell>
        </table:table-row>
        <table:table-row table:style-name="ro1">
          <table:table-cell office:value-type="string" calcext:value-type="string">
            <text:p>(PKC-delta_pS664_2,Chk1_0)</text:p>
          </table:table-cell>
          <table:table-cell office:value-type="float" office:value="1.26354102377" calcext:value-type="float">
            <text:p>1.2635410238</text:p>
          </table:table-cell>
        </table:table-row>
        <table:table-row table:style-name="ro1">
          <table:table-cell office:value-type="string" calcext:value-type="string">
            <text:p>(C-Raf_2,YB-1_pS102_1)</text:p>
          </table:table-cell>
          <table:table-cell office:value-type="float" office:value="1.27408093974" calcext:value-type="float">
            <text:p>1.2740809397</text:p>
          </table:table-cell>
        </table:table-row>
        <table:table-row table:style-name="ro1">
          <table:table-cell office:value-type="string" calcext:value-type="string">
            <text:p>(ATM_1,Src_pY416_0)</text:p>
          </table:table-cell>
          <table:table-cell office:value-type="float" office:value="1.27408093974" calcext:value-type="float">
            <text:p>1.2740809397</text:p>
          </table:table-cell>
        </table:table-row>
        <table:table-row table:style-name="ro1">
          <table:table-cell office:value-type="string" calcext:value-type="string">
            <text:p>(PKC-delta_pS664_2,mTOR_pS2448_0)</text:p>
          </table:table-cell>
          <table:table-cell office:value-type="float" office:value="1.27408093974" calcext:value-type="float">
            <text:p>1.2740809397</text:p>
          </table:table-cell>
        </table:table-row>
        <table:table-row table:style-name="ro1">
          <table:table-cell office:value-type="string" calcext:value-type="string">
            <text:p>(PI3K-p85_2,ATM_1)</text:p>
          </table:table-cell>
          <table:table-cell office:value-type="float" office:value="1.27408093974" calcext:value-type="float">
            <text:p>1.2740809397</text:p>
          </table:table-cell>
        </table:table-row>
        <table:table-row table:style-name="ro1">
          <table:table-cell office:value-type="string" calcext:value-type="string">
            <text:p>(C-Raf_2,ACC1_0)</text:p>
          </table:table-cell>
          <table:table-cell office:value-type="float" office:value="1.28512966704" calcext:value-type="float">
            <text:p>1.285129667</text:p>
          </table:table-cell>
        </table:table-row>
        <table:table-row table:style-name="ro1">
          <table:table-cell office:value-type="string" calcext:value-type="string">
            <text:p>(ACC_pS79_1,HSP70_0)</text:p>
          </table:table-cell>
          <table:table-cell office:value-type="float" office:value="1.28512966704" calcext:value-type="float">
            <text:p>1.285129667</text:p>
          </table:table-cell>
        </table:table-row>
        <table:table-row table:style-name="ro1">
          <table:table-cell office:value-type="string" calcext:value-type="string">
            <text:p>(Bax_2,PKC-pan_BetaII_pS660_1)</text:p>
          </table:table-cell>
          <table:table-cell office:value-type="float" office:value="1.28512966704" calcext:value-type="float">
            <text:p>1.285129667</text:p>
          </table:table-cell>
        </table:table-row>
        <table:table-row table:style-name="ro1">
          <table:table-cell office:value-type="string" calcext:value-type="string">
            <text:p>(C-Raf_2,Src_pY416_0)</text:p>
          </table:table-cell>
          <table:table-cell office:value-type="float" office:value="1.28512966704" calcext:value-type="float">
            <text:p>1.285129667</text:p>
          </table:table-cell>
        </table:table-row>
        <table:table-row table:style-name="ro1">
          <table:table-cell office:value-type="string" calcext:value-type="string">
            <text:p>(PKC-pan_BetaII_pS660_1,ACVRL1_1)</text:p>
          </table:table-cell>
          <table:table-cell office:value-type="float" office:value="1.28512966704" calcext:value-type="float">
            <text:p>1.285129667</text:p>
          </table:table-cell>
        </table:table-row>
        <table:table-row table:style-name="ro1">
          <table:table-cell office:value-type="string" calcext:value-type="string">
            <text:p>(YB-1_pS102_1,TAZ_0)</text:p>
          </table:table-cell>
          <table:table-cell office:value-type="float" office:value="1.28512966704" calcext:value-type="float">
            <text:p>1.285129667</text:p>
          </table:table-cell>
        </table:table-row>
        <table:table-row table:style-name="ro1">
          <table:table-cell office:value-type="string" calcext:value-type="string">
            <text:p>(GAPDH_1,ATM_1)</text:p>
          </table:table-cell>
          <table:table-cell office:value-type="float" office:value="1.28512966704" calcext:value-type="float">
            <text:p>1.285129667</text:p>
          </table:table-cell>
        </table:table-row>
        <table:table-row table:style-name="ro1">
          <table:table-cell office:value-type="string" calcext:value-type="string">
            <text:p>(EGFR_2,Bax_2)</text:p>
          </table:table-cell>
          <table:table-cell office:value-type="float" office:value="1.28512966704" calcext:value-type="float">
            <text:p>1.285129667</text:p>
          </table:table-cell>
        </table:table-row>
        <table:table-row table:style-name="ro1">
          <table:table-cell office:value-type="string" calcext:value-type="string">
            <text:p>(YB-1_pS102_1,GATA3_0)</text:p>
          </table:table-cell>
          <table:table-cell office:value-type="float" office:value="1.29667943264" calcext:value-type="float">
            <text:p>1.2966794326</text:p>
          </table:table-cell>
        </table:table-row>
        <table:table-row table:style-name="ro1">
          <table:table-cell office:value-type="string" calcext:value-type="string">
            <text:p>(PKC-delta_pS664_2,p90RSK_1)</text:p>
          </table:table-cell>
          <table:table-cell office:value-type="float" office:value="1.29667943264" calcext:value-type="float">
            <text:p>1.2966794326</text:p>
          </table:table-cell>
        </table:table-row>
        <table:table-row table:style-name="ro1">
          <table:table-cell office:value-type="string" calcext:value-type="string">
            <text:p>(Src_1,Cyclin_D1_1)</text:p>
          </table:table-cell>
          <table:table-cell office:value-type="float" office:value="1.29667943264" calcext:value-type="float">
            <text:p>1.2966794326</text:p>
          </table:table-cell>
        </table:table-row>
        <table:table-row table:style-name="ro1">
          <table:table-cell office:value-type="string" calcext:value-type="string">
            <text:p>(Bim_2,ACC_pS79_1)</text:p>
          </table:table-cell>
          <table:table-cell office:value-type="float" office:value="1.29667943264" calcext:value-type="float">
            <text:p>1.2966794326</text:p>
          </table:table-cell>
        </table:table-row>
        <table:table-row table:style-name="ro1">
          <table:table-cell office:value-type="string" calcext:value-type="string">
            <text:p>(TFRC_0,Dvl3_0)</text:p>
          </table:table-cell>
          <table:table-cell office:value-type="float" office:value="1.30872507581" calcext:value-type="float">
            <text:p>1.3087250758</text:p>
          </table:table-cell>
        </table:table-row>
        <table:table-row table:style-name="ro1">
          <table:table-cell office:value-type="string" calcext:value-type="string">
            <text:p>(ARHI_1,ACC1_0)</text:p>
          </table:table-cell>
          <table:table-cell office:value-type="float" office:value="1.30872507581" calcext:value-type="float">
            <text:p>1.3087250758</text:p>
          </table:table-cell>
        </table:table-row>
        <table:table-row table:style-name="ro1">
          <table:table-cell office:value-type="string" calcext:value-type="string">
            <text:p>(Src_1,ATM_1)</text:p>
          </table:table-cell>
          <table:table-cell office:value-type="float" office:value="1.30872507581" calcext:value-type="float">
            <text:p>1.3087250758</text:p>
          </table:table-cell>
        </table:table-row>
        <table:table-row table:style-name="ro1">
          <table:table-cell office:value-type="string" calcext:value-type="string">
            <text:p>(N-Cadherin_0,Chk1_0)</text:p>
          </table:table-cell>
          <table:table-cell office:value-type="float" office:value="1.30872507581" calcext:value-type="float">
            <text:p>1.3087250758</text:p>
          </table:table-cell>
        </table:table-row>
        <table:table-row table:style-name="ro1">
          <table:table-cell office:value-type="string" calcext:value-type="string">
            <text:p>(C-Raf_2,mTOR_pS2448_0)</text:p>
          </table:table-cell>
          <table:table-cell office:value-type="float" office:value="1.30872507581" calcext:value-type="float">
            <text:p>1.3087250758</text:p>
          </table:table-cell>
        </table:table-row>
        <table:table-row table:style-name="ro1">
          <table:table-cell office:value-type="string" calcext:value-type="string">
            <text:p>(4E-BP1_pT70_1,Ku80_0)</text:p>
          </table:table-cell>
          <table:table-cell office:value-type="float" office:value="1.30872507581" calcext:value-type="float">
            <text:p>1.3087250758</text:p>
          </table:table-cell>
        </table:table-row>
        <table:table-row table:style-name="ro1">
          <table:table-cell office:value-type="string" calcext:value-type="string">
            <text:p>(XRCC1_2,c-Jun_pS73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Src_1,mTOR_pS2448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FOXO3a_pS318_S321_1,TFRC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N-Ras_2,p90RSK_1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p38_MAPK_1,ARHI_1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XRCC1_2,ACVRL1_1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beta-Catenin_1,TAZ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HSP70_0,Dvl3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PI3K-p85_2,mTOR_pS2448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Src_pY416_0,HSP70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VEGFR2_2,ARHI_1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Tuberin_pT1462_0,TAZ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YB-1_pS102_1,HSP70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Tuberin_pT1462_0,mTOR_pS2448_0)</text:p>
          </table:table-cell>
          <table:table-cell office:value-type="float" office:value="1.33429521337" calcext:value-type="float">
            <text:p>1.3342952134</text:p>
          </table:table-cell>
        </table:table-row>
        <table:table-row table:style-name="ro1">
          <table:table-cell office:value-type="string" calcext:value-type="string">
            <text:p>(NF2_2,ACC_pS79_1)</text:p>
          </table:table-cell>
          <table:table-cell office:value-type="float" office:value="1.33429521337" calcext:value-type="float">
            <text:p>1.3342952134</text:p>
          </table:table-cell>
        </table:table-row>
        <table:table-row table:style-name="ro1">
          <table:table-cell office:value-type="string" calcext:value-type="string">
            <text:p>(PKC-delta_pS664_2,C-Raf_pS338_1)</text:p>
          </table:table-cell>
          <table:table-cell office:value-type="float" office:value="1.33429521337" calcext:value-type="float">
            <text:p>1.3342952134</text:p>
          </table:table-cell>
        </table:table-row>
        <table:table-row table:style-name="ro1">
          <table:table-cell office:value-type="string" calcext:value-type="string">
            <text:p>(Smad1_1,ARHI_1)</text:p>
          </table:table-cell>
          <table:table-cell office:value-type="float" office:value="1.33429521337" calcext:value-type="float">
            <text:p>1.3342952134</text:p>
          </table:table-cell>
        </table:table-row>
        <table:table-row table:style-name="ro1">
          <table:table-cell office:value-type="string" calcext:value-type="string">
            <text:p>(ACC_pS79_1,p70S6K_0)</text:p>
          </table:table-cell>
          <table:table-cell office:value-type="float" office:value="1.33429521337" calcext:value-type="float">
            <text:p>1.3342952134</text:p>
          </table:table-cell>
        </table:table-row>
        <table:table-row table:style-name="ro1">
          <table:table-cell office:value-type="string" calcext:value-type="string">
            <text:p>(Src_1,HSP70_0)</text:p>
          </table:table-cell>
          <table:table-cell office:value-type="float" office:value="1.33429521337" calcext:value-type="float">
            <text:p>1.3342952134</text:p>
          </table:table-cell>
        </table:table-row>
        <table:table-row table:style-name="ro1">
          <table:table-cell office:value-type="string" calcext:value-type="string">
            <text:p>(NF2_2,Chk1_0)</text:p>
          </table:table-cell>
          <table:table-cell office:value-type="float" office:value="1.33429521337" calcext:value-type="float">
            <text:p>1.3342952134</text:p>
          </table:table-cell>
        </table:table-row>
        <table:table-row table:style-name="ro1">
          <table:table-cell office:value-type="string" calcext:value-type="string">
            <text:p>(Notch1_1,Ku80_0)</text:p>
          </table:table-cell>
          <table:table-cell office:value-type="float" office:value="1.33429521337" calcext:value-type="float">
            <text:p>1.3342952134</text:p>
          </table:table-cell>
        </table:table-row>
        <table:table-row table:style-name="ro1">
          <table:table-cell office:value-type="string" calcext:value-type="string">
            <text:p>(Smad1_1,ACC_pS79_1)</text:p>
          </table:table-cell>
          <table:table-cell office:value-type="float" office:value="1.33429521337" calcext:value-type="float">
            <text:p>1.3342952134</text:p>
          </table:table-cell>
        </table:table-row>
        <table:table-row table:style-name="ro1">
          <table:table-cell office:value-type="string" calcext:value-type="string">
            <text:p>(Bim_2,NF-kB-p65_pS536_0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ARHI_1,PI3K-p110-alpha_0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Bim_2,Transglutaminase_1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C-Raf_pS338_1,TFRC_0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p21_2,Transglutaminase_1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Rictor_pT1135_2,ARHI_1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NF2_2,Src_pY416_0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HSP70_0,Bap1-c-4_0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Src_pY416_0,Chk2_pT68_0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p70S6K_0,GATA3_0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p90RSK_1,beta-Catenin_1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EGFR_2,mTOR_pS2448_0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N-Cadherin_0,HSP70_0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ATM_1,p70S6K_0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Claudin-7_1,Chk1_0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ACC_pS79_1,Raptor_0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DJ-1_1,ARHI_1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PKC-delta_pS664_2,p70S6K_0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p21_2,PKC-pan_BetaII_pS660_1)</text:p>
          </table:table-cell>
          <table:table-cell office:value-type="float" office:value="1.34782078895" calcext:value-type="float">
            <text:p>1.347820789</text:p>
          </table:table-cell>
        </table:table-row>
        <table:table-row table:style-name="ro1">
          <table:table-cell office:value-type="string" calcext:value-type="string">
            <text:p>(YB-1_pS102_1,JNK2_1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YB-1_pS102_1,Tuberin_pT1462_0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EGFR_2,C-Raf_pS338_1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p70S6K_pT389_2,Heregulin_1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cIAP_2,Heregulin_1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ATM_1,G6PD_0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ERK2_1,p38_pT180_Y182_0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p70S6K_pT389_2,Ku80_0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PKC-delta_pS664_2,ATM_1,p38_pT180_Y182_0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Bax_2,ACVRL1_1,Ku80_0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PKC-delta_pS664_2,Chk1_pS345_2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PI3K-p85_2,Src_1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C-Raf_2,CD20_1,ATM_1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MSH2_2,Chk1_0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YB-1_pS102_1,Cyclin_D1_1,ACC_pS79_1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PKC-delta_pS664_2,Bax_2,GATA3_0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Stathmin_2,ARHI_1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PKC-delta_pS664_2,ACVRL1_1,ACC_pS79_1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Ku80_0,EGFR_pY1173_0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HSP70_0,ER-alpha_0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NF2_2,Ku80_0)</text:p>
          </table:table-cell>
          <table:table-cell office:value-type="float" office:value="1.36184417802" calcext:value-type="float">
            <text:p>1.361844178</text:p>
          </table:table-cell>
        </table:table-row>
        <table:table-row table:style-name="ro1">
          <table:table-cell office:value-type="string" calcext:value-type="string">
            <text:p>(p21_2)</text:p>
          </table:table-cell>
          <table:table-cell office:value-type="float" office:value="1.36206864949" calcext:value-type="float">
            <text:p>1.3620686495</text:p>
          </table:table-cell>
        </table:table-row>
        <table:table-row table:style-name="ro1">
          <table:table-cell office:value-type="string" calcext:value-type="string">
            <text:p>(PKC-pan_BetaII_pS660_1)</text:p>
          </table:table-cell>
          <table:table-cell office:value-type="float" office:value="1.36785642205" calcext:value-type="float">
            <text:p>1.3678564221</text:p>
          </table:table-cell>
        </table:table-row>
        <table:table-row table:style-name="ro1">
          <table:table-cell office:value-type="string" calcext:value-type="string">
            <text:p>(C-Raf_2,eIF4G_1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cIAP_2,GATA3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INPP4B_1,ARHI_1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ERK2_1,TAZ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p21_2,Bax_2,Src_pY416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Bax_2,ACVRL1_1,GATA3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ATM_1,PI3K-p110-alpha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p21_2,ACVRL1_1,ACC_pS79_1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PI3K-p85_2,Tuberin_pT1462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Acetyl-a-Tubulin-Lys40_2,p38_pT180_Y182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Tuberin_pT1462_0,c-Jun_pS73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Bax_2,ATM_1,Chk1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p21_2,B-Raf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ACVRL1_1,ACC_pS79_1,TFRC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ACVRL1_1,ACC_pS79_1,Dvl3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Chk1_pS345_2,Ku80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Bax_2,HSP70_0,Chk1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PKC-delta_pS664_2,ATM_1,Raptor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cIAP_2,Ku80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N-Ras_2,GATA3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PKC-delta_pS664_2,Chk2_pT68_0)</text:p>
          </table:table-cell>
          <table:table-cell office:value-type="float" office:value="1.3763709349" calcext:value-type="float">
            <text:p>1.3763709349</text:p>
          </table:table-cell>
        </table:table-row>
        <table:table-row table:style-name="ro1">
          <table:table-cell office:value-type="string" calcext:value-type="string">
            <text:p>(XRCC1_2)</text:p>
          </table:table-cell>
          <table:table-cell office:value-type="float" office:value="1.38226491961" calcext:value-type="float">
            <text:p>1.3822649196</text:p>
          </table:table-cell>
        </table:table-row>
        <table:table-row table:style-name="ro1">
          <table:table-cell office:value-type="string" calcext:value-type="string">
            <text:p>(ER-alpha_pS118_2,YB-1_pS102_1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PKC-delta_pS664_2,ACC_pS79_1,4E-BP1_pT70_1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Src_pY527_2,ACVRL1_1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PKC-delta_pS664_2,Heregulin_1,Chk1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PKC-delta_pS664_2,PI3K-p85_2,ATM_1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Transglutaminase_1,TFRC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PKC-delta_pS664_2,p53_2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PKC-delta_pS664_2,TAZ_0,Ku80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PKC-delta_pS664_2,ATM_1,c-Jun_pS73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p21_2,Heregulin_1,ATM_1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Lck_2,Src_pY416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ARHI_1,p90RSK_pT359_S363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PKC-delta_pS664_2,ACC_pS79_1,Chk1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PKC-delta_pS664_2,YB-1_pS102_1,ATM_1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Bax_2,ATM_1,ACC_pS79_1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ATM_1,HSP70_0,Chk1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ARHI_1,ACVRL1_1,Chk1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PKC-delta_pS664_2,Heregulin_1,p38_pT180_Y182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XRCC1_2,4E-BP1_pT70_1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TAZ_0,Chk1_0,c-Jun_pS73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PKC-delta_pS664_2,Bax_2,Src_1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Src_pY416_0,Chk1_0,c-Jun_pS73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C-Raf_2,ACC_pS79_1,Chk1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ATM_1,TAZ_0,Chk1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Claudin-7_1,ACC_pS79_1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N-Ras_2,ARHI_1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IRS1_0,HSP70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YB-1_pS102_1,ATM_1,TAZ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p70S6K_pT389_2,ATM_1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Bax_2,PKC-pan_BetaII_pS660_1,c-Jun_pS73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p21_2,cIAP_2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NF-kB-p65_pS536_0,Ku80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ATM_1,Src_pY416_0,c-Jun_pS73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Bax_2,Notch1_1,Chk1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TAZ_0,PDK1_pS241_0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cIAP_2,C-Raf_2)</text:p>
          </table:table-cell>
          <table:table-cell office:value-type="float" office:value="1.39140851309" calcext:value-type="float">
            <text:p>1.3914085131</text:p>
          </table:table-cell>
        </table:table-row>
        <table:table-row table:style-name="ro1">
          <table:table-cell office:value-type="string" calcext:value-type="string">
            <text:p>(PKC-delta_pS664_2,ATM_1)</text:p>
          </table:table-cell>
          <table:table-cell office:value-type="float" office:value="1.39573392563" calcext:value-type="float">
            <text:p>1.3957339256</text:p>
          </table:table-cell>
        </table:table-row>
        <table:table-row table:style-name="ro1">
          <table:table-cell office:value-type="string" calcext:value-type="string">
            <text:p>(G6PD_0)</text:p>
          </table:table-cell>
          <table:table-cell office:value-type="float" office:value="1.40350798623" calcext:value-type="float">
            <text:p>1.4035079862</text:p>
          </table:table-cell>
        </table:table-row>
        <table:table-row table:style-name="ro1">
          <table:table-cell office:value-type="string" calcext:value-type="string">
            <text:p>(HSP70_0,Chk1_0)</text:p>
          </table:table-cell>
          <table:table-cell office:value-type="float" office:value="1.41193642606" calcext:value-type="float">
            <text:p>1.4119364261</text:p>
          </table:table-cell>
        </table:table-row>
        <table:table-row table:style-name="ro1">
          <table:table-cell office:value-type="string" calcext:value-type="string">
            <text:p>(TAZ_0,Ku80_0)</text:p>
          </table:table-cell>
          <table:table-cell office:value-type="float" office:value="1.41193642606" calcext:value-type="float">
            <text:p>1.4119364261</text:p>
          </table:table-cell>
        </table:table-row>
        <table:table-row table:style-name="ro1">
          <table:table-cell office:value-type="string" calcext:value-type="string">
            <text:p>(TFRC_0,Chk1_0)</text:p>
          </table:table-cell>
          <table:table-cell office:value-type="float" office:value="1.42099640015" calcext:value-type="float">
            <text:p>1.4209964002</text:p>
          </table:table-cell>
        </table:table-row>
        <table:table-row table:style-name="ro1">
          <table:table-cell office:value-type="string" calcext:value-type="string">
            <text:p>(p21_2,ACC_pS79_1)</text:p>
          </table:table-cell>
          <table:table-cell office:value-type="float" office:value="1.43066928937" calcext:value-type="float">
            <text:p>1.4306692894</text:p>
          </table:table-cell>
        </table:table-row>
        <table:table-row table:style-name="ro1">
          <table:table-cell office:value-type="string" calcext:value-type="string">
            <text:p>(Ku80_0,HSP70_0)</text:p>
          </table:table-cell>
          <table:table-cell office:value-type="float" office:value="1.43066928937" calcext:value-type="float">
            <text:p>1.4306692894</text:p>
          </table:table-cell>
        </table:table-row>
        <table:table-row table:style-name="ro1">
          <table:table-cell office:value-type="string" calcext:value-type="string">
            <text:p>(TFRC_0,Ku80_0)</text:p>
          </table:table-cell>
          <table:table-cell office:value-type="float" office:value="1.43066928937" calcext:value-type="float">
            <text:p>1.4306692894</text:p>
          </table:table-cell>
        </table:table-row>
        <table:table-row table:style-name="ro1">
          <table:table-cell office:value-type="string" calcext:value-type="string">
            <text:p>(PI3K-p85_2,ACC1_0)</text:p>
          </table:table-cell>
          <table:table-cell office:value-type="float" office:value="1.44094024317" calcext:value-type="float">
            <text:p>1.4409402432</text:p>
          </table:table-cell>
        </table:table-row>
        <table:table-row table:style-name="ro1">
          <table:table-cell office:value-type="string" calcext:value-type="string">
            <text:p>(PI3K-p85_2,Ku80_0)</text:p>
          </table:table-cell>
          <table:table-cell office:value-type="float" office:value="1.44094024317" calcext:value-type="float">
            <text:p>1.4409402432</text:p>
          </table:table-cell>
        </table:table-row>
        <table:table-row table:style-name="ro1">
          <table:table-cell office:value-type="string" calcext:value-type="string">
            <text:p>(N-Ras_2,ATM_1)</text:p>
          </table:table-cell>
          <table:table-cell office:value-type="float" office:value="1.44094024317" calcext:value-type="float">
            <text:p>1.4409402432</text:p>
          </table:table-cell>
        </table:table-row>
        <table:table-row table:style-name="ro1">
          <table:table-cell office:value-type="string" calcext:value-type="string">
            <text:p>(p90RSK_1,Ku80_0)</text:p>
          </table:table-cell>
          <table:table-cell office:value-type="float" office:value="1.44094024317" calcext:value-type="float">
            <text:p>1.4409402432</text:p>
          </table:table-cell>
        </table:table-row>
        <table:table-row table:style-name="ro1">
          <table:table-cell office:value-type="string" calcext:value-type="string">
            <text:p>(ACC_pS79_1,TFRC_0)</text:p>
          </table:table-cell>
          <table:table-cell office:value-type="float" office:value="1.44094024317" calcext:value-type="float">
            <text:p>1.4409402432</text:p>
          </table:table-cell>
        </table:table-row>
        <table:table-row table:style-name="ro1">
          <table:table-cell office:value-type="string" calcext:value-type="string">
            <text:p>(PKC-delta_pS664_2,TFRC_0)</text:p>
          </table:table-cell>
          <table:table-cell office:value-type="float" office:value="1.44094024317" calcext:value-type="float">
            <text:p>1.4409402432</text:p>
          </table:table-cell>
        </table:table-row>
        <table:table-row table:style-name="ro1">
          <table:table-cell office:value-type="string" calcext:value-type="string">
            <text:p>(ARHI_1,ACVRL1_1)</text:p>
          </table:table-cell>
          <table:table-cell office:value-type="float" office:value="1.44094024317" calcext:value-type="float">
            <text:p>1.4409402432</text:p>
          </table:table-cell>
        </table:table-row>
        <table:table-row table:style-name="ro1">
          <table:table-cell office:value-type="string" calcext:value-type="string">
            <text:p>(PKC-delta_pS664_2,p21_2)</text:p>
          </table:table-cell>
          <table:table-cell office:value-type="float" office:value="1.44094024317" calcext:value-type="float">
            <text:p>1.4409402432</text:p>
          </table:table-cell>
        </table:table-row>
        <table:table-row table:style-name="ro1">
          <table:table-cell office:value-type="string" calcext:value-type="string">
            <text:p>(PKC-pan_BetaII_pS660_1,c-Jun_pS73_0)</text:p>
          </table:table-cell>
          <table:table-cell office:value-type="float" office:value="1.45179780469" calcext:value-type="float">
            <text:p>1.4517978047</text:p>
          </table:table-cell>
        </table:table-row>
        <table:table-row table:style-name="ro1">
          <table:table-cell office:value-type="string" calcext:value-type="string">
            <text:p>(beta-Catenin_1,Chk1_0)</text:p>
          </table:table-cell>
          <table:table-cell office:value-type="float" office:value="1.45179780469" calcext:value-type="float">
            <text:p>1.4517978047</text:p>
          </table:table-cell>
        </table:table-row>
        <table:table-row table:style-name="ro1">
          <table:table-cell office:value-type="string" calcext:value-type="string">
            <text:p>(ARHI_1,TAZ_0)</text:p>
          </table:table-cell>
          <table:table-cell office:value-type="float" office:value="1.45179780469" calcext:value-type="float">
            <text:p>1.4517978047</text:p>
          </table:table-cell>
        </table:table-row>
        <table:table-row table:style-name="ro1">
          <table:table-cell office:value-type="string" calcext:value-type="string">
            <text:p>(Ku80_0,c-Jun_pS73_0)</text:p>
          </table:table-cell>
          <table:table-cell office:value-type="float" office:value="1.45179780469" calcext:value-type="float">
            <text:p>1.4517978047</text:p>
          </table:table-cell>
        </table:table-row>
        <table:table-row table:style-name="ro1">
          <table:table-cell office:value-type="string" calcext:value-type="string">
            <text:p>(PKC-pan_BetaII_pS660_1,ATM_1)</text:p>
          </table:table-cell>
          <table:table-cell office:value-type="float" office:value="1.45179780469" calcext:value-type="float">
            <text:p>1.4517978047</text:p>
          </table:table-cell>
        </table:table-row>
        <table:table-row table:style-name="ro1">
          <table:table-cell office:value-type="string" calcext:value-type="string">
            <text:p>(PKC-pan_BetaII_pS660_1,14-3-3_epsilon_0)</text:p>
          </table:table-cell>
          <table:table-cell office:value-type="float" office:value="1.46323360436" calcext:value-type="float">
            <text:p>1.4632336044</text:p>
          </table:table-cell>
        </table:table-row>
        <table:table-row table:style-name="ro1">
          <table:table-cell office:value-type="string" calcext:value-type="string">
            <text:p>(p90RSK_1,ARHI_1)</text:p>
          </table:table-cell>
          <table:table-cell office:value-type="float" office:value="1.46323360436" calcext:value-type="float">
            <text:p>1.4632336044</text:p>
          </table:table-cell>
        </table:table-row>
        <table:table-row table:style-name="ro1">
          <table:table-cell office:value-type="string" calcext:value-type="string">
            <text:p>(PKC-delta_pS664_2,N-Cadherin_0)</text:p>
          </table:table-cell>
          <table:table-cell office:value-type="float" office:value="1.46323360436" calcext:value-type="float">
            <text:p>1.4632336044</text:p>
          </table:table-cell>
        </table:table-row>
        <table:table-row table:style-name="ro1">
          <table:table-cell office:value-type="string" calcext:value-type="string">
            <text:p>(C-Raf_2,Bim_2)</text:p>
          </table:table-cell>
          <table:table-cell office:value-type="float" office:value="1.46323360436" calcext:value-type="float">
            <text:p>1.4632336044</text:p>
          </table:table-cell>
        </table:table-row>
        <table:table-row table:style-name="ro1">
          <table:table-cell office:value-type="string" calcext:value-type="string">
            <text:p>(TFRC_0,mTOR_pS2448_0)</text:p>
          </table:table-cell>
          <table:table-cell office:value-type="float" office:value="1.46323360436" calcext:value-type="float">
            <text:p>1.4632336044</text:p>
          </table:table-cell>
        </table:table-row>
        <table:table-row table:style-name="ro1">
          <table:table-cell office:value-type="string" calcext:value-type="string">
            <text:p>(ATM_1,N-Cadherin_0)</text:p>
          </table:table-cell>
          <table:table-cell office:value-type="float" office:value="1.46323360436" calcext:value-type="float">
            <text:p>1.4632336044</text:p>
          </table:table-cell>
        </table:table-row>
        <table:table-row table:style-name="ro1">
          <table:table-cell office:value-type="string" calcext:value-type="string">
            <text:p>(cIAP_2,Bax_2)</text:p>
          </table:table-cell>
          <table:table-cell office:value-type="float" office:value="1.46323360436" calcext:value-type="float">
            <text:p>1.4632336044</text:p>
          </table:table-cell>
        </table:table-row>
        <table:table-row table:style-name="ro1">
          <table:table-cell office:value-type="string" calcext:value-type="string">
            <text:p>(C-Raf_2,beta-Catenin_1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PKC-pan_BetaII_pS660_1,ACC1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XRCC1_2,PKC-delta_pS664_2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MIG-6_0,Dvl3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PKC-pan_BetaII_pS660_1,HSP70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p21_2,Dvl3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MYH11_2,ATM_1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Lck_2,ATM_1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C-Raf_2,DJ-1_1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PI3K-p85_2,N-Ras_2)</text:p>
          </table:table-cell>
          <table:table-cell office:value-type="float" office:value="1.48782043101" calcext:value-type="float">
            <text:p>1.487820431</text:p>
          </table:table-cell>
        </table:table-row>
        <table:table-row table:style-name="ro1">
          <table:table-cell office:value-type="string" calcext:value-type="string">
            <text:p>(N-Cadherin_0,GATA3_0)</text:p>
          </table:table-cell>
          <table:table-cell office:value-type="float" office:value="1.48782043101" calcext:value-type="float">
            <text:p>1.487820431</text:p>
          </table:table-cell>
        </table:table-row>
        <table:table-row table:style-name="ro1">
          <table:table-cell office:value-type="string" calcext:value-type="string">
            <text:p>(YB-1_pS102_1,Heregulin_1)</text:p>
          </table:table-cell>
          <table:table-cell office:value-type="float" office:value="1.48782043101" calcext:value-type="float">
            <text:p>1.487820431</text:p>
          </table:table-cell>
        </table:table-row>
        <table:table-row table:style-name="ro1">
          <table:table-cell office:value-type="string" calcext:value-type="string">
            <text:p>(YB-1_pS102_1,MIG-6_0)</text:p>
          </table:table-cell>
          <table:table-cell office:value-type="float" office:value="1.48782043101" calcext:value-type="float">
            <text:p>1.487820431</text:p>
          </table:table-cell>
        </table:table-row>
        <table:table-row table:style-name="ro1">
          <table:table-cell office:value-type="string" calcext:value-type="string">
            <text:p>(Tuberin_pT1462_0,Chk1_0)</text:p>
          </table:table-cell>
          <table:table-cell office:value-type="float" office:value="1.48782043101" calcext:value-type="float">
            <text:p>1.487820431</text:p>
          </table:table-cell>
        </table:table-row>
        <table:table-row table:style-name="ro1">
          <table:table-cell office:value-type="string" calcext:value-type="string">
            <text:p>(Bim_2,ARHI_1)</text:p>
          </table:table-cell>
          <table:table-cell office:value-type="float" office:value="1.48782043101" calcext:value-type="float">
            <text:p>1.487820431</text:p>
          </table:table-cell>
        </table:table-row>
        <table:table-row table:style-name="ro1">
          <table:table-cell office:value-type="string" calcext:value-type="string">
            <text:p>(beta-Catenin_1,ACC_pS79_1)</text:p>
          </table:table-cell>
          <table:table-cell office:value-type="float" office:value="1.48782043101" calcext:value-type="float">
            <text:p>1.487820431</text:p>
          </table:table-cell>
        </table:table-row>
        <table:table-row table:style-name="ro1">
          <table:table-cell office:value-type="string" calcext:value-type="string">
            <text:p>(C-Raf_2,14-3-3_beta_1)</text:p>
          </table:table-cell>
          <table:table-cell office:value-type="float" office:value="1.48782043101" calcext:value-type="float">
            <text:p>1.487820431</text:p>
          </table:table-cell>
        </table:table-row>
        <table:table-row table:style-name="ro1">
          <table:table-cell office:value-type="string" calcext:value-type="string">
            <text:p>(cIAP_2,c-Jun_pS73_0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PKC-delta_pS664_2,ER-alpha_pS118_2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XRCC1_2,ACC1_0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NF2_2,YB-1_pS102_1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PKC-delta_pS664_2,JNK2_1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N-Ras_2,EGFR_2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Transglutaminase_1,mTOR_pS2448_0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ATM_1,TAZ_0,Ku80_0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INPP4B_1,TAZ_0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ER-alpha_pS118_2,ATM_1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GSK3-alpha-beta_pS21_S9_1,Cyclin_D1_1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Bax_2,ATM_1,Ku80_0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Tuberin_pT1462_0,Ku80_0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NF2_2,EGFR_2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p38_MAPK_1,GSK3-alpha-beta_pS21_S9_1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GSK3-alpha-beta_pS21_S9_1,p38_pT180_Y182_0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p21_2,Tuberin_pT1462_0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ACVRL1_1,PDK1_pS241_0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PKC-delta_pS664_2,Bax_2,Ku80_0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STAT3_pY705_1,ATM_1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Bax_2,ERK2_1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PKC-delta_pS664_2,Heregulin_1,ATM_1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ATM_1,Chk2_pT68_0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YB-1_pS102_1,INPP4B_1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ACVRL1_1,Ku80_0,Chk1_0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Transglutaminase_1,HSP70_0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EGFR_2,Src_pY416_0,Chk1_0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C-Raf_2,INPP4B_1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p70S6K_pT389_2,Chk1_0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Src_1,c-Jun_pS73_0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JNK2_1,ACC_pS79_1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cIAP_2,TAZ_0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PKC-delta_pS664_2,Bax_2,ACC_pS79_1)</text:p>
          </table:table-cell>
          <table:table-cell office:value-type="float" office:value="1.51468721526" calcext:value-type="float">
            <text:p>1.5146872153</text:p>
          </table:table-cell>
        </table:table-row>
        <table:table-row table:style-name="ro1">
          <table:table-cell office:value-type="string" calcext:value-type="string">
            <text:p>(JNK2_1,HSP70_0)</text:p>
          </table:table-cell>
          <table:table-cell office:value-type="float" office:value="1.52898183542" calcext:value-type="float">
            <text:p>1.5289818354</text:p>
          </table:table-cell>
        </table:table-row>
        <table:table-row table:style-name="ro1">
          <table:table-cell office:value-type="string" calcext:value-type="string">
            <text:p>(C-Raf_2,NF-kB-p65_pS536_0)</text:p>
          </table:table-cell>
          <table:table-cell office:value-type="float" office:value="1.52898183542" calcext:value-type="float">
            <text:p>1.5289818354</text:p>
          </table:table-cell>
        </table:table-row>
        <table:table-row table:style-name="ro1">
          <table:table-cell office:value-type="string" calcext:value-type="string">
            <text:p>(XRCC1_2,p90RSK_1)</text:p>
          </table:table-cell>
          <table:table-cell office:value-type="float" office:value="1.52898183542" calcext:value-type="float">
            <text:p>1.5289818354</text:p>
          </table:table-cell>
        </table:table-row>
        <table:table-row table:style-name="ro1">
          <table:table-cell office:value-type="string" calcext:value-type="string">
            <text:p>(XRCC1_2,TFRC_0)</text:p>
          </table:table-cell>
          <table:table-cell office:value-type="float" office:value="1.52898183542" calcext:value-type="float">
            <text:p>1.5289818354</text:p>
          </table:table-cell>
        </table:table-row>
        <table:table-row table:style-name="ro1">
          <table:table-cell office:value-type="string" calcext:value-type="string">
            <text:p>(Src_pY527_2,p38_pT180_Y182_0)</text:p>
          </table:table-cell>
          <table:table-cell office:value-type="float" office:value="1.52898183542" calcext:value-type="float">
            <text:p>1.5289818354</text:p>
          </table:table-cell>
        </table:table-row>
        <table:table-row table:style-name="ro1">
          <table:table-cell office:value-type="string" calcext:value-type="string">
            <text:p>(ACVRL1_1,Ku80_0,Dvl3_0)</text:p>
          </table:table-cell>
          <table:table-cell office:value-type="float" office:value="1.52898183542" calcext:value-type="float">
            <text:p>1.5289818354</text:p>
          </table:table-cell>
        </table:table-row>
        <table:table-row table:style-name="ro1">
          <table:table-cell office:value-type="string" calcext:value-type="string">
            <text:p>(PKC-delta_pS664_2,Claudin-7_1)</text:p>
          </table:table-cell>
          <table:table-cell office:value-type="float" office:value="1.52898183542" calcext:value-type="float">
            <text:p>1.5289818354</text:p>
          </table:table-cell>
        </table:table-row>
        <table:table-row table:style-name="ro1">
          <table:table-cell office:value-type="string" calcext:value-type="string">
            <text:p>(YB-1_2,Ku80_0)</text:p>
          </table:table-cell>
          <table:table-cell office:value-type="float" office:value="1.52898183542" calcext:value-type="float">
            <text:p>1.5289818354</text:p>
          </table:table-cell>
        </table:table-row>
        <table:table-row table:style-name="ro1">
          <table:table-cell office:value-type="string" calcext:value-type="string">
            <text:p>(ERK2_1,ATM_1)</text:p>
          </table:table-cell>
          <table:table-cell office:value-type="float" office:value="1.52898183542" calcext:value-type="float">
            <text:p>1.5289818354</text:p>
          </table:table-cell>
        </table:table-row>
        <table:table-row table:style-name="ro1">
          <table:table-cell office:value-type="string" calcext:value-type="string">
            <text:p>(ARHI_1,N-Cadherin_0)</text:p>
          </table:table-cell>
          <table:table-cell office:value-type="float" office:value="1.52898183542" calcext:value-type="float">
            <text:p>1.5289818354</text:p>
          </table:table-cell>
        </table:table-row>
        <table:table-row table:style-name="ro1">
          <table:table-cell office:value-type="string" calcext:value-type="string">
            <text:p>(PI3K-p85_2,ATM_1,Ku80_0)</text:p>
          </table:table-cell>
          <table:table-cell office:value-type="float" office:value="1.52898183542" calcext:value-type="float">
            <text:p>1.5289818354</text:p>
          </table:table-cell>
        </table:table-row>
        <table:table-row table:style-name="ro1">
          <table:table-cell office:value-type="string" calcext:value-type="string">
            <text:p>(Src_1,PKC-pan_BetaII_pS660_1)</text:p>
          </table:table-cell>
          <table:table-cell office:value-type="float" office:value="1.52898183542" calcext:value-type="float">
            <text:p>1.5289818354</text:p>
          </table:table-cell>
        </table:table-row>
        <table:table-row table:style-name="ro1">
          <table:table-cell office:value-type="string" calcext:value-type="string">
            <text:p>(Src_1)</text:p>
          </table:table-cell>
          <table:table-cell office:value-type="float" office:value="1.53282684176" calcext:value-type="float">
            <text:p>1.5328268418</text:p>
          </table:table-cell>
        </table:table-row>
        <table:table-row table:style-name="ro1">
          <table:table-cell office:value-type="string" calcext:value-type="string">
            <text:p>(Src_1,Chk2_1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ARHI_1,PREX1_0,Chk1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ATM_1,Chk1_0,c-Jun_pS73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ATM_1,TAZ_0,Dvl3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PKC-pan_BetaII_pS660_1,ACVRL1_1,Chk1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cIAP_2,Src_pY416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ERK2_1,4E-BP1_pT70_1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c-Kit_2,ARHI_1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PKC-alpha_pS657_0,HSP70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C-Raf_2,Bax_2,Chk1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PKC-delta_pS664_2,RBM15_1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PI3K-p85_2,cIAP_2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ARHI_1,Chk1_0,ACC1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PKC-delta_pS664_2,ATM_1,Src_pY416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NDRG1_pT346_1,ACC_pS79_1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cIAP_2,ARHI_1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ARHI_1,ACVRL1_1,Dvl3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PKC-delta_pS664_2,ATM_1,TFRC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JNK2_1,Heregulin_1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NF2_2,Src_1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Heregulin_1,NF-kB-p65_pS536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Bax_2,Heregulin_1,Ku80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PKC-pan_BetaII_pS660_1,ACVRL1_1,Src_pY416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C-Raf_2,YB-1_pS102_1,TAZ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p21_2,Bax_2,ARHI_1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ATM_1,TAZ_0,HSP70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Bax_2,YB-1_pS102_1,Ku80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Src_1,p70S6K_0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Bax_2,DJ-1_1,ATM_1)</text:p>
          </table:table-cell>
          <table:table-cell office:value-type="float" office:value="1.54385843071" calcext:value-type="float">
            <text:p>1.5438584307</text:p>
          </table:table-cell>
        </table:table-row>
        <table:table-row table:style-name="ro1">
          <table:table-cell office:value-type="string" calcext:value-type="string">
            <text:p>(ATM_1,Ku80_0)</text:p>
          </table:table-cell>
          <table:table-cell office:value-type="float" office:value="1.55504172353" calcext:value-type="float">
            <text:p>1.5550417235</text:p>
          </table:table-cell>
        </table:table-row>
        <table:table-row table:style-name="ro1">
          <table:table-cell office:value-type="string" calcext:value-type="string">
            <text:p>(EGFR_2,Src_pY416_0)</text:p>
          </table:table-cell>
          <table:table-cell office:value-type="float" office:value="1.56923643275" calcext:value-type="float">
            <text:p>1.5692364328</text:p>
          </table:table-cell>
        </table:table-row>
        <table:table-row table:style-name="ro1">
          <table:table-cell office:value-type="string" calcext:value-type="string">
            <text:p>(ATM_1,Chk1_0)</text:p>
          </table:table-cell>
          <table:table-cell office:value-type="float" office:value="1.56923643275" calcext:value-type="float">
            <text:p>1.5692364328</text:p>
          </table:table-cell>
        </table:table-row>
        <table:table-row table:style-name="ro1">
          <table:table-cell office:value-type="string" calcext:value-type="string">
            <text:p>(C-Raf_2,Chk1_0)</text:p>
          </table:table-cell>
          <table:table-cell office:value-type="float" office:value="1.56923643275" calcext:value-type="float">
            <text:p>1.5692364328</text:p>
          </table:table-cell>
        </table:table-row>
        <table:table-row table:style-name="ro1">
          <table:table-cell office:value-type="string" calcext:value-type="string">
            <text:p>(p21_2,ATM_1)</text:p>
          </table:table-cell>
          <table:table-cell office:value-type="float" office:value="1.56923643275" calcext:value-type="float">
            <text:p>1.5692364328</text:p>
          </table:table-cell>
        </table:table-row>
        <table:table-row table:style-name="ro1">
          <table:table-cell office:value-type="string" calcext:value-type="string">
            <text:p>(ATM_1,ACC_pS79_1)</text:p>
          </table:table-cell>
          <table:table-cell office:value-type="float" office:value="1.57743354444" calcext:value-type="float">
            <text:p>1.5774335444</text:p>
          </table:table-cell>
        </table:table-row>
        <table:table-row table:style-name="ro1">
          <table:table-cell office:value-type="string" calcext:value-type="string">
            <text:p>(Src_pY416_0,Ku80_0)</text:p>
          </table:table-cell>
          <table:table-cell office:value-type="float" office:value="1.57743354444" calcext:value-type="float">
            <text:p>1.5774335444</text:p>
          </table:table-cell>
        </table:table-row>
        <table:table-row table:style-name="ro1">
          <table:table-cell office:value-type="string" calcext:value-type="string">
            <text:p>(ARHI_1,Src_pY416_0)</text:p>
          </table:table-cell>
          <table:table-cell office:value-type="float" office:value="1.58633193275" calcext:value-type="float">
            <text:p>1.5863319328</text:p>
          </table:table-cell>
        </table:table-row>
        <table:table-row table:style-name="ro1">
          <table:table-cell office:value-type="string" calcext:value-type="string">
            <text:p>(p21_2,Src_pY416_0)</text:p>
          </table:table-cell>
          <table:table-cell office:value-type="float" office:value="1.58633193275" calcext:value-type="float">
            <text:p>1.5863319328</text:p>
          </table:table-cell>
        </table:table-row>
        <table:table-row table:style-name="ro1">
          <table:table-cell office:value-type="string" calcext:value-type="string">
            <text:p>(p21_2,Heregulin_1)</text:p>
          </table:table-cell>
          <table:table-cell office:value-type="float" office:value="1.58633193275" calcext:value-type="float">
            <text:p>1.5863319328</text:p>
          </table:table-cell>
        </table:table-row>
        <table:table-row table:style-name="ro1">
          <table:table-cell office:value-type="string" calcext:value-type="string">
            <text:p>(DJ-1_1,ATM_1)</text:p>
          </table:table-cell>
          <table:table-cell office:value-type="float" office:value="1.58633193275" calcext:value-type="float">
            <text:p>1.5863319328</text:p>
          </table:table-cell>
        </table:table-row>
        <table:table-row table:style-name="ro1">
          <table:table-cell office:value-type="string" calcext:value-type="string">
            <text:p>(PKC-pan_BetaII_pS660_1,N-Cadherin_0)</text:p>
          </table:table-cell>
          <table:table-cell office:value-type="float" office:value="1.59591314786" calcext:value-type="float">
            <text:p>1.5959131479</text:p>
          </table:table-cell>
        </table:table-row>
        <table:table-row table:style-name="ro1">
          <table:table-cell office:value-type="string" calcext:value-type="string">
            <text:p>(ARHI_1,PREX1_0)</text:p>
          </table:table-cell>
          <table:table-cell office:value-type="float" office:value="1.59591314786" calcext:value-type="float">
            <text:p>1.5959131479</text:p>
          </table:table-cell>
        </table:table-row>
        <table:table-row table:style-name="ro1">
          <table:table-cell office:value-type="string" calcext:value-type="string">
            <text:p>(ATM_1,Dvl3_0)</text:p>
          </table:table-cell>
          <table:table-cell office:value-type="float" office:value="1.59591314786" calcext:value-type="float">
            <text:p>1.5959131479</text:p>
          </table:table-cell>
        </table:table-row>
        <table:table-row table:style-name="ro1">
          <table:table-cell office:value-type="string" calcext:value-type="string">
            <text:p>(Heregulin_1,HSP70_0)</text:p>
          </table:table-cell>
          <table:table-cell office:value-type="float" office:value="1.59591314786" calcext:value-type="float">
            <text:p>1.5959131479</text:p>
          </table:table-cell>
        </table:table-row>
        <table:table-row table:style-name="ro1">
          <table:table-cell office:value-type="string" calcext:value-type="string">
            <text:p>(PKC-pan_BetaII_pS660_1,Src_pY416_0)</text:p>
          </table:table-cell>
          <table:table-cell office:value-type="float" office:value="1.60616259303" calcext:value-type="float">
            <text:p>1.606162593</text:p>
          </table:table-cell>
        </table:table-row>
        <table:table-row table:style-name="ro1">
          <table:table-cell office:value-type="string" calcext:value-type="string">
            <text:p>(ARHI_1,c-Jun_pS73_0)</text:p>
          </table:table-cell>
          <table:table-cell office:value-type="float" office:value="1.60616259303" calcext:value-type="float">
            <text:p>1.606162593</text:p>
          </table:table-cell>
        </table:table-row>
        <table:table-row table:style-name="ro1">
          <table:table-cell office:value-type="string" calcext:value-type="string">
            <text:p>(PI3K-p85_2,TFRC_0)</text:p>
          </table:table-cell>
          <table:table-cell office:value-type="float" office:value="1.60616259303" calcext:value-type="float">
            <text:p>1.606162593</text:p>
          </table:table-cell>
        </table:table-row>
        <table:table-row table:style-name="ro1">
          <table:table-cell office:value-type="string" calcext:value-type="string">
            <text:p>(p21_2,GATA3_0)</text:p>
          </table:table-cell>
          <table:table-cell office:value-type="float" office:value="1.60616259303" calcext:value-type="float">
            <text:p>1.606162593</text:p>
          </table:table-cell>
        </table:table-row>
        <table:table-row table:style-name="ro1">
          <table:table-cell office:value-type="string" calcext:value-type="string">
            <text:p>(C-Raf_2,Dvl3_0)</text:p>
          </table:table-cell>
          <table:table-cell office:value-type="float" office:value="1.60616259303" calcext:value-type="float">
            <text:p>1.606162593</text:p>
          </table:table-cell>
        </table:table-row>
        <table:table-row table:style-name="ro1">
          <table:table-cell office:value-type="string" calcext:value-type="string">
            <text:p>(MIG-6_0,Ku80_0)</text:p>
          </table:table-cell>
          <table:table-cell office:value-type="float" office:value="1.60616259303" calcext:value-type="float">
            <text:p>1.606162593</text:p>
          </table:table-cell>
        </table:table-row>
        <table:table-row table:style-name="ro1">
          <table:table-cell office:value-type="string" calcext:value-type="string">
            <text:p>(Src_1,ACVRL1_1)</text:p>
          </table:table-cell>
          <table:table-cell office:value-type="float" office:value="1.60616259303" calcext:value-type="float">
            <text:p>1.606162593</text:p>
          </table:table-cell>
        </table:table-row>
        <table:table-row table:style-name="ro1">
          <table:table-cell office:value-type="string" calcext:value-type="string">
            <text:p>(Bax_2,PDK1_pS241_0)</text:p>
          </table:table-cell>
          <table:table-cell office:value-type="float" office:value="1.60616259303" calcext:value-type="float">
            <text:p>1.606162593</text:p>
          </table:table-cell>
        </table:table-row>
        <table:table-row table:style-name="ro1">
          <table:table-cell office:value-type="string" calcext:value-type="string">
            <text:p>(N-Ras_2,ACC1_0)</text:p>
          </table:table-cell>
          <table:table-cell office:value-type="float" office:value="1.61706917865" calcext:value-type="float">
            <text:p>1.6170691787</text:p>
          </table:table-cell>
        </table:table-row>
        <table:table-row table:style-name="ro1">
          <table:table-cell office:value-type="string" calcext:value-type="string">
            <text:p>(YB-1_pS102_1,Dvl3_0)</text:p>
          </table:table-cell>
          <table:table-cell office:value-type="float" office:value="1.61706917865" calcext:value-type="float">
            <text:p>1.6170691787</text:p>
          </table:table-cell>
        </table:table-row>
        <table:table-row table:style-name="ro1">
          <table:table-cell office:value-type="string" calcext:value-type="string">
            <text:p>(PKC-pan_BetaII_pS660_1,DJ-1_1)</text:p>
          </table:table-cell>
          <table:table-cell office:value-type="float" office:value="1.62862503985" calcext:value-type="float">
            <text:p>1.6286250399</text:p>
          </table:table-cell>
        </table:table-row>
        <table:table-row table:style-name="ro1">
          <table:table-cell office:value-type="string" calcext:value-type="string">
            <text:p>(Bim_2,Src_1)</text:p>
          </table:table-cell>
          <table:table-cell office:value-type="float" office:value="1.62862503985" calcext:value-type="float">
            <text:p>1.6286250399</text:p>
          </table:table-cell>
        </table:table-row>
        <table:table-row table:style-name="ro1">
          <table:table-cell office:value-type="string" calcext:value-type="string">
            <text:p>(N-Ras_2,C-Raf_2)</text:p>
          </table:table-cell>
          <table:table-cell office:value-type="float" office:value="1.62862503985" calcext:value-type="float">
            <text:p>1.6286250399</text:p>
          </table:table-cell>
        </table:table-row>
        <table:table-row table:style-name="ro1">
          <table:table-cell office:value-type="string" calcext:value-type="string">
            <text:p>(XRCC1_2,ATM_1)</text:p>
          </table:table-cell>
          <table:table-cell office:value-type="float" office:value="1.62862503985" calcext:value-type="float">
            <text:p>1.6286250399</text:p>
          </table:table-cell>
        </table:table-row>
        <table:table-row table:style-name="ro1">
          <table:table-cell office:value-type="string" calcext:value-type="string">
            <text:p>(p90RSK_pT359_S363_0,Ku80_0)</text:p>
          </table:table-cell>
          <table:table-cell office:value-type="float" office:value="1.62862503985" calcext:value-type="float">
            <text:p>1.6286250399</text:p>
          </table:table-cell>
        </table:table-row>
        <table:table-row table:style-name="ro1">
          <table:table-cell office:value-type="string" calcext:value-type="string">
            <text:p>(XRCC1_2,Chk1_0)</text:p>
          </table:table-cell>
          <table:table-cell office:value-type="float" office:value="1.62862503985" calcext:value-type="float">
            <text:p>1.6286250399</text:p>
          </table:table-cell>
        </table:table-row>
        <table:table-row table:style-name="ro1">
          <table:table-cell office:value-type="string" calcext:value-type="string">
            <text:p>(NF2_2,c-Jun_pS73_0)</text:p>
          </table:table-cell>
          <table:table-cell office:value-type="float" office:value="1.64082530828" calcext:value-type="float">
            <text:p>1.6408253083</text:p>
          </table:table-cell>
        </table:table-row>
        <table:table-row table:style-name="ro1">
          <table:table-cell office:value-type="string" calcext:value-type="string">
            <text:p>(C-Raf_2,Bap1-c-4_0)</text:p>
          </table:table-cell>
          <table:table-cell office:value-type="float" office:value="1.64082530828" calcext:value-type="float">
            <text:p>1.6408253083</text:p>
          </table:table-cell>
        </table:table-row>
        <table:table-row table:style-name="ro1">
          <table:table-cell office:value-type="string" calcext:value-type="string">
            <text:p>(Claudin-7_1,Ku80_0)</text:p>
          </table:table-cell>
          <table:table-cell office:value-type="float" office:value="1.64082530828" calcext:value-type="float">
            <text:p>1.6408253083</text:p>
          </table:table-cell>
        </table:table-row>
        <table:table-row table:style-name="ro1">
          <table:table-cell office:value-type="string" calcext:value-type="string">
            <text:p>(EGFR_2,PKC-pan_BetaII_pS660_1)</text:p>
          </table:table-cell>
          <table:table-cell office:value-type="float" office:value="1.64082530828" calcext:value-type="float">
            <text:p>1.6408253083</text:p>
          </table:table-cell>
        </table:table-row>
        <table:table-row table:style-name="ro1">
          <table:table-cell office:value-type="string" calcext:value-type="string">
            <text:p>(C-Raf_2,PKC-pan_BetaII_pS660_1)</text:p>
          </table:table-cell>
          <table:table-cell office:value-type="float" office:value="1.64082530828" calcext:value-type="float">
            <text:p>1.6408253083</text:p>
          </table:table-cell>
        </table:table-row>
        <table:table-row table:style-name="ro1">
          <table:table-cell office:value-type="string" calcext:value-type="string">
            <text:p>(EGFR_2,HSP70_0)</text:p>
          </table:table-cell>
          <table:table-cell office:value-type="float" office:value="1.64082530828" calcext:value-type="float">
            <text:p>1.6408253083</text:p>
          </table:table-cell>
        </table:table-row>
        <table:table-row table:style-name="ro1">
          <table:table-cell office:value-type="string" calcext:value-type="string">
            <text:p>(TFRC_0,N-Cadherin_0)</text:p>
          </table:table-cell>
          <table:table-cell office:value-type="float" office:value="1.64082530828" calcext:value-type="float">
            <text:p>1.6408253083</text:p>
          </table:table-cell>
        </table:table-row>
        <table:table-row table:style-name="ro1">
          <table:table-cell office:value-type="string" calcext:value-type="string">
            <text:p>(GSK3-alpha-beta_pS21_S9_1,ACC1_0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XRCC1_2,EGFR_2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C-Raf_2,ATM_1,TAZ_0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YB-1_pS102_1,p70S6K_0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Chk1_pS345_2,Chk1_0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Transglutaminase_1,Ku80_0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JNK2_1,ATM_1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PKC-delta_pS664_2,ATM_1,mTOR_pS2448_0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C-Raf_2,C-Raf_pS338_1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p21_2,Src_1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ARHI_1,Raptor_0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N-Ras_2,TFRC_0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Acetyl-a-Tubulin-Lys40_2,ACVRL1_1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NF2_2,PKC-pan_BetaII_pS660_1)</text:p>
          </table:table-cell>
          <table:table-cell office:value-type="float" office:value="1.66715352679" calcext:value-type="float">
            <text:p>1.6671535268</text:p>
          </table:table-cell>
        </table:table-row>
        <table:table-row table:style-name="ro1">
          <table:table-cell office:value-type="string" calcext:value-type="string">
            <text:p>(PKC-delta_pS664_2,cIAP_2)</text:p>
          </table:table-cell>
          <table:table-cell office:value-type="float" office:value="1.66715352679" calcext:value-type="float">
            <text:p>1.6671535268</text:p>
          </table:table-cell>
        </table:table-row>
        <table:table-row table:style-name="ro1">
          <table:table-cell office:value-type="string" calcext:value-type="string">
            <text:p>(PKC-delta_pS664_2,Bax_2,HSP70_0)</text:p>
          </table:table-cell>
          <table:table-cell office:value-type="float" office:value="1.66715352679" calcext:value-type="float">
            <text:p>1.6671535268</text:p>
          </table:table-cell>
        </table:table-row>
        <table:table-row table:style-name="ro1">
          <table:table-cell office:value-type="string" calcext:value-type="string">
            <text:p>(GSK3-alpha-beta_pS21_S9_1,PREX1_0)</text:p>
          </table:table-cell>
          <table:table-cell office:value-type="float" office:value="1.66715352679" calcext:value-type="float">
            <text:p>1.6671535268</text:p>
          </table:table-cell>
        </table:table-row>
        <table:table-row table:style-name="ro1">
          <table:table-cell office:value-type="string" calcext:value-type="string">
            <text:p>(Bax_2,ATM_1,GATA3_0)</text:p>
          </table:table-cell>
          <table:table-cell office:value-type="float" office:value="1.66715352679" calcext:value-type="float">
            <text:p>1.6671535268</text:p>
          </table:table-cell>
        </table:table-row>
        <table:table-row table:style-name="ro1">
          <table:table-cell office:value-type="string" calcext:value-type="string">
            <text:p>(Bax_2,ARHI_1,Src_pY416_0)</text:p>
          </table:table-cell>
          <table:table-cell office:value-type="float" office:value="1.66715352679" calcext:value-type="float">
            <text:p>1.6671535268</text:p>
          </table:table-cell>
        </table:table-row>
        <table:table-row table:style-name="ro1">
          <table:table-cell office:value-type="string" calcext:value-type="string">
            <text:p>(p21_2,NF2_2)</text:p>
          </table:table-cell>
          <table:table-cell office:value-type="float" office:value="1.66715352679" calcext:value-type="float">
            <text:p>1.6671535268</text:p>
          </table:table-cell>
        </table:table-row>
        <table:table-row table:style-name="ro1">
          <table:table-cell office:value-type="string" calcext:value-type="string">
            <text:p>(C-Raf_2,Tuberin_pT1462_0)</text:p>
          </table:table-cell>
          <table:table-cell office:value-type="float" office:value="1.66715352679" calcext:value-type="float">
            <text:p>1.6671535268</text:p>
          </table:table-cell>
        </table:table-row>
        <table:table-row table:style-name="ro1">
          <table:table-cell office:value-type="string" calcext:value-type="string">
            <text:p>(Transglutaminase_1,ACC_pS79_1)</text:p>
          </table:table-cell>
          <table:table-cell office:value-type="float" office:value="1.66715352679" calcext:value-type="float">
            <text:p>1.6671535268</text:p>
          </table:table-cell>
        </table:table-row>
        <table:table-row table:style-name="ro1">
          <table:table-cell office:value-type="string" calcext:value-type="string">
            <text:p>(C-Raf_2,ACVRL1_1,ACC_pS79_1)</text:p>
          </table:table-cell>
          <table:table-cell office:value-type="float" office:value="1.66715352679" calcext:value-type="float">
            <text:p>1.6671535268</text:p>
          </table:table-cell>
        </table:table-row>
        <table:table-row table:style-name="ro1">
          <table:table-cell office:value-type="string" calcext:value-type="string">
            <text:p>(p21_2,Bap1-c-4_0)</text:p>
          </table:table-cell>
          <table:table-cell office:value-type="float" office:value="1.66715352679" calcext:value-type="float">
            <text:p>1.6671535268</text:p>
          </table:table-cell>
        </table:table-row>
        <table:table-row table:style-name="ro1">
          <table:table-cell office:value-type="string" calcext:value-type="string">
            <text:p>(ARHI_1,Chk2_pT68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Acetyl-a-Tubulin-Lys40_2,ACC1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Src_pY527_2,PREX1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Bax_2,Src_pY416_0,Ku80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G6PD_0,Chk1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Src_pY416_0,Ku80_0,Chk1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C-Raf_2,ATM_1,PREX1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XRCC1_2,HSP70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Lck_2,ACC_pS79_1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Heregulin_1,Ku80_0,Chk1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MYH11_2,ARHI_1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ARHI_1,ACC_pS79_1,Chk1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ATM_1,ACC_pS79_1,TAZ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XRCC1_2,GATA3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NF2_2,GATA3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p70S6K_pT389_2,HSP70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ARHI_1,Src_pY416_0,Chk1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Bax_2,ARHI_1,Dvl3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PKC-delta_pS664_2,ATM_1,GATA3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p21_2,INPP4B_1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YB-1_pS102_1,ACVRL1_1,Ku80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C-Raf_2,Chk1_0,ACC1_0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AR_2,PKC-pan_BetaII_pS660_1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PKC-pan_BetaII_pS660_1,ACVRL1_1,ACC_pS79_1)</text:p>
          </table:table-cell>
          <table:table-cell office:value-type="float" office:value="1.68128528665" calcext:value-type="float">
            <text:p>1.6812852867</text:p>
          </table:table-cell>
        </table:table-row>
        <table:table-row table:style-name="ro1">
          <table:table-cell office:value-type="string" calcext:value-type="string">
            <text:p>(beta-Catenin_1)</text:p>
          </table:table-cell>
          <table:table-cell office:value-type="float" office:value="1.69844528512" calcext:value-type="float">
            <text:p>1.6984452851</text:p>
          </table:table-cell>
        </table:table-row>
        <table:table-row table:style-name="ro1">
          <table:table-cell office:value-type="string" calcext:value-type="string">
            <text:p>(PDK1_pS241_0)</text:p>
          </table:table-cell>
          <table:table-cell office:value-type="float" office:value="1.70821167017" calcext:value-type="float">
            <text:p>1.7082116702</text:p>
          </table:table-cell>
        </table:table-row>
        <table:table-row table:style-name="ro1">
          <table:table-cell office:value-type="string" calcext:value-type="string">
            <text:p>(Bax_2,Ku80_0)</text:p>
          </table:table-cell>
          <table:table-cell office:value-type="float" office:value="1.71310533613" calcext:value-type="float">
            <text:p>1.7131053361</text:p>
          </table:table-cell>
        </table:table-row>
        <table:table-row table:style-name="ro1">
          <table:table-cell office:value-type="string" calcext:value-type="string">
            <text:p>(Ku80_0)</text:p>
          </table:table-cell>
          <table:table-cell office:value-type="float" office:value="1.73281514622" calcext:value-type="float">
            <text:p>1.7328151462</text:p>
          </table:table-cell>
        </table:table-row>
        <table:table-row table:style-name="ro1">
          <table:table-cell office:value-type="string" calcext:value-type="string">
            <text:p>(C-Raf_2,TFRC_0)</text:p>
          </table:table-cell>
          <table:table-cell office:value-type="float" office:value="1.73292336459" calcext:value-type="float">
            <text:p>1.7329233646</text:p>
          </table:table-cell>
        </table:table-row>
        <table:table-row table:style-name="ro1">
          <table:table-cell office:value-type="string" calcext:value-type="string">
            <text:p>(PKC-delta_pS664_2,Ku80_0)</text:p>
          </table:table-cell>
          <table:table-cell office:value-type="float" office:value="1.73292336459" calcext:value-type="float">
            <text:p>1.7329233646</text:p>
          </table:table-cell>
        </table:table-row>
        <table:table-row table:style-name="ro1">
          <table:table-cell office:value-type="string" calcext:value-type="string">
            <text:p>(ATM_1,GATA3_0)</text:p>
          </table:table-cell>
          <table:table-cell office:value-type="float" office:value="1.73292336459" calcext:value-type="float">
            <text:p>1.7329233646</text:p>
          </table:table-cell>
        </table:table-row>
        <table:table-row table:style-name="ro1">
          <table:table-cell office:value-type="string" calcext:value-type="string">
            <text:p>(Heregulin_1,ACC_pS79_1)</text:p>
          </table:table-cell>
          <table:table-cell office:value-type="float" office:value="1.74113612716" calcext:value-type="float">
            <text:p>1.7411361272</text:p>
          </table:table-cell>
        </table:table-row>
        <table:table-row table:style-name="ro1">
          <table:table-cell office:value-type="string" calcext:value-type="string">
            <text:p>(YB-1_pS102_1,Ku80_0)</text:p>
          </table:table-cell>
          <table:table-cell office:value-type="float" office:value="1.74113612716" calcext:value-type="float">
            <text:p>1.7411361272</text:p>
          </table:table-cell>
        </table:table-row>
        <table:table-row table:style-name="ro1">
          <table:table-cell office:value-type="string" calcext:value-type="string">
            <text:p>(EGFR_2,Ku80_0)</text:p>
          </table:table-cell>
          <table:table-cell office:value-type="float" office:value="1.74113612716" calcext:value-type="float">
            <text:p>1.7411361272</text:p>
          </table:table-cell>
        </table:table-row>
        <table:table-row table:style-name="ro1">
          <table:table-cell office:value-type="string" calcext:value-type="string">
            <text:p>(Bim_2,YB-1_pS102_1)</text:p>
          </table:table-cell>
          <table:table-cell office:value-type="float" office:value="1.7501124221" calcext:value-type="float">
            <text:p>1.7501124221</text:p>
          </table:table-cell>
        </table:table-row>
        <table:table-row table:style-name="ro1">
          <table:table-cell office:value-type="string" calcext:value-type="string">
            <text:p>(ARHI_1,HSP70_0)</text:p>
          </table:table-cell>
          <table:table-cell office:value-type="float" office:value="1.7501124221" calcext:value-type="float">
            <text:p>1.7501124221</text:p>
          </table:table-cell>
        </table:table-row>
        <table:table-row table:style-name="ro1">
          <table:table-cell office:value-type="string" calcext:value-type="string">
            <text:p>(YB-1_pS102_1,TFRC_0)</text:p>
          </table:table-cell>
          <table:table-cell office:value-type="float" office:value="1.7501124221" calcext:value-type="float">
            <text:p>1.7501124221</text:p>
          </table:table-cell>
        </table:table-row>
        <table:table-row table:style-name="ro1">
          <table:table-cell office:value-type="string" calcext:value-type="string">
            <text:p>(Ku80_0,Dvl3_0)</text:p>
          </table:table-cell>
          <table:table-cell office:value-type="float" office:value="1.7501124221" calcext:value-type="float">
            <text:p>1.7501124221</text:p>
          </table:table-cell>
        </table:table-row>
        <table:table-row table:style-name="ro1">
          <table:table-cell office:value-type="string" calcext:value-type="string">
            <text:p>(ACC_pS79_1,GATA3_0)</text:p>
          </table:table-cell>
          <table:table-cell office:value-type="float" office:value="1.7501124221" calcext:value-type="float">
            <text:p>1.7501124221</text:p>
          </table:table-cell>
        </table:table-row>
        <table:table-row table:style-name="ro1">
          <table:table-cell office:value-type="string" calcext:value-type="string">
            <text:p>(PKC-pan_BetaII_pS660_1,ACC_pS79_1)</text:p>
          </table:table-cell>
          <table:table-cell office:value-type="float" office:value="1.75983501065" calcext:value-type="float">
            <text:p>1.7598350107</text:p>
          </table:table-cell>
        </table:table-row>
        <table:table-row table:style-name="ro1">
          <table:table-cell office:value-type="string" calcext:value-type="string">
            <text:p>(mTOR_pS2448_0,Ku80_0)</text:p>
          </table:table-cell>
          <table:table-cell office:value-type="float" office:value="1.75983501065" calcext:value-type="float">
            <text:p>1.7598350107</text:p>
          </table:table-cell>
        </table:table-row>
        <table:table-row table:style-name="ro1">
          <table:table-cell office:value-type="string" calcext:value-type="string">
            <text:p>(p21_2,YB-1_pS102_1)</text:p>
          </table:table-cell>
          <table:table-cell office:value-type="float" office:value="1.75983501065" calcext:value-type="float">
            <text:p>1.7598350107</text:p>
          </table:table-cell>
        </table:table-row>
        <table:table-row table:style-name="ro1">
          <table:table-cell office:value-type="string" calcext:value-type="string">
            <text:p>(DJ-1_1,Ku80_0)</text:p>
          </table:table-cell>
          <table:table-cell office:value-type="float" office:value="1.75983501065" calcext:value-type="float">
            <text:p>1.7598350107</text:p>
          </table:table-cell>
        </table:table-row>
        <table:table-row table:style-name="ro1">
          <table:table-cell office:value-type="string" calcext:value-type="string">
            <text:p>(PKC-pan_BetaII_pS660_1,Ku80_0)</text:p>
          </table:table-cell>
          <table:table-cell office:value-type="float" office:value="1.77029053306" calcext:value-type="float">
            <text:p>1.7702905331</text:p>
          </table:table-cell>
        </table:table-row>
        <table:table-row table:style-name="ro1">
          <table:table-cell office:value-type="string" calcext:value-type="string">
            <text:p>(C-Raf_2,HSP70_0)</text:p>
          </table:table-cell>
          <table:table-cell office:value-type="float" office:value="1.77029053306" calcext:value-type="float">
            <text:p>1.7702905331</text:p>
          </table:table-cell>
        </table:table-row>
        <table:table-row table:style-name="ro1">
          <table:table-cell office:value-type="string" calcext:value-type="string">
            <text:p>(ARHI_1,mTOR_pS2448_0)</text:p>
          </table:table-cell>
          <table:table-cell office:value-type="float" office:value="1.77029053306" calcext:value-type="float">
            <text:p>1.7702905331</text:p>
          </table:table-cell>
        </table:table-row>
        <table:table-row table:style-name="ro1">
          <table:table-cell office:value-type="string" calcext:value-type="string">
            <text:p>(C-Raf_2,c-Jun_pS73_0)</text:p>
          </table:table-cell>
          <table:table-cell office:value-type="float" office:value="1.77029053306" calcext:value-type="float">
            <text:p>1.7702905331</text:p>
          </table:table-cell>
        </table:table-row>
        <table:table-row table:style-name="ro1">
          <table:table-cell office:value-type="string" calcext:value-type="string">
            <text:p>(Src_1,p90RSK_1)</text:p>
          </table:table-cell>
          <table:table-cell office:value-type="float" office:value="1.78146920028" calcext:value-type="float">
            <text:p>1.7814692003</text:p>
          </table:table-cell>
        </table:table-row>
        <table:table-row table:style-name="ro1">
          <table:table-cell office:value-type="string" calcext:value-type="string">
            <text:p>(YB-1_pS102_1,Src_1)</text:p>
          </table:table-cell>
          <table:table-cell office:value-type="float" office:value="1.78146920028" calcext:value-type="float">
            <text:p>1.7814692003</text:p>
          </table:table-cell>
        </table:table-row>
        <table:table-row table:style-name="ro1">
          <table:table-cell office:value-type="string" calcext:value-type="string">
            <text:p>(Acetyl-a-Tubulin-Lys40_2,Cyclin_D1_1)</text:p>
          </table:table-cell>
          <table:table-cell office:value-type="float" office:value="1.78146920028" calcext:value-type="float">
            <text:p>1.7814692003</text:p>
          </table:table-cell>
        </table:table-row>
        <table:table-row table:style-name="ro1">
          <table:table-cell office:value-type="string" calcext:value-type="string">
            <text:p>(ATM_1,Bap1-c-4_0)</text:p>
          </table:table-cell>
          <table:table-cell office:value-type="float" office:value="1.78146920028" calcext:value-type="float">
            <text:p>1.7814692003</text:p>
          </table:table-cell>
        </table:table-row>
        <table:table-row table:style-name="ro1">
          <table:table-cell office:value-type="string" calcext:value-type="string">
            <text:p>(Src_1,Raptor_0)</text:p>
          </table:table-cell>
          <table:table-cell office:value-type="float" office:value="1.79336454419" calcext:value-type="float">
            <text:p>1.7933645442</text:p>
          </table:table-cell>
        </table:table-row>
        <table:table-row table:style-name="ro1">
          <table:table-cell office:value-type="string" calcext:value-type="string">
            <text:p>(PKC-pan_BetaII_pS660_1,TFRC_0)</text:p>
          </table:table-cell>
          <table:table-cell office:value-type="float" office:value="1.79336454419" calcext:value-type="float">
            <text:p>1.7933645442</text:p>
          </table:table-cell>
        </table:table-row>
        <table:table-row table:style-name="ro1">
          <table:table-cell office:value-type="string" calcext:value-type="string">
            <text:p>(YB-1_pS102_1,ACVRL1_1,ACC_pS79_1)</text:p>
          </table:table-cell>
          <table:table-cell office:value-type="float" office:value="1.79336454419" calcext:value-type="float">
            <text:p>1.7933645442</text:p>
          </table:table-cell>
        </table:table-row>
        <table:table-row table:style-name="ro1">
          <table:table-cell office:value-type="string" calcext:value-type="string">
            <text:p>(Acetyl-a-Tubulin-Lys40_2,TAZ_0)</text:p>
          </table:table-cell>
          <table:table-cell office:value-type="float" office:value="1.79336454419" calcext:value-type="float">
            <text:p>1.7933645442</text:p>
          </table:table-cell>
        </table:table-row>
        <table:table-row table:style-name="ro1">
          <table:table-cell office:value-type="string" calcext:value-type="string">
            <text:p>(Src_1,TFRC_0)</text:p>
          </table:table-cell>
          <table:table-cell office:value-type="float" office:value="1.79336454419" calcext:value-type="float">
            <text:p>1.7933645442</text:p>
          </table:table-cell>
        </table:table-row>
        <table:table-row table:style-name="ro1">
          <table:table-cell office:value-type="string" calcext:value-type="string">
            <text:p>(cIAP_2,TFRC_0)</text:p>
          </table:table-cell>
          <table:table-cell office:value-type="float" office:value="1.80597321819" calcext:value-type="float">
            <text:p>1.8059732182</text:p>
          </table:table-cell>
        </table:table-row>
        <table:table-row table:style-name="ro1">
          <table:table-cell office:value-type="string" calcext:value-type="string">
            <text:p>(YB-1_pS102_1,PKC-pan_BetaII_pS660_1)</text:p>
          </table:table-cell>
          <table:table-cell office:value-type="float" office:value="1.80597321819" calcext:value-type="float">
            <text:p>1.8059732182</text:p>
          </table:table-cell>
        </table:table-row>
        <table:table-row table:style-name="ro1">
          <table:table-cell office:value-type="string" calcext:value-type="string">
            <text:p>(C-Raf_2,Bax_2,ATM_1)</text:p>
          </table:table-cell>
          <table:table-cell office:value-type="float" office:value="1.80597321819" calcext:value-type="float">
            <text:p>1.8059732182</text:p>
          </table:table-cell>
        </table:table-row>
        <table:table-row table:style-name="ro1">
          <table:table-cell office:value-type="string" calcext:value-type="string">
            <text:p>(Claudin-7_1,ATM_1)</text:p>
          </table:table-cell>
          <table:table-cell office:value-type="float" office:value="1.80597321819" calcext:value-type="float">
            <text:p>1.8059732182</text:p>
          </table:table-cell>
        </table:table-row>
        <table:table-row table:style-name="ro1">
          <table:table-cell office:value-type="string" calcext:value-type="string">
            <text:p>(XRCC1_2,Ku80_0)</text:p>
          </table:table-cell>
          <table:table-cell office:value-type="float" office:value="1.80597321819" calcext:value-type="float">
            <text:p>1.8059732182</text:p>
          </table:table-cell>
        </table:table-row>
        <table:table-row table:style-name="ro1">
          <table:table-cell office:value-type="string" calcext:value-type="string">
            <text:p>(PKC-delta_pS664_2,INPP4B_1)</text:p>
          </table:table-cell>
          <table:table-cell office:value-type="float" office:value="1.80597321819" calcext:value-type="float">
            <text:p>1.8059732182</text:p>
          </table:table-cell>
        </table:table-row>
        <table:table-row table:style-name="ro1">
          <table:table-cell office:value-type="string" calcext:value-type="string">
            <text:p>(beta-Catenin_1,mTOR_pS2448_0)</text:p>
          </table:table-cell>
          <table:table-cell office:value-type="float" office:value="1.80597321819" calcext:value-type="float">
            <text:p>1.8059732182</text:p>
          </table:table-cell>
        </table:table-row>
        <table:table-row table:style-name="ro1">
          <table:table-cell office:value-type="string" calcext:value-type="string">
            <text:p>(GSK3-alpha-beta_pS21_S9_1,TAZ_0)</text:p>
          </table:table-cell>
          <table:table-cell office:value-type="float" office:value="1.80597321819" calcext:value-type="float">
            <text:p>1.8059732182</text:p>
          </table:table-cell>
        </table:table-row>
        <table:table-row table:style-name="ro1">
          <table:table-cell office:value-type="string" calcext:value-type="string">
            <text:p>(GSK3-alpha-beta_pS21_S9_1,ARID1A_0)</text:p>
          </table:table-cell>
          <table:table-cell office:value-type="float" office:value="1.81929484214" calcext:value-type="float">
            <text:p>1.8192948421</text:p>
          </table:table-cell>
        </table:table-row>
        <table:table-row table:style-name="ro1">
          <table:table-cell office:value-type="string" calcext:value-type="string">
            <text:p>(Src_1,MIG-6_0)</text:p>
          </table:table-cell>
          <table:table-cell office:value-type="float" office:value="1.81929484214" calcext:value-type="float">
            <text:p>1.8192948421</text:p>
          </table:table-cell>
        </table:table-row>
        <table:table-row table:style-name="ro1">
          <table:table-cell office:value-type="string" calcext:value-type="string">
            <text:p>(XRCC1_2,Heregulin_1)</text:p>
          </table:table-cell>
          <table:table-cell office:value-type="float" office:value="1.81929484214" calcext:value-type="float">
            <text:p>1.8192948421</text:p>
          </table:table-cell>
        </table:table-row>
        <table:table-row table:style-name="ro1">
          <table:table-cell office:value-type="string" calcext:value-type="string">
            <text:p>(C-Raf_2,Chk2_pT68_0)</text:p>
          </table:table-cell>
          <table:table-cell office:value-type="float" office:value="1.81929484214" calcext:value-type="float">
            <text:p>1.8192948421</text:p>
          </table:table-cell>
        </table:table-row>
        <table:table-row table:style-name="ro1">
          <table:table-cell office:value-type="string" calcext:value-type="string">
            <text:p>(EGFR_2,Bax_2,Src_pY416_0)</text:p>
          </table:table-cell>
          <table:table-cell office:value-type="float" office:value="1.81929484214" calcext:value-type="float">
            <text:p>1.8192948421</text:p>
          </table:table-cell>
        </table:table-row>
        <table:table-row table:style-name="ro1">
          <table:table-cell office:value-type="string" calcext:value-type="string">
            <text:p>(Tuberin_pT1462_0,HSP70_0)</text:p>
          </table:table-cell>
          <table:table-cell office:value-type="float" office:value="1.81929484214" calcext:value-type="float">
            <text:p>1.8192948421</text:p>
          </table:table-cell>
        </table:table-row>
        <table:table-row table:style-name="ro1">
          <table:table-cell office:value-type="string" calcext:value-type="string">
            <text:p>(ERK2_1,Ku80_0)</text:p>
          </table:table-cell>
          <table:table-cell office:value-type="float" office:value="1.81929484214" calcext:value-type="float">
            <text:p>1.8192948421</text:p>
          </table:table-cell>
        </table:table-row>
        <table:table-row table:style-name="ro1">
          <table:table-cell office:value-type="string" calcext:value-type="string">
            <text:p>(Notch1_1,ARHI_1)</text:p>
          </table:table-cell>
          <table:table-cell office:value-type="float" office:value="1.81929484214" calcext:value-type="float">
            <text:p>1.8192948421</text:p>
          </table:table-cell>
        </table:table-row>
        <table:table-row table:style-name="ro1">
          <table:table-cell office:value-type="string" calcext:value-type="string">
            <text:p>(EGFR_2,Src_pY416_0,Ku80_0)</text:p>
          </table:table-cell>
          <table:table-cell office:value-type="float" office:value="1.81929484214" calcext:value-type="float">
            <text:p>1.8192948421</text:p>
          </table:table-cell>
        </table:table-row>
        <table:table-row table:style-name="ro1">
          <table:table-cell office:value-type="string" calcext:value-type="string">
            <text:p>(YB-1_pS102_1,GSK3-alpha-beta_pS21_S9_1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PKC-delta_pS664_2,ATM_1,Chk1_0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EGFR_2,Tuberin_pT1462_0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PKC-delta_pS664_2,ACC_pS79_1,p38_pT180_Y182_0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ARHI_1,Bap1-c-4_0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ARHI_1,Chk1_0,c-Jun_pS73_0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TAZ_0,Ku80_0,Chk1_0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XRCC1_2,C-Raf_2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ERK2_1,PREX1_0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C-Raf_2,TFRC_0,Chk1_0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Bim_2,GSK3-alpha-beta_pS21_S9_1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PKC-delta_pS664_2,ATM_1,Dvl3_0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PI3K-p85_2,Chk1_0,ACC1_0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XRCC1_2,p21_2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Bax_2,ATM_1,ARHI_1)</text:p>
          </table:table-cell>
          <table:table-cell office:value-type="float" office:value="1.83333188647" calcext:value-type="float">
            <text:p>1.8333318865</text:p>
          </table:table-cell>
        </table:table-row>
        <table:table-row table:style-name="ro1">
          <table:table-cell office:value-type="string" calcext:value-type="string">
            <text:p>(C-Raf_2,Ku80_0)</text:p>
          </table:table-cell>
          <table:table-cell office:value-type="float" office:value="1.88078614914" calcext:value-type="float">
            <text:p>1.8807861491</text:p>
          </table:table-cell>
        </table:table-row>
        <table:table-row table:style-name="ro1">
          <table:table-cell office:value-type="string" calcext:value-type="string">
            <text:p>(ARHI_1,Ku80_0)</text:p>
          </table:table-cell>
          <table:table-cell office:value-type="float" office:value="1.88753419846" calcext:value-type="float">
            <text:p>1.8875341985</text:p>
          </table:table-cell>
        </table:table-row>
        <table:table-row table:style-name="ro1">
          <table:table-cell office:value-type="string" calcext:value-type="string">
            <text:p>(TFRC_0,HSP70_0)</text:p>
          </table:table-cell>
          <table:table-cell office:value-type="float" office:value="1.89514686308" calcext:value-type="float">
            <text:p>1.8951468631</text:p>
          </table:table-cell>
        </table:table-row>
        <table:table-row table:style-name="ro1">
          <table:table-cell office:value-type="string" calcext:value-type="string">
            <text:p>(p21_2,HSP70_0)</text:p>
          </table:table-cell>
          <table:table-cell office:value-type="float" office:value="1.89514686308" calcext:value-type="float">
            <text:p>1.8951468631</text:p>
          </table:table-cell>
        </table:table-row>
        <table:table-row table:style-name="ro1">
          <table:table-cell office:value-type="string" calcext:value-type="string">
            <text:p>(PKC-pan_BetaII_pS660_1,Chk1_0)</text:p>
          </table:table-cell>
          <table:table-cell office:value-type="float" office:value="1.89514686308" calcext:value-type="float">
            <text:p>1.8951468631</text:p>
          </table:table-cell>
        </table:table-row>
        <table:table-row table:style-name="ro1">
          <table:table-cell office:value-type="string" calcext:value-type="string">
            <text:p>(Bax_2,beta-Catenin_1)</text:p>
          </table:table-cell>
          <table:table-cell office:value-type="float" office:value="1.90360011026" calcext:value-type="float">
            <text:p>1.9036001103</text:p>
          </table:table-cell>
        </table:table-row>
        <table:table-row table:style-name="ro1">
          <table:table-cell office:value-type="string" calcext:value-type="string">
            <text:p>(N-Ras_2,Ku80_0)</text:p>
          </table:table-cell>
          <table:table-cell office:value-type="float" office:value="1.90360011026" calcext:value-type="float">
            <text:p>1.9036001103</text:p>
          </table:table-cell>
        </table:table-row>
        <table:table-row table:style-name="ro1">
          <table:table-cell office:value-type="string" calcext:value-type="string">
            <text:p>(ARHI_1,p70S6K_0)</text:p>
          </table:table-cell>
          <table:table-cell office:value-type="float" office:value="1.91287451621" calcext:value-type="float">
            <text:p>1.9128745162</text:p>
          </table:table-cell>
        </table:table-row>
        <table:table-row table:style-name="ro1">
          <table:table-cell office:value-type="string" calcext:value-type="string">
            <text:p>(Src_1,TAZ_0)</text:p>
          </table:table-cell>
          <table:table-cell office:value-type="float" office:value="1.91287451621" calcext:value-type="float">
            <text:p>1.9128745162</text:p>
          </table:table-cell>
        </table:table-row>
        <table:table-row table:style-name="ro1">
          <table:table-cell office:value-type="string" calcext:value-type="string">
            <text:p>(C-Raf_2,GATA3_0)</text:p>
          </table:table-cell>
          <table:table-cell office:value-type="float" office:value="1.91287451621" calcext:value-type="float">
            <text:p>1.9128745162</text:p>
          </table:table-cell>
        </table:table-row>
        <table:table-row table:style-name="ro1">
          <table:table-cell office:value-type="string" calcext:value-type="string">
            <text:p>(Src_pY416_0,PDK1_pS241_0)</text:p>
          </table:table-cell>
          <table:table-cell office:value-type="float" office:value="1.92295486633" calcext:value-type="float">
            <text:p>1.9229548663</text:p>
          </table:table-cell>
        </table:table-row>
        <table:table-row table:style-name="ro1">
          <table:table-cell office:value-type="string" calcext:value-type="string">
            <text:p>(beta-Catenin_1,TFRC_0)</text:p>
          </table:table-cell>
          <table:table-cell office:value-type="float" office:value="1.92295486633" calcext:value-type="float">
            <text:p>1.9229548663</text:p>
          </table:table-cell>
        </table:table-row>
        <table:table-row table:style-name="ro1">
          <table:table-cell office:value-type="string" calcext:value-type="string">
            <text:p>(ARHI_1,MIG-6_0)</text:p>
          </table:table-cell>
          <table:table-cell office:value-type="float" office:value="1.92295486633" calcext:value-type="float">
            <text:p>1.9229548663</text:p>
          </table:table-cell>
        </table:table-row>
        <table:table-row table:style-name="ro1">
          <table:table-cell office:value-type="string" calcext:value-type="string">
            <text:p>(ERK2_1,ACVRL1_1)</text:p>
          </table:table-cell>
          <table:table-cell office:value-type="float" office:value="1.92295486633" calcext:value-type="float">
            <text:p>1.9229548663</text:p>
          </table:table-cell>
        </table:table-row>
        <table:table-row table:style-name="ro1">
          <table:table-cell office:value-type="string" calcext:value-type="string">
            <text:p>(p21_2,TFRC_0)</text:p>
          </table:table-cell>
          <table:table-cell office:value-type="float" office:value="1.92295486633" calcext:value-type="float">
            <text:p>1.9229548663</text:p>
          </table:table-cell>
        </table:table-row>
        <table:table-row table:style-name="ro1">
          <table:table-cell office:value-type="string" calcext:value-type="string">
            <text:p>(Src_1,Heregulin_1)</text:p>
          </table:table-cell>
          <table:table-cell office:value-type="float" office:value="1.92295486633" calcext:value-type="float">
            <text:p>1.9229548663</text:p>
          </table:table-cell>
        </table:table-row>
        <table:table-row table:style-name="ro1">
          <table:table-cell office:value-type="string" calcext:value-type="string">
            <text:p>(p21_2,EGFR_2)</text:p>
          </table:table-cell>
          <table:table-cell office:value-type="float" office:value="1.92295486633" calcext:value-type="float">
            <text:p>1.9229548663</text:p>
          </table:table-cell>
        </table:table-row>
        <table:table-row table:style-name="ro1">
          <table:table-cell office:value-type="string" calcext:value-type="string">
            <text:p>(TFRC_0,GATA3_0)</text:p>
          </table:table-cell>
          <table:table-cell office:value-type="float" office:value="1.92295486633" calcext:value-type="float">
            <text:p>1.9229548663</text:p>
          </table:table-cell>
        </table:table-row>
        <table:table-row table:style-name="ro1">
          <table:table-cell office:value-type="string" calcext:value-type="string">
            <text:p>(INPP4B_1,ATM_1)</text:p>
          </table:table-cell>
          <table:table-cell office:value-type="float" office:value="1.92295486633" calcext:value-type="float">
            <text:p>1.9229548663</text:p>
          </table:table-cell>
        </table:table-row>
        <table:table-row table:style-name="ro1">
          <table:table-cell office:value-type="string" calcext:value-type="string">
            <text:p>(C-Raf_2,GSK3-alpha-beta_pS21_S9_1)</text:p>
          </table:table-cell>
          <table:table-cell office:value-type="float" office:value="1.93382982762" calcext:value-type="float">
            <text:p>1.9338298276</text:p>
          </table:table-cell>
        </table:table-row>
        <table:table-row table:style-name="ro1">
          <table:table-cell office:value-type="string" calcext:value-type="string">
            <text:p>(Transglutaminase_1,ARHI_1)</text:p>
          </table:table-cell>
          <table:table-cell office:value-type="float" office:value="1.93382982762" calcext:value-type="float">
            <text:p>1.9338298276</text:p>
          </table:table-cell>
        </table:table-row>
        <table:table-row table:style-name="ro1">
          <table:table-cell office:value-type="string" calcext:value-type="string">
            <text:p>(Src_1,Dvl3_0)</text:p>
          </table:table-cell>
          <table:table-cell office:value-type="float" office:value="1.93382982762" calcext:value-type="float">
            <text:p>1.9338298276</text:p>
          </table:table-cell>
        </table:table-row>
        <table:table-row table:style-name="ro1">
          <table:table-cell office:value-type="string" calcext:value-type="string">
            <text:p>(EGFR_2,Src_1)</text:p>
          </table:table-cell>
          <table:table-cell office:value-type="float" office:value="1.93382982762" calcext:value-type="float">
            <text:p>1.9338298276</text:p>
          </table:table-cell>
        </table:table-row>
        <table:table-row table:style-name="ro1">
          <table:table-cell office:value-type="string" calcext:value-type="string">
            <text:p>(Src_pY527_2,Bax_2)</text:p>
          </table:table-cell>
          <table:table-cell office:value-type="float" office:value="1.93382982762" calcext:value-type="float">
            <text:p>1.9338298276</text:p>
          </table:table-cell>
        </table:table-row>
        <table:table-row table:style-name="ro1">
          <table:table-cell office:value-type="string" calcext:value-type="string">
            <text:p>(PKC-pan_BetaII_pS660_1,GATA3_0)</text:p>
          </table:table-cell>
          <table:table-cell office:value-type="float" office:value="1.93382982762" calcext:value-type="float">
            <text:p>1.9338298276</text:p>
          </table:table-cell>
        </table:table-row>
        <table:table-row table:style-name="ro1">
          <table:table-cell office:value-type="string" calcext:value-type="string">
            <text:p>(GSK3-alpha-beta_pS21_S9_1,ACVRL1_1)</text:p>
          </table:table-cell>
          <table:table-cell office:value-type="float" office:value="1.93382982762" calcext:value-type="float">
            <text:p>1.9338298276</text:p>
          </table:table-cell>
        </table:table-row>
        <table:table-row table:style-name="ro1">
          <table:table-cell office:value-type="string" calcext:value-type="string">
            <text:p>(TIGAR_2,Ku80_0)</text:p>
          </table:table-cell>
          <table:table-cell office:value-type="float" office:value="1.93382982762" calcext:value-type="float">
            <text:p>1.9338298276</text:p>
          </table:table-cell>
        </table:table-row>
        <table:table-row table:style-name="ro1">
          <table:table-cell office:value-type="string" calcext:value-type="string">
            <text:p>(PKC-delta_pS664_2,C-Raf_2,ATM_1)</text:p>
          </table:table-cell>
          <table:table-cell office:value-type="float" office:value="1.94549168289" calcext:value-type="float">
            <text:p>1.9454916829</text:p>
          </table:table-cell>
        </table:table-row>
        <table:table-row table:style-name="ro1">
          <table:table-cell office:value-type="string" calcext:value-type="string">
            <text:p>(XRCC1_2,PI3K-p85_2)</text:p>
          </table:table-cell>
          <table:table-cell office:value-type="float" office:value="1.94549168289" calcext:value-type="float">
            <text:p>1.9454916829</text:p>
          </table:table-cell>
        </table:table-row>
        <table:table-row table:style-name="ro1">
          <table:table-cell office:value-type="string" calcext:value-type="string">
            <text:p>(C-Raf_2,ATM_1,TFRC_0)</text:p>
          </table:table-cell>
          <table:table-cell office:value-type="float" office:value="1.94549168289" calcext:value-type="float">
            <text:p>1.9454916829</text:p>
          </table:table-cell>
        </table:table-row>
        <table:table-row table:style-name="ro1">
          <table:table-cell office:value-type="string" calcext:value-type="string">
            <text:p>(PKC-delta_pS664_2,ATM_1,Ku80_0)</text:p>
          </table:table-cell>
          <table:table-cell office:value-type="float" office:value="1.94549168289" calcext:value-type="float">
            <text:p>1.9454916829</text:p>
          </table:table-cell>
        </table:table-row>
        <table:table-row table:style-name="ro1">
          <table:table-cell office:value-type="string" calcext:value-type="string">
            <text:p>(Heregulin_1,Chk2_pT68_0)</text:p>
          </table:table-cell>
          <table:table-cell office:value-type="float" office:value="1.94549168289" calcext:value-type="float">
            <text:p>1.9454916829</text:p>
          </table:table-cell>
        </table:table-row>
        <table:table-row table:style-name="ro1">
          <table:table-cell office:value-type="string" calcext:value-type="string">
            <text:p>(PKC-pan_BetaII_pS660_1,ARHI_1)</text:p>
          </table:table-cell>
          <table:table-cell office:value-type="float" office:value="1.94549168289" calcext:value-type="float">
            <text:p>1.9454916829</text:p>
          </table:table-cell>
        </table:table-row>
        <table:table-row table:style-name="ro1">
          <table:table-cell office:value-type="string" calcext:value-type="string">
            <text:p>(c-Met_pY1235_1,ATM_1)</text:p>
          </table:table-cell>
          <table:table-cell office:value-type="float" office:value="1.94549168289" calcext:value-type="float">
            <text:p>1.9454916829</text:p>
          </table:table-cell>
        </table:table-row>
        <table:table-row table:style-name="ro1">
          <table:table-cell office:value-type="string" calcext:value-type="string">
            <text:p>(Src_1,ARHI_1)</text:p>
          </table:table-cell>
          <table:table-cell office:value-type="float" office:value="1.94549168289" calcext:value-type="float">
            <text:p>1.9454916829</text:p>
          </table:table-cell>
        </table:table-row>
        <table:table-row table:style-name="ro1">
          <table:table-cell office:value-type="string" calcext:value-type="string">
            <text:p>(XRCC1_2,Dvl3_0)</text:p>
          </table:table-cell>
          <table:table-cell office:value-type="float" office:value="1.95793611867" calcext:value-type="float">
            <text:p>1.9579361187</text:p>
          </table:table-cell>
        </table:table-row>
        <table:table-row table:style-name="ro1">
          <table:table-cell office:value-type="string" calcext:value-type="string">
            <text:p>(beta-Catenin_1,Src_pY416_0)</text:p>
          </table:table-cell>
          <table:table-cell office:value-type="float" office:value="1.95793611867" calcext:value-type="float">
            <text:p>1.9579361187</text:p>
          </table:table-cell>
        </table:table-row>
        <table:table-row table:style-name="ro1">
          <table:table-cell office:value-type="string" calcext:value-type="string">
            <text:p>(ERK2_1,Chk1_0)</text:p>
          </table:table-cell>
          <table:table-cell office:value-type="float" office:value="1.95793611867" calcext:value-type="float">
            <text:p>1.9579361187</text:p>
          </table:table-cell>
        </table:table-row>
        <table:table-row table:style-name="ro1">
          <table:table-cell office:value-type="string" calcext:value-type="string">
            <text:p>(c-Met_pY1235_1,Ku80_0)</text:p>
          </table:table-cell>
          <table:table-cell office:value-type="float" office:value="1.95793611867" calcext:value-type="float">
            <text:p>1.9579361187</text:p>
          </table:table-cell>
        </table:table-row>
        <table:table-row table:style-name="ro1">
          <table:table-cell office:value-type="string" calcext:value-type="string">
            <text:p>(Bax_2,ARHI_1,Chk1_0)</text:p>
          </table:table-cell>
          <table:table-cell office:value-type="float" office:value="1.95793611867" calcext:value-type="float">
            <text:p>1.9579361187</text:p>
          </table:table-cell>
        </table:table-row>
        <table:table-row table:style-name="ro1">
          <table:table-cell office:value-type="string" calcext:value-type="string">
            <text:p>(PKC-delta_pS664_2,p21_2,ATM_1)</text:p>
          </table:table-cell>
          <table:table-cell office:value-type="float" office:value="1.97116206021" calcext:value-type="float">
            <text:p>1.9711620602</text:p>
          </table:table-cell>
        </table:table-row>
        <table:table-row table:style-name="ro1">
          <table:table-cell office:value-type="string" calcext:value-type="string">
            <text:p>(PI3K-p85_2,ATM_1,ACC1_0)</text:p>
          </table:table-cell>
          <table:table-cell office:value-type="float" office:value="1.97116206021" calcext:value-type="float">
            <text:p>1.9711620602</text:p>
          </table:table-cell>
        </table:table-row>
        <table:table-row table:style-name="ro1">
          <table:table-cell office:value-type="string" calcext:value-type="string">
            <text:p>(C-Raf_2,ATM_1,ACC1_0)</text:p>
          </table:table-cell>
          <table:table-cell office:value-type="float" office:value="1.97116206021" calcext:value-type="float">
            <text:p>1.9711620602</text:p>
          </table:table-cell>
        </table:table-row>
        <table:table-row table:style-name="ro1">
          <table:table-cell office:value-type="string" calcext:value-type="string">
            <text:p>(Src_pY527_2,Heregulin_1)</text:p>
          </table:table-cell>
          <table:table-cell office:value-type="float" office:value="1.97116206021" calcext:value-type="float">
            <text:p>1.9711620602</text:p>
          </table:table-cell>
        </table:table-row>
        <table:table-row table:style-name="ro1">
          <table:table-cell office:value-type="string" calcext:value-type="string">
            <text:p>(INPP4B_1,TFRC_0)</text:p>
          </table:table-cell>
          <table:table-cell office:value-type="float" office:value="1.97116206021" calcext:value-type="float">
            <text:p>1.9711620602</text:p>
          </table:table-cell>
        </table:table-row>
        <table:table-row table:style-name="ro1">
          <table:table-cell office:value-type="string" calcext:value-type="string">
            <text:p>(N-Ras_2,Src_1)</text:p>
          </table:table-cell>
          <table:table-cell office:value-type="float" office:value="1.97116206021" calcext:value-type="float">
            <text:p>1.9711620602</text:p>
          </table:table-cell>
        </table:table-row>
        <table:table-row table:style-name="ro1">
          <table:table-cell office:value-type="string" calcext:value-type="string">
            <text:p>(p21_2,ATM_1,Ku80_0)</text:p>
          </table:table-cell>
          <table:table-cell office:value-type="float" office:value="1.97116206021" calcext:value-type="float">
            <text:p>1.9711620602</text:p>
          </table:table-cell>
        </table:table-row>
        <table:table-row table:style-name="ro1">
          <table:table-cell office:value-type="string" calcext:value-type="string">
            <text:p>(p21_2,Bax_2,Ku80_0)</text:p>
          </table:table-cell>
          <table:table-cell office:value-type="float" office:value="1.97116206021" calcext:value-type="float">
            <text:p>1.9711620602</text:p>
          </table:table-cell>
        </table:table-row>
        <table:table-row table:style-name="ro1">
          <table:table-cell office:value-type="string" calcext:value-type="string">
            <text:p>(C-Raf_2,ATM_1,Src_pY416_0)</text:p>
          </table:table-cell>
          <table:table-cell office:value-type="float" office:value="1.97116206021" calcext:value-type="float">
            <text:p>1.9711620602</text:p>
          </table:table-cell>
        </table:table-row>
        <table:table-row table:style-name="ro1">
          <table:table-cell office:value-type="string" calcext:value-type="string">
            <text:p>(N-Ras_2,PKC-pan_BetaII_pS660_1)</text:p>
          </table:table-cell>
          <table:table-cell office:value-type="float" office:value="1.97116206021" calcext:value-type="float">
            <text:p>1.9711620602</text:p>
          </table:table-cell>
        </table:table-row>
        <table:table-row table:style-name="ro1">
          <table:table-cell office:value-type="string" calcext:value-type="string">
            <text:p>(ACVRL1_1,ACC_pS79_1,GATA3_0)</text:p>
          </table:table-cell>
          <table:table-cell office:value-type="float" office:value="1.97116206021" calcext:value-type="float">
            <text:p>1.9711620602</text:p>
          </table:table-cell>
        </table:table-row>
        <table:table-row table:style-name="ro1">
          <table:table-cell office:value-type="string" calcext:value-type="string">
            <text:p>(C-Raf_2,YB-1_pS102_1,ATM_1)</text:p>
          </table:table-cell>
          <table:table-cell office:value-type="float" office:value="1.97116206021" calcext:value-type="float">
            <text:p>1.9711620602</text:p>
          </table:table-cell>
        </table:table-row>
        <table:table-row table:style-name="ro1">
          <table:table-cell office:value-type="string" calcext:value-type="string">
            <text:p>(PKC-delta_pS664_2,ATM_1,HSP70_0)</text:p>
          </table:table-cell>
          <table:table-cell office:value-type="float" office:value="1.97116206021" calcext:value-type="float">
            <text:p>1.9711620602</text:p>
          </table:table-cell>
        </table:table-row>
        <table:table-row table:style-name="ro1">
          <table:table-cell office:value-type="string" calcext:value-type="string">
            <text:p>(NF2_2,ARHI_1)</text:p>
          </table:table-cell>
          <table:table-cell office:value-type="float" office:value="1.97116206021" calcext:value-type="float">
            <text:p>1.9711620602</text:p>
          </table:table-cell>
        </table:table-row>
        <table:table-row table:style-name="ro1">
          <table:table-cell office:value-type="string" calcext:value-type="string">
            <text:p>(ERK2_1)</text:p>
          </table:table-cell>
          <table:table-cell office:value-type="float" office:value="2.02270268604" calcext:value-type="float">
            <text:p>2.022702686</text:p>
          </table:table-cell>
        </table:table-row>
        <table:table-row table:style-name="ro1">
          <table:table-cell office:value-type="string" calcext:value-type="string">
            <text:p>(YB-1_pS102_1,ACC_pS79_1)</text:p>
          </table:table-cell>
          <table:table-cell office:value-type="float" office:value="2.02999485735" calcext:value-type="float">
            <text:p>2.0299948574</text:p>
          </table:table-cell>
        </table:table-row>
        <table:table-row table:style-name="ro1">
          <table:table-cell office:value-type="string" calcext:value-type="string">
            <text:p>(ARHI_1,Chk1_0)</text:p>
          </table:table-cell>
          <table:table-cell office:value-type="float" office:value="2.02999485735" calcext:value-type="float">
            <text:p>2.0299948574</text:p>
          </table:table-cell>
        </table:table-row>
        <table:table-row table:style-name="ro1">
          <table:table-cell office:value-type="string" calcext:value-type="string">
            <text:p>(Bax_2,ARHI_1)</text:p>
          </table:table-cell>
          <table:table-cell office:value-type="float" office:value="2.02999485735" calcext:value-type="float">
            <text:p>2.0299948574</text:p>
          </table:table-cell>
        </table:table-row>
        <table:table-row table:style-name="ro1">
          <table:table-cell office:value-type="string" calcext:value-type="string">
            <text:p>(PKC-delta_pS664_2,ACC_pS79_1)</text:p>
          </table:table-cell>
          <table:table-cell office:value-type="float" office:value="2.0351774398" calcext:value-type="float">
            <text:p>2.0351774398</text:p>
          </table:table-cell>
        </table:table-row>
        <table:table-row table:style-name="ro1">
          <table:table-cell office:value-type="string" calcext:value-type="string">
            <text:p>(ARHI_1,Dvl3_0)</text:p>
          </table:table-cell>
          <table:table-cell office:value-type="float" office:value="2.04133201116" calcext:value-type="float">
            <text:p>2.0413320112</text:p>
          </table:table-cell>
        </table:table-row>
        <table:table-row table:style-name="ro1">
          <table:table-cell office:value-type="string" calcext:value-type="string">
            <text:p>(C-Raf_2,ACC_pS79_1)</text:p>
          </table:table-cell>
          <table:table-cell office:value-type="float" office:value="2.04133201116" calcext:value-type="float">
            <text:p>2.0413320112</text:p>
          </table:table-cell>
        </table:table-row>
        <table:table-row table:style-name="ro1">
          <table:table-cell office:value-type="string" calcext:value-type="string">
            <text:p>(ATM_1,ARHI_1)</text:p>
          </table:table-cell>
          <table:table-cell office:value-type="float" office:value="2.04133201116" calcext:value-type="float">
            <text:p>2.0413320112</text:p>
          </table:table-cell>
        </table:table-row>
        <table:table-row table:style-name="ro1">
          <table:table-cell office:value-type="string" calcext:value-type="string">
            <text:p>(PKC-delta_pS664_2,HSP70_0)</text:p>
          </table:table-cell>
          <table:table-cell office:value-type="float" office:value="2.04133201116" calcext:value-type="float">
            <text:p>2.0413320112</text:p>
          </table:table-cell>
        </table:table-row>
        <table:table-row table:style-name="ro1">
          <table:table-cell office:value-type="string" calcext:value-type="string">
            <text:p>(p21_2,ARHI_1)</text:p>
          </table:table-cell>
          <table:table-cell office:value-type="float" office:value="2.0484270395" calcext:value-type="float">
            <text:p>2.0484270395</text:p>
          </table:table-cell>
        </table:table-row>
        <table:table-row table:style-name="ro1">
          <table:table-cell office:value-type="string" calcext:value-type="string">
            <text:p>(PKC-delta_pS664_2,Src_1)</text:p>
          </table:table-cell>
          <table:table-cell office:value-type="float" office:value="2.0484270395" calcext:value-type="float">
            <text:p>2.0484270395</text:p>
          </table:table-cell>
        </table:table-row>
        <table:table-row table:style-name="ro1">
          <table:table-cell office:value-type="string" calcext:value-type="string">
            <text:p>(Bax_2,Claudin-7_1)</text:p>
          </table:table-cell>
          <table:table-cell office:value-type="float" office:value="2.0484270395" calcext:value-type="float">
            <text:p>2.0484270395</text:p>
          </table:table-cell>
        </table:table-row>
        <table:table-row table:style-name="ro1">
          <table:table-cell office:value-type="string" calcext:value-type="string">
            <text:p>(Ku80_0,GATA3_0)</text:p>
          </table:table-cell>
          <table:table-cell office:value-type="float" office:value="2.05643641694" calcext:value-type="float">
            <text:p>2.0564364169</text:p>
          </table:table-cell>
        </table:table-row>
        <table:table-row table:style-name="ro1">
          <table:table-cell office:value-type="string" calcext:value-type="string">
            <text:p>(beta-Catenin_1,Ku80_0)</text:p>
          </table:table-cell>
          <table:table-cell office:value-type="float" office:value="2.05643641694" calcext:value-type="float">
            <text:p>2.0564364169</text:p>
          </table:table-cell>
        </table:table-row>
        <table:table-row table:style-name="ro1">
          <table:table-cell office:value-type="string" calcext:value-type="string">
            <text:p>(ARHI_1,TFRC_0)</text:p>
          </table:table-cell>
          <table:table-cell office:value-type="float" office:value="2.06533895523" calcext:value-type="float">
            <text:p>2.0653389552</text:p>
          </table:table-cell>
        </table:table-row>
        <table:table-row table:style-name="ro1">
          <table:table-cell office:value-type="string" calcext:value-type="string">
            <text:p>(p21_2,C-Raf_2)</text:p>
          </table:table-cell>
          <table:table-cell office:value-type="float" office:value="2.06533895523" calcext:value-type="float">
            <text:p>2.0653389552</text:p>
          </table:table-cell>
        </table:table-row>
        <table:table-row table:style-name="ro1">
          <table:table-cell office:value-type="string" calcext:value-type="string">
            <text:p>(Src_1,Ku80_0)</text:p>
          </table:table-cell>
          <table:table-cell office:value-type="float" office:value="2.06533895523" calcext:value-type="float">
            <text:p>2.0653389552</text:p>
          </table:table-cell>
        </table:table-row>
        <table:table-row table:style-name="ro1">
          <table:table-cell office:value-type="string" calcext:value-type="string">
            <text:p>(beta-Catenin_1,Dvl3_0)</text:p>
          </table:table-cell>
          <table:table-cell office:value-type="float" office:value="2.07511796956" calcext:value-type="float">
            <text:p>2.0751179696</text:p>
          </table:table-cell>
        </table:table-row>
        <table:table-row table:style-name="ro1">
          <table:table-cell office:value-type="string" calcext:value-type="string">
            <text:p>(Tuberin_pT1462_0,Src_pY416_0)</text:p>
          </table:table-cell>
          <table:table-cell office:value-type="float" office:value="2.07511796956" calcext:value-type="float">
            <text:p>2.0751179696</text:p>
          </table:table-cell>
        </table:table-row>
        <table:table-row table:style-name="ro1">
          <table:table-cell office:value-type="string" calcext:value-type="string">
            <text:p>(C-Raf_2,Src_1)</text:p>
          </table:table-cell>
          <table:table-cell office:value-type="float" office:value="2.07511796956" calcext:value-type="float">
            <text:p>2.0751179696</text:p>
          </table:table-cell>
        </table:table-row>
        <table:table-row table:style-name="ro1">
          <table:table-cell office:value-type="string" calcext:value-type="string">
            <text:p>(PKC-pan_BetaII_pS660_1,Heregulin_1)</text:p>
          </table:table-cell>
          <table:table-cell office:value-type="float" office:value="2.07511796956" calcext:value-type="float">
            <text:p>2.0751179696</text:p>
          </table:table-cell>
        </table:table-row>
        <table:table-row table:style-name="ro1">
          <table:table-cell office:value-type="string" calcext:value-type="string">
            <text:p>(beta-Catenin_1,HSP70_0)</text:p>
          </table:table-cell>
          <table:table-cell office:value-type="float" office:value="2.07511796956" calcext:value-type="float">
            <text:p>2.0751179696</text:p>
          </table:table-cell>
        </table:table-row>
        <table:table-row table:style-name="ro1">
          <table:table-cell office:value-type="string" calcext:value-type="string">
            <text:p>(Heregulin_1,beta-Catenin_1)</text:p>
          </table:table-cell>
          <table:table-cell office:value-type="float" office:value="2.07511796956" calcext:value-type="float">
            <text:p>2.0751179696</text:p>
          </table:table-cell>
        </table:table-row>
        <table:table-row table:style-name="ro1">
          <table:table-cell office:value-type="string" calcext:value-type="string">
            <text:p>(PI3K-p85_2,GSK3-alpha-beta_pS21_S9_1)</text:p>
          </table:table-cell>
          <table:table-cell office:value-type="float" office:value="2.08576093726" calcext:value-type="float">
            <text:p>2.0857609373</text:p>
          </table:table-cell>
        </table:table-row>
        <table:table-row table:style-name="ro1">
          <table:table-cell office:value-type="string" calcext:value-type="string">
            <text:p>(EGFR_2,ARHI_1)</text:p>
          </table:table-cell>
          <table:table-cell office:value-type="float" office:value="2.08576093726" calcext:value-type="float">
            <text:p>2.0857609373</text:p>
          </table:table-cell>
        </table:table-row>
        <table:table-row table:style-name="ro1">
          <table:table-cell office:value-type="string" calcext:value-type="string">
            <text:p>(XRCC1_2,ACC_pS79_1)</text:p>
          </table:table-cell>
          <table:table-cell office:value-type="float" office:value="2.08576093726" calcext:value-type="float">
            <text:p>2.0857609373</text:p>
          </table:table-cell>
        </table:table-row>
        <table:table-row table:style-name="ro1">
          <table:table-cell office:value-type="string" calcext:value-type="string">
            <text:p>(Bax_2,Acetyl-a-Tubulin-Lys40_2)</text:p>
          </table:table-cell>
          <table:table-cell office:value-type="float" office:value="2.08576093726" calcext:value-type="float">
            <text:p>2.0857609373</text:p>
          </table:table-cell>
        </table:table-row>
        <table:table-row table:style-name="ro1">
          <table:table-cell office:value-type="string" calcext:value-type="string">
            <text:p>(PDK1_pS241_0,Chk1_0)</text:p>
          </table:table-cell>
          <table:table-cell office:value-type="float" office:value="2.08576093726" calcext:value-type="float">
            <text:p>2.0857609373</text:p>
          </table:table-cell>
        </table:table-row>
        <table:table-row table:style-name="ro1">
          <table:table-cell office:value-type="string" calcext:value-type="string">
            <text:p>(beta-Catenin_1,GATA3_0)</text:p>
          </table:table-cell>
          <table:table-cell office:value-type="float" office:value="2.09725922113" calcext:value-type="float">
            <text:p>2.0972592211</text:p>
          </table:table-cell>
        </table:table-row>
        <table:table-row table:style-name="ro1">
          <table:table-cell office:value-type="string" calcext:value-type="string">
            <text:p>(ACVRL1_1,ACC_pS79_1,Ku80_0)</text:p>
          </table:table-cell>
          <table:table-cell office:value-type="float" office:value="2.09725922113" calcext:value-type="float">
            <text:p>2.0972592211</text:p>
          </table:table-cell>
        </table:table-row>
        <table:table-row table:style-name="ro1">
          <table:table-cell office:value-type="string" calcext:value-type="string">
            <text:p>(Src_1,GATA3_0)</text:p>
          </table:table-cell>
          <table:table-cell office:value-type="float" office:value="2.09725922113" calcext:value-type="float">
            <text:p>2.0972592211</text:p>
          </table:table-cell>
        </table:table-row>
        <table:table-row table:style-name="ro1">
          <table:table-cell office:value-type="string" calcext:value-type="string">
            <text:p>(ACC_pS79_1,Tuberin_pT1462_0)</text:p>
          </table:table-cell>
          <table:table-cell office:value-type="float" office:value="2.09725922113" calcext:value-type="float">
            <text:p>2.0972592211</text:p>
          </table:table-cell>
        </table:table-row>
        <table:table-row table:style-name="ro1">
          <table:table-cell office:value-type="string" calcext:value-type="string">
            <text:p>(GSK3-alpha-beta_pS21_S9_1,MIG-6_0)</text:p>
          </table:table-cell>
          <table:table-cell office:value-type="float" office:value="2.10960784887" calcext:value-type="float">
            <text:p>2.1096078489</text:p>
          </table:table-cell>
        </table:table-row>
        <table:table-row table:style-name="ro1">
          <table:table-cell office:value-type="string" calcext:value-type="string">
            <text:p>(PKC-delta_pS664_2,GSK3-alpha-beta_pS21_S9_1)</text:p>
          </table:table-cell>
          <table:table-cell office:value-type="float" office:value="2.10960784887" calcext:value-type="float">
            <text:p>2.1096078489</text:p>
          </table:table-cell>
        </table:table-row>
        <table:table-row table:style-name="ro1">
          <table:table-cell office:value-type="string" calcext:value-type="string">
            <text:p>(INPP4B_1,Ku80_0)</text:p>
          </table:table-cell>
          <table:table-cell office:value-type="float" office:value="2.10960784887" calcext:value-type="float">
            <text:p>2.1096078489</text:p>
          </table:table-cell>
        </table:table-row>
        <table:table-row table:style-name="ro1">
          <table:table-cell office:value-type="string" calcext:value-type="string">
            <text:p>(ARHI_1,Dvl3_0,Chk1_0)</text:p>
          </table:table-cell>
          <table:table-cell office:value-type="float" office:value="2.12280534223" calcext:value-type="float">
            <text:p>2.1228053422</text:p>
          </table:table-cell>
        </table:table-row>
        <table:table-row table:style-name="ro1">
          <table:table-cell office:value-type="string" calcext:value-type="string">
            <text:p>(Ku80_0,HSP70_0,Chk1_0)</text:p>
          </table:table-cell>
          <table:table-cell office:value-type="float" office:value="2.12280534223" calcext:value-type="float">
            <text:p>2.1228053422</text:p>
          </table:table-cell>
        </table:table-row>
        <table:table-row table:style-name="ro1">
          <table:table-cell office:value-type="string" calcext:value-type="string">
            <text:p>(beta-Catenin_1,MIG-6_0)</text:p>
          </table:table-cell>
          <table:table-cell office:value-type="float" office:value="2.12280534223" calcext:value-type="float">
            <text:p>2.1228053422</text:p>
          </table:table-cell>
        </table:table-row>
        <table:table-row table:style-name="ro1">
          <table:table-cell office:value-type="string" calcext:value-type="string">
            <text:p>(ARHI_1,ACVRL1_1,ACC_pS79_1)</text:p>
          </table:table-cell>
          <table:table-cell office:value-type="float" office:value="2.12280534223" calcext:value-type="float">
            <text:p>2.1228053422</text:p>
          </table:table-cell>
        </table:table-row>
        <table:table-row table:style-name="ro1">
          <table:table-cell office:value-type="string" calcext:value-type="string">
            <text:p>(p21_2,Ku80_0)</text:p>
          </table:table-cell>
          <table:table-cell office:value-type="float" office:value="2.18873646417" calcext:value-type="float">
            <text:p>2.1887364642</text:p>
          </table:table-cell>
        </table:table-row>
        <table:table-row table:style-name="ro1">
          <table:table-cell office:value-type="string" calcext:value-type="string">
            <text:p>(YB-1_pS102_1,ARHI_1)</text:p>
          </table:table-cell>
          <table:table-cell office:value-type="float" office:value="2.19438057831" calcext:value-type="float">
            <text:p>2.1943805783</text:p>
          </table:table-cell>
        </table:table-row>
        <table:table-row table:style-name="ro1">
          <table:table-cell office:value-type="string" calcext:value-type="string">
            <text:p>(Caveolin-1_2)</text:p>
          </table:table-cell>
          <table:table-cell office:value-type="float" office:value="2.19438057831" calcext:value-type="float">
            <text:p>2.1943805783</text:p>
          </table:table-cell>
        </table:table-row>
        <table:table-row table:style-name="ro1">
          <table:table-cell office:value-type="string" calcext:value-type="string">
            <text:p>(ARHI_1,GATA3_0)</text:p>
          </table:table-cell>
          <table:table-cell office:value-type="float" office:value="2.20103762749" calcext:value-type="float">
            <text:p>2.2010376275</text:p>
          </table:table-cell>
        </table:table-row>
        <table:table-row table:style-name="ro1">
          <table:table-cell office:value-type="string" calcext:value-type="string">
            <text:p>(ARHI_1,ACC_pS79_1)</text:p>
          </table:table-cell>
          <table:table-cell office:value-type="float" office:value="2.20103762749" calcext:value-type="float">
            <text:p>2.2010376275</text:p>
          </table:table-cell>
        </table:table-row>
        <table:table-row table:style-name="ro1">
          <table:table-cell office:value-type="string" calcext:value-type="string">
            <text:p>(ERK2_1,ACC_pS79_1)</text:p>
          </table:table-cell>
          <table:table-cell office:value-type="float" office:value="2.20867985377" calcext:value-type="float">
            <text:p>2.2086798538</text:p>
          </table:table-cell>
        </table:table-row>
        <table:table-row table:style-name="ro1">
          <table:table-cell office:value-type="string" calcext:value-type="string">
            <text:p>(Src_1,Chk1_0)</text:p>
          </table:table-cell>
          <table:table-cell office:value-type="float" office:value="2.20867985377" calcext:value-type="float">
            <text:p>2.2086798538</text:p>
          </table:table-cell>
        </table:table-row>
        <table:table-row table:style-name="ro1">
          <table:table-cell office:value-type="string" calcext:value-type="string">
            <text:p>(Heregulin_1,ARHI_1)</text:p>
          </table:table-cell>
          <table:table-cell office:value-type="float" office:value="2.20867985377" calcext:value-type="float">
            <text:p>2.2086798538</text:p>
          </table:table-cell>
        </table:table-row>
        <table:table-row table:style-name="ro1">
          <table:table-cell office:value-type="string" calcext:value-type="string">
            <text:p>(Bax_2,GSK3-alpha-beta_pS21_S9_1)</text:p>
          </table:table-cell>
          <table:table-cell office:value-type="float" office:value="2.20867985377" calcext:value-type="float">
            <text:p>2.2086798538</text:p>
          </table:table-cell>
        </table:table-row>
        <table:table-row table:style-name="ro1">
          <table:table-cell office:value-type="string" calcext:value-type="string">
            <text:p>(PKC-delta_pS664_2,ARHI_1)</text:p>
          </table:table-cell>
          <table:table-cell office:value-type="float" office:value="2.21728469281" calcext:value-type="float">
            <text:p>2.2172846928</text:p>
          </table:table-cell>
        </table:table-row>
        <table:table-row table:style-name="ro1">
          <table:table-cell office:value-type="string" calcext:value-type="string">
            <text:p>(ARHI_1)</text:p>
          </table:table-cell>
          <table:table-cell office:value-type="float" office:value="2.22065051348" calcext:value-type="float">
            <text:p>2.2206505135</text:p>
          </table:table-cell>
        </table:table-row>
        <table:table-row table:style-name="ro1">
          <table:table-cell office:value-type="string" calcext:value-type="string">
            <text:p>(p90RSK_1,GSK3-alpha-beta_pS21_S9_1)</text:p>
          </table:table-cell>
          <table:table-cell office:value-type="float" office:value="2.22683434696" calcext:value-type="float">
            <text:p>2.226834347</text:p>
          </table:table-cell>
        </table:table-row>
        <table:table-row table:style-name="ro1">
          <table:table-cell office:value-type="string" calcext:value-type="string">
            <text:p>(C-Raf_2,ATM_1,Ku80_0)</text:p>
          </table:table-cell>
          <table:table-cell office:value-type="float" office:value="2.23731543532" calcext:value-type="float">
            <text:p>2.2373154353</text:p>
          </table:table-cell>
        </table:table-row>
        <table:table-row table:style-name="ro1">
          <table:table-cell office:value-type="string" calcext:value-type="string">
            <text:p>(Acetyl-a-Tubulin-Lys40_2,Chk1_0)</text:p>
          </table:table-cell>
          <table:table-cell office:value-type="float" office:value="2.23731543532" calcext:value-type="float">
            <text:p>2.2373154353</text:p>
          </table:table-cell>
        </table:table-row>
        <table:table-row table:style-name="ro1">
          <table:table-cell office:value-type="string" calcext:value-type="string">
            <text:p>(GSK3-alpha-beta_pS21_S9_1,Dvl3_0)</text:p>
          </table:table-cell>
          <table:table-cell office:value-type="float" office:value="2.24871871055" calcext:value-type="float">
            <text:p>2.2487187106</text:p>
          </table:table-cell>
        </table:table-row>
        <table:table-row table:style-name="ro1">
          <table:table-cell office:value-type="string" calcext:value-type="string">
            <text:p>(GSK3-alpha-beta_pS21_S9_1,14-3-3_beta_1)</text:p>
          </table:table-cell>
          <table:table-cell office:value-type="float" office:value="2.24871871055" calcext:value-type="float">
            <text:p>2.2487187106</text:p>
          </table:table-cell>
        </table:table-row>
        <table:table-row table:style-name="ro1">
          <table:table-cell office:value-type="string" calcext:value-type="string">
            <text:p>(GSK3-alpha-beta_pS21_S9_1,ATM_1)</text:p>
          </table:table-cell>
          <table:table-cell office:value-type="float" office:value="2.24871871055" calcext:value-type="float">
            <text:p>2.2487187106</text:p>
          </table:table-cell>
        </table:table-row>
        <table:table-row table:style-name="ro1">
          <table:table-cell office:value-type="string" calcext:value-type="string">
            <text:p>(p21_2,beta-Catenin_1)</text:p>
          </table:table-cell>
          <table:table-cell office:value-type="float" office:value="2.24871871055" calcext:value-type="float">
            <text:p>2.2487187106</text:p>
          </table:table-cell>
        </table:table-row>
        <table:table-row table:style-name="ro1">
          <table:table-cell office:value-type="string" calcext:value-type="string">
            <text:p>(Acetyl-a-Tubulin-Lys40_2,TFRC_0)</text:p>
          </table:table-cell>
          <table:table-cell office:value-type="float" office:value="2.26103883377" calcext:value-type="float">
            <text:p>2.2610388338</text:p>
          </table:table-cell>
        </table:table-row>
        <table:table-row table:style-name="ro1">
          <table:table-cell office:value-type="string" calcext:value-type="string">
            <text:p>(HER3_pY1289_2,GSK3-alpha-beta_pS21_S9_1)</text:p>
          </table:table-cell>
          <table:table-cell office:value-type="float" office:value="2.26103883377" calcext:value-type="float">
            <text:p>2.2610388338</text:p>
          </table:table-cell>
        </table:table-row>
        <table:table-row table:style-name="ro1">
          <table:table-cell office:value-type="string" calcext:value-type="string">
            <text:p>(Bax_2,Ku80_0,Chk1_0)</text:p>
          </table:table-cell>
          <table:table-cell office:value-type="float" office:value="2.26103883377" calcext:value-type="float">
            <text:p>2.2610388338</text:p>
          </table:table-cell>
        </table:table-row>
        <table:table-row table:style-name="ro1">
          <table:table-cell office:value-type="string" calcext:value-type="string">
            <text:p>(ACC_pS79_1,Ku80_0,Chk1_0)</text:p>
          </table:table-cell>
          <table:table-cell office:value-type="float" office:value="2.26103883377" calcext:value-type="float">
            <text:p>2.2610388338</text:p>
          </table:table-cell>
        </table:table-row>
        <table:table-row table:style-name="ro1">
          <table:table-cell office:value-type="string" calcext:value-type="string">
            <text:p>(Src_pY527_2)</text:p>
          </table:table-cell>
          <table:table-cell office:value-type="float" office:value="2.33230003594" calcext:value-type="float">
            <text:p>2.3323000359</text:p>
          </table:table-cell>
        </table:table-row>
        <table:table-row table:style-name="ro1">
          <table:table-cell office:value-type="string" calcext:value-type="string">
            <text:p>(C-Raf_2,ATM_1)</text:p>
          </table:table-cell>
          <table:table-cell office:value-type="float" office:value="2.33276453002" calcext:value-type="float">
            <text:p>2.33276453</text:p>
          </table:table-cell>
        </table:table-row>
        <table:table-row table:style-name="ro1">
          <table:table-cell office:value-type="string" calcext:value-type="string">
            <text:p>(Ku80_0,Chk1_0)</text:p>
          </table:table-cell>
          <table:table-cell office:value-type="float" office:value="2.33276453002" calcext:value-type="float">
            <text:p>2.33276453</text:p>
          </table:table-cell>
        </table:table-row>
        <table:table-row table:style-name="ro1">
          <table:table-cell office:value-type="string" calcext:value-type="string">
            <text:p>(ACC_pS79_1,Ku80_0)</text:p>
          </table:table-cell>
          <table:table-cell office:value-type="float" office:value="2.34152789515" calcext:value-type="float">
            <text:p>2.3415278952</text:p>
          </table:table-cell>
        </table:table-row>
        <table:table-row table:style-name="ro1">
          <table:table-cell office:value-type="string" calcext:value-type="string">
            <text:p>(C-Raf_2,ARHI_1)</text:p>
          </table:table-cell>
          <table:table-cell office:value-type="float" office:value="2.35303782323" calcext:value-type="float">
            <text:p>2.3530378232</text:p>
          </table:table-cell>
        </table:table-row>
        <table:table-row table:style-name="ro1">
          <table:table-cell office:value-type="string" calcext:value-type="string">
            <text:p>(beta-Catenin_1,ATM_1)</text:p>
          </table:table-cell>
          <table:table-cell office:value-type="float" office:value="2.35303782323" calcext:value-type="float">
            <text:p>2.3530378232</text:p>
          </table:table-cell>
        </table:table-row>
        <table:table-row table:style-name="ro1">
          <table:table-cell office:value-type="string" calcext:value-type="string">
            <text:p>(GSK3-alpha-beta_pS21_S9_1,Src_pY416_0)</text:p>
          </table:table-cell>
          <table:table-cell office:value-type="float" office:value="2.36876673884" calcext:value-type="float">
            <text:p>2.3687667388</text:p>
          </table:table-cell>
        </table:table-row>
        <table:table-row table:style-name="ro1">
          <table:table-cell office:value-type="string" calcext:value-type="string">
            <text:p>(GSK3-alpha-beta_pS21_S9_1,Ku80_0)</text:p>
          </table:table-cell>
          <table:table-cell office:value-type="float" office:value="2.36876673884" calcext:value-type="float">
            <text:p>2.3687667388</text:p>
          </table:table-cell>
        </table:table-row>
        <table:table-row table:style-name="ro1">
          <table:table-cell office:value-type="string" calcext:value-type="string">
            <text:p>(Src_1,ACC_pS79_1)</text:p>
          </table:table-cell>
          <table:table-cell office:value-type="float" office:value="2.36876673884" calcext:value-type="float">
            <text:p>2.3687667388</text:p>
          </table:table-cell>
        </table:table-row>
        <table:table-row table:style-name="ro1">
          <table:table-cell office:value-type="string" calcext:value-type="string">
            <text:p>(GSK3-alpha-beta_pS21_S9_1,ARHI_1)</text:p>
          </table:table-cell>
          <table:table-cell office:value-type="float" office:value="2.37815733034" calcext:value-type="float">
            <text:p>2.3781573303</text:p>
          </table:table-cell>
        </table:table-row>
        <table:table-row table:style-name="ro1">
          <table:table-cell office:value-type="string" calcext:value-type="string">
            <text:p>(Acetyl-a-Tubulin-Lys40_2,Src_pY416_0)</text:p>
          </table:table-cell>
          <table:table-cell office:value-type="float" office:value="2.37815733034" calcext:value-type="float">
            <text:p>2.3781573303</text:p>
          </table:table-cell>
        </table:table-row>
        <table:table-row table:style-name="ro1">
          <table:table-cell office:value-type="string" calcext:value-type="string">
            <text:p>(Acetyl-a-Tubulin-Lys40_2,Heregulin_1)</text:p>
          </table:table-cell>
          <table:table-cell office:value-type="float" office:value="2.38854522406" calcext:value-type="float">
            <text:p>2.3885452241</text:p>
          </table:table-cell>
        </table:table-row>
        <table:table-row table:style-name="ro1">
          <table:table-cell office:value-type="string" calcext:value-type="string">
            <text:p>(Acetyl-a-Tubulin-Lys40_2,HSP70_0)</text:p>
          </table:table-cell>
          <table:table-cell office:value-type="float" office:value="2.39992085559" calcext:value-type="float">
            <text:p>2.3999208556</text:p>
          </table:table-cell>
        </table:table-row>
        <table:table-row table:style-name="ro1">
          <table:table-cell office:value-type="string" calcext:value-type="string">
            <text:p>(ATM_1,Ku80_0,Chk1_0)</text:p>
          </table:table-cell>
          <table:table-cell office:value-type="float" office:value="2.41227879799" calcext:value-type="float">
            <text:p>2.412278798</text:p>
          </table:table-cell>
        </table:table-row>
        <table:table-row table:style-name="ro1">
          <table:table-cell office:value-type="string" calcext:value-type="string">
            <text:p>(Src_pY527_2,Chk1_0)</text:p>
          </table:table-cell>
          <table:table-cell office:value-type="float" office:value="2.41227879799" calcext:value-type="float">
            <text:p>2.412278798</text:p>
          </table:table-cell>
        </table:table-row>
        <table:table-row table:style-name="ro1">
          <table:table-cell office:value-type="string" calcext:value-type="string">
            <text:p>(C-Raf_2,Ku80_0,Chk1_0)</text:p>
          </table:table-cell>
          <table:table-cell office:value-type="float" office:value="2.41227879799" calcext:value-type="float">
            <text:p>2.412278798</text:p>
          </table:table-cell>
        </table:table-row>
        <table:table-row table:style-name="ro1">
          <table:table-cell office:value-type="string" calcext:value-type="string">
            <text:p>(Src_pY527_2,Src_pY416_0)</text:p>
          </table:table-cell>
          <table:table-cell office:value-type="float" office:value="2.41227879799" calcext:value-type="float">
            <text:p>2.412278798</text:p>
          </table:table-cell>
        </table:table-row>
        <table:table-row table:style-name="ro1">
          <table:table-cell office:value-type="string" calcext:value-type="string">
            <text:p>(Heregulin_1,PDK1_pS241_0)</text:p>
          </table:table-cell>
          <table:table-cell office:value-type="float" office:value="2.41227879799" calcext:value-type="float">
            <text:p>2.412278798</text:p>
          </table:table-cell>
        </table:table-row>
        <table:table-row table:style-name="ro1">
          <table:table-cell office:value-type="string" calcext:value-type="string">
            <text:p>(GSK3-alpha-beta_pS21_S9_1,c-Jun_pS73_0)</text:p>
          </table:table-cell>
          <table:table-cell office:value-type="float" office:value="2.41227879799" calcext:value-type="float">
            <text:p>2.412278798</text:p>
          </table:table-cell>
        </table:table-row>
        <table:table-row table:style-name="ro1">
          <table:table-cell office:value-type="string" calcext:value-type="string">
            <text:p>(ACC_pS79_1,PDK1_pS241_0)</text:p>
          </table:table-cell>
          <table:table-cell office:value-type="float" office:value="2.41227879799" calcext:value-type="float">
            <text:p>2.412278798</text:p>
          </table:table-cell>
        </table:table-row>
        <table:table-row table:style-name="ro1">
          <table:table-cell office:value-type="string" calcext:value-type="string">
            <text:p>(PDK1_pS241_0,Ku80_0)</text:p>
          </table:table-cell>
          <table:table-cell office:value-type="float" office:value="2.41227879799" calcext:value-type="float">
            <text:p>2.412278798</text:p>
          </table:table-cell>
        </table:table-row>
        <table:table-row table:style-name="ro1">
          <table:table-cell office:value-type="string" calcext:value-type="string">
            <text:p>(Heregulin_1,GSK3-alpha-beta_pS21_S9_1)</text:p>
          </table:table-cell>
          <table:table-cell office:value-type="float" office:value="2.41227879799" calcext:value-type="float">
            <text:p>2.412278798</text:p>
          </table:table-cell>
        </table:table-row>
        <table:table-row table:style-name="ro1">
          <table:table-cell office:value-type="string" calcext:value-type="string">
            <text:p>(XRCC1_2,ARHI_1)</text:p>
          </table:table-cell>
          <table:table-cell office:value-type="float" office:value="2.41227879799" calcext:value-type="float">
            <text:p>2.412278798</text:p>
          </table:table-cell>
        </table:table-row>
        <table:table-row table:style-name="ro1">
          <table:table-cell office:value-type="string" calcext:value-type="string">
            <text:p>(Src_pY527_2,HSP70_0)</text:p>
          </table:table-cell>
          <table:table-cell office:value-type="float" office:value="2.41227879799" calcext:value-type="float">
            <text:p>2.412278798</text:p>
          </table:table-cell>
        </table:table-row>
        <table:table-row table:style-name="ro1">
          <table:table-cell office:value-type="string" calcext:value-type="string">
            <text:p>(Acetyl-a-Tubulin-Lys40_2)</text:p>
          </table:table-cell>
          <table:table-cell office:value-type="float" office:value="2.49112759866" calcext:value-type="float">
            <text:p>2.4911275987</text:p>
          </table:table-cell>
        </table:table-row>
        <table:table-row table:style-name="ro1">
          <table:table-cell office:value-type="string" calcext:value-type="string">
            <text:p>(GSK3-alpha-beta_pS21_S9_1)</text:p>
          </table:table-cell>
          <table:table-cell office:value-type="float" office:value="2.49576612562" calcext:value-type="float">
            <text:p>2.4957661256</text:p>
          </table:table-cell>
        </table:table-row>
        <table:table-row table:style-name="ro1">
          <table:table-cell office:value-type="string" calcext:value-type="string">
            <text:p>(Acetyl-a-Tubulin-Lys40_2,ATM_1)</text:p>
          </table:table-cell>
          <table:table-cell office:value-type="float" office:value="2.50448519133" calcext:value-type="float">
            <text:p>2.5044851913</text:p>
          </table:table-cell>
        </table:table-row>
        <table:table-row table:style-name="ro1">
          <table:table-cell office:value-type="string" calcext:value-type="string">
            <text:p>(PKC-delta_pS664_2,beta-Catenin_1)</text:p>
          </table:table-cell>
          <table:table-cell office:value-type="float" office:value="2.51161451929" calcext:value-type="float">
            <text:p>2.5116145193</text:p>
          </table:table-cell>
        </table:table-row>
        <table:table-row table:style-name="ro1">
          <table:table-cell office:value-type="string" calcext:value-type="string">
            <text:p>(EGFR_2,GSK3-alpha-beta_pS21_S9_1)</text:p>
          </table:table-cell>
          <table:table-cell office:value-type="float" office:value="2.52913918776" calcext:value-type="float">
            <text:p>2.5291391878</text:p>
          </table:table-cell>
        </table:table-row>
        <table:table-row table:style-name="ro1">
          <table:table-cell office:value-type="string" calcext:value-type="string">
            <text:p>(GSK3-alpha-beta_pS21_S9_1,GATA3_0)</text:p>
          </table:table-cell>
          <table:table-cell office:value-type="float" office:value="2.55091560733" calcext:value-type="float">
            <text:p>2.5509156073</text:p>
          </table:table-cell>
        </table:table-row>
        <table:table-row table:style-name="ro1">
          <table:table-cell office:value-type="string" calcext:value-type="string">
            <text:p>(Src_pY527_2,ATM_1)</text:p>
          </table:table-cell>
          <table:table-cell office:value-type="float" office:value="2.55091560733" calcext:value-type="float">
            <text:p>2.5509156073</text:p>
          </table:table-cell>
        </table:table-row>
        <table:table-row table:style-name="ro1">
          <table:table-cell office:value-type="string" calcext:value-type="string">
            <text:p>(Heregulin_1,ERK2_1)</text:p>
          </table:table-cell>
          <table:table-cell office:value-type="float" office:value="2.55091560733" calcext:value-type="float">
            <text:p>2.5509156073</text:p>
          </table:table-cell>
        </table:table-row>
        <table:table-row table:style-name="ro1">
          <table:table-cell office:value-type="string" calcext:value-type="string">
            <text:p>(XRCC1_2,Src_pY416_0)</text:p>
          </table:table-cell>
          <table:table-cell office:value-type="float" office:value="2.66241550811" calcext:value-type="float">
            <text:p>2.6624155081</text:p>
          </table:table-cell>
        </table:table-row>
        <table:table-row table:style-name="ro1">
          <table:table-cell office:value-type="string" calcext:value-type="string">
            <text:p>(Src_1,Src_pY416_0)</text:p>
          </table:table-cell>
          <table:table-cell office:value-type="float" office:value="2.66241550811" calcext:value-type="float">
            <text:p>2.6624155081</text:p>
          </table:table-cell>
        </table:table-row>
        <table:table-row table:style-name="ro1">
          <table:table-cell office:value-type="string" calcext:value-type="string">
            <text:p>(beta-Catenin_1,ARHI_1)</text:p>
          </table:table-cell>
          <table:table-cell office:value-type="float" office:value="2.67055372341" calcext:value-type="float">
            <text:p>2.6705537234</text:p>
          </table:table-cell>
        </table:table-row>
        <table:table-row table:style-name="ro1">
          <table:table-cell office:value-type="string" calcext:value-type="string">
            <text:p>(PKC-delta_pS664_2,Acetyl-a-Tubulin-Lys40_2)</text:p>
          </table:table-cell>
          <table:table-cell office:value-type="float" office:value="2.67055372341" calcext:value-type="float">
            <text:p>2.6705537234</text:p>
          </table:table-cell>
        </table:table-row>
        <table:table-row table:style-name="ro1">
          <table:table-cell office:value-type="string" calcext:value-type="string">
            <text:p>(PKC-delta_pS664_2,ERK2_1)</text:p>
          </table:table-cell>
          <table:table-cell office:value-type="float" office:value="2.679831227" calcext:value-type="float">
            <text:p>2.679831227</text:p>
          </table:table-cell>
        </table:table-row>
        <table:table-row table:style-name="ro1">
          <table:table-cell office:value-type="string" calcext:value-type="string">
            <text:p>(Src_pY527_2,TAZ_0)</text:p>
          </table:table-cell>
          <table:table-cell office:value-type="float" office:value="2.69023386232" calcext:value-type="float">
            <text:p>2.6902338623</text:p>
          </table:table-cell>
        </table:table-row>
        <table:table-row table:style-name="ro1">
          <table:table-cell office:value-type="string" calcext:value-type="string">
            <text:p>(GSK3-alpha-beta_pS21_S9_1,ACC_pS79_1)</text:p>
          </table:table-cell>
          <table:table-cell office:value-type="float" office:value="2.69023386232" calcext:value-type="float">
            <text:p>2.6902338623</text:p>
          </table:table-cell>
        </table:table-row>
        <table:table-row table:style-name="ro1">
          <table:table-cell office:value-type="string" calcext:value-type="string">
            <text:p>(Src_pY527_2,Ku80_0)</text:p>
          </table:table-cell>
          <table:table-cell office:value-type="float" office:value="2.69023386232" calcext:value-type="float">
            <text:p>2.6902338623</text:p>
          </table:table-cell>
        </table:table-row>
        <table:table-row table:style-name="ro1">
          <table:table-cell office:value-type="string" calcext:value-type="string">
            <text:p>(p21_2,Acetyl-a-Tubulin-Lys40_2)</text:p>
          </table:table-cell>
          <table:table-cell office:value-type="float" office:value="2.70175225375" calcext:value-type="float">
            <text:p>2.7017522538</text:p>
          </table:table-cell>
        </table:table-row>
        <table:table-row table:style-name="ro1">
          <table:table-cell office:value-type="string" calcext:value-type="string">
            <text:p>(C-Raf_2,ATM_1,Chk1_0)</text:p>
          </table:table-cell>
          <table:table-cell office:value-type="float" office:value="2.70175225375" calcext:value-type="float">
            <text:p>2.7017522538</text:p>
          </table:table-cell>
        </table:table-row>
        <table:table-row table:style-name="ro1">
          <table:table-cell office:value-type="string" calcext:value-type="string">
            <text:p>(GSK3-alpha-beta_pS21_S9_1,Chk1_0)</text:p>
          </table:table-cell>
          <table:table-cell office:value-type="float" office:value="2.81284338563" calcext:value-type="float">
            <text:p>2.8128433856</text:p>
          </table:table-cell>
        </table:table-row>
        <table:table-row table:style-name="ro1">
          <table:table-cell office:value-type="string" calcext:value-type="string">
            <text:p>(GSK3-alpha-beta_pS21_S9_1,TFRC_0)</text:p>
          </table:table-cell>
          <table:table-cell office:value-type="float" office:value="2.8407923809" calcext:value-type="float">
            <text:p>2.8407923809</text:p>
          </table:table-cell>
        </table:table-row>
        <table:table-row table:style-name="ro1">
          <table:table-cell office:value-type="string" calcext:value-type="string">
            <text:p>(GSK3-alpha-beta_pS21_S9_1,HSP70_0)</text:p>
          </table:table-cell>
          <table:table-cell office:value-type="float" office:value="2.8407923809" calcext:value-type="float">
            <text:p>2.8407923809</text:p>
          </table:table-cell>
        </table:table-row>
        <table:table-row table:style-name="ro1">
          <table:table-cell office:value-type="string" calcext:value-type="string">
            <text:p>(Acetyl-a-Tubulin-Lys40_2,ACC_pS79_1)</text:p>
          </table:table-cell>
          <table:table-cell office:value-type="float" office:value="2.99122570951" calcext:value-type="float">
            <text:p>2.9912257095</text:p>
          </table:table-cell>
        </table:table-row>
        <table:table-row table:style-name="ro1">
          <table:table-cell office:value-type="string" calcext:value-type="string">
            <text:p>(Acetyl-a-Tubulin-Lys40_2,Ku80_0)</text:p>
          </table:table-cell>
          <table:table-cell office:value-type="float" office:value="3.11278669263" calcext:value-type="float">
            <text:p>3.1127866926</text:p>
          </table:table-cell>
        </table:table-row>
      </table:table>
      <table:named-expressions/>
      <table:database-ranges>
        <table:database-range table:name="__Anonymous_Sheet_DB__0" table:target-range-address="ranks.A1:ranks.B69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2T16:25:33.960855684</dc:date>
    <dc:creator>Ivan Pozdnyakov</dc:creator>
    <meta:editing-duration>PT1M35S</meta:editing-duration>
    <meta:editing-cycles>1</meta:editing-cycles>
    <meta:document-statistic meta:table-count="1" meta:cell-count="13862" meta:object-count="0"/>
    <meta:generator>LibreOffice/4.3.3.2$Linux_X86_64 LibreOffice_project/430m0$Build-2</meta:generator>
  </office:meta>
</office:document-meta>
</file>